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writing-mode="lr-tb" style:editable="false">
        <style:columns xmlns:fo="urn:oasis:names:tc:opendocument:xmlns:xsl-fo-compatible:1.0" fo:column-count="2">
          <style:column style:rel-width="2.458333*" fo:start-indent="0in" fo:end-indent="0.08333334in"/>
          <style:column style:rel-width="2.458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D d</text:p>
      </text:section>
      <text:section text:style-name="Sect_letData" text:name="Sect_letData">
        <text:p text:style-name="entry_letData"><text:span text:style-name="headword_.bzh_entry_letData">-d<text:span text:style-name="headword-after">  </text:span></text:span><text:span text:style-name="pronunciation_.bzh-fonipa_pronunciations_entry_letData"><text:span text:style-name="pronunciation-before">[</text:span>ⁿd<text:span text:style-name="pronunciation-after">]</text:span></text:span><text:span text:style-name="pronunciations-after"> </text:span><text:span text:style-name="partofspeech_.en_grammaticalinfo_sense_senses_entry_letData">N(inal)<text:span text:style-name="partofspeech-after"> </text:span></text:span><text:span text:style-name="slotname_.en_slots_grammaticalinfo_sense_senses_entry_letData"><text:span text:style-name="slots-before">: </text:span>Possessive </text:span><text:span text:style-name="grammaticalinfo-after"> </text:span><text:span text:style-name="definition_.en_sense_senses_entry_letData">first person plural inclusive possessive suffix--this is the form used with the major class of inalienable possession nouns.<text:span text:style-name="definition-after"> </text:span></text:span></text:p>
        <text:p text:style-name="entry_letData"><text:span text:style-name="headword_.bzh_entry_letData">da<text:span text:style-name="headword-after">  </text:span></text:span><text:span text:style-name="pronunciation_.bzh-fonipa_pronunciations_entry_letData"><text:span text:style-name="pronunciation-before">[</text:span>ⁿda<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Sunday morning church service.</text:span><text:span text:style-name="xitem_.tpi_definition_.en_sense_senses_entry_letData"><text:span text:style-name="xitem_xitem.definition-before"> </text:span>lotu.</text:span><text:span text:style-name="definition-after"> </text:span><text:span text:style-name="example_.bzh_examples_sense_senses_entry_letData">Ya dëlë da dub ayo.<text:span text:style-name="example-after"> </text:span></text:span><text:span text:style-name="translation_.en_translations_examples_sense_senses_entry_letData">They went to the service in the church.<text:span text:style-name="translation-after"> </text:span></text:span><text:span text:style-name="examples-after"> </text:span><text:span text:style-name="semanticdomainabbr_.en_xitem_semanticdomains_sense_senses_entry_letData"><text:span text:style-name="semanticdomains-before">(sem. domains: </text:span>4.5.4.3<text:span text:style-name="semanticdomainabbr-after"> - </text:span></text:span><text:span text:style-name="semanticdomainname_.en_xitem_semanticdomains_sense_senses_entry_letData">Serve</text:span><text:span text:style-name="semanticdomainabbr_.en_xitem_semanticdomains_sense_senses_entry_letData"><text:span text:style-name="xitem_xitem.semanticdomains-before">, </text:span>8.4.1<text:span text:style-name="semanticdomainabbr-after"> - </text:span></text:span><text:span text:style-name="semanticdomainname_.en_xitem_semanticdomains_sense_senses_entry_letData">Period of time</text:span><text:span text:style-name="semanticdomains-after">.) </text:span><text:span text:style-name="xsensenumber_sense_senses_entry_letData"><text:span text:style-name="sense_sense.senses-before">  </text:span>2) </text:span><text:span text:style-name="xitem_.en_definition_.en_sense_senses_entry_letData">week.</text:span><text:span text:style-name="xitem_.tpi_definition_.en_sense_senses_entry_letData"><text:span text:style-name="xitem_xitem.definition-before"> </text:span>wik.</text:span><text:span text:style-name="definition-after"> </text:span><text:span text:style-name="example_.bzh_examples_sense_senses_entry_letData">Venë ya nedo Moresby da ti.<text:span text:style-name="example-after"> </text:span></text:span><text:span text:style-name="translation_.en_translations_examples_sense_senses_entry_letData">His wife went and stayed a week in Moresby.<text:span text:style-name="translation-after"> </text:span></text:span><text:span text:style-name="examples-after"> </text:span><text:span text:style-name="semanticdomainabbr_.en_semanticdomains_sense_senses_entry_letData"><text:span text:style-name="semanticdomains-before">(sem. domains: </text:span>8.4.1<text:span text:style-name="semanticdomainabbr-after"> - </text:span></text:span><text:span text:style-name="semanticdomainname_.en_semanticdomains_sense_senses_entry_letData">Period of time</text:span><text:span text:style-name="semanticdomains-after">.) </text:span></text:p>
        <text:p text:style-name="entry_letData"><text:span text:style-name="headword_.bzh_entry_letData">daba<text:span text:style-name="headword-after">  </text:span></text:span><text:span text:style-name="pronunciation_.bzh-fonipa_pronunciations_entry_letData"><text:span text:style-name="pronunciation-before">[</text:span>ˈⁿda.ᵐba<text:span text:style-name="pronunciation-after">]</text:span></text:span><text:span text:style-name="pronunciations-after"> </text:span><text:span text:style-name="partofspeech_.en_grammaticalinfo_sense_senses_entry_letData">N(inal)<text:span text:style-name="partofspeech-after"> </text:span></text:span><text:span text:style-name="grammaticalinfo-after"> </text:span><text:span text:style-name="xitem_.en_definition_.en_sense_senses_entry_letData">forehead.</text:span><text:span text:style-name="xitem_.tpi_definition_.en_sense_senses_entry_letData"><text:span text:style-name="xitem_xitem.definition-before"> </text:span>poret.</text:span><text:span text:style-name="definition-after"> </text:span><text:span text:style-name="example_.bzh_examples_sense_senses_entry_letData">He ġebë he Anutu yi ḳanaḳ jaḳ yi hur lo dabaj namuġin rë.<text:span text:style-name="example-after"> </text:span></text:span><text:span text:style-name="translation_.en_translations_examples_sense_senses_entry_letData">We will put the mark of our God on his servants foreheads first.<text:span text:style-name="translation-after"> </text:span></text:span><text:span text:style-name="examples-after"> </text:span><text:span text:style-name="semanticdomainabbr_.en_semanticdomains_sense_senses_entry_letData"><text:span text:style-name="semanticdomains-before">(sem. domains: </text:span>2.1<text:span text:style-name="semanticdomainabbr-after"> - </text:span></text:span><text:span text:style-name="semanticdomainname_.en_semanticdomains_sense_senses_entry_letData">Body</text:span><text:span text:style-name="semanticdomains-after">.) </text:span></text:p>
        <text:p text:style-name="entry_letData"><text:span text:style-name="headword_.bzh_entry_letData">dabanġ<text:span text:style-name="headword-after">  </text:span></text:span><text:span text:style-name="pronunciation_.bzh-fonipa_pronunciations_entry_letData"><text:span text:style-name="pronunciation-before">[</text:span>ⁿda.ˈᵐba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catapult, shanghai, slingshot.</text:span><text:span text:style-name="xitem_.tpi_definition_.en_sense_senses_entry_letData"><text:span text:style-name="xitem_xitem.definition-before"> </text:span>katapel.</text:span><text:span text:style-name="definition-after"> </text:span><text:span text:style-name="example_.bzh_examples_sense_senses_entry_letData">Hur mahen dëvanëh soḳ raḳ dabanġ.<text:span text:style-name="example-after"> </text:span></text:span><text:span text:style-name="translation_.en_translations_examples_sense_senses_entry_letData">Children shoot birds with their shanghais.<text:span text:style-name="translation-after"> </text:span></text:span><text:span text:style-name="examples-after"> </text:span><text:span text:style-name="semanticdomainabbr_.en_semanticdomains_sense_senses_entry_letData"><text:span text:style-name="semanticdomains-before">(sem. domains: </text:span>4.8.3.7<text:span text:style-name="semanticdomainabbr-after"> - </text:span></text:span><text:span text:style-name="semanticdomainname_.en_semanticdomains_sense_senses_entry_letData">Weapon, shoot</text:span><text:span text:style-name="semanticdomains-after">.) </text:span></text:p>
        <text:p text:style-name="entry_letData"><text:span text:style-name="headword_.bzh_entry_letData">dabeenġ<text:span text:style-name="headword-after">  </text:span></text:span><text:span text:style-name="pronunciation_.bzh-fonipa_pronunciations_entry_letData"><text:span text:style-name="pronunciation-before">[</text:span>ⁿda.ˈᵐbɛː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ype of bird-probably the Greenwinged King Parrot, or the Papuan King.</text:span><text:span text:style-name="xitem_.tpi_definition_.en_sense_senses_entry_letData"><text:span text:style-name="xitem_xitem.definition-before"> </text:span>wanpela kain pisin.</text:span><text:span text:style-name="definition-after"> </text:span><text:span text:style-name="example_.bzh_examples_sense_senses_entry_letData">Dejom dabeenġ nalu medevet.<text:span text:style-name="example-after"> </text:span></text:span><text:span text:style-name="translation_.en_translations_examples_sense_senses_entry_letData">They captured a young <text:span text:style-name="span_.bzh_translation_.en_translations_examples_sense_senses_entry_letData">dabeeng</text:span> and cared for it.<text:span text:style-name="translation-after"> </text:span></text:span><text:span text:style-name="examples-after"> </text:span><text:span text:style-name="lexreftype_.en_relations_sense_senses_entry_letData">spec<text:span text:style-name="lexreftype-after">: </text:span></text:span><text:span text:style-name="sensecrossref_.bzh_xitem_lexreftargets_relations_sense_senses_entry_letData">dabudenġ<text:span text:style-name="xhomographnumber_sensecrossref_.bzh_xitem_lexreftargets_relations_sense_senses_entry_letData">1</text:span></text:span><text:span text:style-name="sensecrossref_.bzh_xitem_lexreftargets_relations_sense_senses_entry_letData"><text:span text:style-name="xitem_xitem.lexreftargets-before">, </text:span>daġed</text:span><text:span text:style-name="sensecrossref_.bzh_xitem_lexreftargets_relations_sense_senses_entry_letData"><text:span text:style-name="xitem_xitem.lexreftargets-before">, </text:span>daġöl</text:span><text:span text:style-name="sensecrossref_.bzh_xitem_lexreftargets_relations_sense_senses_entry_letData"><text:span text:style-name="xitem_xitem.lexreftargets-before">, </text:span>dehud</text:span><text:span text:style-name="sensecrossref_.bzh_xitem_lexreftargets_relations_sense_senses_entry_letData"><text:span text:style-name="xitem_xitem.lexreftargets-before">, </text:span>duvöön</text:span><text:span text:style-name="sensecrossref_.bzh_xitem_lexreftargets_relations_sense_senses_entry_letData"><text:span text:style-name="xitem_xitem.lexreftargets-before">, </text:span>danġed<text:span text:style-name="xhomographnumber_sensecrossref_.bzh_xitem_lexreftargets_relations_sense_senses_entry_letData">2</text:span></text:span><text:span text:style-name="relations-after">. </text:span><text:span text:style-name="semanticdomainabbr_.en_semanticdomains_sense_senses_entry_letData"><text:span text:style-name="semanticdomains-before">(sem. domains: </text:span>1.6.1.2<text:span text:style-name="semanticdomainabbr-after"> - </text:span></text:span><text:span text:style-name="semanticdomainname_.en_semanticdomains_sense_senses_entry_letData">Bird</text:span><text:span text:style-name="semanticdomains-after">.) </text:span></text:p>
        <text:p text:style-name="entry_letData"><text:span text:style-name="headword_.bzh_entry_letData">dabi<text:span text:style-name="headword-after">  </text:span></text:span><text:span text:style-name="pronunciation_.bzh-fonipa_pronunciations_entry_letData"><text:span text:style-name="pronunciation-before">[</text:span>ˈⁿda.ᵐbi<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fourth daughter, the fourth female issue of a woman.</text:span><text:span text:style-name="xitem_.tpi_definition_.en_sense_senses_entry_letData"><text:span text:style-name="xitem_xitem.definition-before"> </text:span>namba poa pikinini meri.</text:span><text:span text:style-name="definition-after"> </text:span><text:span text:style-name="example_.bzh_examples_sense_senses_entry_letData">Ḳo nalu dabi.<text:span text:style-name="example-after"> </text:span></text:span><text:span text:style-name="translation_.en_translations_examples_sense_senses_entry_letData">She bore her fourth daughter.<text:span text:style-name="translation-after"> </text:span></text:span><text:span text:style-name="examples-after"> </text:span><text:span text:style-name="lexreftype_.en_relations_sense_senses_entry_letData">Nmc<text:span text:style-name="lexreftype-after">: </text:span></text:span><text:span text:style-name="sensecrossref_.bzh_lexreftargets_relations_sense_senses_entry_letData">dabi</text:span><text:span text:style-name="relations-after">. </text:span><text:span text:style-name="semanticdomainabbr_.en_xitem_semanticdomains_sense_senses_entry_letData"><text:span text:style-name="semanticdomains-before">(sem. domains: </text:span>4.1.9.1<text:span text:style-name="semanticdomainabbr-after"> - </text:span></text:span><text:span text:style-name="semanticdomainname_.en_xitem_semanticdomains_sense_senses_entry_letData">Related by birth</text:span><text:span text:style-name="semanticdomainabbr_.en_xitem_semanticdomains_sense_senses_entry_letData"><text:span text:style-name="xitem_xitem.semanticdomains-before">, </text:span>8.1.1.2<text:span text:style-name="semanticdomainabbr-after"> - </text:span></text:span><text:span text:style-name="semanticdomainname_.en_xitem_semanticdomains_sense_senses_entry_letData">Ordinal numbers</text:span><text:span text:style-name="semanticdomains-after">.) </text:span></text:p>
        <text:p text:style-name="entry_letData"><text:span text:style-name="headword_.bzh_entry_letData">Dabudenġ<text:span text:style-name="headword-after">  </text:span></text:span><text:span text:style-name="pronunciation_.bzh-fonipa_pronunciations_entry_letData"><text:span text:style-name="pronunciation-before">[</text:span>ⁿda.ˈᵐbuⁿd.ə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demon or evil spirit, it deceives dogs and people and freezes them fast to it so they can't draw away.</text:span><text:span text:style-name="xitem_.tpi_definition_.en_sense_senses_entry_letData"><text:span text:style-name="xitem_xitem.definition-before"> </text:span>bus tewel.</text:span><text:span text:style-name="definition-after"> </text:span><text:span text:style-name="example_.bzh_examples_sense_senses_entry_letData">Dabudenġ og yiḳ memö ti menejom mehönon los anöö lu nġaa ahon bemedo dëdiiḳ.<text:span text:style-name="example-after"> </text:span></text:span><text:span text:style-name="span_.bzh_translation_.en_translations_examples_sense_senses_entry_letData">Dabudenġ</text:span><text:span text:style-name="translation_.en_translations_examples_sense_senses_entry_letData"> is a demon which holds people and dogs and things fast and they die.<text:span text:style-name="translation-after"> </text:span></text:span><text:span text:style-name="examples-after"> </text:span></text:p>
        <text:p text:style-name="entry_letData"><text:span text:style-name="headword_.bzh_entry_letData">dabudenġ<text:span text:style-name="xhomographnumber_headword_.bzh_entry_letData">1</text:span><text:span text:style-name="headword-after">  </text:span></text:span><text:span text:style-name="pronunciation_.bzh-fonipa_pronunciations_entry_letData"><text:span text:style-name="pronunciation-before">[</text:span>ⁿda.ˈᵐbuⁿd.ə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ype of bird-probably the Red-capped Streaked Lory.</text:span><text:span text:style-name="xitem_.tpi_definition_.en_sense_senses_entry_letData"><text:span text:style-name="xitem_xitem.definition-before"> </text:span>wanpela kain pisin.</text:span><text:span text:style-name="definition-after"> </text:span><text:span text:style-name="example_.bzh_examples_sense_senses_entry_letData">Soḳ dabudenġ niviis nimewis ḳöḳ los nisanġ nebë soḳ ḳangwii.<text:span text:style-name="example-after"> </text:span></text:span><text:span text:style-name="translation_.en_translations_examples_sense_senses_entry_letData">The <text:span text:style-name="span_.bzh_translation_.en_translations_examples_sense_senses_entry_letData">dabudenġ</text:span>'s feathers are green red and yellow like the <text:span text:style-name="span_.bzh_translation_.en_translations_examples_sense_senses_entry_letData">ḳangwii</text:span>'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eenġ</text:span><text:span text:style-name="relations-after">. </text:span><text:span text:style-name="semanticdomainabbr_.en_semanticdomains_sense_senses_entry_letData"><text:span text:style-name="semanticdomains-before">(sem. domains: </text:span>1.6.1.2<text:span text:style-name="semanticdomainabbr-after"> - </text:span></text:span><text:span text:style-name="semanticdomainname_.en_semanticdomains_sense_senses_entry_letData">Bird</text:span><text:span text:style-name="semanticdomains-after">.) </text:span></text:p>
        <text:p text:style-name="entry_letData"><text:span text:style-name="headword_.bzh_entry_letData">dabudenġ<text:span text:style-name="xhomographnumber_headword_.bzh_entry_letData">2</text:span><text:span text:style-name="headword-after">  </text:span></text:span><text:span text:style-name="pronunciation_.bzh-fonipa_pronunciations_entry_letData"><text:span text:style-name="pronunciation-before">[</text:span>ⁿda.ˈᵐbuⁿd.ə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tree the bark of which is used for tying, especially for tying the grass onto the roof.</text:span><text:span text:style-name="span_.en_xitem_.tpi_definition_.en_sense_senses_entry_letData"><text:span text:style-name="xitem_xitem.definition-before"> </text:span>wanpela kain skin rop</text:span><text:span text:style-name="xitem_.tpi_definition_.en_sense_senses_entry_letData"> diwai.</text:span><text:span text:style-name="definition-after"> </text:span><text:span text:style-name="example_.bzh_examples_sense_senses_entry_letData">Ngap dabudenġ menaduu sapu jaḳ.<text:span text:style-name="example-after"> </text:span></text:span><text:span text:style-name="translation_.en_translations_examples_sense_senses_entry_letData">He will cut a <text:span text:style-name="span_.bzh_translation_.en_translations_examples_sense_senses_entry_letData">dabudenġ</text:span> and (use the bark to) tie his snare.<text:span text:style-name="translation-after"> </text:span></text:span><text:span text:style-name="examples-after"> </text:span><text:span text:style-name="lexreftype_.en_relations_sense_senses_entry_letData">spec<text:span text:style-name="lexreftype-after">: </text:span></text:span><text:span text:style-name="sensecrossref_.bzh_xitem_lexreftargets_relations_sense_senses_entry_letData">dadah-nevu</text:span><text:span text:style-name="sensecrossref_.bzh_xitem_lexreftargets_relations_sense_senses_entry_letData"><text:span text:style-name="xitem_xitem.lexreftargets-before">, </text:span>daġölahë<text:span text:style-name="xhomographnumber_sensecrossref_.bzh_xitem_lexreftargets_relations_sense_senses_entry_letData">2</text:span></text:span><text:span text:style-name="sensecrossref_.bzh_xitem_lexreftargets_relations_sense_senses_entry_letData"><text:span text:style-name="xitem_xitem.lexreftargets-before">, </text:span>dagwem<text:span text:style-name="xhomographnumber_sensecrossref_.bzh_xitem_lexreftargets_relations_sense_senses_entry_letData">2</text:span></text:span><text:span text:style-name="sensecrossref_.bzh_xitem_lexreftargets_relations_sense_senses_entry_letData"><text:span text:style-name="xitem_xitem.lexreftargets-before">, </text:span>dahaam</text:span><text:span text:style-name="sensecrossref_.bzh_xitem_lexreftargets_relations_sense_senses_entry_letData"><text:span text:style-name="xitem_xitem.lexreftargets-before">, </text:span>dalibeng</text:span><text:span text:style-name="sensecrossref_.bzh_xitem_lexreftargets_relations_sense_senses_entry_letData"><text:span text:style-name="xitem_xitem.lexreftargets-before">, </text:span>daröö</text:span><text:span text:style-name="sensecrossref_.bzh_xitem_lexreftargets_relations_sense_senses_entry_letData"><text:span text:style-name="xitem_xitem.lexreftargets-before">, </text:span>datëv</text:span><text:span text:style-name="sensecrossref_.bzh_xitem_lexreftargets_relations_sense_senses_entry_letData"><text:span text:style-name="xitem_xitem.lexreftargets-before">, </text:span>dedonġ</text:span><text:span text:style-name="sensecrossref_.bzh_xitem_lexreftargets_relations_sense_senses_entry_letData"><text:span text:style-name="xitem_xitem.lexreftargets-before">, </text:span>deggédek</text:span><text:span text:style-name="sensecrossref_.bzh_xitem_lexreftargets_relations_sense_senses_entry_letData"><text:span text:style-name="xitem_xitem.lexreftargets-before">, </text:span>dod</text:span><text:span text:style-name="sensecrossref_.bzh_xitem_lexreftargets_relations_sense_senses_entry_letData"><text:span text:style-name="xitem_xitem.lexreftargets-before">, </text:span>dönġ-hus</text:span><text:span text:style-name="sensecrossref_.bzh_xitem_lexreftargets_relations_sense_senses_entry_letData"><text:span text:style-name="xitem_xitem.lexreftargets-before">, </text:span>döleng<text:span text:style-name="xsensenumber_sensecrossref_.bzh_xitem_lexreftargets_relations_sense_senses_entry_letData"> 1</text:span></text:span><text:span text:style-name="relations-after">. </text:span><text:span text:style-name="scientificname_sense_senses_entry_letData">Tiliaceae, Triumfetta pilosa Roth<text:span text:style-name="scientificname-after"> </text:span></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bun<text:span text:style-name="headword-after">  </text:span></text:span><text:span text:style-name="pronunciation_.bzh-fonipa_pronunciations_entry_letData"><text:span text:style-name="pronunciation-before">[</text:span>ⁿda.ˈᵐbu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cluster, heap, bundle, group.</text:span><text:span text:style-name="xitem_.tpi_definition_.en_sense_senses_entry_letData"><text:span text:style-name="xitem_xitem.definition-before"> </text:span>wantaim.</text:span><text:span text:style-name="definition-after"> </text:span><text:span text:style-name="example_.bzh_xitem_examples_sense_senses_entry_letData">Deya dabun.<text:span text:style-name="example-after"> </text:span></text:span><text:span text:style-name="translation_.en_translations_xitem_examples_sense_senses_entry_letData">They all went together.<text:span text:style-name="translation-after"> </text:span></text:span><text:span text:style-name="example_.bzh_xitem_examples_sense_senses_entry_letData"><text:span text:style-name="xitem_xitem.examples-before">  </text:span>Rengö abuhek dabun luu.<text:span text:style-name="example-after"> </text:span></text:span><text:span text:style-name="translation_.en_translations_xitem_examples_sense_senses_entry_letData">She put two bundles of pitpit into the bamboo.<text:span text:style-name="translation-after"> </text:span></text:span><text:span text:style-name="examples-after"> </text:span><text:span text:style-name="semanticdomainabbr_.en_xitem_semanticdomains_sense_senses_entry_letData"><text:span text:style-name="semanticdomains-before">(sem. domains: </text:span>4.2.1.7<text:span text:style-name="semanticdomainabbr-after"> - </text:span></text:span><text:span text:style-name="semanticdomainname_.en_xitem_semanticdomains_sense_senses_entry_letData">Crowd, group</text:span><text:span text:style-name="semanticdomainabbr_.en_xitem_semanticdomains_sense_senses_entry_letData"><text:span text:style-name="xitem_xitem.semanticdomains-before">, </text:span>7.5.5<text:span text:style-name="semanticdomainabbr-after"> - </text:span></text:span><text:span text:style-name="semanticdomainname_.en_xitem_semanticdomains_sense_senses_entry_letData">Organize</text:span><text:span text:style-name="semanticdomains-after">.) </text:span><text:span text:style-name="xsensenumber_sense_senses_entry_letData"><text:span text:style-name="sense_sense.senses-before">  </text:span>2) </text:span><text:span text:style-name="xitem_.en_definition_.en_sense_senses_entry_letData">clump.</text:span><text:span text:style-name="xitem_.tpi_definition_.en_sense_senses_entry_letData"><text:span text:style-name="xitem_xitem.definition-before"> </text:span>mekpas.</text:span><text:span text:style-name="definition-after"> </text:span><text:span text:style-name="example_.bzh_examples_sense_senses_entry_letData">Beggob dabun ti lo yam nyë taḳut dus raḳ sa.<text:span text:style-name="example-after"> </text:span></text:span><text:span text:style-name="translation_.en_translations_examples_sense_senses_entry_letData">A small clump of cloud came with a blunt end near to me.<text:span text:style-name="translation-after"> </text:span></text:span><text:span text:style-name="examples-after"> </text:span></text:p>
        <text:p text:style-name="entry_letData"><text:span text:style-name="headword_.bzh_entry_letData">dadah-nevu<text:span text:style-name="headword-after">  </text:span></text:span><text:span text:style-name="pronunciation_.bzh-fonipa_pronunciations_entry_letData"><text:span text:style-name="pronunciation-before">[</text:span>ⁿda.ˈⁿdaʁ nə.ˈβu<text:span text:style-name="pronunciation-after">]</text:span></text:span><text:span text:style-name="pronunciations-after"> </text:span><text:span text:style-name="partofspeech_.en_grammaticalinfo_sense_senses_entry_letData">Nc<text:span text:style-name="partofspeech-after"> </text:span></text:span><text:span text:style-name="grammaticalinfo-after"> </text:span><text:span text:style-name="xitem_.en_definition_.en_sense_senses_entry_letData">variety of tree which grows in high places, on top of cliffs etc. It is used as a shade tree, and is good for fences.</text:span><text:span text:style-name="xitem_.tpi_definition_.en_sense_senses_entry_letData"><text:span text:style-name="xitem_xitem.definition-before"> </text:span>wanpela kain pikus i save kamap antap long ston.</text:span><text:span text:style-name="definition-after"> </text:span><text:span text:style-name="example_.bzh_examples_sense_senses_entry_letData">Dadah-nevu kip raḳ peḳë yu.<text:span text:style-name="example-after"> </text:span></text:span><text:span text:style-name="translation_.en_translations_examples_sense_senses_entry_letData">The <text:span text:style-name="span_.bzh_translation_.en_translations_examples_sense_senses_entry_letData">dadah-nevu</text:span> came up on top of the cliff.<text:span text:style-name="translation-after"> </text:span></text:span><text:span text:style-name="examples-after"> </text:span><text:span text:style-name="lexreftype_.en_xitem_relations_sense_senses_entry_letData">spec<text:span text:style-name="lexreftype-after">: </text:span></text:span><text:span text:style-name="sensecrossref_.bzh_lexreftargets_xitem_relations_sense_senses_entry_letData">daġölahë<text:span text:style-name="xhomographnumber_sensecrossref_.bzh_lexreftargets_xitem_relations_sense_senses_entry_letData">2</text:span></text:span><text:span text:style-name="lexreftype_.en_xitem_relations_sense_senses_entry_letData"><text:span text:style-name="xitem_xitem.relations-before">; </text:span>gen<text:span text:style-name="lexreftype-after">: </text:span></text:span><text:span text:style-name="sensecrossref_.bzh_lexreftargets_xitem_relations_sense_senses_entry_letData">dabudenġ<text:span text:style-name="xhomographnumber_sensecrossref_.bzh_lexreftargets_xitem_relations_sense_senses_entry_letData">2</text:span></text:span><text:span text:style-name="relations-after">. </text:span><text:span text:style-name="scientificname_sense_senses_entry_letData">Moraceae Ficus sp.<text:span text:style-name="scientificname-after"> </text:span></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dah-reek<text:span text:style-name="headword-after">  </text:span></text:span><text:span text:style-name="pronunciation_.bzh-fonipa_pronunciations_entry_letData"><text:span text:style-name="pronunciation-before">[</text:span>ⁿda.ˈⁿdaʁ ɾɛːk<text:span text:style-name="pronunciation-after">]</text:span></text:span><text:span text:style-name="pronunciations-after"> </text:span><text:span text:style-name="partofspeech_.en_grammaticalinfo_sense_senses_entry_letData">Nc<text:span text:style-name="partofspeech-after"> </text:span></text:span><text:span text:style-name="grammaticalinfo-after"> </text:span><text:span text:style-name="xitem_.en_definition_.en_sense_senses_entry_letData">a huge flat stone, a layer or slab of stone.</text:span><text:span text:style-name="xitem_.tpi_definition_.en_sense_senses_entry_letData"><text:span text:style-name="xitem_xitem.definition-before"> </text:span>ston nating.</text:span><text:span text:style-name="definition-after"> </text:span><text:span text:style-name="example_.bzh_examples_sense_senses_entry_letData">Dadah-reek og ġelönġ böp sën neggëp ya dob ġebinë.<text:span text:style-name="example-after"> </text:span></text:span><text:span text:style-name="span_.bzh_translation_.en_translations_examples_sense_senses_entry_letData">Dadah-reek</text:span><text:span text:style-name="translation_.en_translations_examples_sense_senses_entry_letData"> is a big (flat) stone which goes underground.<text:span text:style-name="translation-after"> </text:span></text:span><text:span text:style-name="examples-after"> </text:span><text:span text:style-name="lexreftype_.en_relations_sense_senses_entry_letData">spec<text:span text:style-name="lexreftype-after">: </text:span></text:span><text:span text:style-name="sensecrossref_.bzh_xitem_lexreftargets_relations_sense_senses_entry_letData">daġoreḳ</text:span><text:span text:style-name="sensecrossref_.bzh_xitem_lexreftargets_relations_sense_senses_entry_letData"><text:span text:style-name="xitem_xitem.lexreftargets-before">, </text:span>duh</text:span><text:span text:style-name="relations-after">. </text:span><text:span text:style-name="semanticdomainabbr_.en_xitem_semanticdomains_sense_senses_entry_letData"><text:span text:style-name="semanticdomains-before">(sem. domains: </text:span>1.2.2.1<text:span text:style-name="semanticdomainabbr-after"> - </text:span></text:span><text:span text:style-name="semanticdomainname_.en_xitem_semanticdomains_sense_senses_entry_letData">Soil, dirt</text:span><text:span text:style-name="semanticdomainabbr_.en_xitem_semanticdomains_sense_senses_entry_letData"><text:span text:style-name="xitem_xitem.semanticdomains-before">, </text:span>1.2.2.2<text:span text:style-name="semanticdomainabbr-after"> - </text:span></text:span><text:span text:style-name="semanticdomainname_.en_xitem_semanticdomains_sense_senses_entry_letData">Rock</text:span><text:span text:style-name="semanticdomainabbr_.en_xitem_semanticdomains_sense_senses_entry_letData"><text:span text:style-name="xitem_xitem.semanticdomains-before">, </text:span>4.2.3<text:span text:style-name="semanticdomainabbr-after"> - </text:span></text:span><text:span text:style-name="semanticdomainname_.en_xitem_semanticdomains_sense_senses_entry_letData">Music</text:span><text:span text:style-name="semanticdomainabbr_.en_xitem_semanticdomains_sense_senses_entry_letData"><text:span text:style-name="xitem_xitem.semanticdomains-before">, </text:span>8.3.2.2<text:span text:style-name="semanticdomainabbr-after"> - </text:span></text:span><text:span text:style-name="semanticdomainname_.en_xitem_semanticdomains_sense_senses_entry_letData">Rough</text:span><text:span text:style-name="semanticdomains-after">.) </text:span></text:p>
        <text:p text:style-name="entry_letData"><text:span text:style-name="headword_.bzh_entry_letData">dadëk<text:span text:style-name="headword-after">  </text:span></text:span><text:span text:style-name="pronunciation_.bzh-fonipa_pronunciations_entry_letData"><text:span text:style-name="pronunciation-before">[</text:span>ⁿda.ˈⁿdek<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pains in the throat and chest. People drink pig blood and salt to cure it; some people eat raw sweetpotato and drink cold water.</text:span><text:span text:style-name="xitem_.tpi_definition_.en_sense_senses_entry_letData"><text:span text:style-name="xitem_xitem.definition-before"> </text:span>wanpela kain sik, lewa pen.</text:span><text:span text:style-name="definition-after"> </text:span><text:span text:style-name="example_.bzh_examples_sense_senses_entry_letData">Dadëk negga newa.<text:span text:style-name="example-after"> </text:span></text:span><text:span text:style-name="translation_.en_translations_examples_sense_senses_entry_letData">He has chest pains.<text:span text:style-name="translation-after"> </text:span></text:span><text:span text:style-name="examples-after"> </text:span><text:span text:style-name="lexreftype_.en_relations_sense_senses_entry_letData">Sim<text:span text:style-name="lexreftype-after">: </text:span></text:span><text:span text:style-name="relations-after">. </text:span><text:span text:style-name="semanticdomainabbr_.en_semanticdomains_sense_senses_entry_letData"><text:span text:style-name="semanticdomains-before">(sem. domains: </text:span>2.5.6.1<text:span text:style-name="semanticdomainabbr-after"> - </text:span></text:span><text:span text:style-name="semanticdomainname_.en_semanticdomains_sense_senses_entry_letData">Pain</text:span><text:span text:style-name="semanticdomains-after">.) </text:span></text:p>
        <text:p text:style-name="entry_letData"><text:span text:style-name="headword_.bzh_entry_letData">dadii<text:span text:style-name="headword-after">  </text:span></text:span><text:span text:style-name="pronunciation_.bzh-fonipa_pronunciations_entry_letData"><text:span text:style-name="pronunciation-before">[</text:span>ⁿda.ˈⁿdiː<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pull.</text:span><text:span text:style-name="xitem_.tpi_definition_.en_sense_senses_entry_letData"><text:span text:style-name="xitem_xitem.definition-before"> </text:span>pulim.</text:span><text:span text:style-name="definition-after"> </text:span><text:span text:style-name="example_.bzh_xitem_examples_sense_senses_entry_letData">Sëḳ dadii honġ jaḳ nam vavunë.<text:span text:style-name="example-after"> </text:span></text:span><text:span text:style-name="translation_.en_translations_xitem_examples_sense_senses_entry_letData">I will pull you up on top.<text:span text:style-name="translation-after"> </text:span></text:span><text:span text:style-name="example_.bzh_xitem_examples_sense_senses_entry_letData"><text:span text:style-name="xitem_xitem.examples-before">  </text:span>Jom loḳ nema medadii.<text:span text:style-name="example-after"> </text:span></text:span><text:span text:style-name="translation_.en_translations_xitem_examples_sense_senses_entry_letData">He grasped his hand and pulled.<text:span text:style-name="translation-after"> </text:span></text:span><text:span text:style-name="examples-after"> </text:span><text:span text:style-name="semanticdomainabbr_.en_semanticdomains_sense_senses_entry_letData"><text:span text:style-name="semanticdomains-before">(sem. domains: </text:span>7.3.2.8<text:span text:style-name="semanticdomainabbr-after"> - </text:span></text:span><text:span text:style-name="semanticdomainname_.en_semanticdomains_sense_senses_entry_letData">Pull</text:span><text:span text:style-name="semanticdomains-after">.) </text:span></text:p>
        <text:p text:style-name="entry_letData"><text:span text:style-name="headword_.bzh_entry_letData">dadov<text:span text:style-name="headword-after">  </text:span></text:span><text:span text:style-name="pronunciation_.bzh-fonipa_pronunciations_entry_letData"><text:span text:style-name="pronunciation-before">[</text:span>ⁿda.ˈⁿdoβ<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Job's tears. The seeds are used for decoration, making necklaces etc; they were once used as a sign of grief or mourning.</text:span><text:span text:style-name="xitem_.tpi_definition_.en_sense_senses_entry_letData"><text:span text:style-name="xitem_xitem.definition-before"> </text:span>kain gras pikinini bilong em i wait, yelo, na blakpela.</text:span><text:span text:style-name="definition-after"> </text:span><text:span text:style-name="example_.bzh_examples_sense_senses_entry_letData">Jur dadov anon in naduu mebanuh.<text:span text:style-name="example-after"> </text:span></text:span><text:span text:style-name="translation_.en_translations_examples_sense_senses_entry_letData">She will collect Job's tears to make into a necklace and wear round her neck.<text:span text:style-name="translation-after"> </text:span></text:span><text:span text:style-name="examples-after"> </text:span><text:span text:style-name="lexreftype_.en_xitem_relations_sense_senses_entry_letData">Sim<text:span text:style-name="lexreftype-after">: </text:span></text:span><text:span text:style-name="lexreftype_.en_xitem_relations_sense_senses_entry_letData"><text:span text:style-name="xitem_xitem.relations-before">; </text:span>gen<text:span text:style-name="lexreftype-after">: </text:span></text:span><text:span text:style-name="sensecrossref_.bzh_lexreftargets_xitem_relations_sense_senses_entry_letData">daduġ</text:span><text:span text:style-name="relations-after">. </text:span><text:span text:style-name="scientificname_sense_senses_entry_letData">Gramineae Coix lachryma, jobi L.<text:span text:style-name="scientificname-after"> </text:span></text:span></text:p>
        <text:p text:style-name="entry_letData"><text:span text:style-name="headword_.bzh_entry_letData">daduġ<text:span text:style-name="headword-after">  </text:span></text:span><text:span text:style-name="pronunciation_.bzh-fonipa_pronunciations_entry_letData"><text:span text:style-name="pronunciation-before">[</text:span>ⁿda.ˈⁿduᵑɢ<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kind of strong vine or bush with tiny leaves which are as dance decorations--the leaves are poked into the armbands.</text:span><text:span text:style-name="xitem_.tpi_definition_.en_sense_senses_entry_letData"><text:span text:style-name="xitem_xitem.definition-before"> </text:span>wanpela kain liklik diwai lip bilong en i bilong bilas.</text:span><text:span text:style-name="definition-after"> </text:span><text:span text:style-name="example_.bzh_examples_sense_senses_entry_letData">Alam denevuneḳ vu sir raḳ daduġ in sengii.<text:span text:style-name="example-after"> </text:span></text:span><text:span text:style-name="translation_.en_translations_examples_sense_senses_entry_letData">People decorate themselves with <text:span text:style-name="span_.bzh_translation_.en_translations_examples_sense_senses_entry_letData">dadug</text:span> to dance.<text:span text:style-name="translation-after"> </text:span></text:span><text:span text:style-name="examples-after"> </text:span><text:span text:style-name="lexreftype_.en_relations_sense_senses_entry_letData">spec<text:span text:style-name="lexreftype-after">: </text:span></text:span><text:span text:style-name="sensecrossref_.bzh_xitem_lexreftargets_relations_sense_senses_entry_letData">daġölahë<text:span text:style-name="xhomographnumber_sensecrossref_.bzh_xitem_lexreftargets_relations_sense_senses_entry_letData">1</text:span></text:span><text:span text:style-name="sensecrossref_.bzh_xitem_lexreftargets_relations_sense_senses_entry_letData"><text:span text:style-name="xitem_xitem.lexreftargets-before">, </text:span>dadov</text:span><text:span text:style-name="sensecrossref_.bzh_xitem_lexreftargets_relations_sense_senses_entry_letData"><text:span text:style-name="xitem_xitem.lexreftargets-before">, </text:span>daröd</text:span><text:span text:style-name="relations-after">. </text:span><text:span text:style-name="scientificname_sense_senses_entry_letData">Polygonaceae Muehlenbeckia polyclada Meisn.<text:span text:style-name="scientificname-after"> </text:span></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gul-ggoo<text:span text:style-name="headword-after">  </text:span></text:span><text:span text:style-name="pronunciation_.bzh-fonipa_pronunciations_entry_letData"><text:span text:style-name="pronunciation-before">[</text:span>ⁿda.ˈᵑɡul̪.ɣoː<text:span text:style-name="pronunciation-after">]</text:span></text:span><text:span text:style-name="pronunciations-after"> </text:span><text:span text:style-name="partofspeech_.en_grammaticalinfo_sense_senses_entry_letData">Nc<text:span text:style-name="partofspeech-after"> </text:span></text:span><text:span text:style-name="grammaticalinfo-after"> </text:span><text:span text:style-name="xitem_.en_definition_.en_sense_senses_entry_letData">variety of yam.</text:span><text:span text:style-name="xitem_.tpi_definition_.en_sense_senses_entry_letData"><text:span text:style-name="xitem_xitem.definition-before"> </text:span>wanpela kain yam.</text:span><text:span text:style-name="definition-after"> </text:span><text:span text:style-name="example_.bzh_examples_sense_senses_entry_letData">Alam dënër mehö sagu bë dagul-ggoo degwa in yö nevaroh go dagul-ggoo nġahiseḳë.<text:span text:style-name="example-after"> </text:span></text:span><text:span text:style-name="translation_.en_translations_examples_sense_senses_entry_letData">People call that man over there is a specialist in <text:span text:style-name="span_.bzh_translation_.en_translations_examples_sense_senses_entry_letData">dagul-ggoo</text:span> yams because he plants lots of them.<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ġaheng<text:span text:style-name="headword-after">  </text:span></text:span><text:span text:style-name="pronunciation_.bzh-fonipa_pronunciations_entry_letData"><text:span text:style-name="pronunciation-before">[</text:span>ⁿda.ˈᵑɡaʁ.əŋ<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kind of vine, the leaves were used to wrap tobacco leaves for smoking.</text:span><text:span text:style-name="xitem_.tpi_definition_.en_sense_senses_entry_letData"><text:span text:style-name="xitem_xitem.definition-before"> </text:span>wanpela kain rop.</text:span><text:span text:style-name="definition-after"> </text:span><text:span text:style-name="example_.bzh_examples_sense_senses_entry_letData">Alam böp dëbom aru loḳ daġaheng ris medëvë.<text:span text:style-name="example-after"> </text:span></text:span><text:span text:style-name="translation_.en_translations_examples_sense_senses_entry_letData">People used to wrap tobacco in <text:span text:style-name="span_.bzh_translation_.en_translations_examples_sense_senses_entry_letData">daġaheng</text:span> leaves and smoke it.<text:span text:style-name="translation-after"> </text:span></text:span><text:span text:style-name="examples-after"> </text:span><text:span text:style-name="lexreftype_.en_relations_sense_senses_entry_letData">spec<text:span text:style-name="lexreftype-after">: </text:span></text:span><text:span text:style-name="sensecrossref_.bzh_lexreftargets_relations_sense_senses_entry_letData">dedöggi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ġed<text:span text:style-name="headword-after">  </text:span></text:span><text:span text:style-name="pronunciation_.bzh-fonipa_pronunciations_entry_letData"><text:span text:style-name="pronunciation-before">[</text:span>ⁿda.ˈᵑɢɛ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willie wagtail.</text:span><text:span text:style-name="xitem_.tpi_definition_.en_sense_senses_entry_letData"><text:span text:style-name="xitem_xitem.definition-before"> </text:span>wanpela kain liklik pisin.</text:span><text:span text:style-name="definition-after"> </text:span><text:span text:style-name="example_.bzh_examples_sense_senses_entry_letData">Soḳ daġed to nesesipeḳ raḳ dob.<text:span text:style-name="example-after"> </text:span></text:span><text:span text:style-name="translation_.en_translations_examples_sense_senses_entry_letData">The <text:span text:style-name="span_.bzh_translation_.en_translations_examples_sense_senses_entry_letData">daġed</text:span> bird came down and was hopping about on the ground.<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eenġ</text:span><text:span text:style-name="relations-after">. </text:span><text:span text:style-name="semanticdomainabbr_.en_semanticdomains_sense_senses_entry_letData"><text:span text:style-name="semanticdomains-before">(sem. domains: </text:span>1.6.1.2<text:span text:style-name="semanticdomainabbr-after"> - </text:span></text:span><text:span text:style-name="semanticdomainname_.en_semanticdomains_sense_senses_entry_letData">Bird</text:span><text:span text:style-name="semanticdomains-after">.) </text:span></text:p>
        <text:p text:style-name="entry_letData"><text:span text:style-name="headword_.bzh_entry_letData">daġi<text:span text:style-name="headword-after">  </text:span></text:span><text:span text:style-name="pronunciation_.bzh-fonipa_pronunciations_entry_letData"><text:span text:style-name="pronunciation-before">[</text:span>ˈⁿda.ᵑɢi<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yam.</text:span><text:span text:style-name="xitem_.tpi_definition_.en_sense_senses_entry_letData"><text:span text:style-name="xitem_xitem.definition-before"> </text:span>wanpela kain yam.</text:span><text:span text:style-name="definition-after"> </text:span><text:span text:style-name="example_.bzh_examples_sense_senses_entry_letData">Daġi yiḳ go ti arë, ris veroo nebë nabon ganon ading.<text:span text:style-name="example-after"> </text:span></text:span><text:span text:style-name="span_.bzh_translation_.en_translations_examples_sense_senses_entry_letData">Daġi</text:span><text:span text:style-name="translation_.en_translations_examples_sense_senses_entry_letData"> is the name of a yam with white leaves like the <text:span text:style-name="span_.bzh_translation_.en_translations_examples_sense_senses_entry_letData">nabon</text:span> and a long tuber.<text:span text:style-name="translation-after"> </text:span></text:span><text:span text:style-name="examples-after"> </text:span></text:p>
        <text:p text:style-name="entry_letData"><text:span text:style-name="headword_.bzh_entry_letData">daġijébeng<text:span text:style-name="headword-after">  </text:span></text:span><text:span text:style-name="pronunciation_.bzh-fonipa_pronunciations_entry_letData"><text:span text:style-name="pronunciation-before">[</text:span>ⁿda.ᵑɡi.ˈⁿd͡ʒɛᵐb.əŋ<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kind of fern.</text:span><text:span text:style-name="xitem_.tpi_definition_.en_sense_senses_entry_letData"><text:span text:style-name="xitem_xitem.definition-before"> </text:span>wanpela kain susa.</text:span><text:span text:style-name="definition-after"> </text:span><text:span text:style-name="example_.bzh_examples_sense_senses_entry_letData">Daġijebeng nekip loḳ huk yoh vu nyëġ.<text:span text:style-name="example-after"> </text:span></text:span><text:span text:style-name="span_.bzh_translation_.en_translations_examples_sense_senses_entry_letData">Daġijebeng</text:span><text:span text:style-name="translation_.en_translations_examples_sense_senses_entry_letData"> grows everywhere in gardens.<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xitem_semanticdomains_sense_senses_entry_letData"><text:span text:style-name="semanticdomains-before">(sem. domains: </text:span>1.5<text:span text:style-name="semanticdomainabbr-after"> - </text:span></text:span><text:span text:style-name="semanticdomainname_.en_xitem_semanticdomains_sense_senses_entry_letData">Plant</text:span><text:span text:style-name="semanticdomainabbr_.en_xitem_semanticdomains_sense_senses_entry_letData"><text:span text:style-name="xitem_xitem.semanticdomains-before">, </text:span>6.5.1<text:span text:style-name="semanticdomainabbr-after"> - </text:span></text:span><text:span text:style-name="semanticdomainname_.en_xitem_semanticdomains_sense_senses_entry_letData">Building</text:span><text:span text:style-name="semanticdomains-after">.) </text:span></text:p>
        <text:p text:style-name="entry_letData"><text:span text:style-name="headword_.bzh_entry_letData">daġo<text:span text:style-name="headword-after">  </text:span></text:span><text:span text:style-name="pronunciation_.bzh-fonipa_pronunciations_entry_letData"><text:span text:style-name="pronunciation-before">[</text:span>ˈⁿda.ᵑɢo<text:span text:style-name="pronunciation-after">]</text:span></text:span><text:span text:style-name="pronunciations-after"> </text:span></text:p>
        <text:p text:style-name="entry_letData"><text:span text:style-name="headword_.bzh_entry_letData">daġoo<text:span text:style-name="headword-after">  </text:span></text:span><text:span text:style-name="pronunciation_.bzh-fonipa_pronunciations_entry_letData"><text:span text:style-name="pronunciation-before">[</text:span>ⁿda.ˈᵑɢoː<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immerse, dip, dye .</text:span><text:span text:style-name="xitem_.tpi_definition_.en_sense_senses_entry_letData"><text:span text:style-name="xitem_xitem.definition-before"> </text:span>putim long wara.</text:span><text:span text:style-name="definition-after"> </text:span><text:span text:style-name="example_.bzh_xitem_examples_sense_senses_entry_letData">Daġoo aggis luḳ bël ḳöḳ.<text:span text:style-name="example-after"> </text:span></text:span><text:span text:style-name="translation_.en_translations_xitem_examples_sense_senses_entry_letData">She dipped the string in the red dye.<text:span text:style-name="translation-after"> </text:span></text:span><text:span text:style-name="example_.bzh_xitem_examples_sense_senses_entry_letData"><text:span text:style-name="xitem_xitem.examples-before">  </text:span>Ya nedaġoo luḳ nyëġ ruḳ.<text:span text:style-name="example-after"> </text:span></text:span><text:span text:style-name="translation_.en_translations_xitem_examples_sense_senses_entry_letData">He dipped it in the moisture (from the leaves).<text:span text:style-name="translation-after"> </text:span></text:span><text:span text:style-name="example_.bzh_xitem_examples_sense_senses_entry_letData"><text:span text:style-name="xitem_xitem.examples-before">  </text:span>SDA dedaġoo hir alam luḳ ya bël in degeḳo arëj mewis medenatu Anutu yi alam.<text:span text:style-name="example-after"> </text:span></text:span><text:span text:style-name="translation_.en_translations_xitem_examples_sense_senses_entry_letData">The SDA's push their people under the water to give them a new name so that they become God's people.<text:span text:style-name="translation-after"> </text:span></text:span><text:span text:style-name="examples-after"> </text:span><text:span text:style-name="semanticdomainabbr_.en_semanticdomains_sense_senses_entry_letData"><text:span text:style-name="semanticdomains-before">(sem. domains: </text:span>4.9.5.6<text:span text:style-name="semanticdomainabbr-after"> - </text:span></text:span><text:span text:style-name="semanticdomainname_.en_semanticdomains_sense_senses_entry_letData">Religious purification</text:span><text:span text:style-name="semanticdomains-after">.) </text:span></text:p>
        <text:p text:style-name="entry_letData"><text:span text:style-name="headword_.bzh_entry_letData">Daġoraa<text:span text:style-name="headword-after">  </text:span></text:span><text:span text:style-name="pronunciation_.bzh-fonipa_pronunciations_entry_letData"><text:span text:style-name="pronunciation-before">[</text:span>ⁿda.ᵑɢo.ˈɾaː<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a village close to the Watut near Mumeng which figures in one of the Buang's main legends.</text:span><text:span text:style-name="xitem_.tpi_definition_.en_sense_senses_entry_letData"><text:span text:style-name="xitem_xitem.definition-before"> </text:span>wanpela ples klostu long Mumeng.</text:span><text:span text:style-name="definition-after"> </text:span><text:span text:style-name="example_.bzh_examples_sense_senses_entry_letData">Pariiḳ atov ya maluh Dagoraa.<text:span text:style-name="example-after"> </text:span></text:span><text:span text:style-name="translation_.en_translations_examples_sense_senses_entry_letData">Pariik married a man from Dagoraa.<text:span text:style-name="translation-after"> </text:span></text:span><text:span text:style-name="examples-after"> </text:span><text:span text:style-name="xsensenumber_sense_senses_entry_letData"><text:span text:style-name="sense_sense.senses-before">  </text:span>2) </text:span><text:span text:style-name="xitem_.en_definition_.en_sense_senses_entry_letData">variety of Saccharum Edule-probably originally from the village of the same name.</text:span><text:span text:style-name="xitem_.tpi_definition_.en_sense_senses_entry_letData"><text:span text:style-name="xitem_xitem.definition-before"> </text:span>wanpela kain pitpit.</text:span><text:span text:style-name="definition-after"> </text:span><text:span text:style-name="example_.bzh_examples_sense_senses_entry_letData">Sëḳ besi abuhek daġoraa.<text:span text:style-name="example-after"> </text:span></text:span><text:span text:style-name="translation_.en_translations_examples_sense_senses_entry_letData">I'm going to roast some <text:span text:style-name="span_.bzh_translation_.en_translations_examples_sense_senses_entry_letData">daġoraa.</text:span><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cientificname_sense_senses_entry_letData">Saccharum Edule<text:span text:style-name="scientificname-after"> </text:span></text:span><text:span text:style-name="semanticdomainabbr_.en_xitem_semanticdomains_sense_senses_entry_letData"><text:span text:style-name="semanticdomains-before">(sem. domains: </text:span>1.5.3<text:span text:style-name="semanticdomainabbr-after"> - </text:span></text:span><text:span text:style-name="semanticdomainname_.en_xitem_semanticdomains_sense_senses_entry_letData">Grass, herb, vine</text:span><text:span text:style-name="semanticdomainabbr_.en_xitem_semanticdomains_sense_senses_entry_letData"><text:span text:style-name="xitem_xitem.semanticdomains-before">, </text:span>4.8.2.8<text:span text:style-name="semanticdomainabbr-after"> - </text:span></text:span><text:span text:style-name="semanticdomainname_.en_xitem_semanticdomains_sense_senses_entry_letData">Violent</text:span><text:span text:style-name="semanticdomains-after">.) </text:span></text:p>
        <text:p text:style-name="entry_letData"><text:span text:style-name="headword_.bzh_entry_letData">daġoreḳ<text:span text:style-name="headword-after">  </text:span></text:span><text:span text:style-name="pronunciation_.bzh-fonipa_pronunciations_entry_letData"><text:span text:style-name="pronunciation-before">[</text:span>ⁿda.ˈᵑɢoɾ.əq<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limestone. The white stones known as <text:span text:style-name="span_.bzh_xitem_.en_definition_.en_sense_senses_entry_letData">go kenu</text:span>, or yam spirits, which were planted at the head of yam holes, were usually of this kind.</text:span><text:span text:style-name="xitem_.tpi_definition_.en_sense_senses_entry_letData"><text:span text:style-name="xitem_xitem.definition-before"> </text:span>waitpela ston.</text:span><text:span text:style-name="definition-after"> </text:span><text:span text:style-name="example_.bzh_xitem_examples_sense_senses_entry_letData">Daġoreḳ veroo menedo bël ayo.<text:span text:style-name="example-after"> </text:span></text:span><text:span text:style-name="translation_.en_translations_xitem_examples_sense_senses_entry_letData">Limestone is white and is found near the river.<text:span text:style-name="translation-after"> </text:span></text:span><text:span text:style-name="example_.bzh_xitem_examples_sense_senses_entry_letData"><text:span text:style-name="xitem_xitem.examples-before">  </text:span>Ketul daġoreḳ raḳ ḳoov yu mepuvin.<text:span text:style-name="example-after"> </text:span></text:span><text:span text:style-name="translation_.en_translations_xitem_examples_sense_senses_entry_letData">He pounded the limestone with the head of his axe and crushed it.<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dah-reek</text:span><text:span text:style-name="relations-after">. </text:span><text:span text:style-name="semanticdomainabbr_.en_semanticdomains_sense_senses_entry_letData"><text:span text:style-name="semanticdomains-before">(sem. domains: </text:span>1.2.2.4<text:span text:style-name="semanticdomainabbr-after"> - </text:span></text:span><text:span text:style-name="semanticdomainname_.en_semanticdomains_sense_senses_entry_letData">Mineral</text:span><text:span text:style-name="semanticdomains-after">.) </text:span></text:p>
        <text:p text:style-name="entry_letData"><draw:frame draw:style-name="Graphics0" draw:name="Graphics0" text:anchor-type="paragraph" draw:z-index="1" svg:width="0.89532293986637in" svg:height="1.0in"><draw:text-box fo:min-height="0in"><draw:frame draw:style-name="Graphics0" draw:name="Graphics0" text:anchor-type="paragraph" svg:width="0.89532293986637in" svg:height="1.0in"><draw:image xlink:type="simple" xlink:show="embed" xlink:actuatet="onLoad" xlink:href="Pictures/1.jpg"/><svg:desc>daġöl</svg:desc></draw:frame><text:p text:style-name="pictureCaption_pictureRight_entry_letData"><text:span text:style-name="span_.bzh_pictureLabel_.en_pictureCaption_pictureRight_entry_letData">daġöl</text:span></text:p></draw:text-box></draw:frame><text:span text:style-name="headword_.bzh_entry_letData">daġöl<text:span text:style-name="headword-after">  </text:span></text:span><text:span text:style-name="pronunciation_.bzh-fonipa_pronunciations_entry_letData"><text:span text:style-name="pronunciation-before">[</text:span>ⁿda.ˈᵑɢɔl̪<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hornbill.</text:span><text:span text:style-name="xitem_.tpi_definition_.en_sense_senses_entry_letData"><text:span text:style-name="xitem_xitem.definition-before"> </text:span>kokomo.</text:span><text:span text:style-name="definition-after"> </text:span><text:span text:style-name="example_.bzh_examples_sense_senses_entry_letData">Nġaa ti nenġeeḳ nebë soḳ daġöl.<text:span text:style-name="example-after"> </text:span></text:span><text:span text:style-name="translation_.en_translations_examples_sense_senses_entry_letData">Something was calling out like a hornbill doe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eenġ</text:span><text:span text:style-name="relations-after">. </text:span></text:p>
        <text:p text:style-name="entry_letData"><text:span text:style-name="headword_.bzh_entry_letData">daġölahë<text:span text:style-name="xhomographnumber_headword_.bzh_entry_letData">1</text:span><text:span text:style-name="headword-after">  </text:span></text:span><text:span text:style-name="pronunciation_.bzh-fonipa_pronunciations_entry_letData"><text:span text:style-name="pronunciation-before">[</text:span>ⁿda.ˈᵑɢɔl̪<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ype of bush growing about head height with sharp seeds that stick to clothes etc. It comes up in new gardens.</text:span><text:span text:style-name="span_.en_xitem_.tpi_definition_.en_sense_senses_entry_letData"><text:span text:style-name="xitem_xitem.definition-before"> </text:span>wanpela kain </text:span><text:span text:style-name="xitem_.tpi_definition_.en_sense_senses_entry_letData">gras bilong garden.</text:span><text:span text:style-name="definition-after"> </text:span><text:span text:style-name="example_.bzh_examples_sense_senses_entry_letData">Daġölahë vetii tob rot om nerur ya.<text:span text:style-name="example-after"> </text:span></text:span><text:span text:style-name="translation_.en_translations_examples_sense_senses_entry_letData">The <text:span text:style-name="span_.bzh_translation_.en_translations_examples_sense_senses_entry_letData">daġölahë </text:span> has stuck to the clothes so pick it off.<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duġ</text:span><text:span text:style-name="relations-after">. </text:span><text:span text:style-name="scientificname_sense_senses_entry_letData">Compositae Bidens pilosa<text:span text:style-name="scientificname-after"> </text:span></text:span><text:span text:style-name="semanticdomainabbr_.en_xitem_semanticdomains_sense_senses_entry_letData"><text:span text:style-name="semanticdomains-before">(sem. domains: </text:span>1.5<text:span text:style-name="semanticdomainabbr-after"> - </text:span></text:span><text:span text:style-name="semanticdomainname_.en_xitem_semanticdomains_sense_senses_entry_letData">Plant</text:span><text:span text:style-name="semanticdomainabbr_.en_xitem_semanticdomains_sense_senses_entry_letData"><text:span text:style-name="xitem_xitem.semanticdomains-before">, </text:span>6.5.1<text:span text:style-name="semanticdomainabbr-after"> - </text:span></text:span><text:span text:style-name="semanticdomainname_.en_xitem_semanticdomains_sense_senses_entry_letData">Building</text:span><text:span text:style-name="semanticdomains-after">.) </text:span></text:p>
        <text:p text:style-name="entry_letData"><text:span text:style-name="headword_.bzh_entry_letData">daġölahë<text:span text:style-name="xhomographnumber_headword_.bzh_entry_letData">2</text:span><text:span text:style-name="headword-after">  </text:span></text:span><text:span text:style-name="pronunciation_.bzh-fonipa_pronunciations_entry_letData"><text:span text:style-name="pronunciation-before">[</text:span>ⁿda.ᵑɢɔl̪.ˈa.ʁe<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kind of tree-usually planted in the villages in association with the <text:span text:style-name="span_.bzh_xitem_.en_definition_.en_sense_senses_entry_letData">map</text:span> tree. The two grow together and make fine shade trees. Probably one of the Ficus species.</text:span><text:span text:style-name="xitem_.tpi_definition_.en_sense_senses_entry_letData"><text:span text:style-name="xitem_xitem.definition-before"> </text:span>wanpela kain diwai pikus.</text:span><text:span text:style-name="definition-after"> </text:span><text:span text:style-name="example_.bzh_examples_sense_senses_entry_letData">Daġolahë yiḳ ḳele böp ti besoḳ dëgga anon.<text:span text:style-name="example-after"> </text:span></text:span><text:span text:style-name="span_.bzh_translation_.en_translations_examples_sense_senses_entry_letData">Daġolahë</text:span><text:span text:style-name="translation_.en_translations_examples_sense_senses_entry_letData"> is a big tree and the birds eat its fruit.<text:span text:style-name="translation-after"> </text:span></text:span><text:span text:style-name="examples-after"> </text:span><text:span text:style-name="lexreftype_.en_xitem_relations_sense_senses_entry_letData">gen<text:span text:style-name="lexreftype-after">: </text:span></text:span><text:span text:style-name="sensecrossref_.bzh_lexreftargets_xitem_relations_sense_senses_entry_letData">dadah-nevu</text:span><text:span text:style-name="lexreftype_.en_xitem_relations_sense_senses_entry_letData"><text:span text:style-name="xitem_xitem.relations-before">; </text:span>gen<text:span text:style-name="lexreftype-after">: </text:span></text:span><text:span text:style-name="sensecrossref_.bzh_lexreftargets_xitem_relations_sense_senses_entry_letData">dabudenġ<text:span text:style-name="xhomographnumber_sensecrossref_.bzh_lexreftargets_xitem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ggen<text:span text:style-name="headword-after">  </text:span></text:span><text:span text:style-name="pronunciation_.bzh-fonipa_pronunciations_entry_letData"><text:span text:style-name="pronunciation-before">[</text:span>ⁿda.ˈɣɛn<text:span text:style-name="pronunciation-after">]</text:span></text:span><text:span text:style-name="pronunciations-after"> </text:span><text:span text:style-name="partofspeech_.en_grammaticalinfo_sense_senses_entry_letData">N(inal)<text:span text:style-name="partofspeech-after"> </text:span></text:span><text:span text:style-name="grammaticalinfo-after"> </text:span><text:span text:style-name="xsensenumber_sense_senses_entry_letData">1) </text:span><text:span text:style-name="xitem_.en_definition_.en_sense_senses_entry_letData">tongue.</text:span><text:span text:style-name="xitem_.tpi_definition_.en_sense_senses_entry_letData"><text:span text:style-name="xitem_xitem.definition-before"> </text:span>tang.</text:span><text:span text:style-name="definition-after"> </text:span><text:span text:style-name="example_.bzh_xitem_examples_sense_senses_entry_letData">Tep mamireng raḳ daggen in nengën.<text:span text:style-name="example-after"> </text:span></text:span><text:span text:style-name="translation_.en_translations_xitem_examples_sense_senses_entry_letData">He tasted the salt with his tongue because it was sweet.<text:span text:style-name="translation-after"> </text:span></text:span><text:span text:style-name="example_.bzh_xitem_examples_sense_senses_entry_letData"><text:span text:style-name="xitem_xitem.examples-before">  </text:span>Röp daggen.<text:span text:style-name="example-after"> </text:span></text:span><text:span text:style-name="translation_.en_translations_xitem_examples_sense_senses_entry_letData">She stuck her tongue out.<text:span text:style-name="translation-after"> </text:span></text:span><text:span text:style-name="examples-after"> </text:span><text:span text:style-name="semanticdomainabbr_.en_semanticdomains_sense_senses_entry_letData"><text:span text:style-name="semanticdomains-before">(sem. domains: </text:span>2.1<text:span text:style-name="semanticdomainabbr-after"> - </text:span></text:span><text:span text:style-name="semanticdomainname_.en_semanticdomains_sense_senses_entry_letData">Body</text:span><text:span text:style-name="semanticdomains-after">.) </text:span><text:span text:style-name="xsensenumber_sense_senses_entry_letData"><text:span text:style-name="sense_sense.senses-before">  </text:span>2) </text:span><text:span text:style-name="xitem_.en_definition_.en_sense_senses_entry_letData">flame.</text:span><text:span text:style-name="xitem_.tpi_definition_.en_sense_senses_entry_letData"><text:span text:style-name="xitem_xitem.definition-before"> </text:span>lait bilong paia.</text:span><text:span text:style-name="definition-after"> </text:span><text:span text:style-name="example_.bzh_examples_sense_senses_entry_letData">Nengwah tum daggen.<text:span text:style-name="example-after"> </text:span></text:span><text:span text:style-name="translation_.en_translations_examples_sense_senses_entry_letData">The fire burned brightly/ flamed up.<text:span text:style-name="translation-after"> </text:span></text:span><text:span text:style-name="examples-after"> </text:span><text:span text:style-name="semanticdomainabbr_.en_semanticdomains_sense_senses_entry_letData"><text:span text:style-name="semanticdomains-before">(sem. domains: </text:span>5.5<text:span text:style-name="semanticdomainabbr-after"> - </text:span></text:span><text:span text:style-name="semanticdomainname_.en_semanticdomains_sense_senses_entry_letData">Fire</text:span><text:span text:style-name="semanticdomains-after">.) </text:span></text:p>
        <text:p text:style-name="entry_letData"><text:span text:style-name="headword_.bzh_entry_letData">dagwem<text:span text:style-name="xhomographnumber_headword_.bzh_entry_letData">1</text:span><text:span text:style-name="headword-after">  </text:span></text:span><text:span text:style-name="pronunciation_.bzh-fonipa_pronunciations_entry_letData"><text:span text:style-name="pronunciation-before">[</text:span>ⁿda.ˈᵑɡʷɛ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yam.</text:span><text:span text:style-name="xitem_.tpi_definition_.en_sense_senses_entry_letData"><text:span text:style-name="xitem_xitem.definition-before"> </text:span>wanpela kain yam.</text:span><text:span text:style-name="definition-after"> </text:span><text:span text:style-name="example_.bzh_examples_sense_senses_entry_letData">Go ti arë nebë dagwem,  go soġek.<text:span text:style-name="example-after"> </text:span></text:span><text:span text:style-name="translation_.en_translations_examples_sense_senses_entry_letData">There is a yam called <text:span text:style-name="span_.bzh_translation_.en_translations_examples_sense_senses_entry_letData">dagwem</text:span>, a real yam.<text:span text:style-name="translation-after"> </text:span></text:span><text:span text:style-name="examples-after"> </text:span><text:span text:style-name="lexreftype_.en_relations_sense_senses_entry_letData">spec<text:span text:style-name="lexreftype-after">: </text:span></text:span><text:span text:style-name="sensecrossref_.bzh_lexreftargets_relations_sense_senses_entry_letData">danġed<text:span text:style-name="xhomographnumber_sensecrossref_.bzh_lexreftargets_relations_sense_senses_entry_letData">1</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gwem<text:span text:style-name="xhomographnumber_headword_.bzh_entry_letData">2</text:span><text:span text:style-name="headword-after">  </text:span></text:span><text:span text:style-name="pronunciation_.bzh-fonipa_pronunciations_entry_letData"><text:span text:style-name="pronunciation-before">[</text:span>ⁿda.ˈᵑɡʷɛ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text:span text:style-name="xitem_xitem.definition-before"> </text:span>wanpela kain mosong diwai.</text:span><text:span text:style-name="definition-after"> </text:span><text:span text:style-name="example_.bzh_examples_sense_senses_entry_letData">Nesap dagwem in jegwi soḳ.<text:span text:style-name="example-after"> </text:span></text:span><text:span text:style-name="translation_.en_translations_examples_sense_senses_entry_letData">He cut the <text:span text:style-name="span_.bzh_translation_.en_translations_examples_sense_senses_entry_letData">dagwem</text:span> in order to use the sap catch bird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h<text:span text:style-name="headword-after">  </text:span></text:span><text:span text:style-name="pronunciation_.bzh-fonipa_pronunciations_entry_letData"><text:span text:style-name="pronunciation-before">[</text:span>ⁿdaʁ<text:span text:style-name="pronunciation-after">]</text:span></text:span><text:span text:style-name="pronunciations-after"> </text:span><text:span text:style-name="partofspeech_.en_grammaticalinfo_sense_senses_entry_letData">V2<text:span text:style-name="partofspeech-after"> </text:span></text:span><text:span text:style-name="grammaticalinfo-after"> </text:span><text:span text:style-name="xitem_.en_definition_.en_sense_senses_entry_letData">eat raw.</text:span><text:span text:style-name="xitem_.tpi_definition_.en_sense_senses_entry_letData"><text:span text:style-name="xitem_xitem.definition-before"> </text:span>kaikaim kaikai i no tan o i no kuk.</text:span><text:span text:style-name="definition-after"> </text:span><text:span text:style-name="example_.bzh_examples_sense_senses_entry_letData">Busip nedah mun yoh vu buk.<text:span text:style-name="example-after"> </text:span></text:span><text:span text:style-name="translation_.en_translations_examples_sense_senses_entry_letData">Cats eat rats raw all the time.<text:span text:style-name="translation-after"> </text:span></text:span><text:span text:style-name="examples-after"> </text:span><text:span text:style-name="semanticdomainabbr_.en_xitem_semanticdomains_sense_senses_entry_letData"><text:span text:style-name="semanticdomains-before">(sem. domains: </text:span>5.2.2<text:span text:style-name="semanticdomainabbr-after"> - </text:span></text:span><text:span text:style-name="semanticdomainname_.en_xitem_semanticdomains_sense_senses_entry_letData">Eat</text:span><text:span text:style-name="semanticdomainabbr_.en_xitem_semanticdomains_sense_senses_entry_letData"><text:span text:style-name="xitem_xitem.semanticdomains-before">, </text:span>8.3.4<text:span text:style-name="semanticdomainabbr-after"> - </text:span></text:span><text:span text:style-name="semanticdomainname_.en_xitem_semanticdomains_sense_senses_entry_letData">Hot</text:span><text:span text:style-name="semanticdomainabbr_.en_xitem_semanticdomains_sense_senses_entry_letData"><text:span text:style-name="xitem_xitem.semanticdomains-before">, </text:span>8.3.4.1<text:span text:style-name="semanticdomainabbr-after"> - </text:span></text:span><text:span text:style-name="semanticdomainname_.en_xitem_semanticdomains_sense_senses_entry_letData">Cold</text:span><text:span text:style-name="semanticdomains-after">.) </text:span></text:p>
        <text:p text:style-name="entry_letData"><text:span text:style-name="headword_.bzh_entry_letData">dahaam<text:span text:style-name="headword-after">  </text:span></text:span><text:span text:style-name="pronunciation_.bzh-fonipa_pronunciations_entry_letData"><text:span text:style-name="pronunciation-before">[</text:span>ⁿda.ˈʁaː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ree the bark of which is used for making stringbags.</text:span><text:span text:style-name="xitem_.tpi_definition_.en_sense_senses_entry_letData"><text:span text:style-name="xitem_xitem.definition-before"> </text:span>wanpela kain diwai-ol i yusim skin bilong en long wokim bilum.</text:span><text:span text:style-name="definition-after"> </text:span><text:span text:style-name="example_.bzh_examples_sense_senses_entry_letData">Ġenanil dahaam in vahek yi.<text:span text:style-name="example-after"> </text:span></text:span><text:span text:style-name="translation_.en_translations_examples_sense_senses_entry_letData">Peel the bark off the <text:span text:style-name="span_.bzh_translation_.en_translations_examples_sense_senses_entry_letData">dahaam</text:span> to use for making string bag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hah<text:span text:style-name="headword-after">  </text:span></text:span><text:span text:style-name="pronunciation_.bzh-fonipa_pronunciations_entry_letData"><text:span text:style-name="pronunciation-before">[</text:span>ⁿda.ˈʁaʁ<text:span text:style-name="pronunciation-after">]</text:span></text:span><text:span text:style-name="pronunciations-after"> </text:span><text:span text:style-name="crossreftype_.en_crossrefs_entry_letData">cf<text:span text:style-name="crossreftype-after">: </text:span></text:span><text:span text:style-name="crossref_.bzh_crossreftargets_crossrefs_entry_letData">dahah-belon</text:span><text:span text:style-name="crossrefs-after">. </text:span><text:span text:style-name="partofspeech_.en_grammaticalinfo_sense_senses_entry_letData">N<text:span text:style-name="partofspeech-after"> </text:span></text:span><text:span text:style-name="grammaticalinfo-after"> </text:span><text:span text:style-name="xitem_.en_definition_.en_sense_senses_entry_letData">the generic name for an edible green of which a number of different varieties are grown, edible plants of the Hibiscus family.</text:span><text:span text:style-name="xitem_.tpi_definition_.en_sense_senses_entry_letData"><text:span text:style-name="xitem_xitem.definition-before"> </text:span>aibika.</text:span><text:span text:style-name="definition-after"> </text:span><text:span text:style-name="example_.bzh_examples_sense_senses_entry_letData">Dahah sagaḳ jojeng nivesa rot.<text:span text:style-name="example-after"> </text:span></text:span><text:span text:style-name="translation_.en_translations_examples_sense_senses_entry_letData">That <text:span text:style-name="span_.bzh_translation_.en_translations_examples_sense_senses_entry_letData">dahah</text:span> is really a good vegetable.<text:span text:style-name="translation-after"> </text:span></text:span><text:span text:style-name="examples-after"> </text:span><text:span text:style-name="lexreftype_.en_xitem_relations_sense_senses_entry_letData">gen<text:span text:style-name="lexreftype-after">: </text:span></text:span><text:span text:style-name="sensecrossref_.bzh_lexreftargets_xitem_relations_sense_senses_entry_letData">dahah-belon</text:span><text:span text:style-name="lexreftype_.en_xitem_relations_sense_senses_entry_letData"><text:span text:style-name="xitem_xitem.relations-before">; </text:span>spec<text:span text:style-name="lexreftype-after">: </text:span></text:span><text:span text:style-name="relations-after">. </text:span><text:span text:style-name="scientificname_sense_senses_entry_letData">Malvaceae, Hibiscus manihot L.<text:span text:style-name="scientificname-after"> </text:span></text:span><text:span text:style-name="semanticdomainabbr_.en_xitem_semanticdomains_sense_senses_entry_letData"><text:span text:style-name="semanticdomains-before">(sem. domains: </text:span>1.5.3<text:span text:style-name="semanticdomainabbr-after"> - </text:span></text:span><text:span text:style-name="semanticdomainname_.en_xitem_semanticdomains_sense_senses_entry_letData">Grass, herb, vine</text:span><text:span text:style-name="semanticdomainabbr_.en_xitem_semanticdomains_sense_senses_entry_letData"><text:span text:style-name="xitem_xitem.semanticdomains-before">, </text:span>8.3.3.3<text:span text:style-name="semanticdomainabbr-after"> - </text:span></text:span><text:span text:style-name="semanticdomainname_.en_xitem_semanticdomains_sense_senses_entry_letData">Color</text:span><text:span text:style-name="semanticdomains-after">.) </text:span></text:p>
        <text:p text:style-name="entry_letData"><text:span text:style-name="headword_.bzh_entry_letData">dahah-belon<text:span text:style-name="headword-after">  </text:span></text:span><text:span text:style-name="pronunciation_.bzh-fonipa_pronunciations_entry_letData"><text:span text:style-name="pronunciation-before">[</text:span>ⁿda.ˈʁaʁ ᵐbə.ˈl̪on<text:span text:style-name="pronunciation-after">]</text:span></text:span><text:span text:style-name="pronunciations-after"> </text:span><text:span text:style-name="crossreftype_.en_crossrefs_entry_letData">cf<text:span text:style-name="crossreftype-after">: </text:span></text:span><text:span text:style-name="crossref_.bzh_crossreftargets_crossrefs_entry_letData">dahah</text:span><text:span text:style-name="crossrefs-after">. </text:span><text:span text:style-name="partofspeech_.en_grammaticalinfo_sense_senses_entry_letData">Nc<text:span text:style-name="partofspeech-after"> </text:span></text:span><text:span text:style-name="grammaticalinfo-after"> </text:span><text:span text:style-name="xitem_.en_definition_.en_sense_senses_entry_letData">a large-leafed edible green vegetable; a variety of <text:span text:style-name="span_.bzh_xitem_.en_definition_.en_sense_senses_entry_letData">dahah</text:span>.</text:span><text:span text:style-name="xitem_.tpi_definition_.en_sense_senses_entry_letData"><text:span text:style-name="xitem_xitem.definition-before"> </text:span>wanpela kain aibika.</text:span><text:span text:style-name="definition-after"> </text:span><text:span text:style-name="example_.bzh_examples_sense_senses_entry_letData">Dahah belon yiḳ jojeng ti.<text:span text:style-name="example-after"> </text:span></text:span><text:span text:style-name="span_.bzh_translation_.en_translations_examples_sense_senses_entry_letData">Dahah belon</text:span><text:span text:style-name="translation_.en_translations_examples_sense_senses_entry_letData"> is an edible green.<text:span text:style-name="translation-after"> </text:span></text:span><text:span text:style-name="examples-after"> </text:span><text:span text:style-name="lexreftype_.en_relations_sense_senses_entry_letData">spec<text:span text:style-name="lexreftype-after">: </text:span></text:span><text:span text:style-name="sensecrossref_.bzh_lexreftargets_relations_sense_senses_entry_letData">dahah</text:span><text:span text:style-name="relations-after">. </text:span><text:span text:style-name="scientificname_sense_senses_entry_letData">Abelmoschus manihot sp.<text:span text:style-name="scientificname-after"> </text:span></text:span><text:span text:style-name="semanticdomainabbr_.en_xitem_semanticdomains_sense_senses_entry_letData"><text:span text:style-name="semanticdomains-before">(sem. domains: </text:span>1.5.3<text:span text:style-name="semanticdomainabbr-after"> - </text:span></text:span><text:span text:style-name="semanticdomainname_.en_xitem_semanticdomains_sense_senses_entry_letData">Grass, herb, vine</text:span><text:span text:style-name="semanticdomainabbr_.en_xitem_semanticdomains_sense_senses_entry_letData"><text:span text:style-name="xitem_xitem.semanticdomains-before">, </text:span>8.3.3.3<text:span text:style-name="semanticdomainabbr-after"> - </text:span></text:span><text:span text:style-name="semanticdomainname_.en_xitem_semanticdomains_sense_senses_entry_letData">Color</text:span><text:span text:style-name="semanticdomains-after">.) </text:span></text:p>
        <text:p text:style-name="entry_letData"><text:span text:style-name="headword_.bzh_entry_letData">Dahahu<text:span text:style-name="headword-after">  </text:span></text:span><text:span text:style-name="pronunciation_.bzh-fonipa_pronunciations_entry_letData"><text:span text:style-name="pronunciation-before">[</text:span>ⁿda.ˈʁa.ʁu<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one of the clans or <text:span text:style-name="span_.bzh_xitem_.en_definition_.en_sense_senses_entry_letData">degwa</text:span> from Mapos 2 village.</text:span><text:span text:style-name="xitem_.tpi_definition_.en_sense_senses_entry_letData"><text:span text:style-name="xitem_xitem.definition-before"> </text:span>wanpela lain bilong Mapos 2.</text:span><text:span text:style-name="definition-after"> </text:span><text:span text:style-name="example_.bzh_examples_sense_senses_entry_letData">Mapos 2 degwaj ti yam vu Dahahu.<text:span text:style-name="example-after"> </text:span></text:span><text:span text:style-name="translation_.en_translations_examples_sense_senses_entry_letData">One of the Mapos 2 <text:span text:style-name="span_.bzh_translation_.en_translations_examples_sense_senses_entry_letData">degwa</text:span> comes from Dahahu.<text:span text:style-name="translation-after"> </text:span></text:span><text:span text:style-name="examples-after"> </text:span><text:span text:style-name="semanticdomainabbr_.en_semanticdomains_sense_senses_entry_letData"><text:span text:style-name="semanticdomains-before">(sem. domains: </text:span>4.1.9.1<text:span text:style-name="semanticdomainabbr-after"> - </text:span></text:span><text:span text:style-name="semanticdomainname_.en_semanticdomains_sense_senses_entry_letData">Related by birth</text:span><text:span text:style-name="semanticdomains-after">.) </text:span></text:p>
        <text:p text:style-name="entry_letData"><text:span text:style-name="headword_.bzh_entry_letData">dahid<text:span text:style-name="headword-after">  </text:span></text:span><text:span text:style-name="pronunciation_.bzh-fonipa_pronunciations_entry_letData"><text:span text:style-name="pronunciation-before">[</text:span>ⁿda.ˈʁi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yam.</text:span><text:span text:style-name="xitem_.tpi_definition_.en_sense_senses_entry_letData"><text:span text:style-name="xitem_xitem.definition-before"> </text:span>wanpela kain yam.</text:span><text:span text:style-name="definition-after"> </text:span><text:span text:style-name="example_.bzh_examples_sense_senses_entry_letData">Dëvun go dahid.<text:span text:style-name="example-after"> </text:span></text:span><text:span text:style-name="translation_.en_translations_examples_sense_senses_entry_letData">They are planting <text:span text:style-name="span_.bzh_translation_.en_translations_examples_sense_senses_entry_letData">dahid</text:span> yams.<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his<text:span text:style-name="headword-after">  </text:span></text:span><text:span text:style-name="pronunciation_.bzh-fonipa_pronunciations_entry_letData"><text:span text:style-name="pronunciation-before">[</text:span>ˈⁿda.ʁit͡ʃ<text:span text:style-name="pronunciation-after">]</text:span></text:span><text:span text:style-name="pronunciations-after"> </text:span><text:span text:style-name="partofspeech_.en_grammaticalinfo_sense_senses_entry_letData">Adj<text:span text:style-name="partofspeech-after"> </text:span></text:span><text:span text:style-name="grammaticalinfo-after"> </text:span><text:span text:style-name="xitem_.en_definition_.en_sense_senses_entry_letData">closed, complete.</text:span><text:span text:style-name="xitem_.tpi_definition_.en_sense_senses_entry_letData"><text:span text:style-name="xitem_xitem.definition-before"> </text:span>pas, i no gat hul.</text:span><text:span text:style-name="definition-after"> </text:span><text:span text:style-name="example_.bzh_examples_sense_senses_entry_letData">Vonġ metu dahis ggökin.<text:span text:style-name="example-after"> </text:span></text:span><text:span text:style-name="translation_.en_translations_examples_sense_senses_entry_letData">She closed it off again.<text:span text:style-name="translation-after"> </text:span></text:span><text:span text:style-name="examples-after"> </text:span><text:span text:style-name="semanticdomainabbr_.en_semanticdomains_sense_senses_entry_letData"><text:span text:style-name="semanticdomains-before">(sem. domains: </text:span>7.3.6<text:span text:style-name="semanticdomainabbr-after"> - </text:span></text:span><text:span text:style-name="semanticdomainname_.en_semanticdomains_sense_senses_entry_letData">Open</text:span><text:span text:style-name="semanticdomains-after">.) </text:span><text:span text:style-name="LexEntryTypepublishStemComplexFormTypeReverseAbbrPub_.en_complexformtype_complexformrefs_entry_letData">Id.</text:span><text:span text:style-name="complexformtype-after"> </text:span><text:span text:style-name="complexformform_.bzh_complexformrefs_entry_letData">dahis ti<text:span text:style-name="complexformform-after"> </text:span></text:span><text:span text:style-name="complexformrefs-after"> </text:span></text:p>
        <text:p text:style-name="entry_letData"><text:span text:style-name="headword_.bzh_entry_letData">dahis ti<text:span text:style-name="headword-after">  </text:span></text:span><text:span text:style-name="pronunciation_.bzh-fonipa_pronunciations_entry_letData"><text:span text:style-name="pronunciation-before">[</text:span>ˈⁿda.ʁit͡ʃ ti<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LexEntrypublishStemComponentTargetMLHeadWordPub_.bzh_entryrefcomponent_primaryrefs_entry_letData">dahis</text:span><text:span text:style-name="primaryrefs-after">) </text:span><text:span text:style-name="xitem_.en_definition_.en_sense_senses_entry_letData">twenty, from the fingers and toes of a complete person.</text:span><text:span text:style-name="xitem_.tpi_definition_.en_sense_senses_entry_letData"><text:span text:style-name="xitem_xitem.definition-before"> </text:span>tupela ten.</text:span><text:span text:style-name="definition-after"> </text:span><text:span text:style-name="example_.bzh_examples_sense_senses_entry_letData">dahis luu.<text:span text:style-name="example-after"> </text:span></text:span><text:span text:style-name="translation_.en_translations_examples_sense_senses_entry_letData">forty.<text:span text:style-name="translation-after"> </text:span></text:span><text:span text:style-name="examples-after"> </text:span><text:span text:style-name="xsensenumber_sense_senses_entry_letData"><text:span text:style-name="sense_sense.senses-before">  </text:span>2) </text:span><text:span text:style-name="xitem_.en_definition_.en_sense_senses_entry_letData">two kina--from one pound; the original Australian currency had 20 shillings in the pound.</text:span><text:span text:style-name="xitem_.tpi_definition_.en_sense_senses_entry_letData"><text:span text:style-name="xitem_xitem.definition-before"> </text:span>tu kina.</text:span><text:span text:style-name="definition-after"> </text:span><text:span text:style-name="example_.bzh_examples_sense_senses_entry_letData">Monë dahis luu.<text:span text:style-name="example-after"> </text:span></text:span><text:span text:style-name="translation_.en_translations_examples_sense_senses_entry_letData">K4.<text:span text:style-name="translation-after"> </text:span></text:span><text:span text:style-name="examples-after"> </text:span><text:span text:style-name="semanticdomainabbr_.en_xitem_semanticdomains_sense_senses_entry_letData"><text:span text:style-name="semanticdomains-before">(sem. domains: </text:span>6.8.6<text:span text:style-name="semanticdomainabbr-after"> - </text:span></text:span><text:span text:style-name="semanticdomainname_.en_xitem_semanticdomains_sense_senses_entry_letData">Money</text:span><text:span text:style-name="semanticdomainabbr_.en_xitem_semanticdomains_sense_senses_entry_letData"><text:span text:style-name="xitem_xitem.semanticdomains-before">, </text:span>8.1.1.1<text:span text:style-name="semanticdomainabbr-after"> - </text:span></text:span><text:span text:style-name="semanticdomainname_.en_xitem_semanticdomains_sense_senses_entry_letData">Cardinal numbers</text:span><text:span text:style-name="semanticdomains-after">.) </text:span></text:p>
        <text:p text:style-name="entry_letData"><text:span text:style-name="headword_.bzh_entry_letData">dahisoong<text:span text:style-name="headword-after">  </text:span></text:span><text:span text:style-name="pronunciation_.bzh-fonipa_pronunciations_entry_letData"><text:span text:style-name="pronunciation-before">[</text:span>ⁿda.ʁi.t͡ʃoːŋ<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eighth son, the eighth male issue of a woman-this is very rarely heard, for obvious reasons.</text:span><text:span text:style-name="xitem_.tpi_definition_.en_sense_senses_entry_letData"><text:span text:style-name="xitem_xitem.definition-before"> </text:span>namba et pikinini man.</text:span><text:span text:style-name="definition-after"> </text:span><text:span text:style-name="example_.bzh_examples_sense_senses_entry_letData">Avëh nġahiseḳë su dëḳo naluj medetöḳ ya dahisoong rë.<text:span text:style-name="example-after"> </text:span></text:span><text:span text:style-name="translation_.en_translations_examples_sense_senses_entry_letData">There aren't many women who bear eight sons.<text:span text:style-name="translation-after"> </text:span></text:span><text:span text:style-name="examples-after"> </text:span><text:span text:style-name="lexreftype_.en_relations_sense_senses_entry_letData">Nmc<text:span text:style-name="lexreftype-after">: </text:span></text:span><text:span text:style-name="sensecrossref_.bzh_lexreftargets_relations_sense_senses_entry_letData">dahisoong</text:span><text:span text:style-name="relations-after">. </text:span><text:span text:style-name="semanticdomainabbr_.en_xitem_semanticdomains_sense_senses_entry_letData"><text:span text:style-name="semanticdomains-before">(sem. domains: </text:span>4.1.9.1<text:span text:style-name="semanticdomainabbr-after"> - </text:span></text:span><text:span text:style-name="semanticdomainname_.en_xitem_semanticdomains_sense_senses_entry_letData">Related by birth</text:span><text:span text:style-name="semanticdomainabbr_.en_xitem_semanticdomains_sense_senses_entry_letData"><text:span text:style-name="xitem_xitem.semanticdomains-before">, </text:span>8.1.1.2<text:span text:style-name="semanticdomainabbr-after"> - </text:span></text:span><text:span text:style-name="semanticdomainname_.en_xitem_semanticdomains_sense_senses_entry_letData">Ordinal numbers</text:span><text:span text:style-name="semanticdomains-after">.) </text:span></text:p>
        <text:p text:style-name="entry_letData"><text:span text:style-name="headword_.bzh_entry_letData">dahoov<text:span text:style-name="headword-after">  </text:span></text:span><text:span text:style-name="pronunciation_.bzh-fonipa_pronunciations_entry_letData"><text:span text:style-name="pronunciation-before">[</text:span>ⁿda.ˈʁoːβ<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woody tuber-a variety of <text:span text:style-name="span_.bzh_xitem_.en_definition_.en_sense_senses_entry_letData">ḳevileḳ,</text:span> which is like yam but woody.</text:span><text:span text:style-name="xitem_.tpi_definition_.en_sense_senses_entry_letData"><text:span text:style-name="xitem_xitem.definition-before"> </text:span>mami.</text:span><text:span text:style-name="definition-after"> </text:span><text:span text:style-name="example_.bzh_examples_sense_senses_entry_letData">Sevun dahoov loḳ damun.<text:span text:style-name="example-after"> </text:span></text:span><text:span text:style-name="translation_.en_translations_examples_sense_senses_entry_letData">I planted the <text:span text:style-name="span_.bzh_translation_.en_translations_examples_sense_senses_entry_letData">dahoov</text:span> in the anthill.<text:span text:style-name="translation-after"> </text:span></text:span><text:span text:style-name="examples-after"> </text:span><text:span text:style-name="lexreftype_.en_xitem_relations_sense_senses_entry_letData">spec<text:span text:style-name="lexreftype-after">: </text:span></text:span><text:span text:style-name="lexreftype_.en_xitem_relations_sense_senses_entry_letData"><text:span text:style-name="xitem_xitem.relations-before">; </text:span>spec<text:span text:style-name="lexreftype-after">: </text:span></text:span><text:span text:style-name="sensecrossref_.bzh_xitem_lexreftargets_xitem_relations_sense_senses_entry_letData">dahuk</text:span><text:span text:style-name="sensecrossref_.bzh_xitem_lexreftargets_xitem_relations_sense_senses_entry_letData"><text:span text:style-name="xitem_xitem.lexreftargets-before">, </text:span>danġaat</text:span><text:span text:style-name="relations-after">. </text:span><text:span text:style-name="semanticdomainabbr_.en_semanticdomains_sense_senses_entry_letData"><text:span text:style-name="semanticdomains-before">(sem. domains: </text:span>1.5.5<text:span text:style-name="semanticdomainabbr-after"> - </text:span></text:span><text:span text:style-name="semanticdomainname_.en_semanticdomains_sense_senses_entry_letData">Parts of a plant</text:span><text:span text:style-name="semanticdomains-after">.) </text:span></text:p>
        <text:p text:style-name="entry_letData"><text:span text:style-name="headword_.bzh_entry_letData">dahuk<text:span text:style-name="headword-after">  </text:span></text:span><text:span text:style-name="pronunciation_.bzh-fonipa_pronunciations_entry_letData"><text:span text:style-name="pronunciation-before">[</text:span>ⁿda.ˈʁuk<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taro yellow in colour.</text:span><text:span text:style-name="xitem_.tpi_definition_.en_sense_senses_entry_letData"><text:span text:style-name="xitem_xitem.definition-before"> </text:span>wanpela kain taro.</text:span><text:span text:style-name="definition-after"> </text:span><text:span text:style-name="example_.bzh_examples_sense_senses_entry_letData">Alam böp wirek hir bik ti arë nebë dahuk, mala nisanġsanġ.<text:span text:style-name="example-after"> </text:span></text:span><text:span text:style-name="translation_.en_translations_examples_sense_senses_entry_letData">People before had a taro whose name was  <text:span text:style-name="span_.bzh_translation_.en_translations_examples_sense_senses_entry_letData">dahuk</text:span>, a yellow one.<text:span text:style-name="translation-after"> </text:span></text:span><text:span text:style-name="examples-after"> </text:span><text:span text:style-name="lexreftype_.en_xitem_relations_sense_senses_entry_letData">gen<text:span text:style-name="lexreftype-after">: </text:span></text:span><text:span text:style-name="sensecrossref_.bzh_lexreftargets_xitem_relations_sense_senses_entry_letData">dahoov</text:span><text:span text:style-name="lexreftype_.en_xitem_relations_sense_senses_entry_letData"><text:span text:style-name="xitem_xitem.relations-before">; </text:span>spec<text:span text:style-name="lexreftype-after">: </text:span></text:span><text:span text:style-name="relations-after">. </text:span><text:span text:style-name="semanticdomainabbr_.en_semanticdomains_sense_senses_entry_letData"><text:span text:style-name="semanticdomains-before">(sem. domains: </text:span>5.2<text:span text:style-name="semanticdomainabbr-after"> - </text:span></text:span><text:span text:style-name="semanticdomainname_.en_semanticdomains_sense_senses_entry_letData">Food</text:span><text:span text:style-name="semanticdomains-after">.) </text:span></text:p>
        <text:p text:style-name="entry_letData"><text:span text:style-name="headword_.bzh_entry_letData">dahun<text:span text:style-name="headword-after">  </text:span></text:span><text:span text:style-name="pronunciation_.bzh-fonipa_pronunciations_entry_letData"><text:span text:style-name="pronunciation-before">[</text:span>ⁿda.ˈʁun<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sensenumber_sense_senses_entry_letData">1) </text:span><text:span text:style-name="xitem_.en_definition_.en_sense_senses_entry_letData">cover,fill in.</text:span><text:span text:style-name="xitem_.tpi_definition_.en_sense_senses_entry_letData"><text:span text:style-name="xitem_xitem.definition-before"> </text:span>karamapim long graun.</text:span><text:span text:style-name="definition-after"> </text:span><text:span text:style-name="example_.bzh_examples_sense_senses_entry_letData">Sa nedahun yah in go.<text:span text:style-name="example-after"> </text:span></text:span><text:span text:style-name="translation_.en_translations_examples_sense_senses_entry_letData">I covered the yam over again.<text:span text:style-name="translation-after"> </text:span></text:span><text:span text:style-name="examples-after"> </text:span><text:span text:style-name="semanticdomainabbr_.en_semanticdomains_sense_senses_entry_letData"><text:span text:style-name="semanticdomains-before">(sem. domains: </text:span>7.3.7<text:span text:style-name="semanticdomainabbr-after"> - </text:span></text:span><text:span text:style-name="semanticdomainname_.en_semanticdomains_sense_senses_entry_letData">Cover</text:span><text:span text:style-name="semanticdomains-after">.) </text:span><text:span text:style-name="xsensenumber_sense_senses_entry_letData"><text:span text:style-name="sense_sense.senses-before">  </text:span>2) </text:span><text:span text:style-name="xitem_.en_definition_.en_sense_senses_entry_letData">hide.</text:span><text:span text:style-name="xitem_.tpi_definition_.en_sense_senses_entry_letData"><text:span text:style-name="xitem_xitem.definition-before"> </text:span>haitim.</text:span><text:span text:style-name="definition-after"> </text:span><text:span text:style-name="example_.bzh_examples_sense_senses_entry_letData">Delah ġaġek vun.<text:span text:style-name="example-after"> </text:span></text:span><text:span text:style-name="translation_.en_translations_examples_sense_senses_entry_letData">They kept the matter secret.<text:span text:style-name="translation-after"> </text:span></text:span><text:span text:style-name="examples-after"> </text:span><text:span text:style-name="semanticdomainabbr_.en_xitem_semanticdomains_sense_senses_entry_letData"><text:span text:style-name="semanticdomains-before">(sem. domains: </text:span>3.2.3.1<text:span text:style-name="semanticdomainabbr-after"> - </text:span></text:span><text:span text:style-name="semanticdomainname_.en_xitem_semanticdomains_sense_senses_entry_letData">Known, unknown</text:span><text:span text:style-name="semanticdomainabbr_.en_xitem_semanticdomains_sense_senses_entry_letData"><text:span text:style-name="xitem_xitem.semanticdomains-before">, </text:span>3.2.3.3<text:span text:style-name="semanticdomainabbr-after"> - </text:span></text:span><text:span text:style-name="semanticdomainname_.en_xitem_semanticdomains_sense_senses_entry_letData">Secret</text:span><text:span text:style-name="semanticdomainabbr_.en_xitem_semanticdomains_sense_senses_entry_letData"><text:span text:style-name="xitem_xitem.semanticdomains-before">, </text:span>5.3<text:span text:style-name="semanticdomainabbr-after"> - </text:span></text:span><text:span text:style-name="semanticdomainname_.en_xitem_semanticdomains_sense_senses_entry_letData">Clothing</text:span><text:span text:style-name="semanticdomains-after">.) </text:span><text:span text:style-name="xsensenumber_sense_senses_entry_letData"><text:span text:style-name="sense_sense.senses-before">  </text:span>3) </text:span><text:span text:style-name="xitem_.en_definition_.en_sense_senses_entry_letData">forgive.</text:span><text:span text:style-name="xitem_.tpi_definition_.en_sense_senses_entry_letData"><text:span text:style-name="xitem_xitem.definition-before"> </text:span>daunim.</text:span><text:span text:style-name="definition-after"> </text:span><text:span text:style-name="example_.bzh_examples_sense_senses_entry_letData">Hil dahun mehönon hir nġaa nipaya na.<text:span text:style-name="example-after"> </text:span></text:span><text:span text:style-name="translation_.en_translations_examples_sense_senses_entry_letData">We should forgive people's sins.<text:span text:style-name="translation-after"> </text:span></text:span><text:span text:style-name="examples-after"> </text:span><text:span text:style-name="semanticdomainabbr_.en_semanticdomains_sense_senses_entry_letData"><text:span text:style-name="semanticdomains-before">(sem. domains: </text:span>4.8.4.7<text:span text:style-name="semanticdomainabbr-after"> - </text:span></text:span><text:span text:style-name="semanticdomainname_.en_semanticdomains_sense_senses_entry_letData">Forgive</text:span><text:span text:style-name="semanticdomains-after">.) </text:span></text:p>
        <text:p text:style-name="entry_letData"><text:span text:style-name="headword_.bzh_entry_letData">dali<text:span text:style-name="headword-after">  </text:span></text:span><text:span text:style-name="pronunciation_.bzh-fonipa_pronunciations_entry_letData"><text:span text:style-name="pronunciation-before">[</text:span>ˈⁿda.l̪i<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forbidden.</text:span><text:span text:style-name="xitem_.tpi_definition_.en_sense_senses_entry_letData"><text:span text:style-name="xitem_xitem.definition-before"> </text:span>tambuim.</text:span><text:span text:style-name="definition-after"> </text:span><text:span text:style-name="example_.bzh_examples_sense_senses_entry_letData">Dali ggërin om su rëḳ nam gelë hil rë.<text:span text:style-name="example-after"> </text:span></text:span><text:span text:style-name="translation_.en_translations_examples_sense_senses_entry_letData">A vow prevents him so he won't come to see us.<text:span text:style-name="translation-after"> </text:span></text:span><text:span text:style-name="examples-after"> </text:span></text:p>
        <text:p text:style-name="entry_letData"><text:span text:style-name="headword_.bzh_entry_letData">dalibeng<text:span text:style-name="headword-after">  </text:span></text:span><text:span text:style-name="pronunciation_.bzh-fonipa_pronunciations_entry_letData"><text:span text:style-name="pronunciation-before">[</text:span>ⁿda.ˈl̪iᵐb.əŋ <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tree the bark of which was chewed by women along with <text:span text:style-name="span_.bzh_xitem_.en_definition_.en_sense_senses_entry_letData">monmon</text:span> bark. This made their mouths red and was used to make them attractive to men. It was the women's equivalent of the <text:span text:style-name="span_.bzh_xitem_.en_definition_.en_sense_senses_entry_letData">naböö</text:span> used by men to attract women.</text:span><text:span text:style-name="xitem_.tpi_definition_.en_sense_senses_entry_letData"><text:span text:style-name="xitem_xitem.definition-before"> </text:span>wanpela kain diwai.</text:span><text:span text:style-name="definition-after"> </text:span><text:span text:style-name="example_.bzh_examples_sense_senses_entry_letData">Avëh dëëgga dalibeng los monmon nebë bebumeng.<text:span text:style-name="example-after"> </text:span></text:span><text:span text:style-name="translation_.en_translations_examples_sense_senses_entry_letData">Women chew <text:span text:style-name="span_.bzh_translation_.en_translations_examples_sense_senses_entry_letData">dalibeng</text:span> with <text:span text:style-name="span_.bzh_translation_.en_translations_examples_sense_senses_entry_letData">monmon</text:span> like betel.<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cientificname_sense_senses_entry_letData">Euphorbiaceae, Breynia cernua (Decne) Muell. Arg.<text:span text:style-name="scientificname-after"> </text:span></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lödin<text:span text:style-name="headword-after">  </text:span></text:span><text:span text:style-name="pronunciation_.bzh-fonipa_pronunciations_entry_letData"><text:span text:style-name="pronunciation-before">[</text:span>ⁿda.ˈl̪ɔⁿd.in<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bounce around, sway about-as the end of a long slender object being carried over the shoulder.</text:span><text:span text:style-name="xitem_.tpi_definition_.en_sense_senses_entry_letData"><text:span text:style-name="xitem_xitem.definition-before"> </text:span>i longpela na i no strong.</text:span><text:span text:style-name="definition-after"> </text:span><text:span text:style-name="example_.bzh_examples_sense_senses_entry_letData">Kerë löv rëḳ ading om nedalödin.<text:span text:style-name="example-after"> </text:span></text:span><text:span text:style-name="translation_.en_translations_examples_sense_senses_entry_letData">He carried a stick of sugarcane, but it was long and swayed about (as he walked).<text:span text:style-name="translation-after"> </text:span></text:span><text:span text:style-name="examples-after"> </text:span><text:span text:style-name="semanticdomainabbr_.en_xitem_semanticdomains_sense_senses_entry_letData"><text:span text:style-name="semanticdomains-before">(sem. domains: </text:span>7.2.2.8<text:span text:style-name="semanticdomainabbr-after"> - </text:span></text:span><text:span text:style-name="semanticdomainname_.en_xitem_semanticdomains_sense_senses_entry_letData">Move back and forth</text:span><text:span text:style-name="semanticdomainabbr_.en_xitem_semanticdomains_sense_senses_entry_letData"><text:span text:style-name="xitem_xitem.semanticdomains-before">, </text:span>7.3.1.3<text:span text:style-name="semanticdomainabbr-after"> - </text:span></text:span><text:span text:style-name="semanticdomainname_.en_xitem_semanticdomains_sense_senses_entry_letData">Shake</text:span><text:span text:style-name="semanticdomains-after">.) </text:span></text:p>
        <text:p text:style-name="entry_letData"><text:span text:style-name="headword_.bzh_entry_letData">damun<text:span text:style-name="headword-after">  </text:span></text:span><text:span text:style-name="pronunciation_.bzh-fonipa_pronunciations_entry_letData"><text:span text:style-name="pronunciation-before">[</text:span>ⁿda.ˈmu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 a variety of ants which build anthills.</text:span><text:span text:style-name="xitem_.tpi_definition_.en_sense_senses_entry_letData"><text:span text:style-name="xitem_xitem.definition-before"> </text:span>wanpela kain anis.</text:span><text:span text:style-name="definition-after"> </text:span><text:span text:style-name="example_.bzh_examples_sense_senses_entry_letData">Damun ruḳ loḳ heek babu.<text:span text:style-name="example-after"> </text:span></text:span><text:span text:style-name="translation_.en_translations_examples_sense_senses_entry_letData">The ants built their mound up at the front of the fence.<text:span text:style-name="translation-after"> </text:span></text:span><text:span text:style-name="examples-after"> </text:span><text:span text:style-name="xsensenumber_sense_senses_entry_letData"><text:span text:style-name="sense_sense.senses-before">  </text:span>2) </text:span><text:span text:style-name="xitem_.en_definition_.en_sense_senses_entry_letData">anthill-the mounds made by ants.</text:span><text:span text:style-name="xitem_.tpi_definition_.en_sense_senses_entry_letData"><text:span text:style-name="xitem_xitem.definition-before"> </text:span>haus maunten bilong anis.</text:span><text:span text:style-name="definition-after"> </text:span><text:span text:style-name="example_.bzh_xitem_examples_sense_senses_entry_letData">Yoo ḳo nalu loḳ damun.<text:span text:style-name="example-after"> </text:span></text:span><text:span text:style-name="translation_.en_translations_xitem_examples_sense_senses_entry_letData">The python laid its eggs in the anthill..<text:span text:style-name="translation-after"> </text:span></text:span><text:span text:style-name="example_.bzh_xitem_examples_sense_senses_entry_letData"><text:span text:style-name="xitem_xitem.examples-before">  </text:span>Lev damun gehuk amego loḳ.<text:span text:style-name="example-after"> </text:span></text:span><text:span text:style-name="translation_.en_translations_xitem_examples_sense_senses_entry_letData">She dug into the ant's nest and planted the tapioca in it.<text:span text:style-name="translation-after"> </text:span></text:span><text:span text:style-name="examples-after"> </text:span><text:span text:style-name="semanticdomainabbr_.en_semanticdomains_sense_senses_entry_letData"><text:span text:style-name="semanticdomains-before">(sem. domains: </text:span>1.2.1.1<text:span text:style-name="semanticdomainabbr-after"> - </text:span></text:span><text:span text:style-name="semanticdomainname_.en_semanticdomains_sense_senses_entry_letData">Mountain</text:span><text:span text:style-name="semanticdomains-after">.) </text:span></text:p>
        <text:p text:style-name="entry_letData"><text:span text:style-name="headword_.bzh_entry_letData">danaad<text:span text:style-name="headword-after">  </text:span></text:span><text:span text:style-name="pronunciation_.bzh-fonipa_pronunciations_entry_letData"><text:span text:style-name="pronunciation-before">[</text:span>ⁿda.ˈnaː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xe.</text:span><text:span text:style-name="xitem_.tpi_definition_.en_sense_senses_entry_letData"><text:span text:style-name="xitem_xitem.definition-before"> </text:span>akis.</text:span><text:span text:style-name="definition-after"> </text:span><text:span text:style-name="example_.bzh_examples_sense_senses_entry_letData">Alam böp la wirek denër ḳoov bë danaad.<text:span text:style-name="example-after"> </text:span></text:span><text:span text:style-name="translation_.en_translations_examples_sense_senses_entry_letData">Some people used to call axes <text:span text:style-name="span_.bzh_translation_.en_translations_examples_sense_senses_entry_letData">danaad.</text:span><text:span text:style-name="translation-after"> </text:span></text:span><text:span text:style-name="examples-after"> </text:span><text:span text:style-name="semanticdomainabbr_.en_semanticdomains_sense_senses_entry_letData"><text:span text:style-name="semanticdomains-before">(sem. domains: </text:span>6.2.8<text:span text:style-name="semanticdomainabbr-after"> - </text:span></text:span><text:span text:style-name="semanticdomainname_.en_semanticdomains_sense_senses_entry_letData">Agricultural tool</text:span><text:span text:style-name="semanticdomains-after">.) </text:span></text:p>
        <text:p text:style-name="entry_letData"><draw:frame draw:style-name="Graphics1" draw:name="Graphics1" text:anchor-type="paragraph" draw:z-index="1" svg:width="1.20481927710843in" svg:height="1.0in"><draw:text-box fo:min-height="0in"><draw:frame draw:style-name="Graphics1" draw:name="Graphics1" text:anchor-type="paragraph" svg:width="1.20481927710843in" svg:height="1.0in"><draw:image xlink:type="simple" xlink:show="embed" xlink:actuatet="onLoad" xlink:href="Pictures/2.jpg"/><svg:desc>danidek</svg:desc></draw:frame><text:p text:style-name="pictureCaption_pictureRight_entry_letData"><text:span text:style-name="span_.bzh_pictureLabel_.en_pictureCaption_pictureRight_entry_letData">danidek</text:span></text:p></draw:text-box></draw:frame><text:span text:style-name="headword_.bzh_entry_letData">danidek<text:span text:style-name="headword-after">  </text:span></text:span><text:span text:style-name="pronunciation_.bzh-fonipa_pronunciations_entry_letData"><text:span text:style-name="pronunciation-before">[</text:span>ⁿda.ˈniⁿd.ək<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wasp.</text:span><text:span text:style-name="xitem_.tpi_definition_.en_sense_senses_entry_letData"><text:span text:style-name="xitem_xitem.definition-before"> </text:span>ninik.</text:span><text:span text:style-name="definition-after"> </text:span><text:span text:style-name="example_.bzh_examples_sense_senses_entry_letData">Ketul ġelönġ raḳ danidek.<text:span text:style-name="example-after"> </text:span></text:span><text:span text:style-name="translation_.en_translations_examples_sense_senses_entry_letData">He crushed the stone onto the wasp.<text:span text:style-name="translation-after"> </text:span></text:span><text:span text:style-name="examples-after"> </text:span><text:span text:style-name="lexreftype_.en_relations_sense_senses_entry_letData">spec<text:span text:style-name="lexreftype-after">: </text:span></text:span><text:span text:style-name="sensecrossref_.bzh_lexreftargets_relations_sense_senses_entry_letData">deġödahë</text:span><text:span text:style-name="relations-after">. </text:span><text:span text:style-name="semanticdomainabbr_.en_semanticdomains_sense_senses_entry_letData"><text:span text:style-name="semanticdomains-before">(sem. domains: </text:span>1.6.1.7<text:span text:style-name="semanticdomainabbr-after"> - </text:span></text:span><text:span text:style-name="semanticdomainname_.en_semanticdomains_sense_senses_entry_letData">Insect</text:span><text:span text:style-name="semanticdomains-after">.) </text:span></text:p>
        <text:p text:style-name="entry_letData"><text:span text:style-name="headword_.bzh_entry_letData">danġaat<text:span text:style-name="headword-after">  </text:span></text:span><text:span text:style-name="pronunciation_.bzh-fonipa_pronunciations_entry_letData"><text:span text:style-name="pronunciation-before">[</text:span>ⁿda.ˈɴaːt<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wild inedible variety of banana similar to ted which grows in the grasslands.</text:span><text:span text:style-name="xitem_.tpi_definition_.en_sense_senses_entry_letData"><text:span text:style-name="xitem_xitem.definition-before"> </text:span>wanpela kain wail banana bilong ples kunai.</text:span><text:span text:style-name="definition-after"> </text:span><text:span text:style-name="example_.bzh_examples_sense_senses_entry_letData">Ketöv danġaat metunġ loḳ ya numeng.<text:span text:style-name="example-after"> </text:span></text:span><text:span text:style-name="translation_.en_translations_examples_sense_senses_entry_letData">He cut the <text:span text:style-name="span_.bzh_translation_.en_translations_examples_sense_senses_entry_letData">danġaat</text:span> bananas and put them in the garden house.<text:span text:style-name="translation-after"> </text:span></text:span><text:span text:style-name="examples-after"> </text:span><text:span text:style-name="lexreftype_.en_xitem_relations_sense_senses_entry_letData">gen<text:span text:style-name="lexreftype-after">: </text:span></text:span><text:span text:style-name="sensecrossref_.bzh_lexreftargets_xitem_relations_sense_senses_entry_letData">dahoov</text:span><text:span text:style-name="lexreftype_.en_xitem_relations_sense_senses_entry_letData"><text:span text:style-name="xitem_xitem.relations-before">; </text:span>spec<text:span text:style-name="lexreftype-after">: </text:span></text:span><text:span text:style-name="sensecrossref_.bzh_lexreftargets_xitem_relations_sense_senses_entry_letData">duv</text:span><text:span text:style-name="relations-after">. </text:span><text:span text:style-name="scientificname_sense_senses_entry_letData">Musa sp.<text:span text:style-name="scientificname-after"> </text:span></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nġadanġ<text:span text:style-name="headword-after">  </text:span></text:span><text:span text:style-name="pronunciation_.bzh-fonipa_pronunciations_entry_letData"><text:span text:style-name="pronunciation-before">[</text:span>ˈⁿdaɴ.a.ⁿda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text:span text:style-name="xitem_xitem.definition-before"> </text:span>girigiri.</text:span><text:span text:style-name="definition-after"> </text:span><text:span text:style-name="example_.bzh_examples_sense_senses_entry_letData">Nevanuh danġadanġ loḳ newa.<text:span text:style-name="example-after"> </text:span></text:span><text:span text:style-name="translation_.en_translations_examples_sense_senses_entry_letData">He was wearing a <text:span text:style-name="span_.bzh_translation_.en_translations_examples_sense_senses_entry_letData">dangadang</text:span> on his breast.<text:span text:style-name="translation-after"> </text:span></text:span><text:span text:style-name="examples-after"> </text:span><text:span text:style-name="semanticdomainabbr_.en_semanticdomains_sense_senses_entry_letData"><text:span text:style-name="semanticdomains-before">(sem. domains: </text:span>4.8.3.7<text:span text:style-name="semanticdomainabbr-after"> - </text:span></text:span><text:span text:style-name="semanticdomainname_.en_semanticdomains_sense_senses_entry_letData">Weapon, shoot</text:span><text:span text:style-name="semanticdomains-after">.) </text:span></text:p>
        <text:p text:style-name="entry_letData"><text:span text:style-name="headword_.bzh_entry_letData">danġed<text:span text:style-name="xhomographnumber_headword_.bzh_entry_letData">1</text:span><text:span text:style-name="headword-after">  </text:span></text:span><text:span text:style-name="pronunciation_.bzh-fonipa_pronunciations_entry_letData"><text:span text:style-name="pronunciation-before">[</text:span>ⁿda.ˈɴɛ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yam.</text:span><text:span text:style-name="xitem_.tpi_definition_.en_sense_senses_entry_letData"><text:span text:style-name="xitem_xitem.definition-before"> </text:span>wanpela kain yam.</text:span><text:span text:style-name="definition-after"> </text:span><text:span text:style-name="example_.bzh_examples_sense_senses_entry_letData">Danġed og go niwëëk rot.<text:span text:style-name="example-after"> </text:span></text:span><text:span text:style-name="translation_.en_translations_examples_sense_senses_entry_letData">The <text:span text:style-name="span_.bzh_translation_.en_translations_examples_sense_senses_entry_letData">danġed</text:span> is a very strong yam.<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gwem<text:span text:style-name="xhomographnumber_sensecrossref_.bzh_lexreftargets_relations_sense_senses_entry_letData">1</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anġed<text:span text:style-name="xhomographnumber_headword_.bzh_entry_letData">2</text:span><text:span text:style-name="headword-after">  </text:span></text:span><text:span text:style-name="pronunciation_.bzh-fonipa_pronunciations_entry_letData"><text:span text:style-name="pronunciation-before">[</text:span>ⁿda.ˈɴɛ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small dove-like bird, these are caught using bird nets and are a small variety of <text:span text:style-name="span_.bzh_xitem_.en_definition_.en_sense_senses_entry_letData">ḳuuḳ</text:span>.</text:span><text:span text:style-name="xitem_.tpi_definition_.en_sense_senses_entry_letData"><text:span text:style-name="xitem_xitem.definition-before"> </text:span>wanpela kain pisin.</text:span><text:span text:style-name="definition-after"> </text:span><text:span text:style-name="example_.bzh_examples_sense_senses_entry_letData">Hurmahen devanëh danġed raḳ tepum.<text:span text:style-name="example-after"> </text:span></text:span><text:span text:style-name="translation_.en_translations_examples_sense_senses_entry_letData">The children shot the <text:span text:style-name="span_.bzh_translation_.en_translations_examples_sense_senses_entry_letData">danġed</text:span> with a blunt-ended arrow.<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eenġ</text:span><text:span text:style-name="relations-after">. </text:span><text:span text:style-name="semanticdomainabbr_.en_semanticdomains_sense_senses_entry_letData"><text:span text:style-name="semanticdomains-before">(sem. domains: </text:span>1.6.1.2<text:span text:style-name="semanticdomainabbr-after"> - </text:span></text:span><text:span text:style-name="semanticdomainname_.en_semanticdomains_sense_senses_entry_letData">Bird</text:span><text:span text:style-name="semanticdomains-after">.) </text:span></text:p>
        <text:p text:style-name="entry_letData"><text:span text:style-name="headword_.bzh_entry_letData">danġödenġ<text:span text:style-name="headword-after">  </text:span></text:span><text:span text:style-name="pronunciation_.bzh-fonipa_pronunciations_entry_letData"><text:span text:style-name="pronunciation-before">[</text:span>ⁿda.ˈɴɔⁿd.əɴ<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groan, moan, grunt.</text:span><text:span text:style-name="xitem_.tpi_definition_.en_sense_senses_entry_letData"><text:span text:style-name="xitem_xitem.definition-before"> </text:span>krai bilong manmeri i karim pen.</text:span><text:span text:style-name="definition-after"> </text:span><text:span text:style-name="example_.bzh_xitem_examples_sense_senses_entry_letData">Ggëp nedanġödenġ in niraḳ.<text:span text:style-name="example-after"> </text:span></text:span><text:span text:style-name="translation_.en_translations_xitem_examples_sense_senses_entry_letData">He lay moaning because he was sick.<text:span text:style-name="translation-after"> </text:span></text:span><text:span text:style-name="example_.bzh_xitem_examples_sense_senses_entry_letData"><text:span text:style-name="xitem_xitem.examples-before">  </text:span>Danġödenġ nebë bööḳ.<text:span text:style-name="example-after"> </text:span></text:span><text:span text:style-name="translation_.en_translations_xitem_examples_sense_senses_entry_letData">He grunted like a pig.<text:span text:style-name="translation-after"> </text:span></text:span><text:span text:style-name="examples-after"> </text:span><text:span text:style-name="semanticdomainabbr_.en_xitem_semanticdomains_sense_senses_entry_letData"><text:span text:style-name="semanticdomains-before">(sem. domains: </text:span>2.6.6.4<text:span text:style-name="semanticdomainabbr-after"> - </text:span></text:span><text:span text:style-name="semanticdomainname_.en_xitem_semanticdomains_sense_senses_entry_letData">Mourn</text:span><text:span text:style-name="semanticdomainabbr_.en_xitem_semanticdomains_sense_senses_entry_letData"><text:span text:style-name="xitem_xitem.semanticdomains-before">, </text:span>3.5.6.4<text:span text:style-name="semanticdomainabbr-after"> - </text:span></text:span><text:span text:style-name="semanticdomainname_.en_xitem_semanticdomains_sense_senses_entry_letData">Laugh</text:span><text:span text:style-name="semanticdomainabbr_.en_xitem_semanticdomains_sense_senses_entry_letData"><text:span text:style-name="xitem_xitem.semanticdomains-before">, </text:span>3.5.6.5<text:span text:style-name="semanticdomainabbr-after"> - </text:span></text:span><text:span text:style-name="semanticdomainname_.en_xitem_semanticdomains_sense_senses_entry_letData">Cry, tear</text:span><text:span text:style-name="semanticdomainabbr_.en_xitem_semanticdomains_sense_senses_entry_letData"><text:span text:style-name="xitem_xitem.semanticdomains-before">, </text:span>4.2.8<text:span text:style-name="semanticdomainabbr-after"> - </text:span></text:span><text:span text:style-name="semanticdomainname_.en_xitem_semanticdomains_sense_senses_entry_letData">Humor</text:span><text:span text:style-name="semanticdomainabbr_.en_xitem_semanticdomains_sense_senses_entry_letData"><text:span text:style-name="xitem_xitem.semanticdomains-before">, </text:span>4.2.8.1<text:span text:style-name="semanticdomainabbr-after"> - </text:span></text:span><text:span text:style-name="semanticdomainname_.en_xitem_semanticdomains_sense_senses_entry_letData">Serious</text:span><text:span text:style-name="semanticdomains-after">.) </text:span></text:p>
        <text:p text:style-name="entry_letData"><text:span text:style-name="headword_.bzh_entry_letData">daröd<text:span text:style-name="headword-after">  </text:span></text:span><text:span text:style-name="pronunciation_.bzh-fonipa_pronunciations_entry_letData"><text:span text:style-name="pronunciation-before">[</text:span>ⁿda.ˈɾɔ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bush which has orange berries.</text:span><text:span text:style-name="xitem_.tpi_definition_.en_sense_senses_entry_letData"><text:span text:style-name="xitem_xitem.definition-before"> </text:span>wanpela kain liklik bus gras i gat yelopela pikinini bilong en.</text:span><text:span text:style-name="definition-after"> </text:span><text:span text:style-name="example_.bzh_examples_sense_senses_entry_letData">Vepul daröd meḳo meya begganġnë.<text:span text:style-name="example-after"> </text:span></text:span><text:span text:style-name="translation_.en_translations_examples_sense_senses_entry_letData">She pulled out the <text:span text:style-name="span_.bzh_translation_.en_translations_examples_sense_senses_entry_letData">daröd</text:span> and took it to the village.<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duġ</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röö<text:span text:style-name="headword-after">  </text:span></text:span><text:span text:style-name="pronunciation_.bzh-fonipa_pronunciations_entry_letData"><text:span text:style-name="pronunciation-before">[</text:span>ⁿda.ˈɾɔː<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tree used for yam stakes.</text:span><text:span text:style-name="xitem_.tpi_definition_.en_sense_senses_entry_letData"><text:span text:style-name="xitem_xitem.definition-before"> </text:span>wanpela kain diwai.</text:span><text:span text:style-name="definition-after"> </text:span><text:span text:style-name="example_.bzh_examples_sense_senses_entry_letData">Ġebuv daröö in yiḳ riing.<text:span text:style-name="example-after"> </text:span></text:span><text:span text:style-name="translation_.en_translations_examples_sense_senses_entry_letData">Cut the <text:span text:style-name="span_.bzh_translation_.en_translations_examples_sense_senses_entry_letData">daröö</text:span> because it is used for yam stake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tëëk<text:span text:style-name="headword-after">  </text:span></text:span><text:span text:style-name="pronunciation_.bzh-fonipa_pronunciations_entry_letData"><text:span text:style-name="pronunciation-before">[</text:span>ⁿda.ˈteːk<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spirit, bush spirit, a variety of small bush spirit said to live in cloud in the bush. It, or they, have been seen by a number of different people, and their appearance described.</text:span><text:span text:style-name="xitem_.tpi_definition_.en_sense_senses_entry_letData"><text:span text:style-name="xitem_xitem.definition-before"> </text:span>bus tewel.</text:span><text:span text:style-name="definition-after"> </text:span><text:span text:style-name="example_.bzh_examples_sense_senses_entry_letData">Datëëk neya loḳ beggob.<text:span text:style-name="example-after"> </text:span></text:span><text:span text:style-name="translation_.en_translations_examples_sense_senses_entry_letData">The <text:span text:style-name="span_.bzh_translation_.en_translations_examples_sense_senses_entry_letData">datëëk</text:span> spirit moves around in a cloud.<text:span text:style-name="translation-after"> </text:span></text:span><text:span text:style-name="examples-after"> </text:span><text:span text:style-name="semanticdomainabbr_.en_xitem_semanticdomains_sense_senses_entry_letData"><text:span text:style-name="semanticdomains-before">(sem. domains: </text:span>1.5.3<text:span text:style-name="semanticdomainabbr-after"> - </text:span></text:span><text:span text:style-name="semanticdomainname_.en_xitem_semanticdomains_sense_senses_entry_letData">Grass, herb, vine</text:span><text:span text:style-name="semanticdomainabbr_.en_xitem_semanticdomains_sense_senses_entry_letData"><text:span text:style-name="xitem_xitem.semanticdomains-before">, </text:span>4.9.2<text:span text:style-name="semanticdomainabbr-after"> - </text:span></text:span><text:span text:style-name="semanticdomainname_.en_xitem_semanticdomains_sense_senses_entry_letData">Supernatural being</text:span><text:span text:style-name="semanticdomains-after">.) </text:span></text:p>
        <text:p text:style-name="entry_letData"><text:span text:style-name="headword_.bzh_entry_letData">datëv<text:span text:style-name="headword-after">  </text:span></text:span><text:span text:style-name="pronunciation_.bzh-fonipa_pronunciations_entry_letData"><text:span text:style-name="pronunciation-before">[</text:span>ⁿda.ˈteβ<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variety of tree with white flowers used for firewood and yamstakes. Children play with the fruit because it explodes when struck. They are struck in a pea-shooter like gadget.</text:span><text:span text:style-name="xitem_.tpi_definition_.en_sense_senses_entry_letData"><text:span text:style-name="xitem_xitem.definition-before"> </text:span>wanpela kain diwai.</text:span><text:span text:style-name="definition-after"> </text:span><text:span text:style-name="example_.bzh_examples_sense_senses_entry_letData">Datëv kweḳ anon veroo.<text:span text:style-name="example-after"> </text:span></text:span><text:span text:style-name="translation_.en_translations_examples_sense_senses_entry_letData">The <text:span text:style-name="span_.bzh_translation_.en_translations_examples_sense_senses_entry_letData">datëv</text:span> has white flower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cientificname_sense_senses_entry_letData">Ericaceae, vaccinium albicans var. pseudopsammogenes Sleum<text:span text:style-name="scientificname-after"> </text:span></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avës<text:span text:style-name="headword-after">  </text:span></text:span><text:span text:style-name="pronunciation_.bzh-fonipa_pronunciations_entry_letData"><text:span text:style-name="pronunciation-before">[</text:span>ⁿda.ˈβet͡ʃ<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lightning.</text:span><text:span text:style-name="xitem_.tpi_definition_.en_sense_senses_entry_letData"><text:span text:style-name="xitem_xitem.definition-before"> </text:span>laitning.</text:span><text:span text:style-name="definition-after"> </text:span><text:span text:style-name="example_.bzh_xitem_examples_sense_senses_entry_letData">Beggob böp vonġ medavës vër.<text:span text:style-name="example-after"> </text:span></text:span><text:span text:style-name="translation_.en_translations_xitem_examples_sense_senses_entry_letData">The big clouds caused the lightning to flash.<text:span text:style-name="translation-after"> </text:span></text:span><text:span text:style-name="example_.bzh_xitem_examples_sense_senses_entry_letData"><text:span text:style-name="xitem_xitem.examples-before">  </text:span>Yesu duḳ nom og niḳapiik rëḳ bër jaḳ nyëġ nabë davës.<text:span text:style-name="example-after"> </text:span></text:span><text:span text:style-name="translation_.en_translations_xitem_examples_sense_senses_entry_letData">When Jesus returns, his glory will be seen everywhere like lightning.<text:span text:style-name="translation-after"> </text:span></text:span><text:span text:style-name="examples-after"> </text:span><text:span text:style-name="semanticdomainabbr_.en_semanticdomains_sense_senses_entry_letData"><text:span text:style-name="semanticdomains-before">(sem. domains: </text:span>1.1.3.6<text:span text:style-name="semanticdomainabbr-after"> - </text:span></text:span><text:span text:style-name="semanticdomainname_.en_semanticdomains_sense_senses_entry_letData">Lightning, thunder</text:span><text:span text:style-name="semanticdomains-after">.) </text:span></text:p>
        <text:p text:style-name="entry_letData"><text:span text:style-name="headword_.bzh_entry_letData">david<text:span text:style-name="headword-after">  </text:span></text:span><text:span text:style-name="pronunciation_.bzh-fonipa_pronunciations_entry_letData"><text:span text:style-name="pronunciation-before">[</text:span>ⁿda.ˈβi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pole, fishing rod, a bamboo pole used as a fishing rod, or as the support to which the bird nets are fastened.</text:span><text:span text:style-name="xitem_.tpi_definition_.en_sense_senses_entry_letData"><text:span text:style-name="xitem_xitem.definition-before"> </text:span>mambu bilong pulim pis na hangimapim umben bilong kisim pisin.</text:span><text:span text:style-name="definition-after"> </text:span><text:span text:style-name="example_.bzh_examples_sense_senses_entry_letData">Yiḳ david sën dëseyu gwaaḳ raḳ medëdadii ġël raḳ ga dëvarah leḳ soḳ yi raḳ.<text:span text:style-name="example-after"> </text:span></text:span><text:span text:style-name="translation_.en_translations_examples_sense_senses_entry_letData">They tie hooks onto <text:span text:style-name="span_.bzh_translation_.en_translations_examples_sense_senses_entry_letData">david</text:span> and they catch fish and they hang bird nets on them.<text:span text:style-name="translation-after"> </text:span></text:span><text:span text:style-name="examples-after"> </text:span><text:span text:style-name="semanticdomainabbr_.en_xitem_semanticdomains_sense_senses_entry_letData"><text:span text:style-name="semanticdomains-before">(sem. domains: </text:span>6.4.5.3<text:span text:style-name="semanticdomainabbr-after"> - </text:span></text:span><text:span text:style-name="semanticdomainname_.en_xitem_semanticdomains_sense_senses_entry_letData">Fishing equipment</text:span><text:span text:style-name="semanticdomainabbr_.en_xitem_semanticdomains_sense_senses_entry_letData"><text:span text:style-name="xitem_xitem.semanticdomains-before">, </text:span>6.7.8<text:span text:style-name="semanticdomainabbr-after"> - </text:span></text:span><text:span text:style-name="semanticdomainname_.en_xitem_semanticdomains_sense_senses_entry_letData">Parts of tools</text:span><text:span text:style-name="semanticdomainabbr_.en_xitem_semanticdomains_sense_senses_entry_letData"><text:span text:style-name="xitem_xitem.semanticdomains-before">, </text:span>8.6<text:span text:style-name="semanticdomainabbr-after"> - </text:span></text:span><text:span text:style-name="semanticdomainname_.en_xitem_semanticdomains_sense_senses_entry_letData">Parts of things</text:span><text:span text:style-name="semanticdomains-after">.) </text:span></text:p>
        <text:p text:style-name="entry_letData"><text:span text:style-name="headword_.bzh_entry_letData">de-<text:span text:style-name="headword-after">  </text:span></text:span><text:span text:style-name="pronunciation_.bzh-fonipa_pronunciations_entry_letData"><text:span text:style-name="pronunciation-before">[</text:span>ⁿdə<text:span text:style-name="pronunciation-after">]</text:span></text:span><text:span text:style-name="pronunciations-after"> </text:span><text:span text:style-name="partofspeech_.en_grammaticalinfo_sense_senses_entry_letData">V<text:span text:style-name="partofspeech-after"> </text:span></text:span><text:span text:style-name="slotname_.en_slots_grammaticalinfo_sense_senses_entry_letData"><text:span text:style-name="slots-before">: </text:span>Subject Person</text:span><text:span text:style-name="grammaticalinfo-after"> </text:span><text:span text:style-name="xitem_.en_definition_.en_sense_senses_entry_letData">they, third person plural pronoun as prefixed to verbs.</text:span><text:span text:style-name="xitem_.tpi_definition_.en_sense_senses_entry_letData"><text:span text:style-name="xitem_xitem.definition-before"> </text:span>ol.</text:span><text:span text:style-name="definition-after"> </text:span><text:span text:style-name="example_.bzh_xitem_examples_sense_senses_entry_letData">Deḳo ḳupeḳ pin medeyah medeya bej.<text:span text:style-name="example-after"> </text:span></text:span><text:span text:style-name="translation_.en_translations_xitem_examples_sense_senses_entry_letData">They took all the cargo and went back to their homes.<text:span text:style-name="translation-after"> </text:span></text:span><text:span text:style-name="examples-after"> </text:span></text:p>
        <text:p text:style-name="entry_letData"><text:span text:style-name="headword_.bzh_entry_letData">debu<text:span text:style-name="xhomographnumber_headword_.bzh_entry_letData">1</text:span><text:span text:style-name="headword-after">  </text:span></text:span><text:span text:style-name="pronunciation_.bzh-fonipa_pronunciations_entry_letData"><text:span text:style-name="pronunciation-before">[</text:span>ⁿdə.ˈᵐbu<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break, crumble-usually of food in order to share it with someone else.</text:span><text:span text:style-name="xitem_.tpi_definition_.en_sense_senses_entry_letData"><text:span text:style-name="xitem_xitem.definition-before"> </text:span>brukim kaikai bilong givim long narapela man.</text:span><text:span text:style-name="definition-after"> </text:span><text:span text:style-name="example_.bzh_xitem_examples_sense_senses_entry_letData">Sëḳ debu rabönġ vahi vu honġ.<text:span text:style-name="example-after"> </text:span></text:span><text:span text:style-name="translation_.en_translations_xitem_examples_sense_senses_entry_letData">I'll break the sweetpotato and give you a bit.<text:span text:style-name="translation-after"> </text:span></text:span><text:span text:style-name="example_.bzh_xitem_examples_sense_senses_entry_letData"><text:span text:style-name="xitem_xitem.examples-before">  </text:span>Raḳ nedo semen lom debu.<text:span text:style-name="example-after"> </text:span></text:span><text:span text:style-name="translation_.en_translations_xitem_examples_sense_senses_entry_letData">He sat on the cement and it crumbled.<text:span text:style-name="translation-after"> </text:span></text:span><text:span text:style-name="examples-after"> </text:span><text:span text:style-name="semanticdomainabbr_.en_xitem_semanticdomains_sense_senses_entry_letData"><text:span text:style-name="semanticdomains-before">(sem. domains: </text:span>2.5.3<text:span text:style-name="semanticdomainabbr-after"> - </text:span></text:span><text:span text:style-name="semanticdomainname_.en_xitem_semanticdomains_sense_senses_entry_letData">Injure</text:span><text:span text:style-name="semanticdomainabbr_.en_xitem_semanticdomains_sense_senses_entry_letData"><text:span text:style-name="xitem_xitem.semanticdomains-before">, </text:span>4.5.4.2<text:span text:style-name="semanticdomainabbr-after"> - </text:span></text:span><text:span text:style-name="semanticdomainname_.en_xitem_semanticdomains_sense_senses_entry_letData">Disobey</text:span><text:span text:style-name="semanticdomainabbr_.en_xitem_semanticdomains_sense_senses_entry_letData"><text:span text:style-name="xitem_xitem.semanticdomains-before">, </text:span>7.8.1<text:span text:style-name="semanticdomainabbr-after"> - </text:span></text:span><text:span text:style-name="semanticdomainname_.en_xitem_semanticdomains_sense_senses_entry_letData">Break</text:span><text:span text:style-name="semanticdomainabbr_.en_xitem_semanticdomains_sense_senses_entry_letData"><text:span text:style-name="xitem_xitem.semanticdomains-before">, </text:span>7.9.1<text:span text:style-name="semanticdomainabbr-after"> - </text:span></text:span><text:span text:style-name="semanticdomainname_.en_xitem_semanticdomains_sense_senses_entry_letData">Damage</text:span><text:span text:style-name="semanticdomains-after">.) </text:span></text:p>
        <text:p text:style-name="entry_letData"><text:span text:style-name="headword_.bzh_entry_letData">debu<text:span text:style-name="xhomographnumber_headword_.bzh_entry_letData">2</text:span><text:span text:style-name="headword-after">  </text:span></text:span><text:span text:style-name="pronunciation_.bzh-fonipa_pronunciations_entry_letData"><text:span text:style-name="pronunciation-before">[</text:span>ⁿdə.ˈᵐbu<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he grass used for thatching a house.</text:span><text:span text:style-name="xitem_.tpi_definition_.en_sense_senses_entry_letData"><text:span text:style-name="xitem_xitem.definition-before"> </text:span>kunai bilong wokim haus.</text:span><text:span text:style-name="definition-after"> </text:span><text:span text:style-name="example_.bzh_examples_sense_senses_entry_letData">Dënër sëh sën hil nariv begganġ raḳ lo arë ngwë nebë debu.<text:span text:style-name="example-after"> </text:span></text:span><text:span text:style-name="translation_.en_translations_examples_sense_senses_entry_letData">They grass we thatch houses with is also known by another name, <text:span text:style-name="span_.bzh_translation_.en_translations_examples_sense_senses_entry_letData">debu.</text:span><text:span text:style-name="translation-after"> </text:span></text:span><text:span text:style-name="example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ebulin<text:span text:style-name="headword-after">  </text:span></text:span><text:span text:style-name="pronunciation_.bzh-fonipa_pronunciations_entry_letData"><text:span text:style-name="pronunciation-before">[</text:span>ⁿdə.ˈᵐbul̪.in<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repair, sew up, tie together as of a torn stringbag, or a tear.</text:span><text:span text:style-name="xitem_.tpi_definition_.en_sense_senses_entry_letData"><text:span text:style-name="xitem_xitem.definition-before"> </text:span>stretim, samapim bilum i bruk.</text:span><text:span text:style-name="definition-after"> </text:span><text:span text:style-name="example_.bzh_examples_sense_senses_entry_letData">Debulin vahek yah in mun lov.<text:span text:style-name="example-after"> </text:span></text:span><text:span text:style-name="translation_.en_translations_examples_sense_senses_entry_letData">She pulled the loose ends of the stringbag together where the rats had chewed it and tied them.<text:span text:style-name="translation-after"> </text:span></text:span><text:span text:style-name="examples-after"> </text:span></text:p>
        <text:p text:style-name="entry_letData"><text:span text:style-name="headword_.bzh_entry_letData">dedod<text:span text:style-name="headword-after">  </text:span></text:span><text:span text:style-name="pronunciation_.bzh-fonipa_pronunciations_entry_letData"><text:span text:style-name="pronunciation-before">[</text:span>ⁿdə.ˈⁿdoⁿd<text:span text:style-name="pronunciation-after">]</text:span></text:span><text:span text:style-name="pronunciations-after"> </text:span></text:p>
        <text:p text:style-name="entry_letData"><text:span text:style-name="headword_.bzh_entry_letData">dedonġ<text:span text:style-name="headword-after">  </text:span></text:span><text:span text:style-name="pronunciation_.bzh-fonipa_pronunciations_entry_letData"><text:span text:style-name="pronunciation-before">[</text:span>ⁿdə.ˈⁿdoɴ<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kind of tree.</text:span><text:span text:style-name="xitem_.tpi_definition_.en_sense_senses_entry_letData"><text:span text:style-name="xitem_xitem.definition-before"> </text:span>wanpela kain diwai.</text:span><text:span text:style-name="definition-after"> </text:span><text:span text:style-name="example_.bzh_examples_sense_senses_entry_letData">Devuv dedonġ ya in neggök nos.<text:span text:style-name="example-after"> </text:span></text:span><text:span text:style-name="translation_.en_translations_examples_sense_senses_entry_letData">They cut the <text:span text:style-name="span_.bzh_translation_.en_translations_examples_sense_senses_entry_letData">dedong</text:span> down because it was overshadowing the food (in the garden).<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edödin<text:span text:style-name="headword-after">  </text:span></text:span><text:span text:style-name="pronunciation_.bzh-fonipa_pronunciations_entry_letData"><text:span text:style-name="pronunciation-before">[</text:span>ⁿdə.ˈⁿdɔⁿd.in<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riddled with holes-as of food eaten by grubs.</text:span><text:span text:style-name="xitem_.tpi_definition_.en_sense_senses_entry_letData"><text:span text:style-name="xitem_xitem.definition-before"> </text:span>binatang wokim planti hul long kaikai.</text:span><text:span text:style-name="definition-after"> </text:span><text:span text:style-name="example_.bzh_xitem_examples_sense_senses_entry_letData">Pabup dedödin loḳ go.<text:span text:style-name="example-after"> </text:span></text:span><text:span text:style-name="translation_.en_translations_xitem_examples_sense_senses_entry_letData">The <text:span text:style-name="span_.bzh_translation_.en_translations_xitem_examples_sense_senses_entry_letData">pabup</text:span> ate its way all through the yam.<text:span text:style-name="translation-after"> </text:span></text:span><text:span text:style-name="example_.bzh_xitem_examples_sense_senses_entry_letData"><text:span text:style-name="xitem_xitem.examples-before">  </text:span>Nġaa dedödin loḳ sa nġaa benipaya raḳ.<text:span text:style-name="example-after"> </text:span></text:span><text:span text:style-name="translation_.en_translations_xitem_examples_sense_senses_entry_letData">Something has chewed holes in my things and ruined them.<text:span text:style-name="translation-after"> </text:span></text:span><text:span text:style-name="examples-after"> </text:span></text:p>
        <text:p text:style-name="entry_letData"><text:span text:style-name="headword_.bzh_entry_letData">dedöggin<text:span text:style-name="headword-after">  </text:span></text:span><text:span text:style-name="pronunciation_.bzh-fonipa_pronunciations_entry_letData"><text:span text:style-name="pronunciation-before">[</text:span>ⁿdə.ˈⁿdɔɣ.i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ype of thorny vine-it is used to delimit the hearth or fireplace.</text:span><text:span text:style-name="xitem_.tpi_definition_.en_sense_senses_entry_letData"><text:span text:style-name="xitem_xitem.definition-before"> </text:span>wanpela kain  rop i kain olsem diwai.</text:span><text:span text:style-name="definition-after"> </text:span><text:span text:style-name="example_.bzh_examples_sense_senses_entry_letData">Dedöggin kip loḳ aperek degwa.<text:span text:style-name="example-after"> </text:span></text:span><text:span text:style-name="translation_.en_translations_examples_sense_senses_entry_letData">The <text:span text:style-name="span_.bzh_translation_.en_translations_examples_sense_senses_entry_letData">dedöggin</text:span> vine came up at the foot of the pandanus palm.<text:span text:style-name="translation-after"> </text:span></text:span><text:span text:style-name="examples-after"> </text:span><text:span text:style-name="lexreftype_.en_xitem_relations_sense_senses_entry_letData">gen<text:span text:style-name="lexreftype-after">: </text:span></text:span><text:span text:style-name="sensecrossref_.bzh_lexreftargets_xitem_relations_sense_senses_entry_letData">daġaheng</text:span><text:span text:style-name="lexreftype_.en_xitem_relations_sense_senses_entry_letData"><text:span text:style-name="xitem_xitem.relations-before">; </text:span>spec<text:span text:style-name="lexreftype-after">: </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edul<text:span text:style-name="headword-after">  </text:span></text:span><text:span text:style-name="pronunciation_.bzh-fonipa_pronunciations_entry_letData"><text:span text:style-name="pronunciation-before">[</text:span>ⁿdə.ˈⁿdul̪<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white, yellowish or reddish scum which appears on water in muddy areas, and is said to cause itching and sores if walked in.</text:span><text:span text:style-name="xitem_.tpi_definition_.en_sense_senses_entry_letData"><text:span text:style-name="xitem_xitem.definition-before"> </text:span>ros wara.</text:span><text:span text:style-name="definition-after"> </text:span><text:span text:style-name="example_.bzh_examples_sense_senses_entry_letData">Devahu ġelönġ luḳ dedul in nedo loḳ aggata.<text:span text:style-name="example-after"> </text:span></text:span><text:span text:style-name="translation_.en_translations_examples_sense_senses_entry_letData">They have placed (stepping) stones in the scummy water because it is right on the path.<text:span text:style-name="translation-after"> </text:span></text:span><text:span text:style-name="examples-after"> </text:span><text:span text:style-name="semanticdomainabbr_.en_semanticdomains_sense_senses_entry_letData"><text:span text:style-name="semanticdomains-before">(sem. domains: </text:span>5.6.1<text:span text:style-name="semanticdomainabbr-after"> - </text:span></text:span><text:span text:style-name="semanticdomainname_.en_semanticdomains_sense_senses_entry_letData">Clean, dirty</text:span><text:span text:style-name="semanticdomains-after">.) </text:span></text:p>
        <text:p text:style-name="entry_letData"><text:span text:style-name="headword_.bzh_entry_letData">dedum<text:span text:style-name="headword-after">  </text:span></text:span><text:span text:style-name="pronunciation_.bzh-fonipa_pronunciations_entry_letData"><text:span text:style-name="pronunciation-before">[</text:span>ⁿdə.ˈⁿdu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large black spider.</text:span><text:span text:style-name="xitem_.tpi_definition_.en_sense_senses_entry_letData"><text:span text:style-name="xitem_xitem.definition-before"> </text:span>wanpela kain spaida.</text:span><text:span text:style-name="definition-after"> </text:span><text:span text:style-name="example_.bzh_examples_sense_senses_entry_letData">Sesis dedum raḳ ḳoov yu.<text:span text:style-name="example-after"> </text:span></text:span><text:span text:style-name="translation_.en_translations_examples_sense_senses_entry_letData">I killed the spider with the head of the axe.<text:span text:style-name="translation-after"> </text:span></text:span><text:span text:style-name="examples-after"> </text:span><text:span text:style-name="lexreftype_.en_relations_sense_senses_entry_letData">Sim<text:span text:style-name="lexreftype-after">: </text:span></text:span><text:span text:style-name="relations-after">. </text:span><text:span text:style-name="semanticdomainabbr_.en_semanticdomains_sense_senses_entry_letData"><text:span text:style-name="semanticdomains-before">(sem. domains: </text:span>1.6.1.7<text:span text:style-name="semanticdomainabbr-after"> - </text:span></text:span><text:span text:style-name="semanticdomainname_.en_semanticdomains_sense_senses_entry_letData">Insect</text:span><text:span text:style-name="semanticdomains-after">.) </text:span></text:p>
        <text:p text:style-name="entry_letData"><text:span text:style-name="headword_.bzh_entry_letData">dedun<text:span text:style-name="headword-after">  </text:span></text:span><text:span text:style-name="pronunciation_.bzh-fonipa_pronunciations_entry_letData"><text:span text:style-name="pronunciation-before">[</text:span>ⁿdə.ˈⁿdun<text:span text:style-name="pronunciation-after">]</text:span></text:span><text:span text:style-name="pronunciations-after"> </text:span><text:span text:style-name="partofspeech_.en_grammaticalinfo_sense_senses_entry_letData">N(inal)<text:span text:style-name="partofspeech-after"> </text:span></text:span><text:span text:style-name="grammaticalinfo-after"> </text:span><text:span text:style-name="xitem_.en_definition_.en_sense_senses_entry_letData">noise, drone, sound.</text:span><text:span text:style-name="xitem_.tpi_definition_.en_sense_senses_entry_letData"><text:span text:style-name="xitem_xitem.definition-before"> </text:span>nois.</text:span><text:span text:style-name="definition-after"> </text:span><text:span text:style-name="example_.bzh_xitem_examples_sense_senses_entry_letData">Dedun ḳo nyëġ.<text:span text:style-name="example-after"> </text:span></text:span><text:span text:style-name="translation_.en_translations_xitem_examples_sense_senses_entry_letData">The noise was heard throughout the whole place.<text:span text:style-name="translation-after"> </text:span></text:span><text:span text:style-name="example_.bzh_xitem_examples_sense_senses_entry_letData"><text:span text:style-name="xitem_xitem.examples-before">  </text:span>Ġevonġ dedum rot om ġena dob.<text:span text:style-name="example-after"> </text:span></text:span><text:span text:style-name="translation_.en_translations_xitem_examples_sense_senses_entry_letData">You are making a lot of noise, so go outside.<text:span text:style-name="translation-after"> </text:span></text:span><text:span text:style-name="example_.bzh_xitem_examples_sense_senses_entry_letData"><text:span text:style-name="xitem_xitem.examples-before">  </text:span>Barus vonġ dedun meneyam.<text:span text:style-name="example-after"> </text:span></text:span><text:span text:style-name="translation_.en_translations_xitem_examples_sense_senses_entry_letData">The aeroplane is droning as it comes.<text:span text:style-name="translation-after"> </text:span></text:span><text:span text:style-name="examples-after"> </text:span><text:span text:style-name="semanticdomainabbr_.en_semanticdomains_sense_senses_entry_letData"><text:span text:style-name="semanticdomains-before">(sem. domains: </text:span>2.3.2.3<text:span text:style-name="semanticdomainabbr-after"> - </text:span></text:span><text:span text:style-name="semanticdomainname_.en_semanticdomains_sense_senses_entry_letData">Types of sounds</text:span><text:span text:style-name="semanticdomains-after">.) </text:span></text:p>
        <text:p text:style-name="entry_letData"><text:span text:style-name="headword_.bzh_entry_letData">dee<text:span text:style-name="headword-after">  </text:span></text:span><text:span text:style-name="pronunciation_.bzh-fonipa_pronunciations_entry_letData"><text:span text:style-name="pronunciation-before">[</text:span>ⁿdɛː<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reed.</text:span><text:span text:style-name="xitem_.tpi_definition_.en_sense_senses_entry_letData"><text:span text:style-name="xitem_xitem.definition-before"> </text:span> wel pitpit.</text:span><text:span text:style-name="definition-after"> </text:span><text:span text:style-name="example_.bzh_xitem_examples_sense_senses_entry_letData">Keyëh dee metaggi buk.<text:span text:style-name="example-after"> </text:span></text:span><text:span text:style-name="translation_.en_translations_xitem_examples_sense_senses_entry_letData">She broke some <text:span text:style-name="span_.bzh_translation_.en_translations_xitem_examples_sense_senses_entry_letData">dee</text:span> and lit it to show the way at night.<text:span text:style-name="translation-after"> </text:span></text:span><text:span text:style-name="example_.bzh_xitem_examples_sense_senses_entry_letData"><text:span text:style-name="xitem_xitem.examples-before">  </text:span>Keping begganġ raḳ dee.<text:span text:style-name="example-after"> </text:span></text:span><text:span text:style-name="translation_.en_translations_xitem_examples_sense_senses_entry_letData">He covered the walls of the house with <text:span text:style-name="span_.bzh_translation_.en_translations_xitem_examples_sense_senses_entry_letData">dee.</text:span><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cientificname_sense_senses_entry_letData">Gramineae, Miscanthus flirudulus<text:span text:style-name="scientificname-after"> </text:span></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eek<text:span text:style-name="headword-after">  </text:span></text:span><text:span text:style-name="pronunciation_.bzh-fonipa_pronunciations_entry_letData"><text:span text:style-name="pronunciation-before">[</text:span>ⁿdɛːk<text:span text:style-name="pronunciation-after">]</text:span></text:span><text:span text:style-name="pronunciations-after"> </text:span></text:p>
        <text:p text:style-name="entry_letData"><text:span text:style-name="headword_.bzh_entry_letData">degën<text:span text:style-name="headword-after">  </text:span></text:span><text:span text:style-name="pronunciation_.bzh-fonipa_pronunciations_entry_letData"><text:span text:style-name="pronunciation-before">[</text:span>ⁿdə.ˈᵑɡe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sideways, on edge.</text:span><text:span text:style-name="xitem_.tpi_definition_.en_sense_senses_entry_letData"><text:span text:style-name="xitem_xitem.definition-before"> </text:span>long sait.</text:span><text:span text:style-name="definition-after"> </text:span><text:span text:style-name="example_.bzh_xitem_examples_sense_senses_entry_letData">Neggëp raḳ nenga degën.<text:span text:style-name="example-after"> </text:span></text:span><text:span text:style-name="translation_.en_translations_xitem_examples_sense_senses_entry_letData">It was lying on edge.<text:span text:style-name="translation-after"> </text:span></text:span><text:span text:style-name="example_.bzh_xitem_examples_sense_senses_entry_letData"><text:span text:style-name="xitem_xitem.examples-before">  </text:span>Neya degën degën lom vës.<text:span text:style-name="example-after"> </text:span></text:span><text:span text:style-name="translation_.en_translations_xitem_examples_sense_senses_entry_letData">He walked sideways and fell over.<text:span text:style-name="translation-after"> </text:span></text:span><text:span text:style-name="example_.bzh_xitem_examples_sense_senses_entry_letData"><text:span text:style-name="xitem_xitem.examples-before">  </text:span>Debë meneggëp degën.<text:span text:style-name="example-after"> </text:span></text:span><text:span text:style-name="translation_.en_translations_xitem_examples_sense_senses_entry_letData">They laid it down on its edge.<text:span text:style-name="translation-after"> </text:span></text:span><text:span text:style-name="examples-after"> </text:span><text:span text:style-name="semanticdomainabbr_.en_xitem_semanticdomains_sense_senses_entry_letData"><text:span text:style-name="semanticdomains-before">(sem. domains: </text:span>6.5.4.2<text:span text:style-name="semanticdomainabbr-after"> - </text:span></text:span><text:span text:style-name="semanticdomainname_.en_xitem_semanticdomains_sense_senses_entry_letData">Boundary</text:span><text:span text:style-name="semanticdomainabbr_.en_xitem_semanticdomains_sense_senses_entry_letData"><text:span text:style-name="xitem_xitem.semanticdomains-before">, </text:span>7.3.6.3<text:span text:style-name="semanticdomainabbr-after"> - </text:span></text:span><text:span text:style-name="semanticdomainname_.en_xitem_semanticdomains_sense_senses_entry_letData">Limit</text:span><text:span text:style-name="semanticdomainabbr_.en_xitem_semanticdomains_sense_senses_entry_letData"><text:span text:style-name="xitem_xitem.semanticdomains-before">, </text:span>8.5.1.3<text:span text:style-name="semanticdomainabbr-after"> - </text:span></text:span><text:span text:style-name="semanticdomainname_.en_xitem_semanticdomains_sense_senses_entry_letData">On</text:span><text:span text:style-name="semanticdomains-after">.) </text:span></text:p>
        <text:p text:style-name="entry_letData"><text:span text:style-name="headword_.bzh_entry_letData">degi<text:span text:style-name="headword-after">  </text:span></text:span><text:span text:style-name="pronunciation_.bzh-fonipa_pronunciations_entry_letData"><text:span text:style-name="pronunciation-before">[</text:span>ⁿdə.ˈᵑɡi<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purlin.</text:span><text:span text:style-name="xitem_.tpi_definition_.en_sense_senses_entry_letData"><text:span text:style-name="xitem_xitem.definition-before"> </text:span>bros bilong haus.</text:span><text:span text:style-name="definition-after"> </text:span><text:span text:style-name="example_.bzh_examples_sense_senses_entry_letData">Degi ma in begganġ babu om su niwëëk rë.<text:span text:style-name="example-after"> </text:span></text:span><text:span text:style-name="translation_.en_translations_examples_sense_senses_entry_letData">There was no purlin in the frame of the house, so it wasn't strong.<text:span text:style-name="translation-after"> </text:span></text:span><text:span text:style-name="examples-after"> </text:span><text:span text:style-name="lexreftype_.en_relations_sense_senses_entry_letData">Part<text:span text:style-name="lexreftype-after">: </text:span></text:span><text:span text:style-name="relations-after">. </text:span></text:p>
        <text:p text:style-name="entry_letData"><text:span text:style-name="headword_.bzh_entry_letData">degu<text:span text:style-name="headword-after">  </text:span></text:span><text:span text:style-name="pronunciation_.bzh-fonipa_pronunciations_entry_letData"><text:span text:style-name="pronunciation-before">[</text:span>ⁿdə.ˈᵑɡu<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yam.</text:span><text:span text:style-name="xitem_.tpi_definition_.en_sense_senses_entry_letData"><text:span text:style-name="xitem_xitem.definition-before"> </text:span>wanpela kain yam.</text:span><text:span text:style-name="definition-after"> </text:span><text:span text:style-name="example_.bzh_examples_sense_senses_entry_letData">Nevesi degu raḳ nengwah mu.<text:span text:style-name="example-after"> </text:span></text:span><text:span text:style-name="translation_.en_translations_examples_sense_senses_entry_letData">He only roasted the <text:span text:style-name="span_.bzh_translation_.en_translations_examples_sense_senses_entry_letData">degu</text:span> on the fire.<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eġinengin<text:span text:style-name="headword-after">  </text:span></text:span><text:span text:style-name="pronunciation_.bzh-fonipa_pronunciations_entry_letData"><text:span text:style-name="pronunciation-before">[</text:span>ⁿdə.ˈᵑɢin.əŋ.in<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sensenumber_sense_senses_entry_letData">1) </text:span><text:span text:style-name="xitem_.en_definition_.en_sense_senses_entry_letData"> press down, press together, hold down, crush.</text:span><text:span text:style-name="span_.en_xitem_.tpi_definition_.en_sense_senses_entry_letData"><text:span text:style-name="xitem_xitem.definition-before"> </text:span>daunim</text:span><text:span text:style-name="xitem_.tpi_definition_.en_sense_senses_entry_letData"> strong.</text:span><text:span text:style-name="definition-after"> </text:span><text:span text:style-name="example_.bzh_xitem_examples_sense_senses_entry_letData">Deġinengin bahë pesuv.<text:span text:style-name="example-after"> </text:span></text:span><text:span text:style-name="translation_.en_translations_xitem_examples_sense_senses_entry_letData">It crushed him and his insides spurted out.<text:span text:style-name="translation-after"> </text:span></text:span><text:span text:style-name="example_.bzh_xitem_examples_sense_senses_entry_letData"><text:span text:style-name="xitem_xitem.examples-before">  </text:span>Begganġ tamanġ bedeġinengin bööḳ.<text:span text:style-name="example-after"> </text:span></text:span><text:span text:style-name="translation_.en_translations_xitem_examples_sense_senses_entry_letData">The house collapsed and squashed the pig.<text:span text:style-name="translation-after"> </text:span></text:span><text:span text:style-name="examples-after"> </text:span><text:span text:style-name="semanticdomainabbr_.en_xitem_semanticdomains_sense_senses_entry_letData"><text:span text:style-name="semanticdomains-before">(sem. domains: </text:span>2.1<text:span text:style-name="semanticdomainabbr-after"> - </text:span></text:span><text:span text:style-name="semanticdomainname_.en_xitem_semanticdomains_sense_senses_entry_letData">Body</text:span><text:span text:style-name="semanticdomainabbr_.en_xitem_semanticdomains_sense_senses_entry_letData"><text:span text:style-name="xitem_xitem.semanticdomains-before">, </text:span>3.5.7.1<text:span text:style-name="semanticdomainabbr-after"> - </text:span></text:span><text:span text:style-name="semanticdomainname_.en_xitem_semanticdomains_sense_senses_entry_letData">Write</text:span><text:span text:style-name="semanticdomainabbr_.en_xitem_semanticdomains_sense_senses_entry_letData"><text:span text:style-name="xitem_xitem.semanticdomains-before">, </text:span>7.2.2.5<text:span text:style-name="semanticdomainabbr-after"> - </text:span></text:span><text:span text:style-name="semanticdomainname_.en_xitem_semanticdomains_sense_senses_entry_letData">Move down</text:span><text:span text:style-name="semanticdomainabbr_.en_xitem_semanticdomains_sense_senses_entry_letData"><text:span text:style-name="xitem_xitem.semanticdomains-before">, </text:span>7.7.4<text:span text:style-name="semanticdomainabbr-after"> - </text:span></text:span><text:span text:style-name="semanticdomainname_.en_xitem_semanticdomains_sense_senses_entry_letData">Press</text:span><text:span text:style-name="semanticdomains-after">.) </text:span><text:span text:style-name="xsensenumber_sense_senses_entry_letData"><text:span text:style-name="sense_sense.senses-before">  </text:span>2) </text:span><text:span text:style-name="xitem_.en_definition_.en_sense_senses_entry_letData">oppress, burden, persecute.</text:span><text:span text:style-name="xitem_.tpi_definition_.en_sense_senses_entry_letData"><text:span text:style-name="xitem_xitem.definition-before"> </text:span>givim hevi long</text:span><text:span text:style-name="definition-after"> </text:span><text:span text:style-name="example_.bzh_examples_sense_senses_entry_letData">Su rëḳ dedeġinengin nġaa maggin jaḳ sa rë<text:span text:style-name="example-after"> </text:span></text:span><text:span text:style-name="translation_.en_translations_examples_sense_senses_entry_letData">They won't persecute me<text:span text:style-name="translation-after"> </text:span></text:span><text:span text:style-name="examples-after"> </text:span><text:span text:style-name="semanticdomainabbr_.en_xitem_semanticdomains_sense_senses_entry_letData"><text:span text:style-name="semanticdomains-before">(sem. domains: </text:span>4.4.2<text:span text:style-name="semanticdomainabbr-after"> - </text:span></text:span><text:span text:style-name="semanticdomainname_.en_xitem_semanticdomains_sense_senses_entry_letData">Trouble</text:span><text:span text:style-name="semanticdomainabbr_.en_xitem_semanticdomains_sense_senses_entry_letData"><text:span text:style-name="xitem_xitem.semanticdomains-before">, </text:span>4.7.9.6<text:span text:style-name="semanticdomainabbr-after"> - </text:span></text:span><text:span text:style-name="semanticdomainname_.en_xitem_semanticdomains_sense_senses_entry_letData">Oppress</text:span><text:span text:style-name="semanticdomainabbr_.en_xitem_semanticdomains_sense_senses_entry_letData"><text:span text:style-name="xitem_xitem.semanticdomains-before">, </text:span>6.8.1.3<text:span text:style-name="semanticdomainabbr-after"> - </text:span></text:span><text:span text:style-name="semanticdomainname_.en_xitem_semanticdomains_sense_senses_entry_letData">Poor</text:span><text:span text:style-name="semanticdomains-after">.) </text:span></text:p>
        <text:p text:style-name="entry_letData"><text:span text:style-name="headword_.bzh_entry_letData">deġo<text:span text:style-name="headword-after">  </text:span></text:span><text:span text:style-name="pronunciation_.bzh-fonipa_pronunciations_entry_letData"><text:span text:style-name="pronunciation-before">[</text:span>ⁿdə.ˈᵑɢo<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sensenumber_sense_senses_entry_letData">1) </text:span><text:span text:style-name="xitem_.en_definition_.en_sense_senses_entry_letData">split, break in two, for example, to break a small piece of food in two to share with someone else.</text:span><text:span text:style-name="xitem_.tpi_definition_.en_sense_senses_entry_letData"><text:span text:style-name="xitem_xitem.definition-before"> </text:span>brukim hap hap.</text:span><text:span text:style-name="definition-after"> </text:span><text:span text:style-name="example_.bzh_xitem_examples_sense_senses_entry_letData">Deġo nema.<text:span text:style-name="example-after"> </text:span></text:span><text:span text:style-name="translation_.en_translations_xitem_examples_sense_senses_entry_letData">It was too big for him to grasp.<text:span text:style-name="translation-after"> </text:span></text:span><text:span text:style-name="example_.bzh_xitem_examples_sense_senses_entry_letData"><text:span text:style-name="xitem_xitem.examples-before">  </text:span>Sa deġo go raḳ luu.<text:span text:style-name="example-after"> </text:span></text:span><text:span text:style-name="translation_.en_translations_xitem_examples_sense_senses_entry_letData">I broke the yam in two.<text:span text:style-name="translation-after"> </text:span></text:span><text:span text:style-name="examples-after"> </text:span><text:span text:style-name="semanticdomainabbr_.en_semanticdomains_sense_senses_entry_letData"><text:span text:style-name="semanticdomains-before">(sem. domains: </text:span>7.8.4<text:span text:style-name="semanticdomainabbr-after"> - </text:span></text:span><text:span text:style-name="semanticdomainname_.en_semanticdomains_sense_senses_entry_letData">Tear, rip</text:span><text:span text:style-name="semanticdomains-after">.) </text:span><text:span text:style-name="xsensenumber_sense_senses_entry_letData"><text:span text:style-name="sense_sense.senses-before">  </text:span>2) </text:span><text:span text:style-name="xitem_.en_definition_.en_sense_senses_entry_letData">to have a headache.</text:span><text:span text:style-name="xitem_.tpi_definition_.en_sense_senses_entry_letData"><text:span text:style-name="xitem_xitem.definition-before"> </text:span>het pen</text:span><text:span text:style-name="definition-after"> </text:span><text:span text:style-name="example_.bzh_examples_sense_senses_entry_letData">Sa yuġ deġo<text:span text:style-name="example-after"> </text:span></text:span><text:span text:style-name="translation_.en_translations_examples_sense_senses_entry_letData">My head is splitting (I have a bad headache)<text:span text:style-name="translation-after"> </text:span></text:span><text:span text:style-name="examples-after"> </text:span><text:span text:style-name="semanticdomainabbr_.en_xitem_semanticdomains_sense_senses_entry_letData"><text:span text:style-name="semanticdomains-before">(sem. domains: </text:span>2.5.1<text:span text:style-name="semanticdomainabbr-after"> - </text:span></text:span><text:span text:style-name="semanticdomainname_.en_xitem_semanticdomains_sense_senses_entry_letData">Sick</text:span><text:span text:style-name="semanticdomainabbr_.en_xitem_semanticdomains_sense_senses_entry_letData"><text:span text:style-name="xitem_xitem.semanticdomains-before">, </text:span>2.5.2<text:span text:style-name="semanticdomainabbr-after"> - </text:span></text:span><text:span text:style-name="semanticdomainname_.en_xitem_semanticdomains_sense_senses_entry_letData">Disease</text:span><text:span text:style-name="semanticdomains-after">.) </text:span></text:p>
        <text:p text:style-name="entry_letData"><draw:frame draw:style-name="Graphics2" draw:name="Graphics2" text:anchor-type="paragraph" draw:z-index="1" svg:width="1.33928571428571in" svg:height="1.0in"><draw:text-box fo:min-height="0in"><draw:frame draw:style-name="Graphics2" draw:name="Graphics2" text:anchor-type="paragraph" svg:width="1.33928571428571in" svg:height="1.0in"><draw:image xlink:type="simple" xlink:show="embed" xlink:actuatet="onLoad" xlink:href="Pictures/3.tif"/><svg:desc>deġödahë</svg:desc></draw:frame><text:p text:style-name="pictureCaption_pictureRight_entry_letData"><text:span text:style-name="span_.bzh_pictureLabel_.en_pictureCaption_pictureRight_entry_letData">deġödahë</text:span></text:p></draw:text-box></draw:frame><text:span text:style-name="headword_.bzh_entry_letData">deġödahë<text:span text:style-name="headword-after">  </text:span></text:span><text:span text:style-name="pronunciation_.bzh-fonipa_pronunciations_entry_letData"><text:span text:style-name="pronunciation-before">[</text:span>ⁿdə.ˈᵑɢɔⁿd.a.ʁe<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praying mantis.</text:span><text:span text:style-name="xitem_.tpi_definition_.en_sense_senses_entry_letData"><text:span text:style-name="xitem_xitem.definition-before"> </text:span>wanpela kain binatang.</text:span><text:span text:style-name="definition-after"> </text:span><text:span text:style-name="example_.bzh_examples_sense_senses_entry_letData">Negga deġödahë in nivesa.<text:span text:style-name="example-after"> </text:span></text:span><text:span text:style-name="translation_.en_translations_examples_sense_senses_entry_letData">He was eating praying mantis because it tasted good.<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nidek</text:span><text:span text:style-name="relations-after">. </text:span><text:span text:style-name="semanticdomainabbr_.en_semanticdomains_sense_senses_entry_letData"><text:span text:style-name="semanticdomains-before">(sem. domains: </text:span>1.6.1.7<text:span text:style-name="semanticdomainabbr-after"> - </text:span></text:span><text:span text:style-name="semanticdomainname_.en_semanticdomains_sense_senses_entry_letData">Insect</text:span><text:span text:style-name="semanticdomains-after">.) </text:span></text:p>
        <text:p text:style-name="entry_letData"><text:span text:style-name="headword_.bzh_entry_letData">deggédek<text:span text:style-name="headword-after">  </text:span></text:span><text:span text:style-name="pronunciation_.bzh-fonipa_pronunciations_entry_letData"><text:span text:style-name="pronunciation-before">[</text:span>ⁿdə.ˈɣɛⁿd.ək<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strong hard quick-growing tree useful for posts and firewood. The leaves used to be used to wrap corpses.</text:span><text:span text:style-name="xitem_.tpi_definition_.en_sense_senses_entry_letData"><text:span text:style-name="xitem_xitem.definition-before"> </text:span>wanpela strongpela diwai.</text:span><text:span text:style-name="definition-after"> </text:span><text:span text:style-name="example_.bzh_examples_sense_senses_entry_letData">Deggedek keyëh in ḳeḳul loḳ.<text:span text:style-name="example-after"> </text:span></text:span><text:span text:style-name="translation_.en_translations_examples_sense_senses_entry_letData">The <text:span text:style-name="span_.bzh_translation_.en_translations_examples_sense_senses_entry_letData">deggedek</text:span> tree broke because it was infested with <text:span text:style-name="span_.bzh_translation_.en_translations_examples_sense_senses_entry_letData">ḳeḳul.</text:span><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cientificname_sense_senses_entry_letData">Sapindaceae, Dodonaea viscosa Jacq<text:span text:style-name="scientificname-after"> </text:span></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eggideng<text:span text:style-name="headword-after">  </text:span></text:span><text:span text:style-name="pronunciation_.bzh-fonipa_pronunciations_entry_letData"><text:span text:style-name="pronunciation-before">[</text:span>ⁿdə.ˈɣiⁿd.əŋ<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sprouts, suckers, new shoots from the stump of a tree which has been cut down.</text:span><text:span text:style-name="xitem_.tpi_definition_.en_sense_senses_entry_letData"><text:span text:style-name="xitem_xitem.definition-before"> </text:span>planti kru i kamap.</text:span><text:span text:style-name="definition-after"> </text:span><text:span text:style-name="example_.bzh_examples_sense_senses_entry_letData">Deggideng raḳ in bo doḳ nah.<text:span text:style-name="example-after"> </text:span></text:span><text:span text:style-name="translation_.en_translations_examples_sense_senses_entry_letData">Sprouts appeared to indicate that (the tree) would grow again.<text:span text:style-name="translation-after"> </text:span></text:span><text:span text:style-name="examples-after"> </text:span><text:span text:style-name="xsensenumber_sense_senses_entry_letData"><text:span text:style-name="sense_sense.senses-before">  </text:span>2) </text:span><text:span text:style-name="xitem_.en_definition_.en_sense_senses_entry_letData">gooseflesh, goose bumps.</text:span><text:span text:style-name="xitem_.tpi_definition_.en_sense_senses_entry_letData"><text:span text:style-name="xitem_xitem.definition-before"> </text:span>skin gras i sanap.</text:span><text:span text:style-name="definition-after"> </text:span><text:span text:style-name="example_.bzh_examples_sense_senses_entry_letData">Seha mori lemon lob vong besa niġ deggideng.<text:span text:style-name="example-after"> </text:span></text:span><text:span text:style-name="translation_.en_translations_examples_sense_senses_entry_letData">I ate a lemon and it made my flesh come up in goose bumps.<text:span text:style-name="translation-after"> </text:span></text:span><text:span text:style-name="examples-after"> </text:span></text:p>
        <text:p text:style-name="entry_letData"><text:span text:style-name="headword_.bzh_entry_letData">deggis<text:span text:style-name="headword-after">  </text:span></text:span><text:span text:style-name="pronunciation_.bzh-fonipa_pronunciations_entry_letData"><text:span text:style-name="pronunciation-before">[</text:span>ⁿdə.ˈɣit͡ʃ<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digits, fingers. The fingers each have names.</text:span><text:span text:style-name="xitem_.tpi_definition_.en_sense_senses_entry_letData"><text:span text:style-name="xitem_xitem.definition-before"> </text:span>pinga bilong han.</text:span><text:span text:style-name="definition-after"> </text:span><text:span text:style-name="example_.bzh_examples_sense_senses_entry_letData">Tetev raḳ nema deggis.<text:span text:style-name="example-after"> </text:span></text:span><text:span text:style-name="translation_.en_translations_examples_sense_senses_entry_letData">He poked it with his finger.<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xitem_semanticdomains_sense_senses_entry_letData"><text:span text:style-name="semanticdomains-before">(sem. domains: </text:span>2.3.5<text:span text:style-name="semanticdomainabbr-after"> - </text:span></text:span><text:span text:style-name="semanticdomainname_.en_xitem_semanticdomains_sense_senses_entry_letData">Sense of touch</text:span><text:span text:style-name="semanticdomainabbr_.en_xitem_semanticdomains_sense_senses_entry_letData"><text:span text:style-name="xitem_xitem.semanticdomains-before">, </text:span>7.3.4.1<text:span text:style-name="semanticdomainabbr-after"> - </text:span></text:span><text:span text:style-name="semanticdomainname_.en_xitem_semanticdomains_sense_senses_entry_letData">Touch</text:span><text:span text:style-name="semanticdomains-after">.) </text:span><text:span text:style-name="xsensenumber_sense_senses_entry_letData"><text:span text:style-name="sense_sense.senses-before">  </text:span>2) </text:span><text:span text:style-name="xitem_.en_definition_.en_sense_senses_entry_letData">toes--usually in combination with <text:span text:style-name="span_.bzh_xitem_.en_definition_.en_sense_senses_entry_letData">vaha</text:span> 'leg/foot' to distinguish it from fingers.</text:span><text:span text:style-name="xitem_.tpi_definition_.en_sense_senses_entry_letData"><text:span text:style-name="xitem_xitem.definition-before"> </text:span>pinga bilong lek.</text:span><text:span text:style-name="definition-after"> </text:span><text:span text:style-name="example_.bzh_examples_sense_senses_entry_letData">Mehönon los reggu pin vahaj deggis neggëp yoh vu sir.<text:span text:style-name="example-after"> </text:span></text:span><text:span text:style-name="translation_.en_translations_examples_sense_senses_entry_letData">People and all animals have toes.<text:span text:style-name="translation-after"> </text:span></text:span><text:span text:style-name="examples-after"> </text:span></text:p>
        <text:p text:style-name="entry_letData"><text:span text:style-name="headword_.bzh_entry_letData">deggun<text:span text:style-name="headword-after">  </text:span></text:span><text:span text:style-name="pronunciation_.bzh-fonipa_pronunciations_entry_letData"><text:span text:style-name="pronunciation-before">[</text:span>ⁿdə.ˈɣu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sugar.</text:span><text:span text:style-name="xitem_.tpi_definition_.en_sense_senses_entry_letData"><text:span text:style-name="xitem_xitem.definition-before"> </text:span>wanpela kain suga.</text:span><text:span text:style-name="definition-after"> </text:span><text:span text:style-name="example_.bzh_examples_sense_senses_entry_letData">Avëh ti nehuk deggun.<text:span text:style-name="example-after"> </text:span></text:span><text:span text:style-name="translation_.en_translations_examples_sense_senses_entry_letData">A woman was planting <text:span text:style-name="span_.bzh_translation_.en_translations_examples_sense_senses_entry_letData">deggun.</text:span><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egwa<text:span text:style-name="headword-after">  </text:span></text:span><text:span text:style-name="pronunciation_.bzh-fonipa_pronunciations_entry_letData"><text:span text:style-name="pronunciation-before">[</text:span>ⁿdə.ˈᵑɡʷa<text:span text:style-name="pronunciation-after">]</text:span></text:span><text:span text:style-name="pronunciations-after"> </text:span><text:span text:style-name="partofspeech_.en_grammaticalinfo_sense_senses_entry_letData">N(inal)<text:span text:style-name="partofspeech-after"> </text:span></text:span><text:span text:style-name="grammaticalinfo-after"> </text:span><text:span text:style-name="xsensenumber_sense_senses_entry_letData">1) </text:span><text:span text:style-name="xitem_.en_definition_.en_sense_senses_entry_letData">base, bottom, root.</text:span><text:span text:style-name="xitem_.tpi_definition_.en_sense_senses_entry_letData"><text:span text:style-name="xitem_xitem.definition-before"> </text:span>as, aninit.</text:span><text:span text:style-name="definition-after"> </text:span><text:span text:style-name="example_.bzh_examples_sense_senses_entry_letData">Tunġ keröng loḳ ḳele degwa.<text:span text:style-name="example-after"> </text:span></text:span><text:span text:style-name="translation_.en_translations_examples_sense_senses_entry_letData">He put the box at the foot of the tree.<text:span text:style-name="translation-after"> </text:span></text:span><text:span text:style-name="examples-after"> </text:span><text:span text:style-name="semanticdomainabbr_.en_xitem_semanticdomains_sense_senses_entry_letData"><text:span text:style-name="semanticdomains-before">(sem. domains: </text:span>4.5.6.2<text:span text:style-name="semanticdomainabbr-after"> - </text:span></text:span><text:span text:style-name="semanticdomainname_.en_xitem_semanticdomains_sense_senses_entry_letData">Low status</text:span><text:span text:style-name="semanticdomainabbr_.en_xitem_semanticdomains_sense_senses_entry_letData"><text:span text:style-name="xitem_xitem.semanticdomains-before">, </text:span>9.6.2.4<text:span text:style-name="semanticdomainabbr-after"> - </text:span></text:span><text:span text:style-name="semanticdomainname_.en_xitem_semanticdomains_sense_senses_entry_letData">Basis</text:span><text:span text:style-name="semanticdomains-after">.) </text:span><text:span text:style-name="xsensenumber_sense_senses_entry_letData"><text:span text:style-name="sense_sense.senses-before">  </text:span>2) </text:span><text:span text:style-name="xitem_.en_definition_.en_sense_senses_entry_letData">the cause or significance of something, the reason for or behind something, or the source of something.</text:span><text:span text:style-name="xitem_.tpi_definition_.en_sense_senses_entry_letData"><text:span text:style-name="xitem_xitem.definition-before"> </text:span>as.</text:span><text:span text:style-name="definition-after"> </text:span><text:span text:style-name="example_.bzh_xitem_examples_sense_senses_entry_letData">Degwa neggëp vu honġ.<text:span text:style-name="example-after"> </text:span></text:span><text:span text:style-name="translation_.en_translations_xitem_examples_sense_senses_entry_letData">The responsibility lies with you.<text:span text:style-name="translation-after"> </text:span></text:span><text:span text:style-name="example_.bzh_xitem_examples_sense_senses_entry_letData"><text:span text:style-name="xitem_xitem.examples-before">  </text:span>Tateḳin ġaġek degwa vu sir.<text:span text:style-name="example-after"> </text:span></text:span><text:span text:style-name="translation_.en_translations_xitem_examples_sense_senses_entry_letData">He explained the significance of what was said to them.<text:span text:style-name="translation-after"> </text:span></text:span><text:span text:style-name="examples-after"> </text:span><text:span text:style-name="semanticdomainabbr_.en_xitem_semanticdomains_sense_senses_entry_letData"><text:span text:style-name="semanticdomains-before">(sem. domains: </text:span>3.1<text:span text:style-name="semanticdomainabbr-after"> - </text:span></text:span><text:span text:style-name="semanticdomainname_.en_xitem_semanticdomains_sense_senses_entry_letData">Soul, spirit</text:span><text:span text:style-name="semanticdomainabbr_.en_xitem_semanticdomains_sense_senses_entry_letData"><text:span text:style-name="xitem_xitem.semanticdomains-before">, </text:span>9.6.2.5<text:span text:style-name="semanticdomainabbr-after"> - </text:span></text:span><text:span text:style-name="semanticdomainname_.en_xitem_semanticdomains_sense_senses_entry_letData">Cause</text:span><text:span text:style-name="semanticdomainabbr_.en_xitem_semanticdomains_sense_senses_entry_letData"><text:span text:style-name="xitem_xitem.semanticdomains-before">, </text:span>9.6.2.5.1<text:span text:style-name="semanticdomainabbr-after"> - </text:span></text:span><text:span text:style-name="semanticdomainname_.en_xitem_semanticdomains_sense_senses_entry_letData">Reason</text:span><text:span text:style-name="semanticdomains-after">.) </text:span><text:span text:style-name="xsensenumber_sense_senses_entry_letData"><text:span text:style-name="sense_sense.senses-before">  </text:span>3) </text:span><text:span text:style-name="xitem_.en_definition_.en_sense_senses_entry_letData">clan .</text:span><text:span text:style-name="xitem_.tpi_definition_.en_sense_senses_entry_letData"><text:span text:style-name="xitem_xitem.definition-before"> </text:span>lain.</text:span><text:span text:style-name="definition-after"> </text:span><text:span text:style-name="example_.bzh_examples_sense_senses_entry_letData">Nabë alam degwa ti debasuh sir na yu luu bedengis sir, og alam degwa ti saga su rëḳ demedo rë.<text:span text:style-name="example-after"> </text:span></text:span><text:span text:style-name="translation_.en_translations_examples_sense_senses_entry_letData">If a clan is divided and fighting among themselves, then that clan will not remain.<text:span text:style-name="translation-after"> </text:span></text:span><text:span text:style-name="examples-after"> </text:span><text:span text:style-name="semanticdomainabbr_.en_semanticdomains_sense_senses_entry_letData"><text:span text:style-name="semanticdomains-before">(sem. domains: </text:span>4.1.9.1<text:span text:style-name="semanticdomainabbr-after"> - </text:span></text:span><text:span text:style-name="semanticdomainname_.en_semanticdomains_sense_senses_entry_letData">Related by birth</text:span><text:span text:style-name="semanticdomains-after">.) </text:span><text:span text:style-name="LexEntryTypepublishStemComplexFormTypeReverseAbbrPub_.en_complexformtype_xitem_complexformrefs_entry_letData">Der.</text:span><text:span text:style-name="complexformtype-after"> </text:span><text:span text:style-name="complexformform_.bzh_xitem_complexformrefs_entry_letData">degwaseḳë<text:span text:style-name="complexformform-after"> </text:span></text:span><text:span text:style-name="LexEntryTypepublishStemComplexFormTypeReverseAbbrPub_.en_complexformtype_xitem_complexformrefs_entry_letData"><text:span text:style-name="xitem_xitem.complexformrefs-before"> </text:span>Der.</text:span><text:span text:style-name="complexformtype-after"> </text:span><text:span text:style-name="complexformform_.bzh_xitem_complexformrefs_entry_letData">degwata<text:span text:style-name="complexformform-after"> </text:span></text:span><text:span text:style-name="LexEntryTypepublishStemComplexFormTypeReverseAbbrPub_.en_complexformtype_xitem_complexformrefs_entry_letData"><text:span text:style-name="xitem_xitem.complexformrefs-before"> </text:span>Id.</text:span><text:span text:style-name="complexformtype-after"> </text:span><text:span text:style-name="complexformform_.bzh_xitem_complexformrefs_entry_letData">degwata los degwata<text:span text:style-name="complexformform-after"> </text:span></text:span><text:span text:style-name="complexformrefs-after"> </text:span></text:p>
        <text:p text:style-name="entry_letData"><text:span text:style-name="headword_.bzh_entry_letData">degwaseḳë<text:span text:style-name="headword-after">  </text:span></text:span><text:span text:style-name="pronunciation_.bzh-fonipa_pronunciations_entry_letData"><text:span text:style-name="pronunciation-before">[</text:span>ⁿdə.ˈᵑɡʷa.t͡ʃə.qe<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LexEntrypublishStemComponentTargetMLHeadWordPub_.bzh_entryrefcomponent_primaryrefs_entry_letData">degwa</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base, foundation, the basic reason behind something; the bottom of something.</text:span><text:span text:style-name="xitem_.tpi_definition_.en_sense_senses_entry_letData"><text:span text:style-name="xitem_xitem.definition-before"> </text:span>as tru</text:span><text:span text:style-name="definition-after"> </text:span><text:span text:style-name="example_.bzh_xitem_examples_sense_senses_entry_letData">Yesu tu degwaseḳë nebë ġelönġ niwëëk sën begganġ nyëḳetu yi.<text:span text:style-name="example-after"> </text:span></text:span><text:span text:style-name="translation_.en_translations_xitem_examples_sense_senses_entry_letData">Jesus became the foundation like the strong stone which forms the cornerstone of a house.<text:span text:style-name="translation-after"> </text:span></text:span><text:span text:style-name="example_.bzh_xitem_examples_sense_senses_entry_letData"><text:span text:style-name="xitem_xitem.examples-before">  </text:span>Ġaġek sën su ayej rë lo, og su rëḳ dejaḳ ni los degwaseḳë rë.<text:span text:style-name="example-after"> </text:span></text:span><text:span text:style-name="translation_.en_translations_xitem_examples_sense_senses_entry_letData">This was not their language, so they wouldn't be able to understand it fully.<text:span text:style-name="translation-after"> </text:span></text:span><text:span text:style-name="examples-after"> </text:span><text:span text:style-name="semanticdomainabbr_.en_xitem_semanticdomains_sense_senses_entry_letData"><text:span text:style-name="semanticdomains-before">(sem. domains: </text:span>3.1<text:span text:style-name="semanticdomainabbr-after"> - </text:span></text:span><text:span text:style-name="semanticdomainname_.en_xitem_semanticdomains_sense_senses_entry_letData">Soul, spirit</text:span><text:span text:style-name="semanticdomainabbr_.en_xitem_semanticdomains_sense_senses_entry_letData"><text:span text:style-name="xitem_xitem.semanticdomains-before">, </text:span>6.5.2<text:span text:style-name="semanticdomainabbr-after"> - </text:span></text:span><text:span text:style-name="semanticdomainname_.en_xitem_semanticdomains_sense_senses_entry_letData">Parts of a building</text:span><text:span text:style-name="semanticdomainabbr_.en_xitem_semanticdomains_sense_senses_entry_letData"><text:span text:style-name="xitem_xitem.semanticdomains-before">, </text:span>8.3.5.1<text:span text:style-name="semanticdomainabbr-after"> - </text:span></text:span><text:span text:style-name="semanticdomainname_.en_xitem_semanticdomains_sense_senses_entry_letData">Nature, character</text:span><text:span text:style-name="semanticdomainabbr_.en_xitem_semanticdomains_sense_senses_entry_letData"><text:span text:style-name="xitem_xitem.semanticdomains-before">, </text:span>9.6.2.5<text:span text:style-name="semanticdomainabbr-after"> - </text:span></text:span><text:span text:style-name="semanticdomainname_.en_xitem_semanticdomains_sense_senses_entry_letData">Cause</text:span><text:span text:style-name="semanticdomainabbr_.en_xitem_semanticdomains_sense_senses_entry_letData"><text:span text:style-name="xitem_xitem.semanticdomains-before">, </text:span>9.6.2.5.1<text:span text:style-name="semanticdomainabbr-after"> - </text:span></text:span><text:span text:style-name="semanticdomainname_.en_xitem_semanticdomains_sense_senses_entry_letData">Reason</text:span><text:span text:style-name="semanticdomains-after">.) </text:span></text:p>
        <text:p text:style-name="entry_letData"><text:span text:style-name="headword_.bzh_entry_letData">degwata<text:span text:style-name="headword-after">  </text:span></text:span><text:span text:style-name="pronunciation_.bzh-fonipa_pronunciations_entry_letData"><text:span text:style-name="pronunciation-before">[</text:span>ⁿdə.ˈᵑɡʷa.ta<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LexEntrypublishStemComponentTargetMLHeadWordPub_.bzh_entryrefcomponent_primaryrefs_entry_letData">degwa</text:span><text:span text:style-name="primaryrefs-after">) </text:span><text:span text:style-name="partofspeech_.en_grammaticalinfo_sense_senses_entry_letData">Adv<text:span text:style-name="partofspeech-after"> </text:span></text:span><text:span text:style-name="grammaticalinfo-after"> </text:span><text:span text:style-name="xitem_.en_definition_.en_sense_senses_entry_letData">forever, always, ever after.</text:span><text:span text:style-name="xitem_.tpi_definition_.en_sense_senses_entry_letData"><text:span text:style-name="xitem_xitem.definition-before"> </text:span>oltaim.</text:span><text:span text:style-name="definition-after"> </text:span><text:span text:style-name="example_.bzh_xitem_examples_sense_senses_entry_letData">Ġemedo malatumsën degwata.<text:span text:style-name="example-after"> </text:span></text:span><text:span text:style-name="translation_.en_translations_xitem_examples_sense_senses_entry_letData">You will live for ever.<text:span text:style-name="translation-after"> </text:span></text:span><text:span text:style-name="example_.bzh_xitem_examples_sense_senses_entry_letData"><text:span text:style-name="xitem_xitem.examples-before">  </text:span>Lob luho dekedi raḳ ba, lööho denedo saga degwata los degwata.<text:span text:style-name="example-after"> </text:span></text:span><text:span text:style-name="translation_.en_translations_xitem_examples_sense_senses_entry_letData">Then the two of them got up and the three of them lived there  ever after.<text:span text:style-name="translation-after"> </text:span></text:span><text:span text:style-name="examples-after"> </text:span><text:span text:style-name="semanticdomainabbr_.en_semanticdomains_sense_senses_entry_letData"><text:span text:style-name="semanticdomains-before">(sem. domains: </text:span>8.4.2<text:span text:style-name="semanticdomainabbr-after"> - </text:span></text:span><text:span text:style-name="semanticdomainname_.en_semanticdomains_sense_senses_entry_letData">Take time</text:span><text:span text:style-name="semanticdomains-after">.) </text:span></text:p>
        <text:p text:style-name="entry_letData"><text:span text:style-name="headword_.bzh_entry_letData">degwata los degwata<text:span text:style-name="headword-after">  </text:span></text:span><text:span text:style-name="pronunciation_.bzh-fonipa_pronunciations_entry_letData"><text:span text:style-name="pronunciation-before">[</text:span>ⁿdə.ˈᵑɡʷa.ta l̪ot͡ʃ ⁿdə.ˈᵑɡʷa.ta<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LexEntrypublishStemComponentTargetMLHeadWordPub_.bzh_entryrefcomponent_primaryrefs_entry_letData">degwa</text:span><text:span text:style-name="primaryrefs-after">) </text:span><text:span text:style-name="xitem_.en_definition_.en_sense_senses_entry_letData">forever and ever.</text:span><text:span text:style-name="xitem_.tpi_definition_.en_sense_senses_entry_letData"><text:span text:style-name="xitem_xitem.definition-before"> </text:span>oltaim oltaim.</text:span><text:span text:style-name="definition-after"> </text:span><text:span text:style-name="example_.bzh_examples_sense_senses_entry_letData">Arëm og böpata rot kesuu nġaa pin neggëp degwata los degwata.<text:span text:style-name="example-after"> </text:span></text:span><text:span text:style-name="translation_.en_translations_examples_sense_senses_entry_letData">Your name is exceedingly great surpassing everything else and remaining for ever and ever.<text:span text:style-name="translation-after"> </text:span></text:span><text:span text:style-name="examples-after"> </text:span><text:span text:style-name="semanticdomainabbr_.en_semanticdomains_sense_senses_entry_letData"><text:span text:style-name="semanticdomains-before">(sem. domains: </text:span>8.4.2<text:span text:style-name="semanticdomainabbr-after"> - </text:span></text:span><text:span text:style-name="semanticdomainname_.en_semanticdomains_sense_senses_entry_letData">Take time</text:span><text:span text:style-name="semanticdomains-after">.) </text:span></text:p>
        <text:p text:style-name="entry_letData"><text:span text:style-name="headword_.bzh_entry_letData">dehud<text:span text:style-name="headword-after">  </text:span></text:span><text:span text:style-name="pronunciation_.bzh-fonipa_pronunciations_entry_letData"><text:span text:style-name="pronunciation-before">[</text:span>ⁿdə.ˈʁu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type of bird-probably the Orange-fronted hanging Lorilet.</text:span><text:span text:style-name="xitem_.tpi_definition_.en_sense_senses_entry_letData"><text:span text:style-name="xitem_xitem.definition-before"> </text:span>wanpela kain liklik pisin.</text:span><text:span text:style-name="definition-after"> </text:span><text:span text:style-name="example_.bzh_examples_sense_senses_entry_letData">Dehud negga lul anon.<text:span text:style-name="example-after"> </text:span></text:span><text:span text:style-name="translation_.en_translations_examples_sense_senses_entry_letData">The <text:span text:style-name="span_.bzh_translation_.en_translations_examples_sense_senses_entry_letData">dehud</text:span> was eating the <text:span text:style-name="span_.bzh_translation_.en_translations_examples_sense_senses_entry_letData">lul</text:span> berrie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eenġ</text:span><text:span text:style-name="relations-after">. </text:span><text:span text:style-name="semanticdomainabbr_.en_semanticdomains_sense_senses_entry_letData"><text:span text:style-name="semanticdomains-before">(sem. domains: </text:span>1.6.1.2<text:span text:style-name="semanticdomainabbr-after"> - </text:span></text:span><text:span text:style-name="semanticdomainname_.en_semanticdomains_sense_senses_entry_letData">Bird</text:span><text:span text:style-name="semanticdomains-after">.) </text:span></text:p>
        <text:p text:style-name="entry_letData"><text:span text:style-name="headword_.bzh_entry_letData">dob<text:span text:style-name="headword-after">  </text:span></text:span><text:span text:style-name="pronunciation_.bzh-fonipa_pronunciations_entry_letData"><text:span text:style-name="pronunciation-before">[</text:span>ⁿdoᵐb<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ground, earth, dirt.</text:span><text:span text:style-name="xitem_.tpi_definition_.en_sense_senses_entry_letData"><text:span text:style-name="xitem_xitem.definition-before"> </text:span>graun.</text:span><text:span text:style-name="definition-after"> </text:span><text:span text:style-name="example_.bzh_xitem_examples_sense_senses_entry_letData">Dob loḳ sa malaġ.<text:span text:style-name="example-after"> </text:span></text:span><text:span text:style-name="translation_.en_translations_xitem_examples_sense_senses_entry_letData">I got a bit of dirt in my eye.<text:span text:style-name="translation-after"> </text:span></text:span><text:span text:style-name="example_.bzh_xitem_examples_sense_senses_entry_letData"><text:span text:style-name="xitem_xitem.examples-before">  </text:span>To nedo raḳ dob.<text:span text:style-name="example-after"> </text:span></text:span><text:span text:style-name="translation_.en_translations_xitem_examples_sense_senses_entry_letData">He sat on the ground.<text:span text:style-name="translation-after"> </text:span></text:span><text:span text:style-name="examples-after"> </text:span><text:span text:style-name="semanticdomainabbr_.en_semanticdomains_sense_senses_entry_letData"><text:span text:style-name="semanticdomains-before">(sem. domains: </text:span>1.2.1<text:span text:style-name="semanticdomainabbr-after"> - </text:span></text:span><text:span text:style-name="semanticdomainname_.en_semanticdomains_sense_senses_entry_letData">Land</text:span><text:span text:style-name="semanticdomains-after">.) </text:span><text:span text:style-name="xsensenumber_sense_senses_entry_letData"><text:span text:style-name="sense_sense.senses-before">  </text:span>2) </text:span><text:span text:style-name="xitem_.en_definition_.en_sense_senses_entry_letData">country, or an area of ground belonging to some particular people or group.</text:span><text:span text:style-name="xitem_.tpi_definition_.en_sense_senses_entry_letData"><text:span text:style-name="xitem_xitem.definition-before"> </text:span>graun.</text:span><text:span text:style-name="definition-after"> </text:span><text:span text:style-name="example_.bzh_examples_sense_senses_entry_letData">Gweḳo hurmahen luho ata jaḳ meġenah Israel hir dob.<text:span text:style-name="example-after"> </text:span></text:span><text:span text:style-name="translation_.en_translations_examples_sense_senses_entry_letData">Take the child and his mother and go back to Israel.<text:span text:style-name="translation-after"> </text:span></text:span><text:span text:style-name="examples-after"> </text:span><text:span text:style-name="semanticdomainabbr_.en_xitem_semanticdomains_sense_senses_entry_letData"><text:span text:style-name="semanticdomains-before">(sem. domains: </text:span>1.2.1.6<text:span text:style-name="semanticdomainabbr-after"> - </text:span></text:span><text:span text:style-name="semanticdomainname_.en_xitem_semanticdomains_sense_senses_entry_letData">Forest, grassland, desert</text:span><text:span text:style-name="semanticdomainabbr_.en_xitem_semanticdomains_sense_senses_entry_letData"><text:span text:style-name="xitem_xitem.semanticdomains-before">, </text:span>4.6.7<text:span text:style-name="semanticdomainabbr-after"> - </text:span></text:span><text:span text:style-name="semanticdomainname_.en_xitem_semanticdomains_sense_senses_entry_letData">Region</text:span><text:span text:style-name="semanticdomains-after">.) </text:span><text:span text:style-name="xsensenumber_sense_senses_entry_letData"><text:span text:style-name="sense_sense.senses-before">  </text:span>3) </text:span><text:span text:style-name="xitem_.en_definition_.en_sense_senses_entry_letData">the Earth.</text:span><text:span text:style-name="xitem_.tpi_definition_.en_sense_senses_entry_letData"><text:span text:style-name="xitem_xitem.definition-before"> </text:span>graun.</text:span><text:span text:style-name="definition-after"> </text:span><text:span text:style-name="example_.bzh_examples_sense_senses_entry_letData">Ham nebë dob sënë yi ranġah.<text:span text:style-name="example-after"> </text:span></text:span><text:span text:style-name="translation_.en_translations_examples_sense_senses_entry_letData">You are like the light of this world.<text:span text:style-name="translation-after"> </text:span></text:span><text:span text:style-name="examples-after"> </text:span><text:span text:style-name="LexEntryTypepublishStemComplexFormTypeReverseAbbrPub_.en_complexformtype_xitem_complexformrefs_entry_letData">Comp.</text:span><text:span text:style-name="complexformtype-after"> </text:span><text:span text:style-name="complexformform_.bzh_xitem_complexformrefs_entry_letData">dob ahë<text:span text:style-name="complexformform-after"> </text:span></text:span><text:span text:style-name="LexEntryTypepublishStemComplexFormTypeReverseAbbrPub_.en_complexformtype_xitem_complexformrefs_entry_letData"><text:span text:style-name="xitem_xitem.complexformrefs-before"> </text:span>Id.</text:span><text:span text:style-name="complexformtype-after"> </text:span><text:span text:style-name="complexformform_.bzh_xitem_complexformrefs_entry_letData">dobahë<text:span text:style-name="complexformform-after"> </text:span></text:span><text:span text:style-name="LexEntryTypepublishStemComplexFormTypeReverseAbbrPub_.en_complexformtype_xitem_complexformrefs_entry_letData"><text:span text:style-name="xitem_xitem.complexformrefs-before"> </text:span>Id.</text:span><text:span text:style-name="complexformtype-after"> </text:span><text:span text:style-name="complexformform_.bzh_xitem_complexformrefs_entry_letData">dob-ḳenu<text:span text:style-name="complexformform-after"> </text:span></text:span><text:span text:style-name="LexEntryTypepublishStemComplexFormTypeReverseAbbrPub_.en_complexformtype_xitem_complexformrefs_entry_letData"><text:span text:style-name="xitem_xitem.complexformrefs-before"> </text:span>Der.</text:span><text:span text:style-name="complexformtype-after"> </text:span><text:span text:style-name="complexformform_.bzh_xitem_complexformrefs_entry_letData">dobnë<text:span text:style-name="complexformform-after"> </text:span></text:span><text:span text:style-name="complexformrefs-after"> </text:span></text:p>
        <text:p text:style-name="entry_letData"><text:span text:style-name="headword_.bzh_entry_letData">dob ahë<text:span text:style-name="headword-after">  </text:span></text:span><text:span text:style-name="pronunciation_.bzh-fonipa_pronunciations_entry_letData"><text:span text:style-name="pronunciation-before">[</text:span>ⁿdoᵐb ˈa.ʁe<text:span text:style-name="pronunciation-after">]</text:span></text:span><text:span text:style-name="pronunciations-after"> </text:span><text:span text:style-name="LexEntryTypepublishStemEntryTypeAbbreviationPub_.en_entryreftype_primaryrefs_entry_letData"><text:span text:style-name="primaryrefs-before">(</text:span>comp. of<text:span text:style-name="LexEntryTypepublishStemEntryTypeAbbreviationPub-after"> </text:span></text:span><text:span text:style-name="entryreftype-after"> </text:span><text:span text:style-name="LexEntrypublishStemComponentTargetMLHeadWordPub_.bzh_entryrefcomponent_primaryrefs_entry_letData">dob</text:span><text:span text:style-name="primaryrefs-after">) </text:span><text:span text:style-name="xitem_.en_definition_.en_sense_senses_entry_letData">dirt, ground, earth that is removed from a hole etc.</text:span><text:span text:style-name="xitem_.tpi_definition_.en_sense_senses_entry_letData"><text:span text:style-name="xitem_xitem.definition-before"> </text:span>pipia graun.</text:span><text:span text:style-name="definition-after"> </text:span><text:span text:style-name="example_.bzh_xitem_examples_sense_senses_entry_letData">Dob ahë pediiin beluḳ nos.<text:span text:style-name="example-after"> </text:span></text:span><text:span text:style-name="translation_.en_translations_xitem_examples_sense_senses_entry_letData">The dirt was kicked up into the food.<text:span text:style-name="translation-after"> </text:span></text:span><text:span text:style-name="example_.bzh_xitem_examples_sense_senses_entry_letData"><text:span text:style-name="xitem_xitem.examples-before">  </text:span>Lev söv lob të dob ahë yam vavunë.<text:span text:style-name="example-after"> </text:span></text:span><text:span text:style-name="translation_.en_translations_xitem_examples_sense_senses_entry_letData">He dug a hole and threw the dirt out.<text:span text:style-name="translation-after"> </text:span></text:span><text:span text:style-name="examples-after"> </text:span><text:span text:style-name="semanticdomainabbr_.en_xitem_semanticdomains_sense_senses_entry_letData"><text:span text:style-name="semanticdomains-before">(sem. domains: </text:span>1.2.2.1<text:span text:style-name="semanticdomainabbr-after"> - </text:span></text:span><text:span text:style-name="semanticdomainname_.en_xitem_semanticdomains_sense_senses_entry_letData">Soil, dirt</text:span><text:span text:style-name="semanticdomainabbr_.en_xitem_semanticdomains_sense_senses_entry_letData"><text:span text:style-name="xitem_xitem.semanticdomains-before">, </text:span>1.2.2.2<text:span text:style-name="semanticdomainabbr-after"> - </text:span></text:span><text:span text:style-name="semanticdomainname_.en_xitem_semanticdomains_sense_senses_entry_letData">Rock</text:span><text:span text:style-name="semanticdomains-after">.) </text:span></text:p>
        <text:p text:style-name="entry_letData"><text:span text:style-name="headword_.bzh_entry_letData">dob-ḳenu<text:span text:style-name="headword-after">  </text:span></text:span><text:span text:style-name="pronunciation_.bzh-fonipa_pronunciations_entry_letData"><text:span text:style-name="pronunciation-before">[</text:span>ⁿdoᵐb qə.ˈnu<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LexEntrypublishStemComponentTargetMLHeadWordPub_.bzh_entryrefcomponent_primaryrefs_entry_letData">do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map.</text:span><text:span text:style-name="xitem_.tpi_definition_.en_sense_senses_entry_letData"><text:span text:style-name="xitem_xitem.definition-before"> </text:span>mep, piksa bilong hap graun.</text:span><text:span text:style-name="definition-after"> </text:span><text:span text:style-name="example_.bzh_examples_sense_senses_entry_letData">Dob-ḳenu neggëp raḳ barus vavunë.<text:span text:style-name="example-after"> </text:span></text:span><text:span text:style-name="translation_.en_translations_examples_sense_senses_entry_letData">There are maps in aeroplanes.<text:span text:style-name="translation-after"> </text:span></text:span><text:span text:style-name="examples-after"> </text:span></text:p>
        <text:p text:style-name="entry_letData"><text:span text:style-name="headword_.bzh_entry_letData">dobahë<text:span text:style-name="headword-after">  </text:span></text:span><text:span text:style-name="pronunciation_.bzh-fonipa_pronunciations_entry_letData"><text:span text:style-name="pronunciation-before">[</text:span>ˈⁿdoᵐb.a.ʁe<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LexEntrypublishStemComponentTargetMLHeadWordPub_.bzh_entryrefcomponent_primaryrefs_entry_letData">do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ancestors, progenitors, forefathers.</text:span><text:span text:style-name="xitem_.tpi_definition_.en_sense_senses_entry_letData"><text:span text:style-name="xitem_xitem.definition-before"> </text:span>tumbuna bilong bipo tru.</text:span><text:span text:style-name="definition-after"> </text:span><text:span text:style-name="example_.bzh_examples_sense_senses_entry_letData">Sa dobahë Ahëġeyin nedo Jog wirek.<text:span text:style-name="example-after"> </text:span></text:span><text:span text:style-name="translation_.en_translations_examples_sense_senses_entry_letData">My ancestor <text:span text:style-name="span_.bzh_translation_.en_translations_examples_sense_senses_entry_letData">Ahëġeyin</text:span> lived at <text:span text:style-name="span_.bzh_translation_.en_translations_examples_sense_senses_entry_letData">Jog</text:span> long ago.<text:span text:style-name="translation-after"> </text:span></text:span><text:span text:style-name="examples-after"> </text:span><text:span text:style-name="lexreftype_.en_relations_sense_senses_entry_letData">Sim<text:span text:style-name="lexreftype-after">: </text:span></text:span><text:span text:style-name="relations-after">. </text:span></text:p>
        <text:p text:style-name="entry_letData"><text:span text:style-name="headword_.bzh_entry_letData">doblu<text:span text:style-name="headword-after">  </text:span></text:span><text:span text:style-name="pronunciation_.bzh-fonipa_pronunciations_entry_letData"><text:span text:style-name="pronunciation-before">[</text:span>ˈⁿdoᵐb.l̪u<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cricket-commonly known as the mole cricket.</text:span><text:span text:style-name="xitem_.tpi_definition_.en_sense_senses_entry_letData"><text:span text:style-name="xitem_xitem.definition-before"> </text:span>wanpela kain binatang.</text:span><text:span text:style-name="definition-after"> </text:span><text:span text:style-name="example_.bzh_examples_sense_senses_entry_letData">Doblu nesu in nyëġ vanġ nivesa.<text:span text:style-name="example-after"> </text:span></text:span><text:span text:style-name="translation_.en_translations_examples_sense_senses_entry_letData">The cricket was singing because the weather was so good.<text:span text:style-name="translation-after"> </text:span></text:span><text:span text:style-name="examples-after"> </text:span><text:span text:style-name="lexreftype_.en_relations_sense_senses_entry_letData">spec<text:span text:style-name="lexreftype-after">: </text:span></text:span><text:span text:style-name="relations-after">. </text:span><text:span text:style-name="semanticdomainabbr_.en_xitem_semanticdomains_sense_senses_entry_letData"><text:span text:style-name="semanticdomains-before">(sem. domains: </text:span>1.6.1.7<text:span text:style-name="semanticdomainabbr-after"> - </text:span></text:span><text:span text:style-name="semanticdomainname_.en_xitem_semanticdomains_sense_senses_entry_letData">Insect</text:span><text:span text:style-name="semanticdomainabbr_.en_xitem_semanticdomains_sense_senses_entry_letData"><text:span text:style-name="xitem_xitem.semanticdomains-before">, </text:span>4.2.6<text:span text:style-name="semanticdomainabbr-after"> - </text:span></text:span><text:span text:style-name="semanticdomainname_.en_xitem_semanticdomains_sense_senses_entry_letData">Entertainment, recreation</text:span><text:span text:style-name="semanticdomains-after">.) </text:span></text:p>
        <text:p text:style-name="entry_letData"><text:span text:style-name="headword_.bzh_entry_letData">dobnë<text:span text:style-name="headword-after">  </text:span></text:span><text:span text:style-name="pronunciation_.bzh-fonipa_pronunciations_entry_letData"><text:span text:style-name="pronunciation-before">[</text:span>ˈⁿdoᵐb.ne<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LexEntrypublishStemComponentTargetMLHeadWordPub_.bzh_entryrefcomponent_primaryrefs_entry_letData">dob</text:span><text:span text:style-name="primaryrefs-after">) </text:span><text:span text:style-name="partofspeech_.en_grammaticalinfo_sense_senses_entry_letData">Adv<text:span text:style-name="partofspeech-after"> </text:span></text:span><text:span text:style-name="grammaticalinfo-after"> </text:span><text:span text:style-name="xitem_.en_definition_.en_sense_senses_entry_letData">outside, on the ground.</text:span><text:span text:style-name="xitem_.tpi_definition_.en_sense_senses_entry_letData"><text:span text:style-name="xitem_xitem.definition-before"> </text:span>autsait.</text:span><text:span text:style-name="definition-after"> </text:span><text:span text:style-name="example_.bzh_examples_sense_senses_entry_letData">Alam pin dëdo dobnë.<text:span text:style-name="example-after"> </text:span></text:span><text:span text:style-name="translation_.en_translations_examples_sense_senses_entry_letData">Everyone was outside.<text:span text:style-name="translation-after"> </text:span></text:span><text:span text:style-name="examples-after"> </text:span><text:span text:style-name="semanticdomainabbr_.en_xitem_semanticdomains_sense_senses_entry_letData"><text:span text:style-name="semanticdomains-before">(sem. domains: </text:span>8.5.1.2.1<text:span text:style-name="semanticdomainabbr-after"> - </text:span></text:span><text:span text:style-name="semanticdomainname_.en_xitem_semanticdomains_sense_senses_entry_letData">Around</text:span><text:span text:style-name="semanticdomainabbr_.en_xitem_semanticdomains_sense_senses_entry_letData"><text:span text:style-name="xitem_xitem.semanticdomains-before">, </text:span>8.5.1.4.1<text:span text:style-name="semanticdomainabbr-after"> - </text:span></text:span><text:span text:style-name="semanticdomainname_.en_xitem_semanticdomains_sense_senses_entry_letData">Out, outside</text:span><text:span text:style-name="semanticdomains-after">.) </text:span></text:p>
        <text:p text:style-name="entry_letData"><text:span text:style-name="headword_.bzh_entry_letData">dod<text:span text:style-name="headword-after">  </text:span></text:span><text:span text:style-name="pronunciation_.bzh-fonipa_pronunciations_entry_letData"><text:span text:style-name="pronunciation-before">[</text:span>ⁿdoⁿd<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tree the leaves of which irritate the kin. The sting recurs each time one washes. There are at least two varieties of <text:span text:style-name="span_.bzh_xitem_.en_definition_.en_sense_senses_entry_letData">dod,</text:span> one is a big tree, the other is a smaller variety.</text:span><text:span text:style-name="xitem_.tpi_definition_.en_sense_senses_entry_letData"><text:span text:style-name="xitem_xitem.definition-before"> </text:span>wanpela kain diwai salat.</text:span><text:span text:style-name="definition-after"> </text:span><text:span text:style-name="example_.bzh_examples_sense_senses_entry_letData">Dod gga sa vahaġ.<text:span text:style-name="example-after"> </text:span></text:span><text:span text:style-name="translation_.en_translations_examples_sense_senses_entry_letData">The <text:span text:style-name="span_.bzh_translation_.en_translations_examples_sense_senses_entry_letData">dod</text:span> stung my leg.<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okta<text:span text:style-name="headword-after">  </text:span></text:span><text:span text:style-name="pronunciation_.bzh-fonipa_pronunciations_entry_letData"><text:span text:style-name="pronunciation-before">[</text:span>ˈⁿdok.ta<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doctor.</text:span><text:span text:style-name="xitem_.tpi_definition_.en_sense_senses_entry_letData"><text:span text:style-name="xitem_xitem.definition-before"> </text:span>dokta.</text:span><text:span text:style-name="definition-after"> </text:span><text:span text:style-name="example_.bzh_examples_sense_senses_entry_letData">Dokta teta pegges.<text:span text:style-name="example-after"> </text:span></text:span><text:span text:style-name="translation_.en_translations_examples_sense_senses_entry_letData">The doctor bandaged the sore.<text:span text:style-name="translation-after"> </text:span></text:span><text:span text:style-name="examples-after"> </text:span><text:span text:style-name="semanticdomainabbr_.en_semanticdomains_sense_senses_entry_letData"><text:span text:style-name="semanticdomains-before">(sem. domains: </text:span>2.5.7<text:span text:style-name="semanticdomainabbr-after"> - </text:span></text:span><text:span text:style-name="semanticdomainname_.en_semanticdomains_sense_senses_entry_letData">Treat disease</text:span><text:span text:style-name="semanticdomains-after">.) </text:span></text:p>
        <text:p text:style-name="entry_letData"><text:span text:style-name="headword_.bzh_entry_letData">domeng<text:span text:style-name="headword-after">  </text:span></text:span><text:span text:style-name="pronunciation_.bzh-fonipa_pronunciations_entry_letData"><text:span text:style-name="pronunciation-before">[</text:span>ˈⁿdom.əŋ<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leech.</text:span><text:span text:style-name="xitem_.tpi_definition_.en_sense_senses_entry_letData"><text:span text:style-name="xitem_xitem.definition-before"> </text:span>liklik snek i save pulim blut bilong man.</text:span><text:span text:style-name="definition-after"> </text:span><text:span text:style-name="example_.bzh_examples_sense_senses_entry_letData">Domeng gga tatovaha vaha.<text:span text:style-name="example-after"> </text:span></text:span><text:span text:style-name="translation_.en_translations_examples_sense_senses_entry_letData">The leech fastened itself to the teacher's leg.<text:span text:style-name="translation-after"> </text:span></text:span><text:span text:style-name="examples-after"> </text:span><text:span text:style-name="lexreftype_.en_relations_sense_senses_entry_letData">Sim<text:span text:style-name="lexreftype-after">: </text:span></text:span><text:span text:style-name="relations-after">. </text:span><text:span text:style-name="semanticdomainabbr_.en_semanticdomains_sense_senses_entry_letData"><text:span text:style-name="semanticdomains-before">(sem. domains: </text:span>1.6.1.7<text:span text:style-name="semanticdomainabbr-after"> - </text:span></text:span><text:span text:style-name="semanticdomainname_.en_semanticdomains_sense_senses_entry_letData">Insect</text:span><text:span text:style-name="semanticdomains-after">.) </text:span></text:p>
        <text:p text:style-name="entry_letData"><text:span text:style-name="headword_.bzh_entry_letData">döleng<text:span text:style-name="headword-after">  </text:span></text:span><text:span text:style-name="pronunciation_.bzh-fonipa_pronunciations_entry_letData"><text:span text:style-name="pronunciation-before">[</text:span>ˈⁿdɔl̪.əŋ<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kind of tree with edible nuts.</text:span><text:span text:style-name="xitem_.tpi_definition_.en_sense_senses_entry_letData"><text:span text:style-name="xitem_xitem.definition-before"> </text:span>diwai siis.</text:span><text:span text:style-name="definition-after"> </text:span><text:span text:style-name="example_.bzh_examples_sense_senses_entry_letData">Ḳele döleng og dëgga anon gedërekö seḳë loḳ soḳ.<text:span text:style-name="example-after"> </text:span></text:span><text:span text:style-name="translation_.en_translations_examples_sense_senses_entry_letData">They eat the nuts of the  tree and hang the shells on their headdresse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xsensenumber_sense_senses_entry_letData"><text:span text:style-name="sense_sense.senses-before">  </text:span>2) </text:span><text:span text:style-name="xitem_.en_definition_.en_sense_senses_entry_letData">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text:span text:style-name="xitem_xitem.definition-before"> </text:span>pikinini diwai siis.</text:span><text:span text:style-name="definition-after"> </text:span><text:span text:style-name="example_.bzh_examples_sense_senses_entry_letData">Negga döleng anon los dii ris.<text:span text:style-name="example-after"> </text:span></text:span><text:span text:style-name="translation_.en_translations_examples_sense_senses_entry_letData">He ate the <text:span text:style-name="span_.bzh_translation_.en_translations_examples_sense_senses_entry_letData">döleng</text:span> nuts with <text:span text:style-name="span_.bzh_translation_.en_translations_examples_sense_senses_entry_letData">dii</text:span> leaves.<text:span text:style-name="translation-after"> </text:span></text:span><text:span text:style-name="examples-after"> </text:span></text:p>
        <text:p text:style-name="entry_letData"><text:span text:style-name="headword_.bzh_entry_letData">dönġ<text:span text:style-name="headword-after">  </text:span></text:span><text:span text:style-name="pronunciation_.bzh-fonipa_pronunciations_entry_letData"><text:span text:style-name="pronunciation-before">[</text:span>ⁿdɔɴ<text:span text:style-name="pronunciation-after">]</text:span></text:span><text:span text:style-name="pronunciations-after"> </text:span></text:p>
        <text:p text:style-name="entry_letData"><text:span text:style-name="headword_.bzh_entry_letData">dönġ-hus<text:span text:style-name="headword-after">  </text:span></text:span><text:span text:style-name="pronunciation_.bzh-fonipa_pronunciations_entry_letData"><text:span text:style-name="pronunciation-before">[</text:span>ⁿdɔɴ ʁut͡ʃ<text:span text:style-name="pronunciation-after">]</text:span></text:span><text:span text:style-name="pronunciations-after"> </text:span><text:span text:style-name="partofspeech_.en_grammaticalinfo_sense_senses_entry_letData">Nc<text:span text:style-name="partofspeech-after"> </text:span></text:span><text:span text:style-name="grammaticalinfo-after"> </text:span><text:span text:style-name="xitem_.en_definition_.en_sense_senses_entry_letData">variety of tree-this tree is not burned because it would attract the bush spirits who would be angry and attack one.</text:span><text:span text:style-name="xitem_.tpi_definition_.en_sense_senses_entry_letData"><text:span text:style-name="xitem_xitem.definition-before"> </text:span>wanpela kain diwai.</text:span><text:span text:style-name="definition-after"> </text:span><text:span text:style-name="example_.bzh_examples_sense_senses_entry_letData">Sevuv dönġ-hus in jeyanġ go jaḳ.<text:span text:style-name="example-after"> </text:span></text:span><text:span text:style-name="translation_.en_translations_examples_sense_senses_entry_letData">I cut a <text:span text:style-name="span_.bzh_translation_.en_translations_examples_sense_senses_entry_letData">döng-hus</text:span> to stake yam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budenġ<text:span text:style-name="xhomographnumber_sensecrossref_.bzh_lexreftargets_relations_sense_senses_entry_letData">2</text:span></text:span><text:span text:style-name="relations-after">. </text:span><text:span text:style-name="semanticdomainabbr_.en_semanticdomains_sense_senses_entry_letData"><text:span text:style-name="semanticdomains-before">(sem. domains: </text:span>1.5.1<text:span text:style-name="semanticdomainabbr-after"> - </text:span></text:span><text:span text:style-name="semanticdomainname_.en_semanticdomains_sense_senses_entry_letData">Tree</text:span><text:span text:style-name="semanticdomains-after">.) </text:span></text:p>
        <text:p text:style-name="entry_letData"><text:span text:style-name="headword_.bzh_entry_letData">döök döök<text:span text:style-name="headword-after">  </text:span></text:span><text:span text:style-name="pronunciation_.bzh-fonipa_pronunciations_entry_letData"><text:span text:style-name="pronunciation-before">[</text:span>ⁿdɔːk ⁿdɔːk<text:span text:style-name="pronunciation-after">]</text:span></text:span><text:span text:style-name="pronunciations-after"> </text:span><text:span text:style-name="LexEntryTypepublishStemEntryTypeAbbreviationPub_.en_entryreftype_primaryrefs_entry_letData"><text:span text:style-name="primaryrefs-before">(</text:span>redup. of<text:span text:style-name="LexEntryTypepublishStemEntryTypeAbbreviationPub-after"> </text:span></text:span><text:span text:style-name="entryreftype-after"> </text:span><text:span text:style-name="primaryrefs-after">) </text:span><text:span text:style-name="xitem_.en_definition_.en_sense_senses_entry_letData">eternally, forever.</text:span><text:span text:style-name="xitem_.tpi_definition_.en_sense_senses_entry_letData"><text:span text:style-name="xitem_xitem.definition-before"> </text:span>oltaim oltaim.</text:span><text:span text:style-name="definition-after"> </text:span><text:span text:style-name="example_.bzh_examples_sense_senses_entry_letData">Anutu rëḳ gevonġ behil medo döök döök.<text:span text:style-name="example-after"> </text:span></text:span><text:span text:style-name="translation_.en_translations_examples_sense_senses_entry_letData">God will cause us to live forever.<text:span text:style-name="translation-after"> </text:span></text:span><text:span text:style-name="examples-after"> </text:span><text:span text:style-name="semanticdomainabbr_.en_semanticdomains_sense_senses_entry_letData"><text:span text:style-name="semanticdomains-before">(sem. domains: </text:span>8.4.2<text:span text:style-name="semanticdomainabbr-after"> - </text:span></text:span><text:span text:style-name="semanticdomainname_.en_semanticdomains_sense_senses_entry_letData">Take time</text:span><text:span text:style-name="semanticdomains-after">.) </text:span></text:p>
        <text:p text:style-name="entry_letData"><draw:frame draw:style-name="Graphics3" draw:name="Graphics3" text:anchor-type="paragraph" draw:z-index="1" svg:width="0.946808510638298in" svg:height="1.0in"><draw:text-box fo:min-height="0in"><draw:frame draw:style-name="Graphics3" draw:name="Graphics3" text:anchor-type="paragraph" svg:width="0.946808510638298in" svg:height="1.0in"><draw:image xlink:type="simple" xlink:show="embed" xlink:actuatet="onLoad" xlink:href="Pictures/4.jpg"/><svg:desc>Avëh du vahek</svg:desc></draw:frame><text:p text:style-name="pictureCaption_pictureRight_entry_letData"><text:span text:style-name="pictureSense_pictureCaption_pictureRight_entry_letData">1<text:span text:style-name="pictureSense-after"> </text:span></text:span><text:span text:style-name="span_.bzh_pictureLabel_.en_pictureCaption_pictureRight_entry_letData">Avëh du vahek</text:span></text:p></draw:text-box></draw:frame><text:span text:style-name="headword_.bzh_entry_letData">du<text:span text:style-name="xhomographnumber_headword_.bzh_entry_letData">1</text:span><text:span text:style-name="headword-after">  </text:span></text:span><text:span text:style-name="pronunciation_.bzh-fonipa_pronunciations_entry_letData"><text:span text:style-name="pronunciation-before">[</text:span>ⁿdu<text:span text:style-name="pronunciation-after">]</text:span></text:span><text:span text:style-name="pronunciations-after"> </text:span><text:span text:style-name="partofspeech_.en_grammaticalinfo_sense_senses_entry_letData">V2<text:span text:style-name="partofspeech-after"> </text:span></text:span><text:span text:style-name="grammaticalinfo-after"> </text:span><text:span text:style-name="xsensenumber_sense_senses_entry_letData">1) </text:span><text:span text:style-name="xitem_.en_definition_.en_sense_senses_entry_letData">to carry on the head hanging down the back-usually of a stringbag, but also of a raincoat or even an umbrella.</text:span><text:span text:style-name="xitem_.tpi_definition_.en_sense_senses_entry_letData"><text:span text:style-name="xitem_xitem.definition-before"> </text:span>hangimapim long het na karim.</text:span><text:span text:style-name="definition-after"> </text:span><text:span text:style-name="example_.bzh_examples_sense_senses_entry_letData">Du vahek raḳ yu.<text:span text:style-name="example-after"> </text:span></text:span><text:span text:style-name="translation_.en_translations_examples_sense_senses_entry_letData">She carried the stringbag on her head.<text:span text:style-name="translation-after"> </text:span></text:span><text:span text:style-name="examples-after"> </text:span><text:span text:style-name="semanticdomainabbr_.en_xitem_semanticdomains_sense_senses_entry_letData"><text:span text:style-name="semanticdomains-before">(sem. domains: </text:span>2.1<text:span text:style-name="semanticdomainabbr-after"> - </text:span></text:span><text:span text:style-name="semanticdomainname_.en_xitem_semanticdomains_sense_senses_entry_letData">Body</text:span><text:span text:style-name="semanticdomainabbr_.en_xitem_semanticdomains_sense_senses_entry_letData"><text:span text:style-name="xitem_xitem.semanticdomains-before">, </text:span>7.3.1<text:span text:style-name="semanticdomainabbr-after"> - </text:span></text:span><text:span text:style-name="semanticdomainname_.en_xitem_semanticdomains_sense_senses_entry_letData">Carry</text:span><text:span text:style-name="semanticdomainabbr_.en_xitem_semanticdomains_sense_senses_entry_letData"><text:span text:style-name="xitem_xitem.semanticdomains-before">, </text:span>8.5.1.3<text:span text:style-name="semanticdomainabbr-after"> - </text:span></text:span><text:span text:style-name="semanticdomainname_.en_xitem_semanticdomains_sense_senses_entry_letData">On</text:span><text:span text:style-name="semanticdomainabbr_.en_xitem_semanticdomains_sense_senses_entry_letData"><text:span text:style-name="xitem_xitem.semanticdomains-before">, </text:span>9.1.2<text:span text:style-name="semanticdomainabbr-after"> - </text:span></text:span><text:span text:style-name="semanticdomainname_.en_xitem_semanticdomains_sense_senses_entry_letData">Do</text:span><text:span text:style-name="semanticdomains-after">.) </text:span><text:span text:style-name="xsensenumber_sense_senses_entry_letData"><text:span text:style-name="sense_sense.senses-before">  </text:span>2) </text:span><text:span text:style-name="xitem_.en_definition_.en_sense_senses_entry_letData">to press down, be loaded down, carried away, push.</text:span><text:span text:style-name="xitem_.tpi_definition_.en_sense_senses_entry_letData"><text:span text:style-name="xitem_xitem.definition-before"> </text:span>pusim.</text:span><text:span text:style-name="definition-after"> </text:span><text:span text:style-name="example_.bzh_xitem_examples_sense_senses_entry_letData">Du raḳ kweben beya mevës.<text:span text:style-name="example-after"> </text:span></text:span><text:span text:style-name="translation_.en_translations_xitem_examples_sense_senses_entry_letData">He hit him with his thigh and knocked him over.<text:span text:style-name="translation-after"> </text:span></text:span><text:span text:style-name="example_.bzh_xitem_examples_sense_senses_entry_letData"><text:span text:style-name="xitem_xitem.examples-before">  </text:span>Rot ngwë ya lob du.<text:span text:style-name="example-after"> </text:span></text:span><text:span text:style-name="translation_.en_translations_xitem_examples_sense_senses_entry_letData">He pushed another over and carried him with him.<text:span text:style-name="translation-after"> </text:span></text:span><text:span text:style-name="examples-after"> </text:span><text:span text:style-name="semanticdomainabbr_.en_xitem_semanticdomains_sense_senses_entry_letData"><text:span text:style-name="semanticdomains-before">(sem. domains: </text:span>2.1<text:span text:style-name="semanticdomainabbr-after"> - </text:span></text:span><text:span text:style-name="semanticdomainname_.en_xitem_semanticdomains_sense_senses_entry_letData">Body</text:span><text:span text:style-name="semanticdomainabbr_.en_xitem_semanticdomains_sense_senses_entry_letData"><text:span text:style-name="xitem_xitem.semanticdomains-before">, </text:span>3.5.7.1<text:span text:style-name="semanticdomainabbr-after"> - </text:span></text:span><text:span text:style-name="semanticdomainname_.en_xitem_semanticdomains_sense_senses_entry_letData">Write</text:span><text:span text:style-name="semanticdomainabbr_.en_xitem_semanticdomains_sense_senses_entry_letData"><text:span text:style-name="xitem_xitem.semanticdomains-before">, </text:span>7.2.2.5<text:span text:style-name="semanticdomainabbr-after"> - </text:span></text:span><text:span text:style-name="semanticdomainname_.en_xitem_semanticdomains_sense_senses_entry_letData">Move down</text:span><text:span text:style-name="semanticdomainabbr_.en_xitem_semanticdomains_sense_senses_entry_letData"><text:span text:style-name="xitem_xitem.semanticdomains-before">, </text:span>7.7.4<text:span text:style-name="semanticdomainabbr-after"> - </text:span></text:span><text:span text:style-name="semanticdomainname_.en_xitem_semanticdomains_sense_senses_entry_letData">Press</text:span><text:span text:style-name="semanticdomains-after">.) </text:span><text:span text:style-name="LexEntryTypepublishStemComplexFormTypeReverseAbbrPub_.en_complexformtype_complexformrefs_entry_letData">ClExp</text:span><text:span text:style-name="complexformtype-after"> </text:span><text:span text:style-name="complexformform_.bzh_complexformrefs_entry_letData">du raḳ beġö<text:span text:style-name="complexformform-after"> </text:span></text:span><text:span text:style-name="complexformrefs-after"> </text:span></text:p>
        <text:p text:style-name="entry_letData"><text:span text:style-name="headword_.bzh_entry_letData">du<text:span text:style-name="xhomographnumber_headword_.bzh_entry_letData">2</text:span><text:span text:style-name="headword-after">  </text:span></text:span><text:span text:style-name="pronunciation_.bzh-fonipa_pronunciations_entry_letData"><text:span text:style-name="pronunciation-before">[</text:span>ⁿdu<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lagoon of brackish water close to the sea.</text:span><text:span text:style-name="xitem_.tpi_definition_.en_sense_senses_entry_letData"><text:span text:style-name="xitem_xitem.definition-before"> </text:span>raunwara i stap klostu long nambis.</text:span><text:span text:style-name="definition-after"> </text:span><text:span text:style-name="example_.bzh_examples_sense_senses_entry_letData">Nġaggee sën nedo loonë bemala ḳöḳ lo arë nebë du.<text:span text:style-name="example-after"> </text:span></text:span><text:span text:style-name="translation_.en_translations_examples_sense_senses_entry_letData">A lagoon close to the sea and reddish coloured is called a <text:span text:style-name="span_.bzh_translation_.en_translations_examples_sense_senses_entry_letData">du.</text:span><text:span text:style-name="translation-after"> </text:span></text:span><text:span text:style-name="examples-after"> </text:span><text:span text:style-name="semanticdomainabbr_.en_semanticdomains_sense_senses_entry_letData"><text:span text:style-name="semanticdomains-before">(sem. domains: </text:span>1.3.1<text:span text:style-name="semanticdomainabbr-after"> - </text:span></text:span><text:span text:style-name="semanticdomainname_.en_semanticdomains_sense_senses_entry_letData">Bodies of water</text:span><text:span text:style-name="semanticdomains-after">.) </text:span></text:p>
        <text:p text:style-name="entry_letData"><text:span text:style-name="headword_.bzh_entry_letData">du raḳ beġö<text:span text:style-name="headword-after">  </text:span></text:span><text:span text:style-name="pronunciation_.bzh-fonipa_pronunciations_entry_letData"><text:span text:style-name="pronunciation-before">[</text:span>ⁿdu ɾaq ᵐbə.ˈᵑɢɔ<text:span text:style-name="pronunciation-after">]</text:span></text:span><text:span text:style-name="pronunciations-after"> </text:span><text:span text:style-name="LexEntryTypepublishStemEntryTypeAbbreviationPub_.en_entryreftype_primaryrefs_entry_letData"><text:span text:style-name="primaryrefs-before">(</text:span>clExp. of<text:span text:style-name="LexEntryTypepublishStemEntryTypeAbbreviationPub-after"> </text:span></text:span><text:span text:style-name="entryreftype-after"> </text:span><text:span text:style-name="LexEntrypublishStemComponentTargetMLHeadWordPub_.bzh_entryrefcomponent_primaryrefs_entry_letData">du<text:span text:style-name="xhomographnumber_LexEntrypublishStemComponentTargetMLHeadWordPub_.bzh_entryrefcomponent_primaryrefs_entry_letData">1</text:span></text:span><text:span text:style-name="primaryrefs-after">) </text:span><text:span text:style-name="xitem_.en_definition_.en_sense_senses_entry_letData">to avenge, to carry on with a fight.</text:span><text:span text:style-name="xitem_.tpi_definition_.en_sense_senses_entry_letData"><text:span text:style-name="xitem_xitem.definition-before"> </text:span>bekim pait.</text:span><text:span text:style-name="definition-after"> </text:span><text:span text:style-name="example_.bzh_examples_sense_senses_entry_letData">Desis mehöti lob yi alam dedu raḳ beġö in yi.<text:span text:style-name="example-after"> </text:span></text:span><text:span text:style-name="translation_.en_translations_examples_sense_senses_entry_letData">They killed someone and his people carried on the fight to avenge him.<text:span text:style-name="translation-after"> </text:span></text:span><text:span text:style-name="examples-after"> </text:span><text:span text:style-name="semanticdomainabbr_.en_semanticdomains_sense_senses_entry_letData"><text:span text:style-name="semanticdomains-before">(sem. domains: </text:span>4.8.2.5<text:span text:style-name="semanticdomainabbr-after"> - </text:span></text:span><text:span text:style-name="semanticdomainname_.en_semanticdomains_sense_senses_entry_letData">Revenge</text:span><text:span text:style-name="semanticdomains-after">.) </text:span></text:p>
        <text:p text:style-name="entry_letData"><draw:frame draw:style-name="Graphics4" draw:name="Graphics4" text:anchor-type="paragraph" draw:z-index="1" svg:width="1.16738197424893in" svg:height="1.0in"><draw:text-box fo:min-height="0in"><draw:frame draw:style-name="Graphics4" draw:name="Graphics4" text:anchor-type="paragraph" svg:width="1.16738197424893in" svg:height="1.0in"><draw:image xlink:type="simple" xlink:show="embed" xlink:actuatet="onLoad" xlink:href="Pictures/5.jpg"/><svg:desc>dub</svg:desc></draw:frame><text:p text:style-name="pictureCaption_pictureRight_entry_letData"><text:span text:style-name="pictureSense_pictureCaption_pictureRight_entry_letData">1<text:span text:style-name="pictureSense-after"> </text:span></text:span><text:span text:style-name="span_.bzh_pictureLabel_.en_pictureCaption_pictureRight_entry_letData">dub</text:span></text:p></draw:text-box></draw:frame><text:span text:style-name="headword_.bzh_entry_letData">dub<text:span text:style-name="headword-after">  </text:span></text:span><text:span text:style-name="pronunciation_.bzh-fonipa_pronunciations_entry_letData"><text:span text:style-name="pronunciation-before">[</text:span>ⁿduᵐb<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men's house.</text:span><text:span text:style-name="xitem_.tpi_definition_.en_sense_senses_entry_letData"><text:span text:style-name="xitem_xitem.definition-before"> </text:span>haus man.</text:span><text:span text:style-name="definition-after"> </text:span><text:span text:style-name="example_.bzh_examples_sense_senses_entry_letData">Delev dub in maluh degëp jaḳ.<text:span text:style-name="example-after"> </text:span></text:span><text:span text:style-name="translation_.en_translations_examples_sense_senses_entry_letData">They built a men's house for the men to sleep in.<text:span text:style-name="translation-after"> </text:span></text:span><text:span text:style-name="examples-after"> </text:span><text:span text:style-name="lexreftype_.en_relations_sense_senses_entry_letData">spec<text:span text:style-name="lexreftype-after">: </text:span></text:span><text:span text:style-name="sensecrossref_.bzh_xitem_lexreftargets_relations_sense_senses_entry_letData">dub-ḳapiya</text:span><text:span text:style-name="sensecrossref_.bzh_xitem_lexreftargets_relations_sense_senses_entry_letData"><text:span text:style-name="xitem_xitem.lexreftargets-before">, </text:span>dub-soda-yi</text:span><text:span text:style-name="relations-after">. </text:span><text:span text:style-name="semanticdomainabbr_.en_semanticdomains_sense_senses_entry_letData"><text:span text:style-name="semanticdomains-before">(sem. domains: </text:span>6.5.1<text:span text:style-name="semanticdomainabbr-after"> - </text:span></text:span><text:span text:style-name="semanticdomainname_.en_semanticdomains_sense_senses_entry_letData">Building</text:span><text:span text:style-name="semanticdomains-after">.) </text:span><text:span text:style-name="xsensenumber_sense_senses_entry_letData"><text:span text:style-name="sense_sense.senses-before">  </text:span>2) </text:span><text:span text:style-name="xitem_.en_definition_.en_sense_senses_entry_letData">school.</text:span><text:span text:style-name="xitem_.tpi_definition_.en_sense_senses_entry_letData"><text:span text:style-name="xitem_xitem.definition-before"> </text:span>skul.</text:span><text:span text:style-name="definition-after"> </text:span><text:span text:style-name="example_.bzh_examples_sense_senses_entry_letData">Hurmahen dëluk dub.<text:span text:style-name="example-after"> </text:span></text:span><text:span text:style-name="translation_.en_translations_examples_sense_senses_entry_letData">Children go to school.<text:span text:style-name="translation-after"> </text:span></text:span><text:span text:style-name="examples-after"> </text:span><text:span text:style-name="LexEntryTypepublishStemComplexFormTypeReverseAbbrPub_.en_complexformtype_xitem_complexformrefs_entry_letData">Id.</text:span><text:span text:style-name="complexformtype-after"> </text:span><text:span text:style-name="complexformform_.bzh_xitem_complexformrefs_entry_letData">dub-agga<text:span text:style-name="complexformform-after"> </text:span></text:span><text:span text:style-name="LexEntryTypepublishStemComplexFormTypeReverseAbbrPub_.en_complexformtype_xitem_complexformrefs_entry_letData"><text:span text:style-name="xitem_xitem.complexformrefs-before"> </text:span>Comp.</text:span><text:span text:style-name="complexformtype-after"> </text:span><text:span text:style-name="complexformform_.bzh_xitem_complexformrefs_entry_letData">dub-ḳapiya<text:span text:style-name="complexformform-after"> </text:span></text:span><text:span text:style-name="LexEntryTypepublishStemComplexFormTypeReverseAbbrPub_.en_complexformtype_xitem_complexformrefs_entry_letData"><text:span text:style-name="xitem_xitem.complexformrefs-before"> </text:span>Kt. phr.</text:span><text:span text:style-name="complexformtype-after"> </text:span><text:span text:style-name="complexformform_.bzh_xitem_complexformrefs_entry_letData">dub-soda-yi<text:span text:style-name="complexformform-after"> </text:span></text:span><text:span text:style-name="LexEntryTypepublishStemComplexFormTypeReverseAbbrPub_.en_complexformtype_xitem_complexformrefs_entry_letData"><text:span text:style-name="xitem_xitem.complexformrefs-before"> </text:span>Kt. phr.</text:span><text:span text:style-name="complexformtype-after"> </text:span><text:span text:style-name="complexformform_.bzh_xitem_complexformrefs_entry_letData">dub-supinsën-yi<text:span text:style-name="complexformform-after"> </text:span></text:span><text:span text:style-name="LexEntryTypepublishStemComplexFormTypeReverseAbbrPub_.en_complexformtype_xitem_complexformrefs_entry_letData"><text:span text:style-name="xitem_xitem.complexformrefs-before"> </text:span>Kt. phr.</text:span><text:span text:style-name="complexformtype-after"> </text:span><text:span text:style-name="complexformform_.bzh_xitem_complexformrefs_entry_letData">dub-vabuung<text:span text:style-name="complexformform-after"> </text:span></text:span><text:span text:style-name="LexEntryTypepublishStemComplexFormTypeReverseAbbrPub_.en_complexformtype_xitem_complexformrefs_entry_letData"><text:span text:style-name="xitem_xitem.complexformrefs-before"> </text:span>Kt. phr.</text:span><text:span text:style-name="complexformtype-after"> </text:span><text:span text:style-name="complexformform_.bzh_xitem_complexformrefs_entry_letData">dub-vabuung-böp<text:span text:style-name="complexformform-after"> </text:span></text:span><text:span text:style-name="complexformrefs-after"> </text:span></text:p>
        <text:p text:style-name="entry_letData"><text:span text:style-name="headword_.bzh_entry_letData">dub-agga<text:span text:style-name="headword-after">  </text:span></text:span><text:span text:style-name="pronunciation_.bzh-fonipa_pronunciations_entry_letData"><text:span text:style-name="pronunciation-before">[</text:span>ⁿduᵐb ˈa.ɣa<text:span text:style-name="pronunciation-after">]</text:span></text:span><text:span text:style-name="pronunciations-after"> </text:span><text:span text:style-name="LexEntryTypepublishStemEntryTypeAbbreviationPub_.en_entryreftype_primaryrefs_entry_letData"><text:span text:style-name="primaryrefs-before">(</text:span>id. of<text:span text:style-name="LexEntryTypepublishStemEntryTypeAbbreviationPub-after"> </text:span></text:span><text:span text:style-name="entryreftype-after"> </text:span><text:span text:style-name="LexEntrypublishStemComponentTargetMLHeadWordPub_.bzh_entryrefcomponent_primaryrefs_entry_letData">du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important man; clan leader,-the one who builds a men's house; the one who is the head of a men's house and therefore responsible for looking after the group.</text:span><text:span text:style-name="xitem_.tpi_definition_.en_sense_senses_entry_letData"><text:span text:style-name="xitem_xitem.definition-before"> </text:span>biknem man.</text:span><text:span text:style-name="definition-after"> </text:span><text:span text:style-name="example_.bzh_examples_sense_senses_entry_letData">Detahi nos raḳ dub agga.<text:span text:style-name="example-after"> </text:span></text:span><text:span text:style-name="translation_.en_translations_examples_sense_senses_entry_letData">They called the names of the leaders of the men's houses by each pile of food (so they could collect them and distribute it to their people).<text:span text:style-name="translation-after"> </text:span></text:span><text:span text:style-name="examples-after"> </text:span><text:span text:style-name="semanticdomainabbr_.en_xitem_semanticdomains_sense_senses_entry_letData"><text:span text:style-name="semanticdomains-before">(sem. domains: </text:span>4.1.9.1<text:span text:style-name="semanticdomainabbr-after"> - </text:span></text:span><text:span text:style-name="semanticdomainname_.en_xitem_semanticdomains_sense_senses_entry_letData">Related by birth</text:span><text:span text:style-name="semanticdomainabbr_.en_xitem_semanticdomains_sense_senses_entry_letData"><text:span text:style-name="xitem_xitem.semanticdomains-before">, </text:span>4.5.3.1<text:span text:style-name="semanticdomainabbr-after"> - </text:span></text:span><text:span text:style-name="semanticdomainname_.en_xitem_semanticdomains_sense_senses_entry_letData">Lead</text:span><text:span text:style-name="semanticdomains-after">.) </text:span></text:p>
        <text:p text:style-name="entry_letData"><text:span text:style-name="headword_.bzh_entry_letData">dub-ḳapiya<text:span text:style-name="headword-after">  </text:span></text:span><text:span text:style-name="pronunciation_.bzh-fonipa_pronunciations_entry_letData"><text:span text:style-name="pronunciation-before">[</text:span>ⁿduᵐb qa.ˈpi.ya<text:span text:style-name="pronunciation-after">]</text:span></text:span><text:span text:style-name="pronunciations-after"> </text:span><text:span text:style-name="LexEntryTypepublishStemEntryTypeAbbreviationPub_.en_entryreftype_primaryrefs_entry_letData"><text:span text:style-name="primaryrefs-before">(</text:span>comp. of<text:span text:style-name="LexEntryTypepublishStemEntryTypeAbbreviationPub-after"> </text:span></text:span><text:span text:style-name="entryreftype-after"> </text:span><text:span text:style-name="LexEntrypublishStemComponentTargetMLHeadWordPub_.bzh_entryrefcomponent_primaryrefs_entry_letData">du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school .</text:span><text:span text:style-name="xitem_.tpi_definition_.en_sense_senses_entry_letData"><text:span text:style-name="xitem_xitem.definition-before"> </text:span>haus skul.</text:span><text:span text:style-name="definition-after"> </text:span><text:span text:style-name="example_.bzh_examples_sense_senses_entry_letData">Hur mahen deluḳ dub-ḳapiya.<text:span text:style-name="example-after"> </text:span></text:span><text:span text:style-name="translation_.en_translations_examples_sense_senses_entry_letData">The children went to school.<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ub<text:span text:style-name="xsensenumber_sensecrossref_.bzh_lexreftargets_relations_sense_senses_entry_letData"> 1</text:span></text:span><text:span text:style-name="relations-after">. </text:span><text:span text:style-name="semanticdomainabbr_.en_semanticdomains_sense_senses_entry_letData"><text:span text:style-name="semanticdomains-before">(sem. domains: </text:span>3.6<text:span text:style-name="semanticdomainabbr-after"> - </text:span></text:span><text:span text:style-name="semanticdomainname_.en_semanticdomains_sense_senses_entry_letData">Teach</text:span><text:span text:style-name="semanticdomains-after">.) </text:span></text:p>
        <text:p text:style-name="entry_letData"><text:span text:style-name="headword_.bzh_entry_letData">dub-soda-yi<text:span text:style-name="headword-after">  </text:span></text:span><text:span text:style-name="pronunciation_.bzh-fonipa_pronunciations_entry_letData"><text:span text:style-name="pronunciation-before">[</text:span>ⁿduᵐb ˈt͡ʃo.ⁿda yi<text:span text:style-name="pronunciation-after">]</text:span></text:span><text:span text:style-name="pronunciations-after"> </text:span><text:span text:style-name="LexEntryTypepublishStemEntryTypeAbbreviationPub_.en_entryreftype_primaryrefs_entry_letData"><text:span text:style-name="primaryrefs-before">(</text:span>kt. phr. of<text:span text:style-name="LexEntryTypepublishStemEntryTypeAbbreviationPub-after"> </text:span></text:span><text:span text:style-name="entryreftype-after"> </text:span><text:span text:style-name="LexEntrypublishStemComponentTargetMLHeadWordPub_.bzh_entryrefcomponent_primaryrefs_entry_letData">du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church. The modifier is not always used if the meaning is clear from context .</text:span><text:span text:style-name="xitem_.tpi_definition_.en_sense_senses_entry_letData"><text:span text:style-name="xitem_xitem.definition-before"> </text:span>haus lotu.</text:span><text:span text:style-name="definition-after"> </text:span><text:span text:style-name="example_.bzh_examples_sense_senses_entry_letData">Hil adev dub-soda-yi ti in ġalë soda doḳ.<text:span text:style-name="example-after"> </text:span></text:span><text:span text:style-name="translation_.en_translations_examples_sense_senses_entry_letData">Let us build a church in order to hold Sunday services.<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ub<text:span text:style-name="xsensenumber_sensecrossref_.bzh_lexreftargets_relations_sense_senses_entry_letData"> 1</text:span></text:span><text:span text:style-name="relations-after">. </text:span><text:span text:style-name="semanticdomainabbr_.en_xitem_semanticdomains_sense_senses_entry_letData"><text:span text:style-name="semanticdomains-before">(sem. domains: </text:span>4.9.7<text:span text:style-name="semanticdomainabbr-after"> - </text:span></text:span><text:span text:style-name="semanticdomainname_.en_xitem_semanticdomains_sense_senses_entry_letData">Religious organization</text:span><text:span text:style-name="semanticdomainabbr_.en_xitem_semanticdomains_sense_senses_entry_letData"><text:span text:style-name="xitem_xitem.semanticdomains-before">, </text:span>6.5.1<text:span text:style-name="semanticdomainabbr-after"> - </text:span></text:span><text:span text:style-name="semanticdomainname_.en_xitem_semanticdomains_sense_senses_entry_letData">Building</text:span><text:span text:style-name="semanticdomains-after">.) </text:span></text:p>
        <text:p text:style-name="entry_letData"><text:span text:style-name="headword_.bzh_entry_letData">dub-supinsën-yi<text:span text:style-name="headword-after">  </text:span></text:span><text:span text:style-name="pronunciation_.bzh-fonipa_pronunciations_entry_letData"><text:span text:style-name="pronunciation-before">[</text:span>ⁿduᵐb ˈt͡ʃup.in.t͡ʃen yi<text:span text:style-name="pronunciation-after">]</text:span></text:span><text:span text:style-name="pronunciations-after"> </text:span><text:span text:style-name="LexEntryTypepublishStemEntryTypeAbbreviationPub_.en_entryreftype_primaryrefs_entry_letData"><text:span text:style-name="primaryrefs-before">(</text:span>kt. phr. of<text:span text:style-name="LexEntryTypepublishStemEntryTypeAbbreviationPub-after"> </text:span></text:span><text:span text:style-name="entryreftype-after"> </text:span><text:span text:style-name="LexEntrypublishStemComponentTargetMLHeadWordPub_.bzh_entryrefcomponent_primaryrefs_entry_letData">du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meeting house, synagogue.</text:span><text:span text:style-name="xitem_.tpi_definition_.en_sense_senses_entry_letData"><text:span text:style-name="xitem_xitem.definition-before"> </text:span>haus miting.</text:span><text:span text:style-name="definition-after"> </text:span><text:span text:style-name="example_.bzh_examples_sense_senses_entry_letData">Yesu nër ġaġek vu alam loḳ dub-supinsën-yi.<text:span text:style-name="example-after"> </text:span></text:span><text:span text:style-name="translation_.en_translations_examples_sense_senses_entry_letData">Jesus spoke to people in the synagogues.<text:span text:style-name="translation-after"> </text:span></text:span><text:span text:style-name="examples-after"> </text:span><text:span text:style-name="semanticdomainabbr_.en_xitem_semanticdomains_sense_senses_entry_letData"><text:span text:style-name="semanticdomains-before">(sem. domains: </text:span>6.5.1<text:span text:style-name="semanticdomainabbr-after"> - </text:span></text:span><text:span text:style-name="semanticdomainname_.en_xitem_semanticdomains_sense_senses_entry_letData">Building</text:span><text:span text:style-name="semanticdomainabbr_.en_xitem_semanticdomains_sense_senses_entry_letData"><text:span text:style-name="xitem_xitem.semanticdomains-before">, </text:span>7.8<text:span text:style-name="semanticdomainabbr-after"> - </text:span></text:span><text:span text:style-name="semanticdomainname_.en_xitem_semanticdomains_sense_senses_entry_letData">Divide into pieces</text:span><text:span text:style-name="semanticdomains-after">.) </text:span></text:p>
        <text:p text:style-name="entry_letData"><draw:frame draw:style-name="Graphics5" draw:name="Graphics5" text:anchor-type="paragraph" draw:z-index="1" svg:width="1.86739780658026in" svg:height="1.0in"><draw:text-box fo:min-height="0in"><draw:frame draw:style-name="Graphics5" draw:name="Graphics5" text:anchor-type="paragraph" svg:width="1.86739780658026in" svg:height="1.0in"><draw:image xlink:type="simple" xlink:show="embed" xlink:actuatet="onLoad" xlink:href="Pictures/6.jpg"/><svg:desc>dub-vabuung</svg:desc></draw:frame><text:p text:style-name="pictureCaption_pictureRight_entry_letData"><text:span text:style-name="span_.bzh_pictureLabel_.en_pictureCaption_pictureRight_entry_letData">dub-vabuung</text:span></text:p></draw:text-box></draw:frame><text:span text:style-name="headword_.bzh_entry_letData">dub-vabuung<text:span text:style-name="headword-after">  </text:span></text:span><text:span text:style-name="pronunciation_.bzh-fonipa_pronunciations_entry_letData"><text:span text:style-name="pronunciation-before">[</text:span>ⁿduᵐb βa.ˈᵐbuːŋ<text:span text:style-name="pronunciation-after">]</text:span></text:span><text:span text:style-name="pronunciations-after"> </text:span><text:span text:style-name="LexEntryTypepublishStemEntryTypeAbbreviationPub_.en_entryreftype_primaryrefs_entry_letData"><text:span text:style-name="primaryrefs-before">(</text:span>kt. phr. of<text:span text:style-name="LexEntryTypepublishStemEntryTypeAbbreviationPub-after"> </text:span></text:span><text:span text:style-name="entryreftype-after"> </text:span><text:span text:style-name="LexEntrypublishStemComponentTargetMLHeadWordPub_.bzh_entryrefcomponent_primaryrefs_entry_letData">du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church, synagogue.</text:span><text:span text:style-name="xitem_.tpi_definition_.en_sense_senses_entry_letData"><text:span text:style-name="xitem_xitem.definition-before"> </text:span>haus lotu, sios.</text:span><text:span text:style-name="definition-after"> </text:span><text:span text:style-name="example_.bzh_xitem_examples_sense_senses_entry_letData">Losho yi alam deluḳ ya dub-vabuung.<text:span text:style-name="example-after"> </text:span></text:span><text:span text:style-name="translation_.en_translations_xitem_examples_sense_senses_entry_letData">He and his people went into the church.<text:span text:style-name="translation-after"> </text:span></text:span><text:span text:style-name="example_.bzh_xitem_examples_sense_senses_entry_letData"><text:span text:style-name="xitem_xitem.examples-before">  </text:span>Devuneḳ in dub vabuung in soda böp.<text:span text:style-name="example-after"> </text:span></text:span><text:span text:style-name="translation_.en_translations_xitem_examples_sense_senses_entry_letData">They decorated the church because it was an important Sunday.<text:span text:style-name="translation-after"> </text:span></text:span><text:span text:style-name="examples-after"> </text:span><text:span text:style-name="semanticdomainabbr_.en_xitem_semanticdomains_sense_senses_entry_letData"><text:span text:style-name="semanticdomains-before">(sem. domains: </text:span>4.9.7<text:span text:style-name="semanticdomainabbr-after"> - </text:span></text:span><text:span text:style-name="semanticdomainname_.en_xitem_semanticdomains_sense_senses_entry_letData">Religious organization</text:span><text:span text:style-name="semanticdomainabbr_.en_xitem_semanticdomains_sense_senses_entry_letData"><text:span text:style-name="xitem_xitem.semanticdomains-before">, </text:span>6.5.1<text:span text:style-name="semanticdomainabbr-after"> - </text:span></text:span><text:span text:style-name="semanticdomainname_.en_xitem_semanticdomains_sense_senses_entry_letData">Building</text:span><text:span text:style-name="semanticdomains-after">.) </text:span></text:p>
        <text:p text:style-name="entry_letData"><text:span text:style-name="headword_.bzh_entry_letData">dub-vabuung-böp<text:span text:style-name="headword-after">  </text:span></text:span><text:span text:style-name="pronunciation_.bzh-fonipa_pronunciations_entry_letData"><text:span text:style-name="pronunciation-before">[</text:span>ⁿduᵐb βa.ˈᵐbuːŋ ᵐbɔp<text:span text:style-name="pronunciation-after">]</text:span></text:span><text:span text:style-name="pronunciations-after"> </text:span><text:span text:style-name="LexEntryTypepublishStemEntryTypeAbbreviationPub_.en_entryreftype_primaryrefs_entry_letData"><text:span text:style-name="primaryrefs-before">(</text:span>kt. phr. of<text:span text:style-name="LexEntryTypepublishStemEntryTypeAbbreviationPub-after"> </text:span></text:span><text:span text:style-name="entryreftype-after"> </text:span><text:span text:style-name="LexEntrypublishStemComponentTargetMLHeadWordPub_.bzh_entryrefcomponent_primaryrefs_entry_letData">dub</text:span><text:span text:style-name="primaryrefs-after">) </text:span><text:span text:style-name="partofspeech_.en_grammaticalinfo_sense_senses_entry_letData">Nc<text:span text:style-name="partofspeech-after"> </text:span></text:span><text:span text:style-name="grammaticalinfo-after"> </text:span><text:span text:style-name="xitem_.en_definition_.en_sense_senses_entry_letData">temple. The term used in the New Testament for the temple in Jerusalem as opposed to the synagogues.</text:span><text:span text:style-name="xitem_.tpi_definition_.en_sense_senses_entry_letData"><text:span text:style-name="xitem_xitem.definition-before"> </text:span>tempel.</text:span><text:span text:style-name="definition-after"> </text:span><text:span text:style-name="example_.bzh_xitem_examples_sense_senses_entry_letData">Angër ngwë vu dub-vabuung-böp sën nedo yaġek lo meluḳ yam.<text:span text:style-name="example-after"> </text:span></text:span><text:span text:style-name="translation_.en_translations_xitem_examples_sense_senses_entry_letData">Another angel from the temple which is in heaven appeared.<text:span text:style-name="translation-after"> </text:span></text:span><text:span text:style-name="example_.bzh_xitem_examples_sense_senses_entry_letData"><text:span text:style-name="xitem_xitem.examples-before">  </text:span>Yesu loḳ ya dub-vabuung-böp ayo betii alam pin sën denedo loḳ medenebaġo nġaa.<text:span text:style-name="example-after"> </text:span></text:span><text:span text:style-name="translation_.en_translations_xitem_examples_sense_senses_entry_letData">Jesus went into the temple and chased the people who were there selling things.<text:span text:style-name="translation-after"> </text:span></text:span><text:span text:style-name="examples-after"> </text:span><text:span text:style-name="semanticdomainabbr_.en_semanticdomains_sense_senses_entry_letData"><text:span text:style-name="semanticdomains-before">(sem. domains: </text:span>6.5.1<text:span text:style-name="semanticdomainabbr-after"> - </text:span></text:span><text:span text:style-name="semanticdomainname_.en_semanticdomains_sense_senses_entry_letData">Building</text:span><text:span text:style-name="semanticdomains-after">.) </text:span></text:p>
        <text:p text:style-name="entry_letData"><text:span text:style-name="headword_.bzh_entry_letData">dubdub<text:span text:style-name="headword-after">  </text:span></text:span><text:span text:style-name="pronunciation_.bzh-fonipa_pronunciations_entry_letData"><text:span text:style-name="pronunciation-before">[</text:span>ⁿduᵐb.ⁿduᵐb<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mirror.</text:span><text:span text:style-name="xitem_.tpi_definition_.en_sense_senses_entry_letData"><text:span text:style-name="xitem_xitem.definition-before"> </text:span>glas bilong lukim pes.</text:span><text:span text:style-name="definition-after"> </text:span><text:span text:style-name="example_.bzh_examples_sense_senses_entry_letData">Saga nebë mehöti nelë mala loḳ dubdub loḳ pevis bekwa virekin ggökin.<text:span text:style-name="example-after"> </text:span></text:span><text:span text:style-name="translation_.en_translations_examples_sense_senses_entry_letData">That's like a person who sees his face in a mirror but quickly forgets it again.<text:span text:style-name="translation-after"> </text:span></text:span><text:span text:style-name="examples-after"> </text:span><text:span text:style-name="semanticdomainabbr_.en_xitem_semanticdomains_sense_senses_entry_letData"><text:span text:style-name="semanticdomains-before">(sem. domains: </text:span>2.3.1.9<text:span text:style-name="semanticdomainabbr-after"> - </text:span></text:span><text:span text:style-name="semanticdomainname_.en_xitem_semanticdomains_sense_senses_entry_letData">Something used to see</text:span><text:span text:style-name="semanticdomainabbr_.en_xitem_semanticdomains_sense_senses_entry_letData"><text:span text:style-name="xitem_xitem.semanticdomains-before">, </text:span>6.7<text:span text:style-name="semanticdomainabbr-after"> - </text:span></text:span><text:span text:style-name="semanticdomainname_.en_xitem_semanticdomains_sense_senses_entry_letData">Tool</text:span><text:span text:style-name="semanticdomains-after">.) </text:span></text:p>
        <text:p text:style-name="entry_letData"><text:span text:style-name="headword_.bzh_entry_letData">dudeḳ<text:span text:style-name="headword-after">  </text:span></text:span><text:span text:style-name="pronunciation_.bzh-fonipa_pronunciations_entry_letData"><text:span text:style-name="pronunciation-before">[</text:span>ˈⁿduⁿd.əq<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item_.en_definition_.en_sense_senses_entry_letData">bow, bend down, to sit with bowed head, to bow the head from shame, to bow to ginger or to spirit places.</text:span><text:span text:style-name="xitem_.tpi_definition_.en_sense_senses_entry_letData"><text:span text:style-name="xitem_xitem.definition-before"> </text:span>daunim het.</text:span><text:span text:style-name="definition-after"> </text:span><text:span text:style-name="example_.bzh_xitem_examples_sense_senses_entry_letData">Vonġ aye raḳ lom dudeḳ menedo.<text:span text:style-name="example-after"> </text:span></text:span><text:span text:style-name="translation_.en_translations_xitem_examples_sense_senses_entry_letData">He shouted at him and he bowed his head.<text:span text:style-name="translation-after"> </text:span></text:span><text:span text:style-name="example_.bzh_xitem_examples_sense_senses_entry_letData"><text:span text:style-name="xitem_xitem.examples-before">  </text:span>Dudeḳ menedo loḳ ḳele degwa.<text:span text:style-name="example-after"> </text:span></text:span><text:span text:style-name="translation_.en_translations_xitem_examples_sense_senses_entry_letData">He was sitting at the foot of the tree with his head bowed.<text:span text:style-name="translation-after"> </text:span></text:span><text:span text:style-name="example_.bzh_xitem_examples_sense_senses_entry_letData"><text:span text:style-name="xitem_xitem.examples-before">  </text:span>Maḳ nejom raḳ om sën dudeḳ.<text:span text:style-name="example-after"> </text:span></text:span><text:span text:style-name="translation_.en_translations_xitem_examples_sense_senses_entry_letData">She must be praying and that's why her head is bowed.<text:span text:style-name="translation-after"> </text:span></text:span><text:span text:style-name="examples-after"> </text:span><text:span text:style-name="semanticdomainabbr_.en_xitem_semanticdomains_sense_senses_entry_letData"><text:span text:style-name="semanticdomains-before">(sem. domains: </text:span>4.8.3.7<text:span text:style-name="semanticdomainabbr-after"> - </text:span></text:span><text:span text:style-name="semanticdomainname_.en_xitem_semanticdomains_sense_senses_entry_letData">Weapon, shoot</text:span><text:span text:style-name="semanticdomainabbr_.en_xitem_semanticdomains_sense_senses_entry_letData"><text:span text:style-name="xitem_xitem.semanticdomains-before">, </text:span>4.9.5.3<text:span text:style-name="semanticdomainabbr-after"> - </text:span></text:span><text:span text:style-name="semanticdomainname_.en_xitem_semanticdomains_sense_senses_entry_letData">Worship</text:span><text:span text:style-name="semanticdomainabbr_.en_xitem_semanticdomains_sense_senses_entry_letData"><text:span text:style-name="xitem_xitem.semanticdomains-before">, </text:span>7.2.4.2.1<text:span text:style-name="semanticdomainabbr-after"> - </text:span></text:span><text:span text:style-name="semanticdomainname_.en_xitem_semanticdomains_sense_senses_entry_letData">Boat</text:span><text:span text:style-name="semanticdomains-after">.) </text:span></text:p>
        <text:p text:style-name="entry_letData"><text:span text:style-name="headword_.bzh_entry_letData">duġ<text:span text:style-name="headword-after">  </text:span></text:span><text:span text:style-name="pronunciation_.bzh-fonipa_pronunciations_entry_letData"><text:span text:style-name="pronunciation-before">[</text:span>ⁿduᵑɢ<text:span text:style-name="pronunciation-after">]</text:span></text:span><text:span text:style-name="pronunciations-after"> </text:span><text:span text:style-name="partofspeech_.en_grammaticalinfo_sense_senses_entry_letData">V<text:span text:style-name="partofspeech-after"> </text:span></text:span><text:span text:style-name="grammaticalinfo-after"> </text:span><text:span text:style-name="xitem_.en_definition_.en_sense_senses_entry_letData">ignorant, to be ignorant, to not know something.</text:span><text:span text:style-name="xitem_.tpi_definition_.en_sense_senses_entry_letData"><text:span text:style-name="xitem_xitem.definition-before"> </text:span>no save.</text:span><text:span text:style-name="definition-after"> </text:span><text:span text:style-name="example_.bzh_xitem_examples_sense_senses_entry_letData">Duġ om maḳ su lë rë.<text:span text:style-name="example-after"> </text:span></text:span><text:span text:style-name="translation_.en_translations_xitem_examples_sense_senses_entry_letData">She doesn't know, so she can't have seen it.<text:span text:style-name="translation-after"> </text:span></text:span><text:span text:style-name="example_.bzh_xitem_examples_sense_senses_entry_letData"><text:span text:style-name="xitem_xitem.examples-before">  </text:span>Nër bë yi duġ in yö nedo begganġnë.<text:span text:style-name="example-after"> </text:span></text:span><text:span text:style-name="translation_.en_translations_xitem_examples_sense_senses_entry_letData">She said she didn't know because she was in the village.<text:span text:style-name="translation-after"> </text:span></text:span><text:span text:style-name="example_.bzh_xitem_examples_sense_senses_entry_letData"><text:span text:style-name="xitem_xitem.examples-before">  </text:span>Saḳ duġ!<text:span text:style-name="example-after"> </text:span></text:span><text:span text:style-name="translation_.en_translations_xitem_examples_sense_senses_entry_letData">I don't know!<text:span text:style-name="translation-after"> </text:span></text:span><text:span text:style-name="examples-after"> </text:span><text:span text:style-name="semanticdomainabbr_.en_semanticdomains_sense_senses_entry_letData"><text:span text:style-name="semanticdomains-before">(sem. domains: </text:span>3.2.3<text:span text:style-name="semanticdomainabbr-after"> - </text:span></text:span><text:span text:style-name="semanticdomainname_.en_semanticdomains_sense_senses_entry_letData">Know</text:span><text:span text:style-name="semanticdomains-after">.) </text:span><text:span text:style-name="LexEntryTypepublishStemComplexFormTypeReverseAbbrPub_.en_complexformtype_complexformrefs_entry_letData">Der.</text:span><text:span text:style-name="complexformtype-after"> </text:span><text:span text:style-name="complexformform_.bzh_complexformrefs_entry_letData">duġin<text:span text:style-name="complexformform-after"> </text:span></text:span><text:span text:style-name="complexformrefs-after"> </text:span></text:p>
        <text:p text:style-name="entry_letData"><text:span text:style-name="headword_.bzh_entry_letData">duġin<text:span text:style-name="headword-after">  </text:span></text:span><text:span text:style-name="pronunciation_.bzh-fonipa_pronunciations_entry_letData"><text:span text:style-name="pronunciation-before">[</text:span>ˈⁿduᵑɢ.in<text:span text:style-name="pronunciation-after">]</text:span></text:span><text:span text:style-name="pronunciations-after"> </text:span><text:span text:style-name="LexEntryTypepublishStemEntryTypeAbbreviationPub_.en_entryreftype_primaryrefs_entry_letData"><text:span text:style-name="primaryrefs-before">(</text:span>der. of<text:span text:style-name="LexEntryTypepublishStemEntryTypeAbbreviationPub-after"> </text:span></text:span><text:span text:style-name="entryreftype-after"> </text:span><text:span text:style-name="LexEntrypublishStemComponentTargetMLHeadWordPub_.bzh_entryrefcomponent_primaryrefs_entry_letData">duġ</text:span><text:span text:style-name="primaryrefs-after">) </text:span><text:span text:style-name="partofspeech_.en_grammaticalinfo_sense_senses_entry_letData">V1<text:span text:style-name="partofspeech-after"> </text:span></text:span><text:span text:style-name="grammaticalinfo-after"> </text:span><text:span text:style-name="xitem_.en_definition_.en_sense_senses_entry_letData">to be ignorant of, unaware of, to not know.</text:span><text:span text:style-name="xitem_.tpi_definition_.en_sense_senses_entry_letData"><text:span text:style-name="xitem_xitem.definition-before"> </text:span>no save.</text:span><text:span text:style-name="definition-after"> </text:span><text:span text:style-name="example_.bzh_xitem_examples_sense_senses_entry_letData">Sa duġin.<text:span text:style-name="example-after"> </text:span></text:span><text:span text:style-name="translation_.en_translations_xitem_examples_sense_senses_entry_letData">I don't know.<text:span text:style-name="translation-after"> </text:span></text:span><text:span text:style-name="example_.bzh_xitem_examples_sense_senses_entry_letData"><text:span text:style-name="xitem_xitem.examples-before">  </text:span>Honġ duġin meġenekwetul loḳ.<text:span text:style-name="example-after"> </text:span></text:span><text:span text:style-name="translation_.en_translations_xitem_examples_sense_senses_entry_letData">You are ignorant and confused.<text:span text:style-name="translation-after"> </text:span></text:span><text:span text:style-name="examples-after"> </text:span><text:span text:style-name="semanticdomainabbr_.en_xitem_semanticdomains_sense_senses_entry_letData"><text:span text:style-name="semanticdomains-before">(sem. domains: </text:span>3.2.3<text:span text:style-name="semanticdomainabbr-after"> - </text:span></text:span><text:span text:style-name="semanticdomainname_.en_xitem_semanticdomains_sense_senses_entry_letData">Know</text:span><text:span text:style-name="semanticdomainabbr_.en_xitem_semanticdomains_sense_senses_entry_letData"><text:span text:style-name="xitem_xitem.semanticdomains-before">, </text:span>9.1.1.1<text:span text:style-name="semanticdomainabbr-after"> - </text:span></text:span><text:span text:style-name="semanticdomainname_.en_xitem_semanticdomains_sense_senses_entry_letData">Exist</text:span><text:span text:style-name="semanticdomains-after">.) </text:span></text:p>
        <text:p text:style-name="entry_letData"><text:span text:style-name="headword_.bzh_entry_letData">duh<text:span text:style-name="headword-after">  </text:span></text:span><text:span text:style-name="pronunciation_.bzh-fonipa_pronunciations_entry_letData"><text:span text:style-name="pronunciation-before">[</text:span>ⁿduʁ<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very hard stone used for cutting, carving spears, tools,etc.</text:span><text:span text:style-name="xitem_.tpi_definition_.en_sense_senses_entry_letData"><text:span text:style-name="xitem_xitem.definition-before"> </text:span>sap ston.</text:span><text:span text:style-name="definition-after"> </text:span><text:span text:style-name="example_.bzh_xitem_examples_sense_senses_entry_letData">Veröp duh in gerah raro jaḳ ggagenġ.<text:span text:style-name="example-after"> </text:span></text:span><text:span text:style-name="translation_.en_translations_xitem_examples_sense_senses_entry_letData">He broke off (a piece of) <text:span text:style-name="span_.bzh_translation_.en_translations_xitem_examples_sense_senses_entry_letData">duh</text:span> in order to carve decoration on the drum.<text:span text:style-name="translation-after"> </text:span></text:span><text:span text:style-name="example_.bzh_xitem_examples_sense_senses_entry_letData"><text:span text:style-name="xitem_xitem.examples-before">  </text:span>Kër senöġ raḳ duh.<text:span text:style-name="example-after"> </text:span></text:span><text:span text:style-name="translation_.en_translations_xitem_examples_sense_senses_entry_letData">He shaved his whiskers with (a piece of) <text:span text:style-name="span_.bzh_translation_.en_translations_xitem_examples_sense_senses_entry_letData">duh.</text:span><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dah-reek</text:span><text:span text:style-name="relations-after">. </text:span><text:span text:style-name="semanticdomainabbr_.en_xitem_semanticdomains_sense_senses_entry_letData"><text:span text:style-name="semanticdomains-before">(sem. domains: </text:span>1.2.2.1<text:span text:style-name="semanticdomainabbr-after"> - </text:span></text:span><text:span text:style-name="semanticdomainname_.en_xitem_semanticdomains_sense_senses_entry_letData">Soil, dirt</text:span><text:span text:style-name="semanticdomainabbr_.en_xitem_semanticdomains_sense_senses_entry_letData"><text:span text:style-name="xitem_xitem.semanticdomains-before">, </text:span>1.2.2.2<text:span text:style-name="semanticdomainabbr-after"> - </text:span></text:span><text:span text:style-name="semanticdomainname_.en_xitem_semanticdomains_sense_senses_entry_letData">Rock</text:span><text:span text:style-name="semanticdomainabbr_.en_xitem_semanticdomains_sense_senses_entry_letData"><text:span text:style-name="xitem_xitem.semanticdomains-before">, </text:span>4.4.2<text:span text:style-name="semanticdomainabbr-after"> - </text:span></text:span><text:span text:style-name="semanticdomainname_.en_xitem_semanticdomains_sense_senses_entry_letData">Trouble</text:span><text:span text:style-name="semanticdomains-after">.) </text:span></text:p>
        <text:p text:style-name="entry_letData"><text:span text:style-name="headword_.bzh_entry_letData">dum<text:span text:style-name="headword-after">  </text:span></text:span><text:span text:style-name="pronunciation_.bzh-fonipa_pronunciations_entry_letData"><text:span text:style-name="pronunciation-before">[</text:span>ⁿdu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sensenumber_sense_senses_entry_letData">1) </text:span><text:span text:style-name="xitem_.en_definition_.en_sense_senses_entry_letData">to make or follow a way through the bush in order to ambush someone or to catch an animal, a small track like an animal run used for this purpose.</text:span><text:span text:style-name="xitem_.tpi_definition_.en_sense_senses_entry_letData"><text:span text:style-name="xitem_xitem.definition-before"> </text:span>liklik rot ol i wokim aninit long bus olsem rot bilong pik bilong was long paitim na kilim man.</text:span><text:span text:style-name="definition-after"> </text:span><text:span text:style-name="example_.bzh_examples_sense_senses_entry_letData">Devo dum ggevek vos ġebinë.<text:span text:style-name="example-after"> </text:span></text:span><text:span text:style-name="translation_.en_translations_examples_sense_senses_entry_letData">They made a track through underneath the bush (to set an ambush).<text:span text:style-name="translation-after"> </text:span></text:span><text:span text:style-name="examples-after"> </text:span><text:span text:style-name="semanticdomainabbr_.en_semanticdomains_sense_senses_entry_letData"><text:span text:style-name="semanticdomains-before">(sem. domains: </text:span>6.5.4.1<text:span text:style-name="semanticdomainabbr-after"> - </text:span></text:span><text:span text:style-name="semanticdomainname_.en_semanticdomains_sense_senses_entry_letData">Road</text:span><text:span text:style-name="semanticdomains-after">.) </text:span><text:span text:style-name="xsensenumber_sense_senses_entry_letData"><text:span text:style-name="sense_sense.senses-before">  </text:span>2) </text:span><text:span text:style-name="xitem_.en_definition_.en_sense_senses_entry_letData">ambush.</text:span><text:span text:style-name="xitem_.tpi_definition_.en_sense_senses_entry_letData"><text:span text:style-name="xitem_xitem.definition-before"> </text:span>sambai long.</text:span><text:span text:style-name="definition-after"> </text:span><text:span text:style-name="example_.bzh_examples_sense_senses_entry_letData">Alam Mapos detunġ dum in bë dengis Ḳahil ti sagu in verup ya go vë Humeḳ.<text:span text:style-name="example-after"> </text:span></text:span><text:span text:style-name="translation_.en_translations_examples_sense_senses_entry_letData">The Mapos people set an ambush for that Manga man because he went to Humek to get seed yams.<text:span text:style-name="translation-after"> </text:span></text:span><text:span text:style-name="examples-after"> </text:span><text:span text:style-name="semanticdomainabbr_.en_semanticdomains_sense_senses_entry_letData"><text:span text:style-name="semanticdomains-before">(sem. domains: </text:span>4.8.2.3.1<text:span text:style-name="semanticdomainabbr-after"> - </text:span></text:span><text:span text:style-name="semanticdomainname_.en_semanticdomains_sense_senses_entry_letData">Ambush</text:span><text:span text:style-name="semanticdomains-after">.) </text:span></text:p>
        <text:p text:style-name="entry_letData"><text:span text:style-name="headword_.bzh_entry_letData">dun<text:span text:style-name="headword-after">  </text:span></text:span><text:span text:style-name="pronunciation_.bzh-fonipa_pronunciations_entry_letData"><text:span text:style-name="pronunciation-before">[</text:span>ⁿdu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shoot, sucker-of bananas, sugarcane, etc.</text:span><text:span text:style-name="xitem_.tpi_definition_.en_sense_senses_entry_letData"><text:span text:style-name="xitem_xitem.definition-before"> </text:span>kru bilong banana, suga, samting.</text:span><text:span text:style-name="definition-after"> </text:span><text:span text:style-name="example_.bzh_xitem_examples_sense_senses_entry_letData">Dun om su niwëëk rë.<text:span text:style-name="example-after"> </text:span></text:span><text:span text:style-name="translation_.en_translations_xitem_examples_sense_senses_entry_letData">It's just a shoot and therefore not strong.<text:span text:style-name="translation-after"> </text:span></text:span><text:span text:style-name="example_.bzh_xitem_examples_sense_senses_entry_letData"><text:span text:style-name="xitem_xitem.examples-before">  </text:span>Ngur löv dun rëḳ ni ngat.<text:span text:style-name="example-after"> </text:span></text:span><text:span text:style-name="translation_.en_translations_xitem_examples_sense_senses_entry_letData">He chewed a sugarcane shoot, but it was tasteless.<text:span text:style-name="translation-after"> </text:span></text:span><text:span text:style-name="examples-after"> </text:span><text:span text:style-name="semanticdomainabbr_.en_semanticdomains_sense_senses_entry_letData"><text:span text:style-name="semanticdomains-before">(sem. domains: </text:span>7.3.4.7<text:span text:style-name="semanticdomainabbr-after"> - </text:span></text:span><text:span text:style-name="semanticdomainname_.en_semanticdomains_sense_senses_entry_letData">Extend</text:span><text:span text:style-name="semanticdomains-after">.) </text:span></text:p>
        <text:p text:style-name="entry_letData"><text:span text:style-name="headword_.bzh_entry_letData">dus<text:span text:style-name="headword-after">  </text:span></text:span><text:span text:style-name="pronunciation_.bzh-fonipa_pronunciations_entry_letData"><text:span text:style-name="pronunciation-before">[</text:span>ⁿdut͡ʃ<text:span text:style-name="pronunciation-after">]</text:span></text:span><text:span text:style-name="pronunciations-after"> </text:span><text:span text:style-name="xsensenumber_sense_senses_entry_letData">1) </text:span><text:span text:style-name="partofspeech_.en_grammaticalinfo_sense_senses_entry_letData">Adj<text:span text:style-name="partofspeech-after"> </text:span></text:span><text:span text:style-name="grammaticalinfo-after"> </text:span><text:span text:style-name="xitem_.en_definition_.en_sense_senses_entry_letData">short.</text:span><text:span text:style-name="xitem_.tpi_definition_.en_sense_senses_entry_letData"><text:span text:style-name="xitem_xitem.definition-before"> </text:span>sotpela.</text:span><text:span text:style-name="definition-after"> </text:span><text:span text:style-name="example_.bzh_xitem_examples_sense_senses_entry_letData">Të ya dus teka mu.<text:span text:style-name="example-after"> </text:span></text:span><text:span text:style-name="translation_.en_translations_xitem_examples_sense_senses_entry_letData">He threw it only a short way away.<text:span text:style-name="translation-after"> </text:span></text:span><text:span text:style-name="example_.bzh_xitem_examples_sense_senses_entry_letData"><text:span text:style-name="xitem_xitem.examples-before">  </text:span>Ketöv apel dus.<text:span text:style-name="example-after"> </text:span></text:span><text:span text:style-name="translation_.en_translations_xitem_examples_sense_senses_entry_letData">She cut off a short length of bamboo.<text:span text:style-name="translation-after"> </text:span></text:span><text:span text:style-name="examples-after"> </text:span><text:span text:style-name="semanticdomainabbr_.en_xitem_semanticdomains_sense_senses_entry_letData"><text:span text:style-name="semanticdomains-before">(sem. domains: </text:span>8.2.2<text:span text:style-name="semanticdomainabbr-after"> - </text:span></text:span><text:span text:style-name="semanticdomainname_.en_xitem_semanticdomains_sense_senses_entry_letData">Long</text:span><text:span text:style-name="semanticdomainabbr_.en_xitem_semanticdomains_sense_senses_entry_letData"><text:span text:style-name="xitem_xitem.semanticdomains-before">, </text:span>8.2.2.1<text:span text:style-name="semanticdomainabbr-after"> - </text:span></text:span><text:span text:style-name="semanticdomainname_.en_xitem_semanticdomains_sense_senses_entry_letData">Short, not long</text:span><text:span text:style-name="semanticdomainabbr_.en_xitem_semanticdomains_sense_senses_entry_letData"><text:span text:style-name="xitem_xitem.semanticdomains-before">, </text:span>8.2.2.3<text:span text:style-name="semanticdomainabbr-after"> - </text:span></text:span><text:span text:style-name="semanticdomainname_.en_xitem_semanticdomains_sense_senses_entry_letData">Short, not tall</text:span><text:span text:style-name="semanticdomains-after">.) </text:span><text:span text:style-name="xsensenumber_sense_senses_entry_letData"><text:span text:style-name="sense_sense.senses-before">  </text:span>2) </text:span><text:span text:style-name="partofspeech_.en_grammaticalinfo_sense_senses_entry_letData">Adv<text:span text:style-name="partofspeech-after"> </text:span></text:span><text:span text:style-name="grammaticalinfo-after"> </text:span><text:span text:style-name="xitem_.en_definition_.en_sense_senses_entry_letData">near, nearby, close.</text:span><text:span text:style-name="xitem_.tpi_definition_.en_sense_senses_entry_letData"><text:span text:style-name="xitem_xitem.definition-before"> </text:span>klostu.</text:span><text:span text:style-name="definition-after"> </text:span><text:span text:style-name="example_.bzh_examples_sense_senses_entry_letData">Dus raḳ in hil ana.<text:span text:style-name="example-after"> </text:span></text:span><text:span text:style-name="translation_.en_translations_examples_sense_senses_entry_letData">It is close to the time we should go.<text:span text:style-name="translation-after"> </text:span></text:span><text:span text:style-name="examples-after"> </text:span><text:span text:style-name="semanticdomainabbr_.en_xitem_semanticdomains_sense_senses_entry_letData"><text:span text:style-name="semanticdomains-before">(sem. domains: </text:span>4.3.3<text:span text:style-name="semanticdomainabbr-after"> - </text:span></text:span><text:span text:style-name="semanticdomainname_.en_xitem_semanticdomains_sense_senses_entry_letData">Love</text:span><text:span text:style-name="semanticdomainabbr_.en_xitem_semanticdomains_sense_senses_entry_letData"><text:span text:style-name="xitem_xitem.semanticdomains-before">, </text:span>7.3.6<text:span text:style-name="semanticdomainabbr-after"> - </text:span></text:span><text:span text:style-name="semanticdomainname_.en_xitem_semanticdomains_sense_senses_entry_letData">Open</text:span><text:span text:style-name="semanticdomainabbr_.en_xitem_semanticdomains_sense_senses_entry_letData"><text:span text:style-name="xitem_xitem.semanticdomains-before">, </text:span>8.2.6.1<text:span text:style-name="semanticdomainabbr-after"> - </text:span></text:span><text:span text:style-name="semanticdomainname_.en_xitem_semanticdomains_sense_senses_entry_letData">Far</text:span><text:span text:style-name="semanticdomainabbr_.en_xitem_semanticdomains_sense_senses_entry_letData"><text:span text:style-name="xitem_xitem.semanticdomains-before">, </text:span>8.2.6.2<text:span text:style-name="semanticdomainabbr-after"> - </text:span></text:span><text:span text:style-name="semanticdomainname_.en_xitem_semanticdomains_sense_senses_entry_letData">Near</text:span><text:span text:style-name="semanticdomainabbr_.en_xitem_semanticdomains_sense_senses_entry_letData"><text:span text:style-name="xitem_xitem.semanticdomains-before">, </text:span>8.5.1.2<text:span text:style-name="semanticdomainabbr-after"> - </text:span></text:span><text:span text:style-name="semanticdomainname_.en_xitem_semanticdomains_sense_senses_entry_letData">Beside</text:span><text:span text:style-name="semanticdomainabbr_.en_xitem_semanticdomains_sense_senses_entry_letData"><text:span text:style-name="xitem_xitem.semanticdomains-before">, </text:span>8.5.1.5<text:span text:style-name="semanticdomainabbr-after"> - </text:span></text:span><text:span text:style-name="semanticdomainname_.en_xitem_semanticdomains_sense_senses_entry_letData">Touching, contact</text:span><text:span text:style-name="semanticdomainabbr_.en_xitem_semanticdomains_sense_senses_entry_letData"><text:span text:style-name="xitem_xitem.semanticdomains-before">, </text:span>8.5.1.5.1<text:span text:style-name="semanticdomainabbr-after"> - </text:span></text:span><text:span text:style-name="semanticdomainname_.en_xitem_semanticdomains_sense_senses_entry_letData">Next to</text:span><text:span text:style-name="semanticdomains-after">.) </text:span><text:span text:style-name="LexEntryTypepublishStemComplexFormTypeReverseAbbrPub_.en_complexformtype_complexformrefs_entry_letData">Redup.</text:span><text:span text:style-name="complexformtype-after"> </text:span><text:span text:style-name="complexformform_.bzh_complexformrefs_entry_letData">dus dus<text:span text:style-name="complexformform-after"> </text:span></text:span><text:span text:style-name="complexformrefs-after"> </text:span></text:p>
        <text:p text:style-name="entry_letData"><text:span text:style-name="headword_.bzh_entry_letData">dus dus<text:span text:style-name="headword-after">  </text:span></text:span><text:span text:style-name="pronunciation_.bzh-fonipa_pronunciations_entry_letData"><text:span text:style-name="pronunciation-before">[</text:span>ⁿdut͡ʃ ⁿdut͡ʃ<text:span text:style-name="pronunciation-after">]</text:span></text:span><text:span text:style-name="pronunciations-after"> </text:span><text:span text:style-name="LexEntryTypepublishStemEntryTypeAbbreviationPub_.en_entryreftype_primaryrefs_entry_letData"><text:span text:style-name="primaryrefs-before">(</text:span>redup. of<text:span text:style-name="LexEntryTypepublishStemEntryTypeAbbreviationPub-after"> </text:span></text:span><text:span text:style-name="entryreftype-after"> </text:span><text:span text:style-name="LexEntrypublishStemComponentTargetMLHeadWordPub_.bzh_entryrefcomponent_primaryrefs_entry_letData">dus</text:span><text:span text:style-name="primaryrefs-after">) </text:span><text:span text:style-name="xitem_.en_definition_.en_sense_senses_entry_letData">short, close together-of a number of items.</text:span><text:span text:style-name="xitem_.tpi_definition_.en_sense_senses_entry_letData"><text:span text:style-name="xitem_xitem.definition-before"> </text:span>sotpela sotpela.</text:span><text:span text:style-name="definition-after"> </text:span><text:span text:style-name="example_.bzh_xitem_examples_sense_senses_entry_letData">Devonġ ġaġek ya nyëġ dus dus pin.<text:span text:style-name="example-after"> </text:span></text:span><text:span text:style-name="translation_.en_translations_xitem_examples_sense_senses_entry_letData">They sent word to all the nearby places.<text:span text:style-name="translation-after"> </text:span></text:span><text:span text:style-name="example_.bzh_xitem_examples_sense_senses_entry_letData"><text:span text:style-name="xitem_xitem.examples-before">  </text:span>Nengwah daggen netum, lob vepul dus dus beya meraḳ ya sir ti ti.<text:span text:style-name="example-after"> </text:span></text:span><text:span text:style-name="translation_.en_translations_xitem_examples_sense_senses_entry_letData">The tongues of fire burned and broke into small bits that went and rested on each one of them.<text:span text:style-name="translation-after"> </text:span></text:span><text:span text:style-name="examples-after"> </text:span><text:span text:style-name="semanticdomainabbr_.en_xitem_semanticdomains_sense_senses_entry_letData"><text:span text:style-name="semanticdomains-before">(sem. domains: </text:span>4.3.3<text:span text:style-name="semanticdomainabbr-after"> - </text:span></text:span><text:span text:style-name="semanticdomainname_.en_xitem_semanticdomains_sense_senses_entry_letData">Love</text:span><text:span text:style-name="semanticdomainabbr_.en_xitem_semanticdomains_sense_senses_entry_letData"><text:span text:style-name="xitem_xitem.semanticdomains-before">, </text:span>7.3.6<text:span text:style-name="semanticdomainabbr-after"> - </text:span></text:span><text:span text:style-name="semanticdomainname_.en_xitem_semanticdomains_sense_senses_entry_letData">Open</text:span><text:span text:style-name="semanticdomainabbr_.en_xitem_semanticdomains_sense_senses_entry_letData"><text:span text:style-name="xitem_xitem.semanticdomains-before">, </text:span>7.5.1<text:span text:style-name="semanticdomainabbr-after"> - </text:span></text:span><text:span text:style-name="semanticdomainname_.en_xitem_semanticdomains_sense_senses_entry_letData">Gather</text:span><text:span text:style-name="semanticdomainabbr_.en_xitem_semanticdomains_sense_senses_entry_letData"><text:span text:style-name="xitem_xitem.semanticdomains-before">, </text:span>8.2.2<text:span text:style-name="semanticdomainabbr-after"> - </text:span></text:span><text:span text:style-name="semanticdomainname_.en_xitem_semanticdomains_sense_senses_entry_letData">Long</text:span><text:span text:style-name="semanticdomainabbr_.en_xitem_semanticdomains_sense_senses_entry_letData"><text:span text:style-name="xitem_xitem.semanticdomains-before">, </text:span>8.2.2.1<text:span text:style-name="semanticdomainabbr-after"> - </text:span></text:span><text:span text:style-name="semanticdomainname_.en_xitem_semanticdomains_sense_senses_entry_letData">Short, not long</text:span><text:span text:style-name="semanticdomainabbr_.en_xitem_semanticdomains_sense_senses_entry_letData"><text:span text:style-name="xitem_xitem.semanticdomains-before">, </text:span>8.2.2.3<text:span text:style-name="semanticdomainabbr-after"> - </text:span></text:span><text:span text:style-name="semanticdomainname_.en_xitem_semanticdomains_sense_senses_entry_letData">Short, not tall</text:span><text:span text:style-name="semanticdomainabbr_.en_xitem_semanticdomains_sense_senses_entry_letData"><text:span text:style-name="xitem_xitem.semanticdomains-before">, </text:span>8.2.6.1<text:span text:style-name="semanticdomainabbr-after"> - </text:span></text:span><text:span text:style-name="semanticdomainname_.en_xitem_semanticdomains_sense_senses_entry_letData">Far</text:span><text:span text:style-name="semanticdomainabbr_.en_xitem_semanticdomains_sense_senses_entry_letData"><text:span text:style-name="xitem_xitem.semanticdomains-before">, </text:span>8.2.6.2<text:span text:style-name="semanticdomainabbr-after"> - </text:span></text:span><text:span text:style-name="semanticdomainname_.en_xitem_semanticdomains_sense_senses_entry_letData">Near</text:span><text:span text:style-name="semanticdomainabbr_.en_xitem_semanticdomains_sense_senses_entry_letData"><text:span text:style-name="xitem_xitem.semanticdomains-before">, </text:span>8.5.1.2<text:span text:style-name="semanticdomainabbr-after"> - </text:span></text:span><text:span text:style-name="semanticdomainname_.en_xitem_semanticdomains_sense_senses_entry_letData">Beside</text:span><text:span text:style-name="semanticdomainabbr_.en_xitem_semanticdomains_sense_senses_entry_letData"><text:span text:style-name="xitem_xitem.semanticdomains-before">, </text:span>8.5.1.5<text:span text:style-name="semanticdomainabbr-after"> - </text:span></text:span><text:span text:style-name="semanticdomainname_.en_xitem_semanticdomains_sense_senses_entry_letData">Touching, contact</text:span><text:span text:style-name="semanticdomainabbr_.en_xitem_semanticdomains_sense_senses_entry_letData"><text:span text:style-name="xitem_xitem.semanticdomains-before">, </text:span>8.5.1.5.1<text:span text:style-name="semanticdomainabbr-after"> - </text:span></text:span><text:span text:style-name="semanticdomainname_.en_xitem_semanticdomains_sense_senses_entry_letData">Next to</text:span><text:span text:style-name="semanticdomains-after">.) </text:span></text:p>
        <text:p text:style-name="entry_letData"><draw:frame draw:style-name="Graphics6" draw:name="Graphics6" text:anchor-type="paragraph" draw:z-index="1" svg:width="1.30513595166163in" svg:height="1.0in"><draw:text-box fo:min-height="0in"><draw:frame draw:style-name="Graphics6" draw:name="Graphics6" text:anchor-type="paragraph" svg:width="1.30513595166163in" svg:height="1.0in"><draw:image xlink:type="simple" xlink:show="embed" xlink:actuatet="onLoad" xlink:href="Pictures/7.tif"/><svg:desc>avëh duu tob</svg:desc></draw:frame><text:p text:style-name="pictureCaption_pictureRight_entry_letData"><text:span text:style-name="pictureSense_pictureCaption_pictureRight_entry_letData">1<text:span text:style-name="pictureSense-after"> </text:span></text:span><text:span text:style-name="span_.bzh_pictureLabel_.en_pictureCaption_pictureRight_entry_letData">avëh duu tob</text:span></text:p></draw:text-box></draw:frame><text:span text:style-name="headword_.bzh_entry_letData">duu<text:span text:style-name="xhomographnumber_headword_.bzh_entry_letData">1</text:span><text:span text:style-name="headword-after">  </text:span></text:span><text:span text:style-name="pronunciation_.bzh-fonipa_pronunciations_entry_letData"><text:span text:style-name="pronunciation-before">[</text:span>ⁿduː<text:span text:style-name="pronunciation-after">]</text:span></text:span><text:span text:style-name="pronunciations-after"> </text:span><text:span text:style-name="partofspeech_.en_grammaticalinfo_sense_senses_entry_letData">V1<text:span text:style-name="partofspeech-after"> </text:span></text:span><text:span text:style-name="grammaticalinfo-after"> </text:span><text:span text:style-name="xsensenumber_sense_senses_entry_letData">1) </text:span><text:span text:style-name="xitem_.en_definition_.en_sense_senses_entry_letData">sew, fasten, tie.</text:span><text:span text:style-name="xitem_.tpi_definition_.en_sense_senses_entry_letData"><text:span text:style-name="xitem_xitem.definition-before"> </text:span>samapim, pasim.</text:span><text:span text:style-name="definition-after"> </text:span><text:span text:style-name="example_.bzh_xitem_examples_sense_senses_entry_letData">Duu ahon.<text:span text:style-name="example-after"> </text:span></text:span><text:span text:style-name="translation_.en_translations_xitem_examples_sense_senses_entry_letData">He tied it tightly.<text:span text:style-name="translation-after"> </text:span></text:span><text:span text:style-name="example_.bzh_xitem_examples_sense_senses_entry_letData"><text:span text:style-name="xitem_xitem.examples-before">  </text:span>Bebuum duu buġ vetii bengö agga.<text:span text:style-name="example-after"> </text:span></text:span><text:span text:style-name="translation_.en_translations_xitem_examples_sense_senses_entry_letData">The whiteman tied my grandfather to the trunk of a victory palm.<text:span text:style-name="translation-after"> </text:span></text:span><text:span text:style-name="examples-after"> </text:span><text:span text:style-name="semanticdomainabbr_.en_xitem_semanticdomains_sense_senses_entry_letData"><text:span text:style-name="semanticdomains-before">(sem. domains: </text:span>7.3.2.4.1<text:span text:style-name="semanticdomainabbr-after"> - </text:span></text:span><text:span text:style-name="semanticdomainname_.en_xitem_semanticdomains_sense_senses_entry_letData">Hang</text:span><text:span text:style-name="semanticdomainabbr_.en_xitem_semanticdomains_sense_senses_entry_letData"><text:span text:style-name="xitem_xitem.semanticdomains-before">, </text:span>7.5.2<text:span text:style-name="semanticdomainabbr-after"> - </text:span></text:span><text:span text:style-name="semanticdomainname_.en_xitem_semanticdomains_sense_senses_entry_letData">Join, attach</text:span><text:span text:style-name="semanticdomains-after">.) </text:span><text:span text:style-name="xsensenumber_sense_senses_entry_letData"><text:span text:style-name="sense_sense.senses-before">  </text:span>2) </text:span><text:span text:style-name="xitem_.en_definition_.en_sense_senses_entry_letData">inject, prick with a needle, to thrust with an instrument held with the point coming from the fingers and thumb like a dart.</text:span><text:span text:style-name="xitem_.tpi_definition_.en_sense_senses_entry_letData"><text:span text:style-name="xitem_xitem.definition-before"> </text:span>givim sut.</text:span><text:span text:style-name="definition-after"> </text:span><text:span text:style-name="example_.bzh_examples_sense_senses_entry_letData">Dokta duu sa raḳ rureḳ.<text:span text:style-name="example-after"> </text:span></text:span><text:span text:style-name="translation_.en_translations_examples_sense_senses_entry_letData">The doctor gave me an injection with a needle.<text:span text:style-name="translation-after"> </text:span></text:span><text:span text:style-name="examples-after"> </text:span></text:p>
        <text:p text:style-name="entry_letData"><text:span text:style-name="headword_.bzh_entry_letData">duu<text:span text:style-name="xhomographnumber_headword_.bzh_entry_letData">2</text:span><text:span text:style-name="headword-after">  </text:span></text:span><text:span text:style-name="pronunciation_.bzh-fonipa_pronunciations_entry_letData"><text:span text:style-name="pronunciation-before">[</text:span>ⁿduː<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day after tomorrow.</text:span><text:span text:style-name="xitem_.tpi_definition_.en_sense_senses_entry_letData"><text:span text:style-name="xitem_xitem.definition-before"> </text:span>hap tumora.</text:span><text:span text:style-name="definition-after"> </text:span><text:span text:style-name="example_.bzh_examples_sense_senses_entry_letData">Duu rëḳ sena Rae.<text:span text:style-name="example-after"> </text:span></text:span><text:span text:style-name="translation_.en_translations_examples_sense_senses_entry_letData">The day after tomorrow I'm going to Lae.<text:span text:style-name="translation-after"> </text:span></text:span><text:span text:style-name="examples-after"> </text:span><text:span text:style-name="lexreftype_.en_relations_sense_senses_entry_letData">Sclr prop<text:span text:style-name="lexreftype-after">: </text:span></text:span><text:span text:style-name="sensecrossref_.bzh_lexreftargets_relations_sense_senses_entry_letData">duu<text:span text:style-name="xhomographnumber_sensecrossref_.bzh_lexreftargets_relations_sense_senses_entry_letData">2</text:span></text:span><text:span text:style-name="relations-after">. </text:span><text:span text:style-name="semanticdomainabbr_.en_xitem_semanticdomains_sense_senses_entry_letData"><text:span text:style-name="semanticdomains-before">(sem. domains: </text:span>8.4.1<text:span text:style-name="semanticdomainabbr-after"> - </text:span></text:span><text:span text:style-name="semanticdomainname_.en_xitem_semanticdomains_sense_senses_entry_letData">Period of time</text:span><text:span text:style-name="semanticdomainabbr_.en_xitem_semanticdomains_sense_senses_entry_letData"><text:span text:style-name="xitem_xitem.semanticdomains-before">, </text:span>8.4.1.2.2<text:span text:style-name="semanticdomainabbr-after"> - </text:span></text:span><text:span text:style-name="semanticdomainname_.en_xitem_semanticdomains_sense_senses_entry_letData">Yesterday, today, tomorrow</text:span><text:span text:style-name="semanticdomainabbr_.en_xitem_semanticdomains_sense_senses_entry_letData"><text:span text:style-name="xitem_xitem.semanticdomains-before">, </text:span>8.4.5<text:span text:style-name="semanticdomainabbr-after"> - </text:span></text:span><text:span text:style-name="semanticdomainname_.en_xitem_semanticdomains_sense_senses_entry_letData">Relative time</text:span><text:span text:style-name="semanticdomainabbr_.en_xitem_semanticdomains_sense_senses_entry_letData"><text:span text:style-name="xitem_xitem.semanticdomains-before">, </text:span>8.5.1.1<text:span text:style-name="semanticdomainabbr-after"> - </text:span></text:span><text:span text:style-name="semanticdomainname_.en_xitem_semanticdomains_sense_senses_entry_letData">In front of</text:span><text:span text:style-name="semanticdomains-after">.) </text:span></text:p>
        <text:p text:style-name="entry_letData"><text:span text:style-name="headword_.bzh_entry_letData">duum<text:span text:style-name="headword-after">  </text:span></text:span><text:span text:style-name="pronunciation_.bzh-fonipa_pronunciations_entry_letData"><text:span text:style-name="pronunciation-before">[</text:span>ⁿduː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illegitimate child, a child whose father is not known, a bastard.</text:span><text:span text:style-name="xitem_.tpi_definition_.en_sense_senses_entry_letData"><text:span text:style-name="xitem_xitem.definition-before"> </text:span>bastet.</text:span><text:span text:style-name="definition-after"> </text:span><text:span text:style-name="example_.bzh_examples_sense_senses_entry_letData">Ḳo nalu duum.<text:span text:style-name="example-after"> </text:span></text:span><text:span text:style-name="translation_.en_translations_examples_sense_senses_entry_letData">She bore an illegitimate child.<text:span text:style-name="translation-after"> </text:span></text:span><text:span text:style-name="examples-after"> </text:span><text:span text:style-name="semanticdomainabbr_.en_semanticdomains_sense_senses_entry_letData"><text:span text:style-name="semanticdomains-before">(sem. domains: </text:span>4.1.9.1<text:span text:style-name="semanticdomainabbr-after"> - </text:span></text:span><text:span text:style-name="semanticdomainname_.en_semanticdomains_sense_senses_entry_letData">Related by birth</text:span><text:span text:style-name="semanticdomains-after">.) </text:span></text:p>
        <text:p text:style-name="entry_letData"><text:span text:style-name="headword_.bzh_entry_letData">duung<text:span text:style-name="headword-after">  </text:span></text:span><text:span text:style-name="pronunciation_.bzh-fonipa_pronunciations_entry_letData"><text:span text:style-name="pronunciation-before">[</text:span>ⁿduːm<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text:span text:style-name="xitem_xitem.definition-before"> </text:span>karamap bilong meri man i dai.</text:span><text:span text:style-name="definition-after"> </text:span><text:span text:style-name="example_.bzh_examples_sense_senses_entry_letData">Yeh duung in regga diiḳ.<text:span text:style-name="example-after"> </text:span></text:span><text:span text:style-name="translation_.en_translations_examples_sense_senses_entry_letData">She's covered her head with a big stringbag because her husband died.<text:span text:style-name="translation-after"> </text:span></text:span><text:span text:style-name="examples-after"> </text:span></text:p>
        <text:p text:style-name="entry_letData"><text:span text:style-name="headword_.bzh_entry_letData">duv<text:span text:style-name="headword-after">  </text:span></text:span><text:span text:style-name="pronunciation_.bzh-fonipa_pronunciations_entry_letData"><text:span text:style-name="pronunciation-before">[</text:span>ⁿduβ<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variety of banana-Musa sp.</text:span><text:span text:style-name="xitem_.tpi_definition_.en_sense_senses_entry_letData"><text:span text:style-name="xitem_xitem.definition-before"> </text:span>wanpela kain banana.</text:span><text:span text:style-name="definition-after"> </text:span><text:span text:style-name="example_.bzh_examples_sense_senses_entry_letData">Vud duv anon ading.<text:span text:style-name="example-after"> </text:span></text:span><text:span text:style-name="translation_.en_translations_examples_sense_senses_entry_letData">The <text:span text:style-name="span_.bzh_translation_.en_translations_examples_sense_senses_entry_letData">duv</text:span> banana has long  fruit.<text:span text:style-name="translation-after"> </text:span></text:span><text:span text:style-name="examples-after"> </text:span><text:span text:style-name="lexreftype_.en_relations_sense_senses_entry_letData">gen<text:span text:style-name="lexreftype-after">: </text:span></text:span><text:span text:style-name="sensecrossref_.bzh_lexreftargets_relations_sense_senses_entry_letData">danġaat</text:span><text:span text:style-name="relations-after">. </text:span><text:span text:style-name="semanticdomainabbr_.en_semanticdomains_sense_senses_entry_letData"><text:span text:style-name="semanticdomains-before">(sem. domains: </text:span>1.5.3<text:span text:style-name="semanticdomainabbr-after"> - </text:span></text:span><text:span text:style-name="semanticdomainname_.en_semanticdomains_sense_senses_entry_letData">Grass, herb, vine</text:span><text:span text:style-name="semanticdomains-after">.) </text:span></text:p>
        <text:p text:style-name="entry_letData"><text:span text:style-name="headword_.bzh_entry_letData">duvöön<text:span text:style-name="headword-after">  </text:span></text:span><text:span text:style-name="pronunciation_.bzh-fonipa_pronunciations_entry_letData"><text:span text:style-name="pronunciation-before">[</text:span>ⁿdu.ˈβɔːn<text:span text:style-name="pronunciation-after">]</text:span></text:span><text:span text:style-name="pronunciations-after"> </text:span><text:span text:style-name="partofspeech_.en_grammaticalinfo_sense_senses_entry_letData">N<text:span text:style-name="partofspeech-after"> </text:span></text:span><text:span text:style-name="grammaticalinfo-after"> </text:span><text:span text:style-name="xitem_.en_definition_.en_sense_senses_entry_letData">large variety of cassowary.</text:span><text:span text:style-name="xitem_.tpi_definition_.en_sense_senses_entry_letData"><text:span text:style-name="xitem_xitem.definition-before"> </text:span>bikpela muruk.</text:span><text:span text:style-name="definition-after"> </text:span><text:span text:style-name="example_.bzh_examples_sense_senses_entry_letData">Gwib böp arë nebë duvöön.<text:span text:style-name="example-after"> </text:span></text:span><text:span text:style-name="translation_.en_translations_examples_sense_senses_entry_letData">There is a large variety of cassowary which is called the <text:span text:style-name="span_.bzh_translation_.en_translations_examples_sense_senses_entry_letData">duvöön.</text:span><text:span text:style-name="translation-after"> </text:span></text:span><text:span text:style-name="examples-after"> </text:span><text:span text:style-name="lexreftype_.en_xitem_relations_sense_senses_entry_letData">spec<text:span text:style-name="lexreftype-after">: </text:span></text:span><text:span text:style-name="lexreftype_.en_xitem_relations_sense_senses_entry_letData"><text:span text:style-name="xitem_xitem.relations-before">; </text:span>gen<text:span text:style-name="lexreftype-after">: </text:span></text:span><text:span text:style-name="sensecrossref_.bzh_lexreftargets_xitem_relations_sense_senses_entry_letData">dabeenġ</text:span><text:span text:style-name="relations-after">. </text:span><text:span text:style-name="semanticdomainabbr_.en_semanticdomains_sense_senses_entry_letData"><text:span text:style-name="semanticdomains-before">(sem. domains: </text:span>1.6.1.2<text:span text:style-name="semanticdomainabbr-after"> - </text:span></text:span><text:span text:style-name="semanticdomainname_.en_semanticdomains_sense_senses_entry_letData">Bird</text:span><text:span text:style-name="semanticdomains-after">.) </text:span></text:p>
      </text:section>
      <text:section text:style-name="Sect_letHead" text:name="Sect_letHead">
        <text:p text:style-name="letter_letHead">E e</text:p>
      </text:section>
      <text:section text:style-name="Sect_letData" text:name="Sect_letData">
        <text:p text:style-name="entry_letData"><text:span text:style-name="headword_.bzh_entry_letData">=e<text:span text:style-name="headword-after">  </text:span></text:span><text:span text:style-name="pronunciation_.bzh-fonipa_pronunciations_entry_letData"><text:span text:style-name="pronunciation-before">[</text:span>ɛ<text:span text:style-name="pronunciation-after">]</text:span></text:span><text:span text:style-name="pronunciations-after"> </text:span><text:span text:style-name="xitem_.en_definition_.en_sense_senses_entry_letData">vocative.</text:span><text:span text:style-name="xitem_.tpi_definition_.en_sense_senses_entry_letData"><text:span text:style-name="xitem_xitem.definition-before"> </text:span>o.</text:span><text:span text:style-name="definition-after"> </text:span><text:span text:style-name="example_.bzh_examples_sense_senses_entry_letData">Arig lo-e!<text:span text:style-name="example-after"> </text:span></text:span><text:span text:style-name="translation_.en_translations_examples_sense_senses_entry_letData">My brothers!<text:span text:style-name="translation-after"> </text:span></text:span><text:span text:style-name="examples-after"> </text:span></text:p>
        <text:p text:style-name="entry_letData"><text:span text:style-name="headword_.bzh_entry_letData">-e<text:span text:style-name="headword-after">  </text:span></text:span><text:span text:style-name="pronunciation_.bzh-fonipa_pronunciations_entry_letData"><text:span text:style-name="pronunciation-before">[</text:span>ɛ<text:span text:style-name="pronunciation-after">]</text:span></text:span><text:span text:style-name="pronunciations-after"> </text:span><text:span text:style-name="partofspeech_.en_grammaticalinfo_sense_senses_entry_letData">Call<text:span text:style-name="partofspeech-after"> </text:span></text:span><text:span text:style-name="grammaticalinfo-after"> </text:span><text:span text:style-name="xitem_.en_definition_.en_sense_senses_entry_letData">eh; exclamation denoting surprise.</text:span><text:span text:style-name="xitem_.tpi_definition_.en_sense_senses_entry_letData"><text:span text:style-name="xitem_xitem.definition-before"> </text:span>e.</text:span><text:span text:style-name="definition-after"> </text:span><text:span text:style-name="example_.bzh_xitem_examples_sense_senses_entry_letData">Ham-e! Ham yam-a?<text:span text:style-name="example-after"> </text:span></text:span><text:span text:style-name="translation_.en_translations_xitem_examples_sense_senses_entry_letData">It's you eh! You've arrived?<text:span text:style-name="translation-after"> </text:span></text:span><text:span text:style-name="example_.bzh_xitem_examples_sense_senses_entry_letData"><text:span text:style-name="xitem_xitem.examples-before">  </text:span>Yam-e!<text:span text:style-name="example-after"> </text:span></text:span><text:span text:style-name="translation_.en_translations_xitem_examples_sense_senses_entry_letData">He's come (and he shouldn't have!)<text:span text:style-name="translation-after"> </text:span></text:span><text:span text:style-name="examples-after"> </text:span></text:p>
        <text:p text:style-name="entry_letData"><text:span text:style-name="headword_.bzh_entry_letData">e!<text:span text:style-name="headword-after">  </text:span></text:span><text:span text:style-name="pronunciation_.bzh-fonipa_pronunciations_entry_letData"><text:span text:style-name="pronunciation-before">[</text:span>ɛ<text:span text:style-name="pronunciation-after">]</text:span></text:span><text:span text:style-name="pronunciations-after"> </text:span><text:span text:style-name="partofspeech_.en_grammaticalinfo_sense_senses_entry_letData">Interj<text:span text:style-name="partofspeech-after"> </text:span></text:span><text:span text:style-name="grammaticalinfo-after"> </text:span><text:span text:style-name="xitem_.en_definition_.en_sense_senses_entry_letData">ah!-exclamation denoting disgust or disagreement.</text:span><text:span text:style-name="xitem_.tpi_definition_.en_sense_senses_entry_letData"><text:span text:style-name="xitem_xitem.definition-before"> </text:span>sakim tok.</text:span><text:span text:style-name="definition-after"> </text:span><text:span text:style-name="example_.bzh_examples_sense_senses_entry_letData">E! Saḳ nado gesesu rëḳ nök rë.<text:span text:style-name="example-after"> </text:span></text:span><text:span text:style-name="translation_.en_translations_examples_sense_senses_entry_letData">Ah! I'm not going, I'm going to stay here.<text:span text:style-name="translation-after"> </text:span></text:span><text:span text:style-name="examples-after"> </text:span></text:p>
        <text:p text:style-name="entry_letData"><text:span text:style-name="headword_.bzh_entry_letData">ee<text:span text:style-name="headword-after">  </text:span></text:span><text:span text:style-name="pronunciation_.bzh-fonipa_pronunciations_entry_letData"><text:span text:style-name="pronunciation-before">[</text:span>ɛː<text:span text:style-name="pronunciation-after">]</text:span></text:span><text:span text:style-name="pronunciations-after"> </text:span><text:span text:style-name="partofspeech_.en_grammaticalinfo_sense_senses_entry_letData">Interj<text:span text:style-name="partofspeech-after"> </text:span></text:span><text:span text:style-name="grammaticalinfo-after"> </text:span><text:span text:style-name="xitem_.en_definition_.en_sense_senses_entry_letData">hey!; aha! exclamation of discovery.</text:span><text:span text:style-name="xitem_.tpi_definition_.en_sense_senses_entry_letData"><text:span text:style-name="xitem_xitem.definition-before"> </text:span>em!</text:span><text:span text:style-name="definition-after"> </text:span><text:span text:style-name="example_.bzh_examples_sense_senses_entry_letData">Ee. Ya verup agu.<text:span text:style-name="example-after"> </text:span></text:span><text:span text:style-name="translation_.en_translations_examples_sense_senses_entry_letData">Look! He's come up over there.<text:span text:style-name="translation-after"> </text:span></text:span><text:span text:style-name="examples-after"> </text:span><text:span text:style-name="semanticdomainabbr_.en_semanticdomains_sense_senses_entry_letData"><text:span text:style-name="semanticdomains-before">(sem. domains: </text:span>9.6.3.3<text:span text:style-name="semanticdomainabbr-after"> - </text:span></text:span><text:span text:style-name="semanticdomainname_.en_semanticdomains_sense_senses_entry_letData">Prompters of attention </text:span><text:span text:style-name="semanticdomains-after">.) </text:span></text:p>
        <text:p text:style-name="entry_letData"><text:span text:style-name="headword_.bzh_entry_letData">eeḳ<text:span text:style-name="headword-after">  </text:span></text:span><text:span text:style-name="pronunciation_.bzh-fonipa_pronunciations_entry_letData"><text:span text:style-name="pronunciation-before">[</text:span>ɛːq<text:span text:style-name="pronunciation-after">]</text:span></text:span><text:span text:style-name="pronunciations-after"> </text:span><text:span text:style-name="partofspeech_.en_grammaticalinfo_sense_senses_entry_letData">Interj<text:span text:style-name="partofspeech-after"> </text:span></text:span><text:span text:style-name="grammaticalinfo-after"> </text:span><text:span text:style-name="xitem_.en_definition_.en_sense_senses_entry_letData">yuk!; exclamation of disgust, aversion.</text:span><text:span text:style-name="xitem_.tpi_definition_.en_sense_senses_entry_letData"><text:span text:style-name="xitem_xitem.definition-before"> </text:span>makim traut.</text:span><text:span text:style-name="definition-after"> </text:span><text:span text:style-name="example_.bzh_examples_sense_senses_entry_letData">Eeḳ! tato nabë hil namuteḳ in nġaa nivë.<text:span text:style-name="example-after"> </text:span></text:span><text:span text:style-name="span_.bzh_translation_.en_translations_examples_sense_senses_entry_letData">Eeḳ</text:span><text:span text:style-name="translation_.en_translations_examples_sense_senses_entry_letData"> indicates that we are about to vomit on account of something with a bad smell.<text:span text:style-name="translation-after"> </text:span></text:span><text:span text:style-name="examples-after"> </text:span></text:p>
        <text:p text:style-name="entry_letData"><text:span text:style-name="headword_.bzh_entry_letData">ekë<text:span text:style-name="headword-after">  </text:span></text:span><text:span text:style-name="pronunciation_.bzh-fonipa_pronunciations_entry_letData"><text:span text:style-name="pronunciation-before">[</text:span>ɛ.ˈke<text:span text:style-name="pronunciation-after">]</text:span></text:span><text:span text:style-name="pronunciations-after"> </text:span><text:span text:style-name="partofspeech_.en_grammaticalinfo_sense_senses_entry_letData">Interj<text:span text:style-name="partofspeech-after"> </text:span></text:span><text:span text:style-name="grammaticalinfo-after"> </text:span><text:span text:style-name="xitem_.en_definition_.en_sense_senses_entry_letData">Yes!, True!.</text:span><text:span text:style-name="xitem_.tpi_definition_.en_sense_senses_entry_letData"><text:span text:style-name="xitem_xitem.definition-before"> </text:span>yes!, tru!</text:span><text:span text:style-name="definition-after"> </text:span><text:span text:style-name="example_.bzh_examples_sense_senses_entry_letData">Ekë! Nedo loḳ agi!<text:span text:style-name="example-after"> </text:span></text:span><text:span text:style-name="translation_.en_translations_examples_sense_senses_entry_letData">Oh yes! Here it is!<text:span text:style-name="translation-after"> </text:span></text:span><text:span text:style-name="examples-after"> </text:span></text:p>
        <text:p text:style-name="entry_letData"><text:span text:style-name="headwordminor_.bzh_entry_letData">=eḳ<text:span text:style-name="headwordminor-after">  </text:span></text:span><text:span text:style-name="pronunciationminor_.bzh-fonipa_pronunciationsminor_entry_letData"><text:span text:style-name="pronunciationminor-before">[</text:span>əq<text:span text:style-name="pronunciationminor-after">]</text:span></text:span><text:span text:style-name="pronunciationsminor-after"> </text:span></text:p>
      </text:section>
      <text:section text:style-name="Sect_letHead" text:name="Sect_letHead">
        <text:p text:style-name="letter_letHead">Ë ë</text:p>
      </text:section>
      <text:section text:style-name="Sect_letData" text:name="Sect_letData">
        <text:p text:style-name="entry_letData"><text:span text:style-name="headword_.bzh_entry_letData">-ë<text:span text:style-name="headword-after">  </text:span></text:span><text:span text:style-name="pronunciation_.bzh-fonipa_pronunciations_entry_letData"><text:span text:style-name="pronunciation-before">[</text:span>e<text:span text:style-name="pronunciation-after">]</text:span></text:span><text:span text:style-name="pronunciations-after"> </text:span><text:span text:style-name="partofspeech_.en_grammaticalinfo_sense_senses_entry_letData">Loc<text:span text:style-name="partofspeech-after"> </text:span></text:span><text:span text:style-name="grammaticalinfo-after"> </text:span><text:span text:style-name="xitem_.en_definition_.en_sense_senses_entry_letData">this, here; a deictic indicating this, or the one spoken about.</text:span><text:span text:style-name="xitem_.tpi_definition_.en_sense_senses_entry_letData"><text:span text:style-name="xitem_xitem.definition-before"> </text:span>ia.</text:span><text:span text:style-name="definition-after"> </text:span><text:span text:style-name="example_.bzh_examples_sense_senses_entry_letData">Yam-ë!<text:span text:style-name="example-after"> </text:span></text:span><text:span text:style-name="translation_.en_translations_examples_sense_senses_entry_letData">Come here to me!<text:span text:style-name="translation-after"> </text:span></text:span><text:span text:style-name="examples-after"> </text:span><text:span text:style-name="semanticdomainabbr_.en_semanticdomains_sense_senses_entry_letData"><text:span text:style-name="semanticdomains-before">(sem. domains: </text:span>8.5.1<text:span text:style-name="semanticdomainabbr-after"> - </text:span></text:span><text:span text:style-name="semanticdomainname_.en_semanticdomains_sense_senses_entry_letData">Here, there</text:span><text:span text:style-name="semanticdomains-after">.) </text:span></text:p>
        <text:p text:style-name="entry_letData"><text:span text:style-name="headwordminor_.bzh_entry_letData">ë-<text:span text:style-name="headwordminor-after">  </text:span></text:span><text:span text:style-name="pronunciationminor_.bzh-fonipa_pronunciationsminor_entry_letData"><text:span text:style-name="pronunciationminor-before">[</text:span>e<text:span text:style-name="pronunciationminor-after">]</text:span></text:span><text:span text:style-name="pronunciationsminor-after"> </text:span><text:span text:style-name="LexEntryTypepublishStemMinorEntryTypeAbbreviationPub_.en_entryreftypeminor_primaryrefsminor_entry_letData">sp. var. of<text:span text:style-name="LexEntryTypepublishStemMinorEntryTypeAbbreviationPub-after"> </text:span></text:span><text:span text:style-name="entryreftypeminor-after"> </text:span><text:span text:style-name="primaryrefsminor-after"> </text:span></text:p>
        <text:p text:style-name="entry_letData"><text:span text:style-name="headword_.bzh_entry_letData">ë'ë<text:span text:style-name="headword-after">  </text:span></text:span><text:span text:style-name="pronunciation_.bzh-fonipa_pronunciations_entry_letData"><text:span text:style-name="pronunciation-before">[</text:span>ˈeʔ.e<text:span text:style-name="pronunciation-after">]</text:span></text:span><text:span text:style-name="pronunciations-after"> </text:span><text:span text:style-name="partofspeech_.en_grammaticalinfo_sense_senses_entry_letData">Interj<text:span text:style-name="partofspeech-after"> </text:span></text:span><text:span text:style-name="grammaticalinfo-after"> </text:span><text:span text:style-name="xitem_.en_definition_.en_sense_senses_entry_letData">Here!.</text:span><text:span text:style-name="xitem_.tpi_definition_.en_sense_senses_entry_letData"><text:span text:style-name="xitem_xitem.definition-before"> </text:span>hia!</text:span><text:span text:style-name="definition-after"> </text:span><text:span text:style-name="example_.bzh_examples_sense_senses_entry_letData">Ë'ë! Höm-ë!<text:span text:style-name="example-after"> </text:span></text:span><text:span text:style-name="translation_.en_translations_examples_sense_senses_entry_letData">Here! Here's yours!<text:span text:style-name="translation-after"> </text:span></text:span><text:span text:style-name="examples-after"> </text:span></text:p>
        <text:p text:style-name="entry_letData"><text:span text:style-name="headword_.bzh_entry_letData">ëë<text:span text:style-name="headword-after">  </text:span></text:span><text:span text:style-name="pronunciation_.bzh-fonipa_pronunciations_entry_letData"><text:span text:style-name="pronunciation-before">[</text:span>eː<text:span text:style-name="pronunciation-after">]</text:span></text:span><text:span text:style-name="pronunciations-after"> </text:span><text:span text:style-name="partofspeech_.en_grammaticalinfo_sense_senses_entry_letData">Interj<text:span text:style-name="partofspeech-after"> </text:span></text:span><text:span text:style-name="grammaticalinfo-after"> </text:span><text:span text:style-name="xitem_.en_definition_.en_sense_senses_entry_letData">yes; agreement with the speaker.</text:span><text:span text:style-name="xitem_.tpi_definition_.en_sense_senses_entry_letData"><text:span text:style-name="xitem_xitem.definition-before"> </text:span>yes.</text:span><text:span text:style-name="definition-after"> </text:span><text:span text:style-name="example_.bzh_xitem_examples_sense_senses_entry_letData">Ëë! Ġenam!<text:span text:style-name="example-after"> </text:span></text:span><text:span text:style-name="translation_.en_translations_xitem_examples_sense_senses_entry_letData">Yes! Come!<text:span text:style-name="translation-after"> </text:span></text:span><text:span text:style-name="example_.bzh_xitem_examples_sense_senses_entry_letData"><text:span text:style-name="xitem_xitem.examples-before">  </text:span>Ëë-ë! Verup deya.<text:span text:style-name="example-after"> </text:span></text:span><text:span text:style-name="translation_.en_translations_xitem_examples_sense_senses_entry_letData">Yes! They have come up and gone.<text:span text:style-name="translation-after"> </text:span></text:span><text:span text:style-name="examples-after"> </text:span><text:span text:style-name="semanticdomainabbr_.en_semanticdomains_sense_senses_entry_letData"><text:span text:style-name="semanticdomains-before">(sem. domains: </text:span>9.4.6<text:span text:style-name="semanticdomainabbr-after"> - </text:span></text:span><text:span text:style-name="semanticdomainname_.en_semanticdomains_sense_senses_entry_letData">Yes</text:span><text:span text:style-name="semanticdomains-after">.)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pan_.en_xitem_.tpi_definition_.en_sense_senses_entry_letData" style:family="paragraph" style:parent-style-name="xitem_.tpi_definition_.en_sense_senses_entry_letData">
      <style:text-properties fo:language="en" fo:country="US"/>
    </style:style>
    <style:style xmlns:style="urn:oasis:names:tc:opendocument:xmlns:style:1.0" style:name="span_.en_xitem_.tpi_definition_.en_sense_senses_entry_letData" style:family="text" style:parent-style-name="xitem_.tpi_definition_.en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cBody" style:family="paragraph" style:parent-style-name="none"/>
    <style:style style:name="letHead" style:family="paragraph" style:parent-style-name="none">
      <style:paragraph-properties fo:border-bottom=".5pt solid #808080" fo:border-top="0.5pt solid #ffffff" fo:border-left="0.5pt solid #ffffff" fo:border-right="0.5pt solid #ffffff" fo:padding-top="36pt" fo:margin-left="9pt" fo:margin-right="9pt" fo:text-align="center" fo:line-height="22pt" fo:margin-top="18pt" fo:margin-bottom="18pt"/>
      <style:text-properties fo:font-style="normal" fo:font-weight="700" style:font-weight-complex="700" fo:font-size="14pt" style:font-size-complex="14pt" fo:font-family="Charis SIL" style:font-name-complex="Charis SIL" fo:color="#000000"/>
    </style:style>
    <style:style style:name="letter_letHead" style:family="paragraph" style:parent-style-name="letHead">
      <style:paragraph-properties style:writing-mode="lr-tb" fo:margin-bottom="18pt" fo:margin-top="18pt" fo:text-align="center"/>
      <style:text-properties fo:font-weight="700" style:font-weight-complex="700" fo:font-size="14pt" style:font-size-complex="14pt" fo:font-family="Charis SIL" style:font-name-complex="Charis SIL" fo:color="#000000"/>
    </style:style>
    <style:style xmlns:style="urn:oasis:names:tc:opendocument:xmlns:style:1.0" style:name="letter" style:family="paragraph" style:parent-style-name="none">
      <style:paragraph-properties xmlns:fo="urn:oasis:names:tc:opendocument:xmlns:xsl-fo-compatible:1.0" style:writing-mode="lr-tb" fo:margin-bottom="18pt" fo:margin-top="18pt" fo:text-align="center"/>
      <style:text-properties xmlns:fo="urn:oasis:names:tc:opendocument:xmlns:xsl-fo-compatible:1.0" fo:font-weight="700" style:font-weight-complex="700" fo:font-size="14pt" style:font-size-complex="14pt" fo:font-family="Charis SIL" style:font-name-complex="Charis SIL" fo:color="#000000"/>
    </style:style>
    <style:style style:name="letData" style:family="paragraph" style:parent-style-name="none">
      <style:paragraph-properties fo:text-align="left" fo:line-height="11pt"/>
      <style:text-properties fo:font-size="9pt" style:font-size-complex="9pt"/>
    </style:style>
    <style:style style:name="entry_letData" style:family="paragraph" style:parent-style-name="letData">
      <style:paragraph-properties fo:border-bottom="0.5pt solid #ffffff" fo:border-top="0.5pt solid #ffffff" fo:border-left="0.5pt solid #ffffff" fo:border-right="0.5pt solid #ffffff" fo:padding-top="1pt" fo:padding-left="0pt" fo:text-align="left" fo:margin-left="12pt" fo:text-indent="-12pt" fo:line-height="11pt" fo:background-color="transparent"/>
      <style:text-properties fo:font-size="9pt" style:font-size-complex="9pt" fo:font-family="Charis SIL" style:font-name-complex="Charis SIL" fo:color="#000000" fo:background-color="transparent"/>
    </style:style>
    <style:style xmlns:style="urn:oasis:names:tc:opendocument:xmlns:style:1.0" style:name="entry" style:family="paragraph" style:parent-style-name="none">
      <style:paragraph-properties xmlns:fo="urn:oasis:names:tc:opendocument:xmlns:xsl-fo-compatible:1.0" fo:border-bottom="0.5pt solid #ffffff" fo:border-top="0.5pt solid #ffffff" fo:border-left="0.5pt solid #ffffff" fo:border-right="0.5pt solid #ffffff" fo:padding-top="1pt" fo:padding-left="0pt" fo:text-align="left" fo:margin-left="12pt" fo:text-indent="-12pt" fo:line-height="11pt" fo:background-color="transparent"/>
      <style:text-properties xmlns:fo="urn:oasis:names:tc:opendocument:xmlns:xsl-fo-compatible:1.0" fo:font-size="9pt" style:font-size-complex="9pt" fo:font-family="Charis SIL" style:font-name-complex="Charis SIL" fo:color="#000000" fo:background-color="transparent"/>
    </style:style>
    <style:style style:name="xhomographnumber_sensecrossref_.bzh_xitem_lexreftargets_relations_sense_senses_entry_letData" style:family="paragraph" style:parent-style-name="sensecrossref_.bzh_xitem_lexreftargets_relations_sense_senses_entry_letData">
      <style:text-properties fo:font-size="6.93pt" style:font-size-complex="77%" fo:font-weight="700" style:font-weight-complex="700" style:text-position="sub" fo:color="#000000"/>
    </style:style>
    <style:style xmlns:style="urn:oasis:names:tc:opendocument:xmlns:style:1.0" style:name="xhomographnumber_sensecrossref_.bzh_xitem_lexreftargets_relations_sense_senses_entry_letData" style:family="text" style:parent-style-name="sensecrossref_.bzh_xitem_lexreftargets_relations_sense_sense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_headword_.bzh_entry_letData" style:family="paragraph" style:parent-style-name="headword_.bzh_entry_letData">
      <style:text-properties xmlns:fo="urn:oasis:names:tc:opendocument:xmlns:xsl-fo-compatible:1.0" fo:font-size="6.16pt" style:font-size-complex="77%" fo:font-weight="700" style:font-weight-complex="700" style:text-position="sub" fo:color="#000000"/>
    </style:style>
    <style:style xmlns:style="urn:oasis:names:tc:opendocument:xmlns:style:1.0" style:name="xhomographnumber_headword_.bzh_entry_letData" style:family="text" style:parent-style-name="headword_.bzh_entry_letData">
      <style:text-properties xmlns:fo="urn:oasis:names:tc:opendocument:xmlns:xsl-fo-compatible:1.0" fo:font-size="6.16pt" style:font-size-complex="77%" fo:font-weight="700" style:font-weight-complex="700" style:text-position="sub" fo:color="#000000"/>
    </style:style>
    <style:style xmlns:style="urn:oasis:names:tc:opendocument:xmlns:style:1.0" style:name="xhomographnumber_sensecrossref_.bzh_lexreftargets_xitem_relations_sense_senses_entry_letData" style:family="paragraph" style:parent-style-name="sensecrossref_.bzh_lexreftargets_xitem_relations_sense_sense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_sensecrossref_.bzh_lexreftargets_xitem_relations_sense_senses_entry_letData" style:family="text" style:parent-style-name="sensecrossref_.bzh_lexreftargets_xitem_relations_sense_sense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_sensecrossref_.bzh_lexreftargets_relations_sense_senses_entry_letData" style:family="paragraph" style:parent-style-name="sensecrossref_.bzh_lexreftargets_relations_sense_sense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_sensecrossref_.bzh_lexreftargets_relations_sense_senses_entry_letData" style:family="text" style:parent-style-name="sensecrossref_.bzh_lexreftargets_relations_sense_sense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_LexEntrypublishStemComponentTargetMLHeadWordPub_.bzh_entryrefcomponent_primaryrefs_entry_letData" style:family="paragraph" style:parent-style-name="LexEntrypublishStemComponentTargetMLHeadWordPub_.bzh_entryrefcomponent_primaryref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_LexEntrypublishStemComponentTargetMLHeadWordPub_.bzh_entryrefcomponent_primaryrefs_entry_letData" style:family="text" style:parent-style-name="LexEntrypublishStemComponentTargetMLHeadWordPub_.bzh_entryrefcomponent_primaryrefs_entry_letData">
      <style:text-properties xmlns:fo="urn:oasis:names:tc:opendocument:xmlns:xsl-fo-compatible:1.0" fo:font-size="6.93pt" style:font-size-complex="77%" fo:font-weight="700" style:font-weight-complex="700" style:text-position="sub" fo:color="#000000"/>
    </style:style>
    <style:style xmlns:style="urn:oasis:names:tc:opendocument:xmlns:style:1.0" style:name="xhomographnumber" style:family="paragraph" style:parent-style-name="none">
      <style:text-properties xmlns:fo="urn:oasis:names:tc:opendocument:xmlns:xsl-fo-compatible:1.0" fo:font-size="77%" style:font-size-complex="77%" fo:font-weight="700" style:font-weight-complex="700" style:text-position="sub" fo:color="#000000"/>
    </style:style>
    <style:style style:name="sense_senses_entry_letData" style:family="paragraph" style:parent-style-name="senses_entry_letData">
      <style:text-properties fo:font-weight="400" style:font-weight-complex="400" fo:font-size="9pt" style:font-size-complex="9pt" fo:font-family="Charis SIL" style:font-name-complex="Charis SIL" fo:color="#0000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fo:font-size="9pt" style:font-size-complex="9pt" fo:font-family="Charis SIL" style:font-name-complex="Charis SIL" fo:color="#000000"/>
    </style:style>
    <style:style xmlns:style="urn:oasis:names:tc:opendocument:xmlns:style:1.0" style:name="sense" style:family="paragraph" style:parent-style-name="none">
      <style:text-properties xmlns:fo="urn:oasis:names:tc:opendocument:xmlns:xsl-fo-compatible:1.0" fo:font-weight="400" style:font-weight-complex="400" fo:font-size="9pt" style:font-size-complex="9pt" fo:font-family="Charis SIL" style:font-name-complex="Charis SIL" fo:color="#000000"/>
    </style:style>
    <style:style style:name="xsensenumber_sense_senses_entry_letData" style:family="paragraph" style:parent-style-name="sense_senses_entry_letData">
      <style:text-properties fo:font-weight="700" style:font-weight-complex="700" fo:font-size="8pt" style:font-size-complex="8pt" fo:color="#000000"/>
    </style:style>
    <style:style xmlns:style="urn:oasis:names:tc:opendocument:xmlns:style:1.0" style:name="xsensenumber_sense_senses_entry_letData" style:family="text" style:parent-style-name="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_sensecrossref_.bzh_xitem_lexreftargets_relations_sense_senses_entry_letData" style:family="paragraph" style:parent-style-name="sensecrossref_.bzh_xitem_lexreftargets_relations_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_sensecrossref_.bzh_xitem_lexreftargets_relations_sense_senses_entry_letData" style:family="text" style:parent-style-name="sensecrossref_.bzh_xitem_lexreftargets_relations_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_sensecrossref_.bzh_lexreftargets_relations_sense_senses_entry_letData" style:family="paragraph" style:parent-style-name="sensecrossref_.bzh_lexreftargets_relations_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_sensecrossref_.bzh_lexreftargets_relations_sense_senses_entry_letData" style:family="text" style:parent-style-name="sensecrossref_.bzh_lexreftargets_relations_sense_senses_entry_letData">
      <style:text-properties xmlns:fo="urn:oasis:names:tc:opendocument:xmlns:xsl-fo-compatible:1.0" fo:font-weight="700" style:font-weight-complex="700" fo:font-size="8pt" style:font-size-complex="8pt" fo:color="#000000"/>
    </style:style>
    <style:style xmlns:style="urn:oasis:names:tc:opendocument:xmlns:style:1.0" style:name="xsensenumber" style:family="paragraph" style:parent-style-name="none">
      <style:text-properties xmlns:fo="urn:oasis:names:tc:opendocument:xmlns:xsl-fo-compatible:1.0" fo:font-weight="700" style:font-weight-complex="700" fo:font-size="8pt" style:font-size-complex="8pt" fo:color="#000000"/>
    </style:style>
    <style:style style:name="pictureRight_entry_letData" style:family="paragraph" style:parent-style-name="entry_letData">
      <style:paragraph-properties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text:display="block"/>
    </style:style>
    <style:style xmlns:style="urn:oasis:names:tc:opendocument:xmlns:style:1.0" style:name="pictureRight" style:family="paragraph" style:parent-style-name="none">
      <style:paragraph-properties xmlns:fo="urn:oasis:names:tc:opendocument:xmlns:xsl-fo-compatible:1.0" fo:float="right" fo:margin-top="0pt" fo:margin-right="0pt" fo:margin-bottom="4pt" fo:margin-left="4pt" fo:padding-top="2pt" fo:padding-right="2pt" fo:padding-bottom="2pt" fo:padding-left="2pt" fo:border-bottom="0.5pt solid #ffffff" fo:border-top="0.5pt solid #ffffff" fo:border-left="0.5pt solid #ffffff" fo:border-right="0.5pt solid #ffffff" fo:text-align="center" fo:text-indent="0pt"/>
      <style:text-properties xmlns:text="urn:oasis:names:tc:opendocument:xmlns:text:1.0" text:display="block"/>
    </style:style>
    <style:style style:name="picture" style:family="paragraph" style:parent-style-name="none"/>
    <style:style style:name="pictureCaption_pictureRight_entry_letData" style:family="paragraph" style:parent-style-name="pictureRight_entry_letData">
      <style:text-properties fo:font-size="9pt" style:font-size-complex="9pt" fo:font-family="Charis SIL" style:font-name-complex="Charis SIL" fo:color="#000000"/>
    </style:style>
    <style:style xmlns:style="urn:oasis:names:tc:opendocument:xmlns:style:1.0" style:name="pictureCaption" style:family="paragraph" style:parent-style-name="none">
      <style:text-properties xmlns:fo="urn:oasis:names:tc:opendocument:xmlns:xsl-fo-compatible:1.0" fo:font-size="9pt" style:font-size-complex="9pt" fo:font-family="Charis SIL" style:font-name-complex="Charis SIL" fo:color="#000000"/>
    </style:style>
    <style:style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xitem" style:family="paragraph" style:parent-style-name="none"/>
    <style:style style:name="xitem_.tpi_definition_.en_sense_senses_entry_letData" style:family="paragraph" style:parent-style-name="definition_.en_sense_senses_entry_letData">
      <style:text-properties fo:font-family="Charis SIL" style:font-name-complex="Charis SIL" fo:font-style="italic"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Charis SIL" style:font-name-complex="Charis SIL" fo:font-style="italic" fo:language="none" fo:country="none" fo:background-color="transparent"/>
    </style:style>
    <style:style xmlns:style="urn:oasis:names:tc:opendocument:xmlns:style:1.0" style:name="xitem_.tpi" style:family="paragraph" style:parent-style-name="none">
      <style:text-properties xmlns:fo="urn:oasis:names:tc:opendocument:xmlns:xsl-fo-compatible:1.0" fo:font-family="Charis SIL" style:font-name-complex="Charis SIL" fo:font-style="italic" fo:language="none" fo:country="none" fo:background-color="transparent"/>
    </style:style>
    <style:style style:name="complexformform_.bzh_complexformrefs_entry_letData" style:family="paragraph" style:parent-style-name="complexformrefs_entry_letData">
      <style:text-properties fo:font-weight="700" style:font-weight-complex="700" fo:font-size="9pt" style:font-size-complex="9pt" fo:font-family="Charis SIL" style:font-name-complex="Charis SIL" fo:color="#000000" fo:background-color="#FFFFFF" fo:language="none" fo:country="none"/>
    </style:style>
    <style:style xmlns:style="urn:oasis:names:tc:opendocument:xmlns:style:1.0" style:name="complexformform_.bzh_complexformrefs_entry_letData" style:family="text" style:parent-style-name="complexformrefs_entry_letData">
      <style:text-properties xmlns:fo="urn:oasis:names:tc:opendocument:xmlns:xsl-fo-compatible:1.0" fo:font-weight="700" style:font-weight-complex="700" fo:font-size="9pt" style:font-size-complex="9pt" fo:font-family="Charis SIL" style:font-name-complex="Charis SIL" fo:color="#000000" fo:background-color="#FFFFFF" fo:language="none" fo:country="none"/>
    </style:style>
    <style:style xmlns:style="urn:oasis:names:tc:opendocument:xmlns:style:1.0" style:name="complexformform_.bzh_xitem_complexformrefs_entry_letData" style:family="paragraph" style:parent-style-name="xitem_complexformrefs_entry_letData">
      <style:text-properties xmlns:fo="urn:oasis:names:tc:opendocument:xmlns:xsl-fo-compatible:1.0" fo:font-weight="700" style:font-weight-complex="700" fo:font-size="9pt" style:font-size-complex="9pt" fo:font-family="Charis SIL" style:font-name-complex="Charis SIL" fo:color="#000000" fo:background-color="#FFFFFF" fo:language="none" fo:country="none"/>
    </style:style>
    <style:style xmlns:style="urn:oasis:names:tc:opendocument:xmlns:style:1.0" style:name="complexformform_.bzh_xitem_complexformrefs_entry_letData" style:family="text" style:parent-style-name="xitem_complexformrefs_entry_letData">
      <style:text-properties xmlns:fo="urn:oasis:names:tc:opendocument:xmlns:xsl-fo-compatible:1.0" fo:font-weight="700" style:font-weight-complex="700" fo:font-size="9pt" style:font-size-complex="9pt" fo:font-family="Charis SIL" style:font-name-complex="Charis SIL" fo:color="#000000" fo:background-color="#FFFFFF" fo:language="none" fo:country="none"/>
    </style:style>
    <style:style xmlns:style="urn:oasis:names:tc:opendocument:xmlns:style:1.0" style:name="complexformform" style:family="paragraph" style:parent-style-name="none">
      <style:text-properties xmlns:fo="urn:oasis:names:tc:opendocument:xmlns:xsl-fo-compatible:1.0" fo:font-weight="700" style:font-weight-complex="700" fo:font-size="9pt" style:font-size-complex="9pt" fo:font-family="Charis SIL" style:font-name-complex="Charis SIL" fo:color="#000000" fo:background-color="#FFFFFF"/>
    </style:style>
    <style:style style:name="complexformform-after" style:family="text" style:parent-style-name="none">
      <style:text-properties fo:font-weight="700" style:font-weight-complex="700" fo:font-size="9pt" style:font-size-complex="9pt" fo:font-family="Charis SIL" style:font-name-complex="Charis SIL" fo:color="#000000" fo:background-color="#FFFFFF"/>
    </style:style>
    <style:style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formrefs" style:family="paragraph" style:parent-style-name="none"/>
    <style:style style:name="complexformrefs-after" style:family="text" style:parent-style-name="none"/>
    <style:style style:name="xitem_xitem.complexformrefs-before" style:family="text" style:parent-style-name="none"/>
    <style:style style:name="complexformtype_complexformrefs_entry_letData" style:family="paragraph" style:parent-style-name="complexformrefs_entry_letData">
      <style:text-properties fo:font-size="9pt" style:font-size-complex="9pt" fo:font-family="Charis SIL" style:font-name-complex="Charis SIL" fo:color="#000000"/>
    </style:style>
    <style:style xmlns:style="urn:oasis:names:tc:opendocument:xmlns:style:1.0" style:name="complexformtype_complexformrefs_entry_letData" style:family="text" style:parent-style-name="complexform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complexformtype_xitem_complexformrefs_entry_letData" style:family="paragraph" style:parent-style-name="xitem_complexform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complexformtype_xitem_complexformrefs_entry_letData" style:family="text" style:parent-style-name="xitem_complexform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complexformtype" style:family="paragraph" style:parent-style-name="none">
      <style:text-properties xmlns:fo="urn:oasis:names:tc:opendocument:xmlns:xsl-fo-compatible:1.0" fo:font-size="9pt" style:font-size-complex="9pt" fo:font-family="Charis SIL" style:font-name-complex="Charis SIL" fo:color="#000000"/>
    </style:style>
    <style:style style:name="complexformtype-after" style:family="text" style:parent-style-name="none">
      <style:text-properties fo:font-size="9pt" style:font-size-complex="9pt" fo:font-family="Charis SIL" style:font-name-complex="Charis SIL" fo:color="#000000"/>
    </style:style>
    <style:style style:name="crossref_.bzh_crossreftargets_crossrefs_entry_letData" style:family="paragraph" style:parent-style-name="crossreftargets_crossrefs_entry_letData">
      <style:text-properties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crossref_.bzh_crossreftargets_crossrefs_entry_letData" style:family="text" style:parent-style-name="crossreftargets_crossref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crossref" style:family="paragraph" style:parent-style-name="none">
      <style:text-properties xmlns:fo="urn:oasis:names:tc:opendocument:xmlns:xsl-fo-compatible:1.0" fo:font-weight="700" style:font-weight-complex="700" fo:font-size="9pt" style:font-size-complex="9pt" fo:font-family="Charis SIL" style:font-name-complex="Charis SIL" fo:color="#000000" fo:background-color="transparent"/>
    </style:style>
    <style:style style:name="xitem_xitem.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crossrefs_entry_letData" style:family="paragraph" style:parent-style-name="entry_letData">
      <style:text-properties fo:font-size="9pt" style:font-size-complex="9pt" fo:font-family="Charis SIL" style:font-name-complex="Charis SIL" fo:color="#000000"/>
    </style:style>
    <style:style xmlns:style="urn:oasis:names:tc:opendocument:xmlns:style:1.0" style:name="crossrefs_entry_letData" style:family="text" style:parent-style-name="entry_letData">
      <style:text-properties xmlns:fo="urn:oasis:names:tc:opendocument:xmlns:xsl-fo-compatible:1.0" fo:font-size="9pt" style:font-size-complex="9pt" fo:font-family="Charis SIL" style:font-name-complex="Charis SIL" fo:color="#000000"/>
    </style:style>
    <style:style xmlns:style="urn:oasis:names:tc:opendocument:xmlns:style:1.0" style:name="crossrefs" style:family="paragraph" style:parent-style-name="none">
      <style:text-properties xmlns:fo="urn:oasis:names:tc:opendocument:xmlns:xsl-fo-compatible:1.0" fo:font-size="9pt" style:font-size-complex="9pt" fo:font-family="Charis SIL" style:font-name-complex="Charis SIL" fo:color="#000000"/>
    </style:style>
    <style:style style:name="crossrefs-after" style:family="text" style:parent-style-name="none">
      <style:text-properties fo:font-size="9pt" style:font-size-complex="9pt" fo:font-family="Charis SIL" style:font-name-complex="Charis SIL" fo:color="#000000"/>
    </style:style>
    <style:style style:name="xitem_xitem.crossrefs-before" style:family="text" style:parent-style-name="none">
      <style:text-properties fo:font-size="9pt" style:font-size-complex="9pt" fo:font-family="Charis SIL" style:font-name-complex="Charis SIL" fo:color="#000000"/>
    </style:style>
    <style:style style:name="crossreftargets_crossrefs_entry_letData" style:family="paragraph" style:parent-style-name="crossrefs_entry_letData">
      <style:text-properties fo:font-size="9pt" style:font-size-complex="9pt" fo:font-family="Charis SIL" style:font-name-complex="Charis SIL" fo:color="#000000"/>
    </style:style>
    <style:style xmlns:style="urn:oasis:names:tc:opendocument:xmlns:style:1.0" style:name="crossreftargets_crossrefs_entry_letData" style:family="text" style:parent-style-name="cross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crossreftargets" style:family="paragraph" style:parent-style-name="none">
      <style:text-properties xmlns:fo="urn:oasis:names:tc:opendocument:xmlns:xsl-fo-compatible:1.0" fo:font-size="9pt" style:font-size-complex="9pt" fo:font-family="Charis SIL" style:font-name-complex="Charis SIL" fo:color="#000000"/>
    </style:style>
    <style:style style:name="xitem_xitem.crossreftargets-before" style:family="text" style:parent-style-name="none">
      <style:text-properties fo:font-size="9pt" style:font-size-complex="9pt" fo:font-family="Charis SIL" style:font-name-complex="Charis SIL" fo:color="#000000"/>
    </style:style>
    <style:style style:name="crossreftype_.en_crossrefs_entry_letData" style:family="paragraph" style:parent-style-name="crossrefs_entry_letData">
      <style:text-properties fo:font-style="italic" fo:font-weight="700" style:font-weight-complex="700" fo:font-size="9pt" style:font-size-complex="9pt" fo:font-family="Charis SIL" style:font-name-complex="Charis SIL" fo:color="#000000" fo:background-color="transparent" fo:language="en" fo:country="US"/>
    </style:style>
    <style:style xmlns:style="urn:oasis:names:tc:opendocument:xmlns:style:1.0" style:name="crossreftype_.en_crossrefs_entry_letData" style:family="text" style:parent-style-name="crossrefs_entry_letData">
      <style:text-properties xmlns:fo="urn:oasis:names:tc:opendocument:xmlns:xsl-fo-compatible:1.0" fo:font-style="italic" fo:font-weight="700" style:font-weight-complex="700" fo:font-size="9pt" style:font-size-complex="9pt" fo:font-family="Charis SIL" style:font-name-complex="Charis SIL" fo:color="#000000" fo:background-color="transparent" fo:language="en" fo:country="US"/>
    </style:style>
    <style:style xmlns:style="urn:oasis:names:tc:opendocument:xmlns:style:1.0" style:name="crossreftype" style:family="paragraph" style:parent-style-name="none">
      <style:text-properties xmlns:fo="urn:oasis:names:tc:opendocument:xmlns:xsl-fo-compatible:1.0" fo:font-style="italic" fo:font-weight="700" style:font-weight-complex="700" fo:font-size="9pt" style:font-size-complex="9pt" fo:font-family="Charis SIL" style:font-name-complex="Charis SIL" fo:color="#000000" fo:background-color="transparent"/>
    </style:style>
    <style:style style:name="cross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definition_.en_sense_senses_entry_letData" style:family="paragraph" style:parent-style-name="sense_senses_entry_letData">
      <style:text-properties fo:font-size="9pt" style:font-size-complex="9pt" fo:font-family="Charis SIL" style:font-name-complex="Charis SIL" fo:color="#000000"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definition" style:family="paragraph" style:parent-style-name="none">
      <style:text-properties xmlns:fo="urn:oasis:names:tc:opendocument:xmlns:xsl-fo-compatible:1.0" fo:font-size="9pt" style:font-size-complex="9pt" fo:font-family="Charis SIL" style:font-name-complex="Charis SIL" fo:color="#000000"/>
    </style:style>
    <style:style style:name="definition-after" style:family="text" style:parent-style-name="none">
      <style:text-properties fo:font-size="9pt" style:font-size-complex="9pt" fo:font-family="Charis SIL" style:font-name-complex="Charis SIL" fo:color="#000000"/>
    </style:style>
    <style:style style:name="xitem_xitem.definition-before" style:family="text" style:parent-style-name="none">
      <style:text-properties fo:font-size="9pt" style:font-size-complex="9pt" fo:font-family="Charis SIL" style:font-name-complex="Charis SIL" fo:color="#000000"/>
    </style:style>
    <style:style style:name="entryrefcomponent_primaryrefs_entry_letData" style:family="paragraph" style:parent-style-name="primaryrefs_entry_letData">
      <style:text-properties fo:font-size="9pt" style:font-size-complex="9pt" fo:font-family="Charis SIL" style:font-name-complex="Charis SIL" fo:color="#000000"/>
    </style:style>
    <style:style xmlns:style="urn:oasis:names:tc:opendocument:xmlns:style:1.0" style:name="entryrefcomponent_primaryrefs_entry_letData" style:family="text" style:parent-style-name="primary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entryrefcomponent" style:family="paragraph" style:parent-style-name="none">
      <style:text-properties xmlns:fo="urn:oasis:names:tc:opendocument:xmlns:xsl-fo-compatible:1.0" fo:font-size="9pt" style:font-size-complex="9pt" fo:font-family="Charis SIL" style:font-name-complex="Charis SIL" fo:color="#000000"/>
    </style:style>
    <style:style style:name="xitem_xitem.entryrefcomponent-before" style:family="text" style:parent-style-name="none">
      <style:text-properties fo:font-size="9pt" style:font-size-complex="9pt" fo:font-family="Charis SIL" style:font-name-complex="Charis SIL" fo:color="#000000"/>
    </style:style>
    <style:style style:name="entryreftype_primaryrefs_entry_letData" style:family="paragraph" style:parent-style-name="primaryrefs_entry_letData">
      <style:text-properties fo:font-size="9pt" style:font-size-complex="9pt" fo:font-family="Charis SIL" style:font-name-complex="Charis SIL" fo:color="#000000"/>
    </style:style>
    <style:style xmlns:style="urn:oasis:names:tc:opendocument:xmlns:style:1.0" style:name="entryreftype_primaryrefs_entry_letData" style:family="text" style:parent-style-name="primaryref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entryreftype" style:family="paragraph" style:parent-style-name="none">
      <style:text-properties xmlns:fo="urn:oasis:names:tc:opendocument:xmlns:xsl-fo-compatible:1.0" fo:font-size="9pt" style:font-size-complex="9pt" fo:font-family="Charis SIL" style:font-name-complex="Charis SIL" fo:color="#000000"/>
    </style:style>
    <style:style style:name="entryreftype-after" style:family="text" style:parent-style-name="none">
      <style:text-properties fo:font-size="9pt" style:font-size-complex="9pt" fo:font-family="Charis SIL" style:font-name-complex="Charis SIL" fo:color="#000000"/>
    </style:style>
    <style:style style:name="xitem_xitem.entryreftype-before" style:family="text" style:parent-style-name="none">
      <style:text-properties fo:font-size="9pt" style:font-size-complex="9pt" fo:font-family="Charis SIL" style:font-name-complex="Charis SIL" fo:color="#000000"/>
    </style:style>
    <style:style style:name="entryreftypeminor_primaryrefsminor_entry_letData" style:family="paragraph" style:parent-style-name="primaryrefsminor_entry_letData">
      <style:text-properties fo:font-size="9pt" style:font-size-complex="9pt" fo:font-family="Charis SIL" style:font-name-complex="Charis SIL" fo:color="#000000"/>
    </style:style>
    <style:style xmlns:style="urn:oasis:names:tc:opendocument:xmlns:style:1.0" style:name="entryreftypeminor_primaryrefsminor_entry_letData" style:family="text" style:parent-style-name="primaryrefsminor_entry_letData">
      <style:text-properties xmlns:fo="urn:oasis:names:tc:opendocument:xmlns:xsl-fo-compatible:1.0" fo:font-size="9pt" style:font-size-complex="9pt" fo:font-family="Charis SIL" style:font-name-complex="Charis SIL" fo:color="#000000"/>
    </style:style>
    <style:style xmlns:style="urn:oasis:names:tc:opendocument:xmlns:style:1.0" style:name="entryreftypeminor" style:family="paragraph" style:parent-style-name="none">
      <style:text-properties xmlns:fo="urn:oasis:names:tc:opendocument:xmlns:xsl-fo-compatible:1.0" fo:font-size="9pt" style:font-size-complex="9pt" fo:font-family="Charis SIL" style:font-name-complex="Charis SIL" fo:color="#000000"/>
    </style:style>
    <style:style style:name="entryreftypeminor-after" style:family="text" style:parent-style-name="none">
      <style:text-properties fo:font-size="9pt" style:font-size-complex="9pt" fo:font-family="Charis SIL" style:font-name-complex="Charis SIL" fo:color="#000000"/>
    </style:style>
    <style:style style:name="xitem_xitem.entryreftypeminor-before" style:family="text" style:parent-style-name="none">
      <style:text-properties fo:font-size="9pt" style:font-size-complex="9pt" fo:font-family="Charis SIL" style:font-name-complex="Charis SIL" fo:color="#000000"/>
    </style:style>
    <style:style style:name="example_.bzh_examples_sense_senses_entry_letData" style:family="paragraph" style:parent-style-name="examples_sense_senses_entry_letData">
      <style:text-properties fo:font-style="italic"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examples_sense_senses_entry_letData" style:family="text" style:parent-style-name="examples_sense_senses_entry_letData">
      <style:text-properties xmlns:fo="urn:oasis:names:tc:opendocument:xmlns:xsl-fo-compatible:1.0" fo:font-style="italic"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xitem_examples_sense_senses_entry_letData" style:family="paragraph" style:parent-style-name="xitem_examples_sense_senses_entry_letData">
      <style:text-properties xmlns:fo="urn:oasis:names:tc:opendocument:xmlns:xsl-fo-compatible:1.0" fo:font-style="italic"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_.bzh_xitem_examples_sense_senses_entry_letData" style:family="text" style:parent-style-name="xitem_examples_sense_senses_entry_letData">
      <style:text-properties xmlns:fo="urn:oasis:names:tc:opendocument:xmlns:xsl-fo-compatible:1.0" fo:font-style="italic"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example" style:family="paragraph" style:parent-style-name="none">
      <style:text-properties xmlns:fo="urn:oasis:names:tc:opendocument:xmlns:xsl-fo-compatible:1.0" fo:font-style="italic" fo:font-weight="700" style:font-weight-complex="700" fo:font-size="8pt" style:font-size-complex="8pt" fo:font-family="Charis SIL" style:font-name-complex="Charis SIL" fo:color="#000000" fo:background-color="transparent"/>
    </style:style>
    <style:style style:name="example-after" style:family="text" style:parent-style-name="none">
      <style:text-properties fo:font-weight="700" style:font-weight-complex="700" fo:font-size="8pt" style:font-size-complex="8pt" fo:font-family="Charis SIL" style:font-name-complex="Charis SIL" fo:color="#000000" fo:font-style="italic" fo:background-color="transparent"/>
    </style:style>
    <style:style style:name="xitem_xitem.example-before" style:family="text" style:parent-style-name="none">
      <style:text-properties fo:font-weight="700" style:font-weight-complex="700" fo:font-size="8pt" style:font-size-complex="8pt" fo:font-family="Charis SIL" style:font-name-complex="Charis SIL" fo:color="#000000" fo:font-style="italic" fo:background-color="transparent"/>
    </style:style>
    <style:style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examples" style:family="paragraph" style:parent-style-name="none"/>
    <style:style style:name="examples-after" style:family="text" style:parent-style-name="none"/>
    <style:style style:name="xitem_xitem.examples-before" style:family="text" style:parent-style-name="none"/>
    <style:style style:name="grammaticalinfo_sense_senses_entry_letData" style:family="paragraph" style:parent-style-name="sense_senses_entry_letData">
      <style:text-properties fo:font-style="italic" fo:font-size="9pt" style:font-size-complex="9pt" fo:font-family="Charis SIL" style:font-name-complex="Charis SIL" fo:color="#000000" fo:background-color="transparent"/>
    </style:style>
    <style:style xmlns:style="urn:oasis:names:tc:opendocument:xmlns:style:1.0" style:name="grammaticalinfo_sense_senses_entry_letData" style:family="text" style:parent-style-name="sense_senses_entry_letData">
      <style:text-properties xmlns:fo="urn:oasis:names:tc:opendocument:xmlns:xsl-fo-compatible:1.0" fo:font-style="italic" fo:font-size="9pt" style:font-size-complex="9pt" fo:font-family="Charis SIL" style:font-name-complex="Charis SIL" fo:color="#000000" fo:background-color="transparent"/>
    </style:style>
    <style:style xmlns:style="urn:oasis:names:tc:opendocument:xmlns:style:1.0" style:name="grammaticalinfo" style:family="paragraph" style:parent-style-name="none">
      <style:text-properties xmlns:fo="urn:oasis:names:tc:opendocument:xmlns:xsl-fo-compatible:1.0" fo:font-style="italic" fo:font-size="9pt" style:font-size-complex="9pt" fo:font-family="Charis SIL" style:font-name-complex="Charis SIL" fo:color="#000000" fo:background-color="transparent"/>
    </style:style>
    <style:style style:name="grammaticalinfo-after" style:family="text" style:parent-style-name="none">
      <style:text-properties fo:font-style="italic" fo:font-size="9pt" style:font-size-complex="9pt" fo:font-family="Charis SIL" style:font-name-complex="Charis SIL" fo:color="#000000" fo:background-color="transparent"/>
    </style:style>
    <style:style style:name="headword_.bzh_entry_letData" style:family="paragraph" style:parent-style-name="entry_letData">
      <style:text-properties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_.bzh_entry_letData" style:family="text" style:parent-style-name="entry_letData">
      <style:text-properties xmlns:fo="urn:oasis:names:tc:opendocument:xmlns:xsl-fo-compatible:1.0"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 style:family="paragraph" style:parent-style-name="none">
      <style:text-properties xmlns:fo="urn:oasis:names:tc:opendocument:xmlns:xsl-fo-compatible:1.0" fo:font-weight="700" style:font-weight-complex="700" fo:font-size="8pt" style:font-size-complex="8pt" fo:font-family="Charis SIL" style:font-name-complex="Charis SIL" fo:color="#000000" fo:background-color="transparent"/>
    </style:style>
    <style:style style:name="headword-after" style:family="text" style:parent-style-name="none">
      <style:text-properties fo:font-weight="700" style:font-weight-complex="700" fo:font-size="8pt" style:font-size-complex="8pt" fo:font-family="Charis SIL" style:font-name-complex="Charis SIL" fo:color="#000000" fo:background-color="transparent"/>
    </style:style>
    <style:style style:name="xitem_xitem.headword-before" style:family="text" style:parent-style-name="none">
      <style:text-properties fo:font-weight="700" style:font-weight-complex="700" fo:font-size="8pt" style:font-size-complex="8pt" fo:font-family="Charis SIL" style:font-name-complex="Charis SIL" fo:color="#000000" fo:background-color="transparent"/>
    </style:style>
    <style:style style:name="headwordminor_.bzh_entry_letData" style:family="paragraph" style:parent-style-name="entry_letData">
      <style:text-properties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minor_.bzh_entry_letData" style:family="text" style:parent-style-name="entry_letData">
      <style:text-properties xmlns:fo="urn:oasis:names:tc:opendocument:xmlns:xsl-fo-compatible:1.0" fo:font-weight="700" style:font-weight-complex="700" fo:font-size="8pt" style:font-size-complex="8pt" fo:font-family="Charis SIL" style:font-name-complex="Charis SIL" fo:color="#000000" fo:background-color="transparent" fo:language="none" fo:country="none"/>
    </style:style>
    <style:style xmlns:style="urn:oasis:names:tc:opendocument:xmlns:style:1.0" style:name="headwordminor" style:family="paragraph" style:parent-style-name="none">
      <style:text-properties xmlns:fo="urn:oasis:names:tc:opendocument:xmlns:xsl-fo-compatible:1.0" fo:font-weight="700" style:font-weight-complex="700" fo:font-size="8pt" style:font-size-complex="8pt" fo:font-family="Charis SIL" style:font-name-complex="Charis SIL" fo:color="#000000" fo:background-color="transparent"/>
    </style:style>
    <style:style style:name="headwordminor-after" style:family="text" style:parent-style-name="none">
      <style:text-properties fo:font-weight="700" style:font-weight-complex="700" fo:font-size="8pt" style:font-size-complex="8pt" fo:font-family="Charis SIL" style:font-name-complex="Charis SIL" fo:color="#000000" fo:background-color="transparent"/>
    </style:style>
    <style:style style:name="xitem_xitem.headwordminor-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StemComponentTargetMLHeadWordPub_.bzh_entryrefcomponent_primaryrefs_entry_letData" style:family="paragraph" style:parent-style-name="entryrefcomponent_primaryrefs_entry_letData">
      <style:text-properties fo:font-weight="700" style:font-weight-complex="700" fo:font-size="9pt" style:font-size-complex="9pt" fo:font-family="Charis SIL" style:font-name-complex="Charis SIL" fo:color="#000000" fo:background-color="#FFFFFF" fo:language="none" fo:country="none"/>
    </style:style>
    <style:style xmlns:style="urn:oasis:names:tc:opendocument:xmlns:style:1.0" style:name="LexEntrypublishStemComponentTargetMLHeadWordPub_.bzh_entryrefcomponent_primaryrefs_entry_letData" style:family="text" style:parent-style-name="entryrefcomponent_primaryrefs_entry_letData">
      <style:text-properties xmlns:fo="urn:oasis:names:tc:opendocument:xmlns:xsl-fo-compatible:1.0" fo:font-weight="700" style:font-weight-complex="700" fo:font-size="9pt" style:font-size-complex="9pt" fo:font-family="Charis SIL" style:font-name-complex="Charis SIL" fo:color="#000000" fo:background-color="#FFFFFF" fo:language="none" fo:country="none"/>
    </style:style>
    <style:style xmlns:style="urn:oasis:names:tc:opendocument:xmlns:style:1.0" style:name="LexEntrypublishStemComponentTargetMLHeadWordPub" style:family="paragraph" style:parent-style-name="none">
      <style:text-properties xmlns:fo="urn:oasis:names:tc:opendocument:xmlns:xsl-fo-compatible:1.0" fo:font-weight="700" style:font-weight-complex="700" fo:font-size="9pt" style:font-size-complex="9pt" fo:font-family="Charis SIL" style:font-name-complex="Charis SIL" fo:color="#000000" fo:background-color="#FFFFFF"/>
    </style:style>
    <style:style style:name="xitem_xitem.LexEntrypublishStemComponentTargetMLHeadWordPub-before" style:family="text" style:parent-style-name="none">
      <style:text-properties fo:font-weight="700" style:font-weight-complex="700" fo:font-size="9pt" style:font-size-complex="9pt" fo:font-family="Charis SIL" style:font-name-complex="Charis SIL" fo:color="#000000" fo:background-color="#FFFFFF"/>
    </style:style>
    <style:style style:name="LexEntryTypepublishStemComplexFormTypeReverseAbbrPub_.en_complexformtype_complexformrefs_entry_letData" style:family="paragraph" style:parent-style-name="complexformtype_complexformrefs_entry_letData">
      <style:text-properties fo:font-size="9pt" style:font-size-complex="9pt" fo:font-family="Charis SIL" style:font-name-complex="Charis SIL" fo:color="#000000" fo:language="en" fo:country="US"/>
    </style:style>
    <style:style xmlns:style="urn:oasis:names:tc:opendocument:xmlns:style:1.0" style:name="LexEntryTypepublishStemComplexFormTypeReverseAbbrPub_.en_complexformtype_complexformrefs_entry_letData" style:family="text" style:parent-style-name="complexformtype_complexformref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ComplexFormTypeReverseAbbrPub_.en_complexformtype_xitem_complexformrefs_entry_letData" style:family="paragraph" style:parent-style-name="complexformtype_xitem_complexformref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ComplexFormTypeReverseAbbrPub_.en_complexformtype_xitem_complexformrefs_entry_letData" style:family="text" style:parent-style-name="complexformtype_xitem_complexformref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ComplexFormTypeReverseAbbrPub" style:family="paragraph" style:parent-style-name="none">
      <style:text-properties xmlns:fo="urn:oasis:names:tc:opendocument:xmlns:xsl-fo-compatible:1.0" fo:font-size="9pt" style:font-size-complex="9pt" fo:font-family="Charis SIL" style:font-name-complex="Charis SIL" fo:color="#000000"/>
    </style:style>
    <style:style style:name="LexEntryTypepublishStemEntryTypeAbbreviationPub_.en_entryreftype_primaryrefs_entry_letData" style:family="paragraph" style:parent-style-name="entryreftype_primaryrefs_entry_letData">
      <style:text-properties fo:font-size="9pt" style:font-size-complex="9pt" fo:font-family="Charis SIL" style:font-name-complex="Charis SIL" fo:color="#000000" fo:language="en" fo:country="US"/>
    </style:style>
    <style:style xmlns:style="urn:oasis:names:tc:opendocument:xmlns:style:1.0" style:name="LexEntryTypepublishStemEntryTypeAbbreviationPub_.en_entryreftype_primaryrefs_entry_letData" style:family="text" style:parent-style-name="entryreftype_primaryref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EntryTypeAbbreviationPub" style:family="paragraph" style:parent-style-name="none">
      <style:text-properties xmlns:fo="urn:oasis:names:tc:opendocument:xmlns:xsl-fo-compatible:1.0" fo:font-size="9pt" style:font-size-complex="9pt" fo:font-family="Charis SIL" style:font-name-complex="Charis SIL" fo:color="#000000"/>
    </style:style>
    <style:style style:name="LexEntryTypepublishStemEntryTypeAbbreviationPub-after" style:family="text" style:parent-style-name="none">
      <style:text-properties fo:font-size="9pt" style:font-size-complex="9pt" fo:font-family="Charis SIL" style:font-name-complex="Charis SIL" fo:color="#000000"/>
    </style:style>
    <style:style style:name="LexEntryTypepublishStemMinorEntryTypeAbbreviationPub_.en_entryreftypeminor_primaryrefsminor_entry_letData" style:family="paragraph" style:parent-style-name="entryreftypeminor_primaryrefsminor_entry_letData">
      <style:text-properties fo:font-size="9pt" style:font-size-complex="9pt" fo:font-family="Charis SIL" style:font-name-complex="Charis SIL" fo:color="#000000" fo:language="en" fo:country="US"/>
    </style:style>
    <style:style xmlns:style="urn:oasis:names:tc:opendocument:xmlns:style:1.0" style:name="LexEntryTypepublishStemMinorEntryTypeAbbreviationPub_.en_entryreftypeminor_primaryrefsminor_entry_letData" style:family="text" style:parent-style-name="entryreftypeminor_primaryrefsminor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LexEntryTypepublishStemMinorEntryTypeAbbreviationPub" style:family="paragraph" style:parent-style-name="none">
      <style:text-properties xmlns:fo="urn:oasis:names:tc:opendocument:xmlns:xsl-fo-compatible:1.0" fo:font-size="9pt" style:font-size-complex="9pt" fo:font-family="Charis SIL" style:font-name-complex="Charis SIL" fo:color="#000000"/>
    </style:style>
    <style:style style:name="LexEntryTypepublishStemMinorEntryTypeAbbreviationPub-after" style:family="text" style:parent-style-name="none">
      <style:text-properties fo:font-size="9pt" style:font-size-complex="9pt" fo:font-family="Charis SIL" style:font-name-complex="Charis SIL" fo:color="#000000"/>
    </style:style>
    <style:style style:name="lexreftargets_relations_sense_senses_entry_letData" style:family="paragraph" style:parent-style-name="relations_sense_senses_entry_letData">
      <style:text-properties fo:font-size="9pt" style:font-size-complex="9pt" fo:font-family="Charis SIL" style:font-name-complex="Charis SIL" fo:color="#000000"/>
    </style:style>
    <style:style xmlns:style="urn:oasis:names:tc:opendocument:xmlns:style:1.0" style:name="lexreftargets_relations_sense_senses_entry_letData" style:family="text" style:parent-style-name="relations_sense_sense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lexreftargets_xitem_relations_sense_senses_entry_letData" style:family="paragraph" style:parent-style-name="xitem_relations_sense_sense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lexreftargets_xitem_relations_sense_senses_entry_letData" style:family="text" style:parent-style-name="xitem_relations_sense_sense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lexreftargets" style:family="paragraph" style:parent-style-name="none">
      <style:text-properties xmlns:fo="urn:oasis:names:tc:opendocument:xmlns:xsl-fo-compatible:1.0" fo:font-size="9pt" style:font-size-complex="9pt" fo:font-family="Charis SIL" style:font-name-complex="Charis SIL" fo:color="#000000"/>
    </style:style>
    <style:style style:name="xitem_xitem.lexreftargets-before" style:family="text" style:parent-style-name="none">
      <style:text-properties fo:font-size="9pt" style:font-size-complex="9pt" fo:font-family="Charis SIL" style:font-name-complex="Charis SIL" fo:color="#000000"/>
    </style:style>
    <style:style style:name="lexreftype_.en_relations_sense_senses_entry_letData" style:family="paragraph" style:parent-style-name="relations_sense_senses_entry_letData">
      <style:text-properties fo:font-style="italic" fo:font-weight="700" style:font-weight-complex="700" fo:font-size="9pt" style:font-size-complex="9pt" fo:font-family="Charis SIL" style:font-name-complex="Charis SIL" fo:color="#000000" fo:background-color="transparent" fo:language="en" fo:country="US"/>
    </style:style>
    <style:style xmlns:style="urn:oasis:names:tc:opendocument:xmlns:style:1.0" style:name="lexreftype_.en_relations_sense_senses_entry_letData" style:family="text" style:parent-style-name="relations_sense_senses_entry_letData">
      <style:text-properties xmlns:fo="urn:oasis:names:tc:opendocument:xmlns:xsl-fo-compatible:1.0" fo:font-style="italic" fo:font-weight="700" style:font-weight-complex="700" fo:font-size="9pt" style:font-size-complex="9pt" fo:font-family="Charis SIL" style:font-name-complex="Charis SIL" fo:color="#000000" fo:background-color="transparent" fo:language="en" fo:country="US"/>
    </style:style>
    <style:style xmlns:style="urn:oasis:names:tc:opendocument:xmlns:style:1.0" style:name="lexreftype_.en_xitem_relations_sense_senses_entry_letData" style:family="paragraph" style:parent-style-name="xitem_relations_sense_senses_entry_letData">
      <style:text-properties xmlns:fo="urn:oasis:names:tc:opendocument:xmlns:xsl-fo-compatible:1.0" fo:font-style="italic" fo:font-weight="700" style:font-weight-complex="700" fo:font-size="9pt" style:font-size-complex="9pt" fo:font-family="Charis SIL" style:font-name-complex="Charis SIL" fo:color="#000000" fo:background-color="transparent" fo:language="en" fo:country="US"/>
    </style:style>
    <style:style xmlns:style="urn:oasis:names:tc:opendocument:xmlns:style:1.0" style:name="lexreftype_.en_xitem_relations_sense_senses_entry_letData" style:family="text" style:parent-style-name="xitem_relations_sense_senses_entry_letData">
      <style:text-properties xmlns:fo="urn:oasis:names:tc:opendocument:xmlns:xsl-fo-compatible:1.0" fo:font-style="italic" fo:font-weight="700" style:font-weight-complex="700" fo:font-size="9pt" style:font-size-complex="9pt" fo:font-family="Charis SIL" style:font-name-complex="Charis SIL" fo:color="#000000" fo:background-color="transparent" fo:language="en" fo:country="US"/>
    </style:style>
    <style:style xmlns:style="urn:oasis:names:tc:opendocument:xmlns:style:1.0" style:name="lexreftype" style:family="paragraph" style:parent-style-name="none">
      <style:text-properties xmlns:fo="urn:oasis:names:tc:opendocument:xmlns:xsl-fo-compatible:1.0" fo:font-style="italic" fo:font-weight="700" style:font-weight-complex="700" fo:font-size="9pt" style:font-size-complex="9pt" fo:font-family="Charis SIL" style:font-name-complex="Charis SIL" fo:color="#000000" fo:background-color="transparent"/>
    </style:style>
    <style:style style:name="lexreftype-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partofspeech_.en_grammaticalinfo_sense_senses_entry_letData" style:family="paragraph" style:parent-style-name="grammaticalinfo_sense_senses_entry_letData">
      <style:text-properties fo:font-size="9pt" style:font-size-complex="9pt" fo:font-family="Charis SIL" style:font-name-complex="Charis SIL" fo:color="#000000" fo:language="en" fo:country="US"/>
    </style:style>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partofspeech" style:family="paragraph" style:parent-style-name="none">
      <style:text-properties xmlns:fo="urn:oasis:names:tc:opendocument:xmlns:xsl-fo-compatible:1.0" fo:font-size="9pt" style:font-size-complex="9pt" fo:font-family="Charis SIL" style:font-name-complex="Charis SIL" fo:color="#000000"/>
    </style:style>
    <style:style style:name="partofspeech-after" style:family="text" style:parent-style-name="none">
      <style:text-properties fo:font-size="9pt" style:font-size-complex="9pt" fo:font-family="Charis SIL" style:font-name-complex="Charis SIL" fo:color="#000000"/>
    </style:style>
    <style:style style:name="pictureLabel_.en_pictureCaption_pictureRight_entry_letData" style:family="paragraph" style:parent-style-name="pictureCaption_pictureRight_entry_letData">
      <style:text-properties fo:font-size="9pt" style:font-size-complex="9pt" fo:font-family="Charis SIL" style:font-name-complex="Charis SIL" fo:color="#000000" fo:language="en" fo:country="US"/>
    </style:style>
    <style:style xmlns:style="urn:oasis:names:tc:opendocument:xmlns:style:1.0" style:name="pictureLabel_.en_pictureCaption_pictureRight_entry_letData" style:family="text" style:parent-style-name="pictureCaption_pictureRight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pictureLabel" style:family="paragraph" style:parent-style-name="none">
      <style:text-properties xmlns:fo="urn:oasis:names:tc:opendocument:xmlns:xsl-fo-compatible:1.0" fo:font-size="9pt" style:font-size-complex="9pt" fo:font-family="Charis SIL" style:font-name-complex="Charis SIL" fo:color="#000000"/>
    </style:style>
    <style:style style:name="pictureSense_pictureCaption_pictureRight_entry_letData" style:family="paragraph" style:parent-style-name="pictureCaption_pictureRight_entry_letData"/>
    <style:style xmlns:style="urn:oasis:names:tc:opendocument:xmlns:style:1.0" style:name="pictureSense_pictureCaption_pictureRight_entry_letData" style:family="text" style:parent-style-name="pictureCaption_pictureRight_entry_letData"/>
    <style:style xmlns:style="urn:oasis:names:tc:opendocument:xmlns:style:1.0" style:name="pictureSense" style:family="paragraph" style:parent-style-name="none"/>
    <style:style style:name="pictureSense-after" style:family="text" style:parent-style-name="none"/>
    <style:style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primaryrefs" style:family="paragraph" style:parent-style-name="none"/>
    <style:style style:name="primaryrefs-before" style:family="text" style:parent-style-name="none"/>
    <style:style style:name="primaryrefs-after" style:family="text" style:parent-style-name="none"/>
    <style:style style:name="xitem_xitem.primaryrefs-before" style:family="text" style:parent-style-name="none"/>
    <style:style style:name="primaryrefsminor_entry_letData" style:family="paragraph" style:parent-style-name="entry_letData">
      <style:text-properties fo:font-size="9pt" style:font-size-complex="9pt" fo:font-family="Charis SIL" style:font-name-complex="Charis SIL" fo:color="#000000"/>
    </style:style>
    <style:style xmlns:style="urn:oasis:names:tc:opendocument:xmlns:style:1.0" style:name="primaryrefsminor_entry_letData" style:family="text" style:parent-style-name="entry_letData">
      <style:text-properties xmlns:fo="urn:oasis:names:tc:opendocument:xmlns:xsl-fo-compatible:1.0" fo:font-size="9pt" style:font-size-complex="9pt" fo:font-family="Charis SIL" style:font-name-complex="Charis SIL" fo:color="#000000"/>
    </style:style>
    <style:style xmlns:style="urn:oasis:names:tc:opendocument:xmlns:style:1.0" style:name="primaryrefsminor" style:family="paragraph" style:parent-style-name="none">
      <style:text-properties xmlns:fo="urn:oasis:names:tc:opendocument:xmlns:xsl-fo-compatible:1.0" fo:font-size="9pt" style:font-size-complex="9pt" fo:font-family="Charis SIL" style:font-name-complex="Charis SIL" fo:color="#000000"/>
    </style:style>
    <style:style style:name="primaryrefsminor-after" style:family="text" style:parent-style-name="none">
      <style:text-properties fo:font-size="9pt" style:font-size-complex="9pt" fo:font-family="Charis SIL" style:font-name-complex="Charis SIL" fo:color="#000000"/>
    </style:style>
    <style:style style:name="xitem_xitem.primaryrefsminor-before" style:family="text" style:parent-style-name="none">
      <style:text-properties fo:font-size="9pt" style:font-size-complex="9pt" fo:font-family="Charis SIL" style:font-name-complex="Charis SIL" fo:color="#000000"/>
    </style:style>
    <style:style style:name="pronunciation_.bzh-fonipa_pronunciations_entry_letData" style:family="paragraph" style:parent-style-name="pronunciations_entry_letData">
      <style:text-properties fo:font-size="9pt" style:font-size-complex="9pt" fo:font-family="Charis SIL" style:font-name-complex="Charis SIL" fo:color="#000000" fo:background-color="transparent" fo:language="none" fo:country="none"/>
    </style:style>
    <style:style xmlns:style="urn:oasis:names:tc:opendocument:xmlns:style:1.0" style:name="pronunciation_.bzh-fonipa_pronunciations_entry_letData" style:family="text" style:parent-style-name="pronunciations_entry_letData">
      <style:text-properties xmlns:fo="urn:oasis:names:tc:opendocument:xmlns:xsl-fo-compatible:1.0" fo:font-size="9pt" style:font-size-complex="9pt" fo:font-family="Charis SIL" style:font-name-complex="Charis SIL" fo:color="#000000" fo:background-color="transparent" fo:language="none" fo:country="none"/>
    </style:style>
    <style:style xmlns:style="urn:oasis:names:tc:opendocument:xmlns:style:1.0" style:name="pronunciation" style:family="paragraph" style:parent-style-name="none">
      <style:text-properties xmlns:fo="urn:oasis:names:tc:opendocument:xmlns:xsl-fo-compatible:1.0" fo:font-size="9pt" style:font-size-complex="9pt" fo:font-family="Charis SIL" style:font-name-complex="Charis SIL" fo:color="#000000" fo:background-color="transparent"/>
    </style:style>
    <style:style style:name="pronunciation-before" style:family="text" style:parent-style-name="none">
      <style:text-properties fo:font-size="9pt" style:font-size-complex="9pt" fo:font-family="Charis SIL" style:font-name-complex="Charis SIL" fo:color="#000000" fo:background-color="transparent"/>
    </style:style>
    <style:style style:name="pronunciation-after" style:family="text" style:parent-style-name="none">
      <style:text-properties fo:font-size="9pt" style:font-size-complex="9pt" fo:font-family="Charis SIL" style:font-name-complex="Charis SIL" fo:color="#000000" fo:background-color="transparent"/>
    </style:style>
    <style:style style:name="xitem_xitem.pronunciation-before" style:family="text" style:parent-style-name="none">
      <style:text-properties fo:font-size="9pt" style:font-size-complex="9pt" fo:font-family="Charis SIL" style:font-name-complex="Charis SIL" fo:color="#000000" fo:background-color="transparent"/>
    </style:style>
    <style:style style:name="pronunciationminor_.bzh-fonipa_pronunciationsminor_entry_letData" style:family="paragraph" style:parent-style-name="pronunciationsminor_entry_letData">
      <style:text-properties fo:font-size="9pt" style:font-size-complex="9pt" fo:font-family="Charis SIL" style:font-name-complex="Charis SIL" fo:color="#000000" fo:background-color="transparent" fo:language="none" fo:country="none"/>
    </style:style>
    <style:style xmlns:style="urn:oasis:names:tc:opendocument:xmlns:style:1.0" style:name="pronunciationminor_.bzh-fonipa_pronunciationsminor_entry_letData" style:family="text" style:parent-style-name="pronunciationsminor_entry_letData">
      <style:text-properties xmlns:fo="urn:oasis:names:tc:opendocument:xmlns:xsl-fo-compatible:1.0" fo:font-size="9pt" style:font-size-complex="9pt" fo:font-family="Charis SIL" style:font-name-complex="Charis SIL" fo:color="#000000" fo:background-color="transparent" fo:language="none" fo:country="none"/>
    </style:style>
    <style:style xmlns:style="urn:oasis:names:tc:opendocument:xmlns:style:1.0" style:name="pronunciationminor" style:family="paragraph" style:parent-style-name="none">
      <style:text-properties xmlns:fo="urn:oasis:names:tc:opendocument:xmlns:xsl-fo-compatible:1.0" fo:font-size="9pt" style:font-size-complex="9pt" fo:font-family="Charis SIL" style:font-name-complex="Charis SIL" fo:color="#000000" fo:background-color="transparent"/>
    </style:style>
    <style:style style:name="pronunciationminor-before" style:family="text" style:parent-style-name="none">
      <style:text-properties fo:font-size="9pt" style:font-size-complex="9pt" fo:font-family="Charis SIL" style:font-name-complex="Charis SIL" fo:color="#000000" fo:background-color="transparent"/>
    </style:style>
    <style:style style:name="pronunciationminor-after" style:family="text" style:parent-style-name="none">
      <style:text-properties fo:font-size="9pt" style:font-size-complex="9pt" fo:font-family="Charis SIL" style:font-name-complex="Charis SIL" fo:color="#000000" fo:background-color="transparent"/>
    </style:style>
    <style:style style:name="xitem_xitem.pronunciationminor-before" style:family="text" style:parent-style-name="none">
      <style:text-properties fo:font-size="9pt" style:font-size-complex="9pt" fo:font-family="Charis SIL" style:font-name-complex="Charis SIL" fo:color="#000000" fo:background-color="transparent"/>
    </style:style>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pronunciations" style:family="paragraph" style:parent-style-name="none"/>
    <style:style style:name="pronunciations-after" style:family="text" style:parent-style-name="none"/>
    <style:style style:name="xitem_xitem.pronunciations-before" style:family="text" style:parent-style-name="none"/>
    <style:style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onunciationsminor" style:family="paragraph" style:parent-style-name="none"/>
    <style:style style:name="pronunciationsminor-after" style:family="text" style:parent-style-name="none"/>
    <style:style style:name="xitem_xitem.pronunciationsminor-before" style:family="text" style:parent-style-name="none"/>
    <style:style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relations" style:family="paragraph" style:parent-style-name="none"/>
    <style:style style:name="relations-after" style:family="text" style:parent-style-name="none"/>
    <style:style style:name="xitem_xitem.relations-before" style:family="text" style:parent-style-name="none"/>
    <style:style style:name="scientificname_sense_senses_entry_letData" style:family="paragraph" style:parent-style-name="sense_senses_entry_letData">
      <style:text-properties fo:font-size="9pt" style:font-size-complex="9pt" fo:font-family="Charis SIL" style:font-name-complex="Charis SIL" fo:color="#000000"/>
    </style:style>
    <style:style xmlns:style="urn:oasis:names:tc:opendocument:xmlns:style:1.0" style:name="scientificname_sense_senses_entry_letData" style:family="text" style:parent-style-name="sense_senses_entry_letData">
      <style:text-properties xmlns:fo="urn:oasis:names:tc:opendocument:xmlns:xsl-fo-compatible:1.0" fo:font-size="9pt" style:font-size-complex="9pt" fo:font-family="Charis SIL" style:font-name-complex="Charis SIL" fo:color="#000000"/>
    </style:style>
    <style:style xmlns:style="urn:oasis:names:tc:opendocument:xmlns:style:1.0" style:name="scientificname" style:family="paragraph" style:parent-style-name="none">
      <style:text-properties xmlns:fo="urn:oasis:names:tc:opendocument:xmlns:xsl-fo-compatible:1.0" fo:font-size="9pt" style:font-size-complex="9pt" fo:font-family="Charis SIL" style:font-name-complex="Charis SIL" fo:color="#000000"/>
    </style:style>
    <style:style style:name="scientificname-after" style:family="text" style:parent-style-name="none">
      <style:text-properties fo:font-size="9pt" style:font-size-complex="9pt" fo:font-family="Charis SIL" style:font-name-complex="Charis SIL" fo:color="#000000"/>
    </style:style>
    <style:style style:name="semanticdomainabbr_.en_xitem_semanticdomains_sense_senses_entry_letData" style:family="paragraph" style:parent-style-name="xitem_semanticdomains_sense_senses_entry_letData">
      <style:text-properties fo:font-size="9pt" style:font-size-complex="9pt" fo:font-family="Charis SIL" style:font-name-complex="Charis SIL" fo:color="#000000" fo:language="en" fo:country="US"/>
    </style:style>
    <style:style xmlns:style="urn:oasis:names:tc:opendocument:xmlns:style:1.0" style:name="semanticdomainabbr_.en_xitem_semanticdomains_sense_senses_entry_letData" style:family="text" style:parent-style-name="xitem_semanticdomains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emanticdomainabbr_.en_semanticdomains_sense_senses_entry_letData" style:family="paragraph" style:parent-style-name="semanticdomains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emanticdomainabbr_.en_semanticdomains_sense_senses_entry_letData" style:family="text" style:parent-style-name="semanticdomains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emanticdomainabbr" style:family="paragraph" style:parent-style-name="none">
      <style:text-properties xmlns:fo="urn:oasis:names:tc:opendocument:xmlns:xsl-fo-compatible:1.0" fo:font-size="9pt" style:font-size-complex="9pt" fo:font-family="Charis SIL" style:font-name-complex="Charis SIL" fo:color="#000000"/>
    </style:style>
    <style:style style:name="semanticdomainabbr-after" style:family="text" style:parent-style-name="none">
      <style:text-properties fo:font-size="9pt" style:font-size-complex="9pt" fo:font-family="Charis SIL" style:font-name-complex="Charis SIL" fo:color="#000000"/>
    </style:style>
    <style:style style:name="semanticdomainname_.en_xitem_semanticdomains_sense_senses_entry_letData" style:family="paragraph" style:parent-style-name="xitem_semanticdomains_sense_senses_entry_letData">
      <style:text-properties fo:font-size="9pt" style:font-size-complex="9pt" fo:font-family="Charis SIL" style:font-name-complex="Charis SIL" fo:color="#000000" fo:language="en" fo:country="US"/>
    </style:style>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emanticdomainname_.en_semanticdomains_sense_senses_entry_letData" style:family="paragraph" style:parent-style-name="semanticdomains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emanticdomainname" style:family="paragraph" style:parent-style-name="none">
      <style:text-properties xmlns:fo="urn:oasis:names:tc:opendocument:xmlns:xsl-fo-compatible:1.0" fo:font-size="9pt" style:font-size-complex="9pt" fo:font-family="Charis SIL" style:font-name-complex="Charis SIL" fo:color="#000000"/>
    </style:style>
    <style:style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semanticdomains" style:family="paragraph" style:parent-style-name="none"/>
    <style:style style:name="semanticdomains-before" style:family="text" style:parent-style-name="none"/>
    <style:style style:name="semanticdomains-after" style:family="text" style:parent-style-name="none"/>
    <style:style style:name="xitem_xitem.semanticdomains-before" style:family="text" style:parent-style-name="none"/>
    <style:style style:name="sensecrossref_.bzh_xitem_lexreftargets_relations_sense_senses_entry_letData" style:family="paragraph" style:parent-style-name="xitem_lexreftargets_relations_sense_senses_entry_letData">
      <style:text-properties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xitem_lexreftargets_relations_sense_senses_entry_letData" style:family="text" style:parent-style-name="xitem_lexreftargets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lexreftargets_relations_sense_senses_entry_letData" style:family="paragraph" style:parent-style-name="lexreftargets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lexreftargets_relations_sense_senses_entry_letData" style:family="text" style:parent-style-name="lexreftargets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lexreftargets_xitem_relations_sense_senses_entry_letData" style:family="paragraph" style:parent-style-name="lexreftargets_xitem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lexreftargets_xitem_relations_sense_senses_entry_letData" style:family="text" style:parent-style-name="lexreftargets_xitem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xitem_lexreftargets_xitem_relations_sense_senses_entry_letData" style:family="paragraph" style:parent-style-name="xitem_lexreftargets_xitem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_.bzh_xitem_lexreftargets_xitem_relations_sense_senses_entry_letData" style:family="text" style:parent-style-name="xitem_lexreftargets_xitem_relations_sense_senses_entry_letData">
      <style:text-properties xmlns:fo="urn:oasis:names:tc:opendocument:xmlns:xsl-fo-compatible:1.0" fo:font-weight="700" style:font-weight-complex="700" fo:font-size="9pt" style:font-size-complex="9pt" fo:font-family="Charis SIL" style:font-name-complex="Charis SIL" fo:color="#000000" fo:background-color="transparent" fo:language="none" fo:country="none"/>
    </style:style>
    <style:style xmlns:style="urn:oasis:names:tc:opendocument:xmlns:style:1.0" style:name="sensecrossref" style:family="paragraph" style:parent-style-name="none">
      <style:text-properties xmlns:fo="urn:oasis:names:tc:opendocument:xmlns:xsl-fo-compatible:1.0" fo:font-weight="700" style:font-weight-complex="700" fo:font-size="9pt" style:font-size-complex="9pt" fo:font-family="Charis SIL" style:font-name-complex="Charis SIL" fo:color="#000000" fo:background-color="transparent"/>
    </style:style>
    <style:style style:name="xitem_xitem.sensecrossref-before" style:family="text" style:parent-style-name="none">
      <style:text-properties fo:font-weight="700" style:font-weight-complex="700" fo:font-size="9pt" style:font-size-complex="9pt" fo:font-family="Charis SIL" style:font-name-complex="Charis SIL" fo:color="#000000" fo:background-color="transparent"/>
    </style:style>
    <style:style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s" style:family="paragraph" style:parent-style-name="none"/>
    <style:style style:name="sense_sense.senses-before" style:family="text" style:parent-style-name="none">
      <style:text-properties fo:font-size="10pt" style:font-size-complex="10pt" fo:font-weight="400" style:font-weight-complex="400" fo:font-family="Charis SIL" style:font-name-complex="Charis SIL" fo:color="#000000"/>
    </style:style>
    <style:style style:name="slotname_.en_slots_grammaticalinfo_sense_senses_entry_letData" style:family="paragraph" style:parent-style-name="slots_grammaticalinfo_sense_senses_entry_letData">
      <style:text-properties fo:font-size="9pt" style:font-size-complex="9pt" fo:font-family="Charis SIL" style:font-name-complex="Charis SIL" fo:color="#000000" fo:language="en" fo:country="US"/>
    </style:style>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font-size="9pt" style:font-size-complex="9pt" fo:font-family="Charis SIL" style:font-name-complex="Charis SIL" fo:color="#000000" fo:language="en" fo:country="US"/>
    </style:style>
    <style:style xmlns:style="urn:oasis:names:tc:opendocument:xmlns:style:1.0" style:name="slotname" style:family="paragraph" style:parent-style-name="none">
      <style:text-properties xmlns:fo="urn:oasis:names:tc:opendocument:xmlns:xsl-fo-compatible:1.0" fo:font-size="9pt" style:font-size-complex="9pt" fo:font-family="Charis SIL" style:font-name-complex="Charis SIL" fo:color="#000000"/>
    </style:style>
    <style:style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s" style:family="paragraph" style:parent-style-name="none"/>
    <style:style style:name="slots-before" style:family="text" style:parent-style-name="none"/>
    <style:style style:name="xitem_xitem.slots-before" style:family="text" style:parent-style-name="none"/>
    <style:style style:name="translation_.en_translations_examples_sense_senses_entry_letData" style:family="paragraph" style:parent-style-name="translations_examples_sense_senses_entry_letData">
      <style:text-properties fo:font-style="italic" fo:font-size="9pt" style:font-size-complex="9pt" fo:font-family="Charis SIL" style:font-name-complex="Charis SIL" fo:color="#000000" fo:language="en" fo:country="US"/>
    </style:style>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_.en_translations_xitem_examples_sense_senses_entry_letData" style:family="paragraph" style:parent-style-name="translations_xitem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font-style="italic" fo:font-size="9pt" style:font-size-complex="9pt" fo:font-family="Charis SIL" style:font-name-complex="Charis SIL" fo:color="#000000" fo:language="en" fo:country="US"/>
    </style:style>
    <style:style xmlns:style="urn:oasis:names:tc:opendocument:xmlns:style:1.0" style:name="translation" style:family="paragraph" style:parent-style-name="none">
      <style:text-properties xmlns:fo="urn:oasis:names:tc:opendocument:xmlns:xsl-fo-compatible:1.0" fo:font-style="italic" fo:font-size="9pt" style:font-size-complex="9pt" fo:font-family="Charis SIL" style:font-name-complex="Charis SIL" fo:color="#000000"/>
    </style:style>
    <style:style style:name="translation-after" style:family="text" style:parent-style-name="none">
      <style:text-properties fo:font-style="italic" fo:font-size="9pt" style:font-size-complex="9pt" fo:font-family="Charis SIL" style:font-name-complex="Charis SIL" fo:color="#000000"/>
    </style:style>
    <style:style style:name="xitem_xitem.translation-before" style:family="text" style:parent-style-name="none">
      <style:text-properties fo:font-style="italic" fo:font-size="9pt" style:font-size-complex="9pt" fo:font-family="Charis SIL" style:font-name-complex="Charis SIL" fo:color="#000000"/>
    </style:style>
    <style:style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s" style:family="paragraph" style:parent-style-name="none"/>
    <style:style style:name="complexentrytype" style:family="paragraph" style:parent-style-name="none"/>
    <style:style style:name="complexentrytype-after" style:family="text" style:parent-style-name="none"/>
    <style:style style:name="complexentryform" style:family="paragraph" style:parent-style-name="none">
      <style:text-properties fo:font-weight="700" style:font-weight-complex="700" fo:font-size="9pt" style:font-size-complex="9pt" fo:font-family="Charis SIL" style:font-name-complex="Charis SIL" fo:color="#000000"/>
    </style:style>
    <style:style style:name="entrytypeabbr" style:family="paragraph" style:parent-style-name="none"/>
    <style:style style:name="entrytypeabbr-after" style:family="text" style:parent-style-name="none"/>
    <style:style style:name="entrytypeabbrminor" style:family="paragraph" style:parent-style-name="none"/>
    <style:style style:name="entrytypeabbrminor-after" style:family="text" style:parent-style-name="none"/>
    <style:style style:name="LexEntrypublishStemParaHomographNumber" style:family="paragraph" style:parent-style-name="none">
      <style:text-properties style:text-position="super" fo:font-size="12.6pt" style:font-size-complex="12.6pt" fo:font-family="Charis SIL" style:font-name-complex="Charis SIL" fo:color="#000000"/>
    </style:style>
    <style:style style:name="LexEntrypublishStemParaHomographNumber-after" style:family="text" style:parent-style-name="none">
      <style:text-properties style:text-position="super" fo:font-size="12.6pt" style:font-size-complex="12.6pt" fo:font-family="Charis SIL" style:font-name-complex="Charis SIL" fo:color="#000000"/>
    </style:style>
    <style:style style:name="mainentryref" style:family="paragraph" style:parent-style-name="none">
      <style:text-properties fo:font-weight="700" style:font-weight-complex="700" fo:font-size="9pt" style:font-size-complex="9pt" fo:font-family="Charis SIL" style:font-name-complex="Charis SIL" fo:color="#000000"/>
    </style:style>
    <style:style style:name="xitem_xitem.mainentryref-before" style:family="text" style:parent-style-name="none">
      <style:text-properties fo:font-weight="700" style:font-weight-complex="700" fo:font-size="9pt" style:font-size-complex="9pt" fo:font-family="Charis SIL" style:font-name-complex="Charis SIL" fo:color="#000000"/>
    </style:style>
    <style:style style:name="mainentryrefminor" style:family="paragraph" style:parent-style-name="none">
      <style:text-properties fo:font-weight="700" style:font-weight-complex="700" fo:font-size="9pt" style:font-size-complex="9pt" fo:font-family="Charis SIL" style:font-name-complex="Charis SIL" fo:color="#000000"/>
    </style:style>
    <style:style style:name="xitem_xitem.mainentryrefminor-before" style:family="text" style:parent-style-name="none">
      <style:text-properties fo:font-weight="700" style:font-weight-complex="700" fo:font-size="9pt" style:font-size-complex="9pt" fo:font-family="Charis SIL" style:font-name-complex="Charis SIL" fo:color="#000000"/>
    </style:style>
    <style:style style:name="minorentrycondition" style:family="paragraph" style:parent-style-name="none"/>
    <style:style style:name="minorentrycondition-after" style:family="text" style:parent-style-name="none"/>
    <style:style style:name="revAppendix" style:family="paragraph" style:parent-style-name="none"/>
    <style:style style:name="revData" style:family="paragraph" style:parent-style-name="none">
      <style:paragraph-properties fo:text-align="left" fo:line-height="11pt"/>
      <style:text-properties fo:font-size="9pt" style:font-size-complex="9pt"/>
    </style:style>
    <style:style style:name="revEntry" style:family="paragraph" style:parent-style-name="none">
      <style:paragraph-properties fo:text-align="left" fo:margin-left="12pt" fo:text-indent="-12pt" fo:line-height="11pt"/>
      <style:text-properties fo:font-size="9pt" style:font-size-complex="9pt" fo:font-family="Charis SIL" style:font-name-complex="Charis SIL" fo:color="#000000"/>
    </style:style>
    <style:style style:name="revHeader" style:family="paragraph" style:parent-style-name="none">
      <style:paragraph-properties fo:text-align="center" fo:line-height="22pt" fo:border-bottom=".5pt solid #808080" fo:margin-top="18pt" fo:margin-right="9pt" fo:margin-bottom="18pt" fo:margin-left="9pt"/>
      <style:text-properties fo:font-weight="700" style:font-weight-complex="700" fo:font-size="14pt" style:font-size-complex="14pt" fo:font-family="Charis SIL" style:font-name-complex="Charis SIL" fo:color="#000000"/>
    </style:style>
    <style:style style:name="revSense" style:family="paragraph" style:parent-style-name="none"/>
    <style:style style:name="revhomographnumber" style:family="paragraph" style:parent-style-name="none">
      <style:text-properties style:text-position="sub" fo:font-size="100%" style:font-size-complex="100%"/>
    </style:style>
    <style:style style:name="revsensenumber" style:family="paragraph" style:parent-style-name="none">
      <style:text-properties fo:font-weight="700" style:font-weight-complex="700"/>
    </style:style>
    <style:style style:name="sensecomplexformrefs" style:family="paragraph" style:parent-style-name="none"/>
    <style:style style:name="sensecomplexformrefs-after" style:family="text" style:parent-style-name="none"/>
    <style:style style:name="xitem_xitem.sensecomplexformrefs-before" style:family="text" style:parent-style-name="none"/>
    <style:style style:name="sensecomplexentrytype" style:family="paragraph" style:parent-style-name="none"/>
    <style:style style:name="sensecomplexentrytype-after" style:family="text" style:parent-style-name="none"/>
    <style:style style:name="sensecomplexentryform" style:family="paragraph" style:parent-style-name="none">
      <style:text-properties fo:font-weight="700" style:font-weight-complex="700" fo:font-size="9pt" style:font-size-complex="9pt" fo:font-family="Charis SIL" style:font-name-complex="Charis SIL" fo:color="#000000"/>
    </style:style>
    <style:style style:name="sensemainentryref" style:family="paragraph" style:parent-style-name="none">
      <style:text-properties fo:font-weight="700" style:font-weight-complex="700" fo:font-size="9pt" style:font-size-complex="9pt" fo:font-family="Charis SIL" style:font-name-complex="Charis SIL" fo:color="#000000"/>
    </style:style>
    <style:style style:name="xitem_xitem.sensemainentryref-before" style:family="text" style:parent-style-name="none">
      <style:text-properties fo:font-weight="700" style:font-weight-complex="700" fo:font-size="9pt" style:font-size-complex="9pt" fo:font-family="Charis SIL" style:font-name-complex="Charis SIL" fo:color="#000000"/>
    </style:style>
    <style:style style:name="variantrefcondition" style:family="paragraph" style:parent-style-name="none"/>
    <style:style style:name="variantrefcondition-after" style:family="text" style:parent-style-name="none"/>
    <style:style style:name="variantrefs" style:family="paragraph" style:parent-style-name="non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 style:family="paragraph" style:parent-style-name="none">
      <style:text-properties fo:font-size="9pt" style:font-size-complex="9pt" fo:font-family="Charis SIL" style:font-name-complex="Charis SIL" fo:color="#000000"/>
    </style:style>
    <style:style style:name="variantrefentrytype-after" style:family="text" style:parent-style-name="none">
      <style:text-properties fo:font-size="9pt" style:font-size-complex="9pt" fo:font-family="Charis SIL" style:font-name-complex="Charis SIL" fo:color="#000000"/>
    </style:style>
    <style:style style:name="variantrefform" style:family="paragraph" style:parent-style-name="none">
      <style:text-properties fo:font-weight="700" style:font-weight-complex="700" fo:font-size="9pt" style:font-size-complex="9pt" fo:font-family="Charis SIL" style:font-name-complex="Charis SIL" fo:color="#000000"/>
    </style:style>
    <style:style style:name="xlanguagetag" style:family="paragraph" style:parent-style-name="none">
      <style:text-properties fo:color="#000000" text:display="true"/>
    </style:style>
    <style:style style:name="example-before" style:family="text" style:parent-style-name="none">
      <style:text-properties fo:font-size="8pt" style:font-size-complex="8pt" fo:font-family="Charis SIL" style:font-name-complex="Charis SIL" fo:color="#000000" fo:font-style="italic" fo:font-weight="700" style:font-weight-complex="700" fo:background-color="transparent"/>
    </style:style>
    <style:style style:name="xitem_.bzh-fonipa" style:family="paragraph" style:parent-style-name="none">
      <style:text-properties fo:font-family="Charis SIL" style:font-name-complex="Charis SIL" fo:language="none" fo:country="none"/>
    </style:style>
    <style:style style:name="span_.bzh_translation_.en_translations_examples_sense_senses_entry_letData" style:family="paragraph" style:parent-style-name="translation_.en_translations_examples_sense_senses_entry_letData">
      <style:text-properties fo:font-family="Charis SIL" style:font-name-complex="Charis SIL" fo:font-weight="700" style:font-weight-complex="700" fo:language="none" fo:country="none"/>
    </style:style>
    <style:style xmlns:style="urn:oasis:names:tc:opendocument:xmlns:style:1.0" style:name="span_.bzh_translation_.en_translations_examples_sense_senses_entry_letData" style:family="text" style:parent-style-name="translation_.en_translations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en_sense_senses_entry_letData" style:family="paragraph" style:parent-style-name="xitem_.en_definition_.e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xitem_.en_definition_.en_sense_senses_entry_letData" style:family="text" style:parent-style-name="xitem_.en_definition_.en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paragraph"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pictureLabel_.en_pictureCaption_pictureRight_entry_letData" style:family="text" style:parent-style-name="pictureLabel_.en_pictureCaption_pictureRight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en_translations_xitem_examples_sense_senses_entry_letData" style:family="paragraph" style:parent-style-name="translation_.e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_translation_.en_translations_xitem_examples_sense_senses_entry_letData" style:family="text" style:parent-style-name="translation_.en_translations_xitem_examples_sense_senses_entry_letData">
      <style:text-properties xmlns:fo="urn:oasis:names:tc:opendocument:xmlns:xsl-fo-compatible:1.0" fo:font-family="Charis SIL" style:font-name-complex="Charis SIL" fo:font-weight="700" style:font-weight-complex="700" fo:language="none" fo:country="none"/>
    </style:style>
    <style:style xmlns:style="urn:oasis:names:tc:opendocument:xmlns:style:1.0" style:name="span_.bzh" style:family="text" style:parent-style-name="none">
      <style:text-properties xmlns:fo="urn:oasis:names:tc:opendocument:xmlns:xsl-fo-compatible:1.0" fo:font-family="Charis SIL" style:font-name-complex="Charis SIL" fo:font-weight="700" style:font-weight-complex="700" fo:language="none" fo:country="none"/>
    </style:style>
    <style:style style:name="span_.tpi" style:family="text" style:parent-style-name="none">
      <style:text-properties fo:font-family="Charis SIL" style:font-name-complex="Charis SIL" fo:font-style="italic" fo:language="none" fo:country="none"/>
    </style:style>
    <style:style style:name="definitionminor-after" style:family="text" style:parent-style-name="none">
      <style:text-properties fo:font-size="9pt" style:font-size-complex="9pt" fo:font-family="Charis SIL" style:font-name-complex="Charis SIL" fo:color="#000000"/>
    </style:style>
    <style:style style:name="definitionminor" style:family="paragraph" style:parent-style-name="none">
      <style:text-properties fo:font-size="9pt" style:font-size-complex="9pt" fo:font-family="Charis SIL" style:font-name-complex="Charis SIL" fo:color="#000000"/>
    </style:style>
    <style:style style:name="xitem_xitem.definitionminor-before" style:family="text" style:parent-style-name="none">
      <style:text-properties fo:font-size="9pt" style:font-size-complex="9pt" fo:font-family="Charis SIL" style:font-name-complex="Charis SIL" fo:color="#000000"/>
    </style:style>
    <style:style style:name="definitionsub-after" style:family="text" style:parent-style-name="none">
      <style:text-properties fo:font-size="9pt" style:font-size-complex="9pt" fo:font-family="Charis SIL" style:font-name-complex="Charis SIL" fo:color="#000000"/>
    </style:style>
    <style:style style:name="definitionsub" style:family="paragraph" style:parent-style-name="none">
      <style:text-properties fo:font-size="9pt" style:font-size-complex="9pt" fo:font-family="Charis SIL" style:font-name-complex="Charis SIL" fo:color="#000000"/>
    </style:style>
    <style:style style:name="xitem_xitem.definitionsub-before" style:family="text" style:parent-style-name="none">
      <style:text-properties fo:font-size="9pt" style:font-size-complex="9pt" fo:font-family="Charis SIL" style:font-name-complex="Charis SIL" fo:color="#000000"/>
    </style:style>
    <style:style style:name="entryrefprimaryminor-after" style:family="text" style:parent-style-name="none">
      <style:text-properties fo:font-size="9pt" style:font-size-complex="9pt" fo:font-family="Charis SIL" style:font-name-complex="Charis SIL" fo:color="#000000"/>
    </style:style>
    <style:style style:name="entryrefprimaryminor" style:family="paragraph" style:parent-style-name="none">
      <style:text-properties fo:font-size="9pt" style:font-size-complex="9pt" fo:font-family="Charis SIL" style:font-name-complex="Charis SIL" fo:color="#000000"/>
    </style:style>
    <style:style style:name="xitem_xitem.entryrefprimaryminor-before" style:family="text" style:parent-style-name="none">
      <style:text-properties fo:font-size="9pt" style:font-size-complex="9pt" fo:font-family="Charis SIL" style:font-name-complex="Charis SIL" fo:color="#000000"/>
    </style:style>
    <style:style style:name="entrytypeabbrsub-after" style:family="text" style:parent-style-name="none">
      <style:text-properties fo:font-size="9pt" style:font-size-complex="9pt" fo:font-family="Charis SIL" style:font-name-complex="Charis SIL" fo:color="#000000"/>
    </style:style>
    <style:style style:name="entrytypeabbrsub" style:family="paragraph" style:parent-style-name="none">
      <style:text-properties fo:font-size="9pt" style:font-size-complex="9pt" fo:font-family="Charis SIL" style:font-name-complex="Charis SIL" fo:color="#000000"/>
    </style:style>
    <style:style style:name="exampleminor-after" style:family="text" style:parent-style-name="none">
      <style:text-properties fo:font-weight="700" style:font-weight-complex="700" fo:font-size="8pt" style:font-size-complex="8pt" fo:font-family="Charis SIL" style:font-name-complex="Charis SIL" fo:color="#000000"/>
    </style:style>
    <style:style style:name="exampleminor" style:family="paragraph" style:parent-style-name="none">
      <style:text-properties fo:font-weight="700" style:font-weight-complex="700" fo:font-size="8pt" style:font-size-complex="8pt" fo:font-family="Charis SIL" style:font-name-complex="Charis SIL" fo:color="#000000"/>
    </style:style>
    <style:style style:name="xitem_xitem.exampleminor-before" style:family="text" style:parent-style-name="none">
      <style:text-properties fo:font-weight="700" style:font-weight-complex="700" fo:font-size="8pt" style:font-size-complex="8pt" fo:font-family="Charis SIL" style:font-name-complex="Charis SIL" fo:color="#000000"/>
    </style:style>
    <style:style style:name="examplesub-after" style:family="text" style:parent-style-name="none">
      <style:text-properties fo:font-weight="700" style:font-weight-complex="700" fo:font-size="8pt" style:font-size-complex="8pt" fo:font-family="Charis SIL" style:font-name-complex="Charis SIL" fo:color="#000000" fo:background-color="transparent"/>
    </style:style>
    <style:style style:name="example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examplesub-before" style:family="text" style:parent-style-name="none">
      <style:text-properties fo:font-weight="700" style:font-weight-complex="700" fo:font-size="8pt" style:font-size-complex="8pt" fo:font-family="Charis SIL" style:font-name-complex="Charis SIL" fo:color="#000000" fo:background-color="transparent"/>
    </style:style>
    <style:style style:name="examplesminor-after" style:family="text" style:parent-style-name="none"/>
    <style:style style:name="examplesminor" style:family="paragraph" style:parent-style-name="none"/>
    <style:style style:name="xitem_xitem.examplesminor-before" style:family="text" style:parent-style-name="none"/>
    <style:style style:name="examplessub-after" style:family="text" style:parent-style-name="none"/>
    <style:style style:name="examplessub" style:family="paragraph" style:parent-style-name="none"/>
    <style:style style:name="xitem_xitem.examplessub-before" style:family="text" style:parent-style-name="none"/>
    <style:style style:name="grammaticalinfominor-after" style:family="text" style:parent-style-name="none">
      <style:text-properties fo:font-style="italic" fo:font-size="9pt" style:font-size-complex="9pt" fo:font-family="Charis SIL" style:font-name-complex="Charis SIL" fo:color="#000000"/>
    </style:style>
    <style:style style:name="grammaticalinfominor" style:family="paragraph" style:parent-style-name="none">
      <style:text-properties fo:font-style="italic" fo:font-size="9pt" style:font-size-complex="9pt" fo:font-family="Charis SIL" style:font-name-complex="Charis SIL" fo:color="#000000"/>
    </style:style>
    <style:style style:name="grammaticalinfosub-after" style:family="text" style:parent-style-name="none">
      <style:text-properties fo:font-style="italic" fo:font-size="9pt" style:font-size-complex="9pt" fo:font-family="Charis SIL" style:font-name-complex="Charis SIL" fo:color="#000000" fo:background-color="transparent"/>
    </style:style>
    <style:style style:name="grammaticalinfosub" style:family="paragraph" style:parent-style-name="none">
      <style:paragraph-properties fo:background-color="transparent"/>
      <style:text-properties fo:font-style="italic" fo:font-size="9pt" style:font-size-complex="9pt" fo:font-family="Charis SIL" style:font-name-complex="Charis SIL" fo:color="#000000" fo:background-color="transparent"/>
    </style:style>
    <style:style style:name="headwordsub-after" style:family="text" style:parent-style-name="none">
      <style:text-properties fo:font-weight="700" style:font-weight-complex="700" fo:font-size="8pt" style:font-size-complex="8pt" fo:font-family="Charis SIL" style:font-name-complex="Charis SIL" fo:color="#000000" fo:background-color="transparent"/>
    </style:style>
    <style:style style:name="headwords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headwords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after"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RootMinorPrimaryTargetMLHeadWordPub" style:family="paragraph" style:parent-style-name="none">
      <style:paragraph-properties fo:background-color="transparent"/>
      <style:text-properties fo:font-weight="700" style:font-weight-complex="700" fo:font-size="8pt" style:font-size-complex="8pt" fo:font-family="Charis SIL" style:font-name-complex="Charis SIL" fo:color="#000000" fo:background-color="transparent"/>
    </style:style>
    <style:style style:name="xitem_xitem.LexEntrypublishRootMinorPrimaryTargetMLHeadWordPub-before" style:family="text" style:parent-style-name="none">
      <style:text-properties fo:font-weight="700" style:font-weight-complex="700" fo:font-size="8pt" style:font-size-complex="8pt" fo:font-family="Charis SIL" style:font-name-complex="Charis SIL" fo:color="#000000" fo:background-color="transparent"/>
    </style:style>
    <style:style style:name="LexEntrypublishStemMinorPrimaryTargetMLHeadWordPub-after" style:family="text" style:parent-style-name="none">
      <style:text-properties fo:font-weight="700" style:font-weight-complex="700" fo:font-size="8pt" style:font-size-complex="8pt" fo:font-family="Charis SIL" style:font-name-complex="Charis SIL" fo:color="#000000"/>
    </style:style>
    <style:style style:name="LexEntrypublishStemMinorPrimaryTargetMLHeadWordPub" style:family="paragraph" style:parent-style-name="none">
      <style:text-properties fo:font-weight="700" style:font-weight-complex="700" fo:font-size="8pt" style:font-size-complex="8pt" fo:font-family="Charis SIL" style:font-name-complex="Charis SIL" fo:color="#000000"/>
    </style:style>
    <style:style style:name="xitem_xitem.LexEntrypublishStemMinorPrimaryTargetMLHeadWordPub-before" style:family="text" style:parent-style-name="none">
      <style:text-properties fo:font-weight="700" style:font-weight-complex="700" fo:font-size="8pt" style:font-size-complex="8pt" fo:font-family="Charis SIL" style:font-name-complex="Charis SIL" fo:color="#000000"/>
    </style:style>
    <style:style style:name="LexEntryTypepublishRootEntryTypeAbbreviationPub-after" style:family="text" style:parent-style-name="none"/>
    <style:style style:name="LexEntryTypepublishRootEntryTypeAbbreviationPub" style:family="paragraph" style:parent-style-name="none"/>
    <style:style style:name="LexEntryTypepublishRootEntryTypeRootSubEntryType-after" style:family="text" style:parent-style-name="none"/>
    <style:style style:name="LexEntryTypepublishRootEntryTypeRootSubEntryType" style:family="paragraph" style:parent-style-name="none"/>
    <style:style style:name="lexreftargetssub" style:family="paragraph" style:parent-style-name="none">
      <style:text-properties fo:font-size="9pt" style:font-size-complex="9pt" fo:font-family="Charis SIL" style:font-name-complex="Charis SIL" fo:color="#000000"/>
    </style:style>
    <style:style style:name="xitem_xitem.lexreftargetssub-before" style:family="text" style:parent-style-name="none">
      <style:text-properties fo:font-size="9pt" style:font-size-complex="9pt" fo:font-family="Charis SIL" style:font-name-complex="Charis SIL" fo:color="#000000"/>
    </style:style>
    <style:style style:name="lexreftypesub-after" style:family="text" style:parent-style-name="none">
      <style:text-properties fo:font-style="italic" fo:font-weight="700" style:font-weight-complex="700" fo:font-size="9pt" style:font-size-complex="9pt" fo:font-family="Charis SIL" style:font-name-complex="Charis SIL" fo:color="#000000" fo:background-color="transparent"/>
    </style:style>
    <style:style style:name="lexreftypesub" style:family="paragraph" style:parent-style-name="none">
      <style:paragraph-properties fo:background-color="transparent"/>
      <style:text-properties fo:font-style="italic" fo:font-weight="700" style:font-weight-complex="700" fo:font-size="9pt" style:font-size-complex="9pt" fo:font-family="Charis SIL" style:font-name-complex="Charis SIL" fo:color="#000000" fo:background-color="transparent"/>
    </style:style>
    <style:style style:name="partofspeechminor-after" style:family="text" style:parent-style-name="none">
      <style:text-properties fo:font-size="9pt" style:font-size-complex="9pt" fo:font-family="Charis SIL" style:font-name-complex="Charis SIL" fo:color="#000000"/>
    </style:style>
    <style:style style:name="partofspeechminor" style:family="paragraph" style:parent-style-name="none">
      <style:text-properties fo:font-size="9pt" style:font-size-complex="9pt" fo:font-family="Charis SIL" style:font-name-complex="Charis SIL" fo:color="#000000"/>
    </style:style>
    <style:style style:name="partofspeechsub-after" style:family="text" style:parent-style-name="none">
      <style:text-properties fo:font-size="9pt" style:font-size-complex="9pt" fo:font-family="Charis SIL" style:font-name-complex="Charis SIL" fo:color="#000000"/>
    </style:style>
    <style:style style:name="partofspeechsub" style:family="paragraph" style:parent-style-name="none">
      <style:text-properties fo:font-size="9pt" style:font-size-complex="9pt" fo:font-family="Charis SIL" style:font-name-complex="Charis SIL" fo:color="#000000"/>
    </style:style>
    <style:style style:name="pronunciationsub-after" style:family="text" style:parent-style-name="none">
      <style:text-properties fo:font-size="9pt" style:font-size-complex="9pt" fo:font-family="Charis SIL" style:font-name-complex="Charis SIL" fo:color="#000000" fo:background-color="transparent"/>
    </style:style>
    <style:style style:name="pronunciationsub-before" style:family="text" style:parent-style-name="none">
      <style:text-properties fo:font-size="9pt" style:font-size-complex="9pt" fo:font-family="Charis SIL" style:font-name-complex="Charis SIL" fo:color="#000000" fo:background-color="transparent"/>
    </style:style>
    <style:style style:name="pronunciationsub" style:family="paragraph" style:parent-style-name="none">
      <style:paragraph-properties fo:background-color="transparent"/>
      <style:text-properties fo:font-size="9pt" style:font-size-complex="9pt" fo:font-family="Charis SIL" style:font-name-complex="Charis SIL" fo:color="#000000" fo:background-color="transparent"/>
    </style:style>
    <style:style style:name="xitem_xitem.pronunciationsub-before" style:family="text" style:parent-style-name="none">
      <style:text-properties fo:font-size="12pt" style:font-size-complex="12pt" fo:font-family="Charis SIL" style:font-name-complex="Charis SIL" fo:color="#000000" fo:background-color="transparent"/>
    </style:style>
    <style:style style:name="pronunciationssub-after" style:family="text" style:parent-style-name="none"/>
    <style:style style:name="pronunciationssub" style:family="paragraph" style:parent-style-name="none"/>
    <style:style style:name="xitem_xitem.pronunciationssub-before" style:family="text" style:parent-style-name="none"/>
    <style:style style:name="relationssub-after" style:family="text" style:parent-style-name="none"/>
    <style:style style:name="relationssub" style:family="paragraph" style:parent-style-name="none"/>
    <style:style style:name="xitem_xitem.relationssub-before" style:family="text" style:parent-style-name="none"/>
    <style:style style:name="semanticdomainssub-after" style:family="text" style:parent-style-name="none">
      <style:text-properties fo:font-size="9pt" style:font-size-complex="9pt" fo:font-family="Charis SIL" style:font-name-complex="Charis SIL" fo:color="#000000"/>
    </style:style>
    <style:style style:name="semanticdomainssub-before" style:family="text" style:parent-style-name="none">
      <style:text-properties fo:font-size="9pt" style:font-size-complex="9pt" fo:font-family="Charis SIL" style:font-name-complex="Charis SIL" fo:color="#000000"/>
    </style:style>
    <style:style style:name="semanticdomainssub" style:family="paragraph" style:parent-style-name="none">
      <style:text-properties fo:font-size="9pt" style:font-size-complex="9pt" fo:font-family="Charis SIL" style:font-name-complex="Charis SIL" fo:color="#000000"/>
    </style:style>
    <style:style style:name="xitem_xitem.semanticdomainssub-before" style:family="text" style:parent-style-name="none">
      <style:text-properties fo:font-size="9pt" style:font-size-complex="9pt" fo:font-family="Charis SIL" style:font-name-complex="Charis SIL" fo:color="#000000"/>
    </style:style>
    <style:style style:name="xitem_xitem.sensecrossrefsub-before" style:family="text" style:parent-style-name="none">
      <style:text-properties fo:font-weight="700" style:font-weight-complex="700" fo:font-size="9pt" style:font-size-complex="9pt" fo:font-family="Charis SIL" style:font-name-complex="Charis SIL" fo:color="#000000" fo:background-color="transparent"/>
    </style:style>
    <style:style style:name="sensecrossrefsub" style:family="paragraph" style:parent-style-name="none">
      <style:paragraph-properties fo:background-color="transparent"/>
      <style:text-properties fo:font-weight="700" style:font-weight-complex="700" fo:font-size="9pt" style:font-size-complex="9pt" fo:font-family="Charis SIL" style:font-name-complex="Charis SIL" fo:color="#000000" fo:background-color="transparent"/>
    </style:style>
    <style:style style:name="sense_sense.sensesminor-before" style:family="text" style:parent-style-name="none">
      <style:text-properties fo:font-weight="400" style:font-weight-complex="400" fo:font-size="9pt" style:font-size-complex="9pt" fo:font-family="Charis SIL" style:font-name-complex="Charis SIL" fo:color="#000000"/>
    </style:style>
    <style:style style:name="sense_sense.sensessub-before" style:family="text" style:parent-style-name="none">
      <style:text-properties fo:font-weight="400" style:font-weight-complex="400" fo:font-size="9pt" style:font-size-complex="9pt" fo:font-family="Charis SIL" style:font-name-complex="Charis SIL" fo:color="#000000"/>
    </style:style>
    <style:style style:name="subentry" style:family="paragraph" style:parent-style-name="none">
      <style:paragraph-properties fo:border-bottom="0.5pt solid #ffffff" fo:border-top="0.5pt solid #ffffff" fo:border-left="0.5pt solid #ffffff" fo:border-right="0.5pt solid #ffffff" fo:padding-bottom="2pt" fo:padding-top="1pt" fo:text-align="left" fo:margin-left="18pt" fo:text-indent="-12pt" fo:background-color="transparent"/>
      <style:text-properties fo:font-size="9pt" style:font-size-complex="9pt" fo:font-family="Charis SIL" style:font-name-complex="Charis SIL" fo:color="#000000" fo:background-color="transparent"/>
    </style:style>
    <style:style style:name="subentrytype-after" style:family="text" style:parent-style-name="none">
      <style:text-properties fo:font-size="9pt" style:font-size-complex="9pt" fo:font-family="Charis SIL" style:font-name-complex="Charis SIL" fo:color="#000000"/>
    </style:style>
    <style:style style:name="subentrytype" style:family="paragraph" style:parent-style-name="none">
      <style:text-properties fo:font-size="9pt" style:font-size-complex="9pt" fo:font-family="Charis SIL" style:font-name-complex="Charis SIL" fo:color="#000000"/>
    </style:style>
    <style:style style:name="translationminor-after" style:family="text" style:parent-style-name="none">
      <style:text-properties fo:font-style="italic" fo:font-size="9pt" style:font-size-complex="9pt" fo:font-family="Charis SIL" style:font-name-complex="Charis SIL" fo:color="#000000"/>
    </style:style>
    <style:style style:name="translationminor" style:family="paragraph" style:parent-style-name="none">
      <style:text-properties fo:font-style="italic" fo:font-size="9pt" style:font-size-complex="9pt" fo:font-family="Charis SIL" style:font-name-complex="Charis SIL" fo:color="#000000"/>
    </style:style>
    <style:style style:name="xitem_xitem.translationminor-before" style:family="text" style:parent-style-name="none">
      <style:text-properties fo:font-style="italic" fo:font-size="9pt" style:font-size-complex="9pt" fo:font-family="Charis SIL" style:font-name-complex="Charis SIL" fo:color="#000000"/>
    </style:style>
    <style:style style:name="translationsub-after" style:family="text" style:parent-style-name="none">
      <style:text-properties fo:font-style="italic" fo:font-size="9pt" style:font-size-complex="9pt" fo:font-family="Charis SIL" style:font-name-complex="Charis SIL" fo:color="#000000"/>
    </style:style>
    <style:style style:name="translationsub" style:family="paragraph" style:parent-style-name="none">
      <style:text-properties fo:font-style="italic" fo:font-size="9pt" style:font-size-complex="9pt" fo:font-family="Charis SIL" style:font-name-complex="Charis SIL" fo:color="#000000"/>
    </style:style>
    <style:style style:name="xitem_xitem.translationsub-before" style:family="text" style:parent-style-name="none">
      <style:text-properties fo:font-style="italic" fo:font-size="9pt" style:font-size-complex="9pt" fo:font-family="Charis SIL" style:font-name-complex="Charis SIL" fo:color="#000000"/>
    </style:style>
    <style:style style:name="translationsminor" style:family="paragraph" style:parent-style-name="none"/>
    <style:style style:name="translationssub" style:family="paragraph" style:parent-style-name="none"/>
    <style:style style:name="CmPossibilitypublishDomainTypeForReversalAbbreviationPub" style:family="paragraph" style:parent-style-name="none">
      <style:text-properties fo:font-size="9pt" style:font-size-complex="9pt" fo:font-family="Charis SIL" style:font-name-complex="Charis SIL" fo:color="#000000"/>
    </style:style>
    <style:style style:name="CmPossibilitypublishDomainTypeForReversalNamePub" style:family="paragraph" style:parent-style-name="none">
      <style:text-properties fo:font-size="9pt" style:font-size-complex="9pt" fo:font-family="Charis SIL" style:font-name-complex="Charis SIL" fo:color="#000000"/>
    </style:style>
    <style:style style:name="CmPossibilitypublishSenseTypeForReversalAbbreviationPub" style:family="paragraph" style:parent-style-name="none">
      <style:text-properties fo:font-size="9pt" style:font-size-complex="9pt" fo:font-family="Charis SIL" style:font-name-complex="Charis SIL" fo:color="#000000"/>
    </style:style>
    <style:style style:name="CmPossibilitypublishUsageTypeForReversalAbbreviationPub" style:family="paragraph" style:parent-style-name="none">
      <style:text-properties fo:font-size="9pt" style:font-size-complex="9pt" fo:font-family="Charis SIL" style:font-name-complex="Charis SIL" fo:color="#000000"/>
    </style:style>
    <style:style style:name="CmSemanticDomainpublishSemDomForReversalAbbreviationPub" style:family="paragraph" style:parent-style-name="none">
      <style:text-properties fo:font-size="9pt" style:font-size-complex="9pt" fo:font-family="Charis SIL" style:font-name-complex="Charis SIL" fo:color="#000000"/>
    </style:style>
    <style:style style:name="CmSemanticDomainpublishSemDomForReversalNamePub" style:family="paragraph" style:parent-style-name="none">
      <style:text-properties fo:font-size="9pt" style:font-size-complex="9pt" fo:font-family="Charis SIL" style:font-name-complex="Charis SIL" fo:color="#000000"/>
    </style:style>
    <style:style style:name="complexform" style:family="paragraph" style:parent-style-name="none">
      <style:text-properties fo:font-size="9pt" style:font-size-complex="9pt" fo:font-family="Charis SIL" style:font-name-complex="Charis SIL" fo:color="#000000"/>
    </style:style>
    <style:style style:name="complexformentrytype" style:family="paragraph" style:parent-style-name="none">
      <style:text-properties fo:font-size="9pt" style:font-size-complex="9pt" fo:font-family="Charis SIL" style:font-name-complex="Charis SIL" fo:color="#000000"/>
    </style:style>
    <style:style style:name="complexformsummarydef" style:family="paragraph" style:parent-style-name="none">
      <style:text-properties fo:font-size="9pt" style:font-size-complex="9pt" fo:font-family="Charis SIL" style:font-name-complex="Charis SIL" fo:color="#000000"/>
    </style:style>
    <style:style style:name="crossrefheadword" style:family="paragraph" style:parent-style-name="none">
      <style:text-properties fo:font-size="9pt" style:font-size-complex="9pt" fo:font-family="Charis SIL" style:font-name-complex="Charis SIL" fo:color="#000000"/>
    </style:style>
    <style:style style:name="crossreftypeabbr" style:family="paragraph" style:parent-style-name="none">
      <style:text-properties fo:font-size="9pt" style:font-size-complex="9pt" fo:font-family="Charis SIL" style:font-name-complex="Charis SIL" fo:color="#000000"/>
    </style:style>
    <style:style style:name="domaintypeabbr" style:family="paragraph" style:parent-style-name="none">
      <style:text-properties fo:font-size="9pt" style:font-size-complex="9pt" fo:font-family="Charis SIL" style:font-name-complex="Charis SIL" fo:color="#000000"/>
    </style:style>
    <style:style style:name="domaintypename" style:family="paragraph" style:parent-style-name="none">
      <style:text-properties fo:font-size="9pt" style:font-size-complex="9pt" fo:font-family="Charis SIL" style:font-name-complex="Charis SIL" fo:color="#000000"/>
    </style:style>
    <style:style style:name="encyclopedicinfo" style:family="paragraph" style:parent-style-name="none">
      <style:text-properties fo:font-size="9pt" style:font-size-complex="9pt" fo:font-family="Charis SIL" style:font-name-complex="Charis SIL" fo:color="#000000"/>
    </style:style>
    <style:style style:name="entryrefsummary" style:family="paragraph" style:parent-style-name="none">
      <style:text-properties fo:font-size="9pt" style:font-size-complex="9pt" fo:font-family="Charis SIL" style:font-name-complex="Charis SIL" fo:color="#000000"/>
    </style:style>
    <style:style style:name="entryrefsummaryminor" style:family="paragraph" style:parent-style-name="none">
      <style:text-properties fo:font-size="9pt" style:font-size-complex="9pt" fo:font-family="Charis SIL" style:font-name-complex="Charis SIL" fo:color="#000000"/>
    </style:style>
    <style:style style:name="etymology" style:family="paragraph" style:parent-style-name="none">
      <style:text-properties fo:font-size="9pt" style:font-size-complex="9pt" fo:font-family="Charis SIL" style:font-name-complex="Charis SIL" fo:color="#000000"/>
    </style:style>
    <style:style style:name="etymologycomment" style:family="paragraph" style:parent-style-name="none">
      <style:text-properties fo:font-size="9pt" style:font-size-complex="9pt" fo:font-family="Charis SIL" style:font-name-complex="Charis SIL" fo:color="#000000"/>
    </style:style>
    <style:style style:name="etymologyform" style:family="paragraph" style:parent-style-name="none">
      <style:text-properties fo:font-size="9pt" style:font-size-complex="9pt" fo:font-family="Charis SIL" style:font-name-complex="Charis SIL" fo:color="#000000"/>
    </style:style>
    <style:style style:name="etymologygloss" style:family="paragraph" style:parent-style-name="none">
      <style:text-properties fo:font-size="9pt" style:font-size-complex="9pt" fo:font-family="Charis SIL" style:font-name-complex="Charis SIL" fo:color="#000000"/>
    </style:style>
    <style:style style:name="LexEntrypublishStemMinorPrimaryTargetSummaryDefinitionPub" style:family="paragraph" style:parent-style-name="none">
      <style:text-properties fo:font-size="9pt" style:font-size-complex="9pt" fo:font-family="Charis SIL" style:font-name-complex="Charis SIL" fo:color="#000000"/>
    </style:style>
    <style:style style:name="LexEntryTypepublishAbbreviationForReversalAbbreviationPub" style:family="paragraph" style:parent-style-name="none">
      <style:text-properties fo:font-size="9pt" style:font-size-complex="9pt" fo:font-family="Charis SIL" style:font-name-complex="Charis SIL" fo:color="#000000"/>
    </style:style>
    <style:style style:name="LexEntryTypepublishStemVariantTypeReverseAbbrPub" style:family="paragraph" style:parent-style-name="none">
      <style:text-properties fo:font-size="9pt" style:font-size-complex="9pt" fo:font-family="Charis SIL" style:font-name-complex="Charis SIL" fo:color="#000000"/>
    </style:style>
    <style:style style:name="lexref" style:family="paragraph" style:parent-style-name="none">
      <style:text-properties fo:font-size="9pt" style:font-size-complex="9pt" fo:font-family="Charis SIL" style:font-name-complex="Charis SIL" fo:color="#000000"/>
    </style:style>
    <style:style style:name="lexreftypeabbr" style:family="paragraph" style:parent-style-name="none">
      <style:text-properties fo:font-size="9pt" style:font-size-complex="9pt" fo:font-family="Charis SIL" style:font-name-complex="Charis SIL" fo:color="#000000"/>
    </style:style>
    <style:style style:name="pronunciationform" style:family="paragraph" style:parent-style-name="none">
      <style:text-properties fo:font-size="9pt" style:font-size-complex="9pt" fo:font-family="Charis SIL" style:font-name-complex="Charis SIL" fo:color="#000000"/>
    </style:style>
    <style:style style:name="reversalform" style:family="paragraph" style:parent-style-name="none">
      <style:text-properties fo:font-size="9pt" style:font-size-complex="9pt" fo:font-family="Charis SIL" style:font-name-complex="Charis SIL" fo:color="#000000"/>
    </style:style>
    <style:style style:name="sensecrossrefheadword" style:family="paragraph" style:parent-style-name="none">
      <style:text-properties fo:font-size="9pt" style:font-size-complex="9pt" fo:font-family="Charis SIL" style:font-name-complex="Charis SIL" fo:color="#000000"/>
    </style:style>
    <style:style style:name="sensetype" style:family="paragraph" style:parent-style-name="none">
      <style:text-properties fo:font-size="9pt" style:font-size-complex="9pt" fo:font-family="Charis SIL" style:font-name-complex="Charis SIL" fo:color="#000000"/>
    </style:style>
    <style:style style:name="sensetypeabbr" style:family="paragraph" style:parent-style-name="none">
      <style:text-properties fo:font-size="9pt" style:font-size-complex="9pt" fo:font-family="Charis SIL" style:font-name-complex="Charis SIL" fo:color="#000000"/>
    </style:style>
    <style:style style:name="slot" style:family="paragraph" style:parent-style-name="none">
      <style:text-properties fo:font-size="9pt" style:font-size-complex="9pt" fo:font-family="Charis SIL" style:font-name-complex="Charis SIL" fo:color="#000000"/>
    </style:style>
    <style:style style:name="summarydefminor" style:family="paragraph" style:parent-style-name="none">
      <style:text-properties fo:font-size="9pt" style:font-size-complex="9pt" fo:font-family="Charis SIL" style:font-name-complex="Charis SIL" fo:color="#000000"/>
    </style:style>
    <style:style style:name="usagetypeabbr" style:family="paragraph" style:parent-style-name="none">
      <style:text-properties fo:font-size="9pt" style:font-size-complex="9pt" fo:font-family="Charis SIL" style:font-name-complex="Charis SIL" fo:color="#000000"/>
    </style:style>
    <style:style style:name="variantheadword" style:family="paragraph" style:parent-style-name="none">
      <style:text-properties fo:font-size="9pt" style:font-size-complex="9pt" fo:font-family="Charis SIL" style:font-name-complex="Charis SIL" fo:color="#000000"/>
    </style:style>
    <style:style style:name="variantsummary" style:family="paragraph" style:parent-style-name="none">
      <style:text-properties fo:font-size="9pt" style:font-size-complex="9pt" fo:font-family="Charis SIL" style:font-name-complex="Charis SIL" fo:color="#000000"/>
    </style:style>
    <style:style style:name="variantref" style:family="paragraph" style:parent-style-name="none">
      <style:text-properties fo:font-size="9pt" style:font-size-complex="9pt" fo:font-family="Charis SIL" style:font-name-complex="Charis SIL" fo:color="#000000"/>
    </style:style>
    <style:style style:name="xitem_xitem.crossreftype-before" style:family="text" style:parent-style-name="none">
      <style:text-properties fo:font-size="9pt" style:font-size-complex="9pt" fo:font-family="Charis SIL" style:font-name-complex="Charis SIL" fo:color="#000000" fo:font-style="italic" fo:font-weight="700" style:font-weight-complex="700" fo:background-color="transparent"/>
    </style:style>
    <style:style style:name="LexEntryRefpublishRootSubEntryTypeRootSubEntryType" style:family="paragraph" style:parent-style-name="none">
      <style:text-properties fo:font-size="9pt" style:font-size-complex="9pt" fo:font-family="Charis SIL" style:font-name-complex="Charis SIL" fo:color="#000000"/>
    </style:style>
    <style:style style:name="LexEntryTypepublishRootMinorEntryTypeAbbreviationPub" style:family="paragraph" style:parent-style-name="none">
      <style:text-properties fo:font-size="9pt" style:font-size-complex="9pt" fo:font-family="Charis SIL" style:font-name-complex="Charis SIL" fo:color="#000000"/>
    </style:style>
    <style:style style:name="semanticdomainabbrsub" style:family="paragraph" style:parent-style-name="none">
      <style:text-properties fo:font-size="9pt" style:font-size-complex="9pt" fo:font-family="Charis SIL" style:font-name-complex="Charis SIL" fo:color="#000000"/>
    </style:style>
    <style:style style:name="semanticdomainnamesub" style:family="paragraph" style:parent-style-name="none">
      <style:text-properties fo:font-size="9pt" style:font-size-complex="9pt" fo:font-family="Charis SIL" style:font-name-complex="Charis SIL" fo:color="#000000"/>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125in" style:type="center"/>
          <style:tab-stop style:position="4.2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125in" style:type="center"/>
          <style:tab-stop style:position="4.2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2"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3"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4"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5"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6"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
    </style:style>
    <style:style style:name="FooterPageRight" style:family="text">
      <style:text-properties content=""/>
    </style:style>
    <style:style style:name="AllHeaderPageLeft" style:family="text">
      <style:text-properties content="string,(,guideword,first,)" style:writing-mode="lr-tb" fo:font-family="Charis SIL" fo:font-weight="700" fo:font-size="12pt" fo:margin-top="1em"/>
    </style:style>
    <style:style style:name="AllHeaderPageNumber" style:family="text">
      <style:text-properties content="counter,(,page,)" fo:margin-top="1em"/>
    </style:style>
    <style:style style:name="AllHeaderPageRight" style:family="text">
      <style:text-properties content="string,(,guideword,last,)" style:writing-mode="lr-tb" fo:font-family="Charis SIL" fo:font-weight="700" fo:font-size="12pt" fo:margin-top="1em"/>
    </style:style>
    <style:style style:name="AllFooterPageLeft" style:family="text">
      <style:text-properties/>
    </style:style>
    <style:style style:name="AllFooterPageNumber" style:family="text">
      <style:text-properties/>
    </style:style>
    <style:style style:name="AllFooterPageRight" style:family="text">
      <style:text-properties/>
    </style:style>
    <style:page-layout style:name="pm1" style:page-usage="mirrored">
      <style:page-layout-properties fo:page-width="5.25in" fo:page-height="8.25in" style:num-format="1" style:print-orientation="portrait" fo:margin-top=".5in" fo:margin-right=".5in" fo:margin-bottom=".5in" fo:margin-left=".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5.25in" fo:page-height="8.25in" style:num-format="1" style:print-orientation="portrait" fo:margin-top=".5in" fo:margin-right=".5in" fo:margin-bottom=".5in" fo:margin-left=".5in"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25in" fo:page-height="8.25in" style:num-format="1" style:print-orientation="portrait" fo:margin-top=".5in" fo:margin-right=".5in" fo:margin-bottom=".5in" fo:margin-left=".5in"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page-number text:select-page="current">4</text:page-number>
          </text:span>
          <text:tab/>
          <text:span text:style-name="AllHeaderPageNumber"/>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tab/>
          <text:span text:style-name="AllHeaderPageRight">
            <text:page-number text:select-page="current">4</text:page-number>
          </text:span>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5-05T12:29:29</meta:creation-date>
    <dc:creator>karthik</dc:creator>
    <dc:date>2010-05-05T12:29:29</dc:date>
    <meta:editing-cycles>1</meta:editing-cycles>
    <meta:editing-duration>PT2M27S</meta:editing-duration>
    <meta:AssemblyVersion Assembly-Version="OpenOfficeConvert 0.5.8.2032"/>
    <meta:Created-By Created-By="ReSharper 4.1.933.3"/>
    <meta:user-defined meta:name="Assembly-Version">OpenOfficeConvert 0.5.8.2032</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string(guidewordfirst)counter(page)string(guidewordlast)"
Const AutoMacro = "True"
'Constant ReferenceFormat for User Desire
Const ReferenceFormat = ""
Const AutoMacro = "false"
'Constant ReferenceFormat for User Desire
Const ReferenceFormat = "string(guidewordfirst)counter(page)string(guidewordlast)"
'Changed For TD-1141(PrintVia Extra processing)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The main procedure to show the First and Last Guide words on Header
Sub SetGuides()
On Error GoTo MyError:

	Dim PageCount as Integer

	mytime = now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msgbox keep
	''msgbox mytime &amp; chr(10) &amp; now
Exit Sub
MyError:
	Msgbox "Sorry! Could not update the Guide Words." , 0 + 64,  "Update Guide Words"
End Sub  

'This procedure set the dialgue to correct Update Guide Words 
Sub StartDontForget
	'Msgbox "Please NOTE: Use the Update Guide Words menu item or tool bar item to correct the guide words before printing." , 0 + 64,  "Guide Word Reminder"
	If LCase(AutoMacro) = "true" Then
		SetGuides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SetGuides
		End I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Loop While oVC.jumpToNextPage 	 
End Sub

'This procedure gets the last paragraph of every page
Sub GetLastParagraph 
	ThisComponent.currentController.getViewCursor().jumpToPage(2)
oDoc = ThisComponent 
oVC = oDoc.CurrentController.getViewCursor 
oVC.gotoStart(false) 
Do 
	page = oVC.getPage
	oVC.jumpToEndOfPage 
	Last = oDoc.Text.createTextCursorByRange(oVC) 
	Last.gotoStartOfParagraph(false)
	Last.gotoEndOfParagraph(true) 
	LastParagraph(page) = Last.String
Loop While oVC.jumpToNextPage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ThisComponent.currentController.getViewCursor().jumpToPage(2)

oDoc = ThisComponent 
oVC = oDoc.CurrentController.getViewCursor 
oVC.gotoStart(false) 
Do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InsertHiddenParagraph(HiddenParagraph)
	'keep = "Insert" &amp; chr(10) &amp; mytime &amp; chr(10) &amp; now
	'msgbox keep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